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solid" draw:fill-color="#ff7f0e" loext:decorative="false"/>
    </style:style>
    <style:style style:name="gr10" style:family="graphic" style:parent-style-name="standard">
      <style:graphic-properties draw:stroke="solid" svg:stroke-width="0.035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solid" svg:stroke-width="0.035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7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solid" svg:stroke-width="0.017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19" style:family="graphic" style:parent-style-name="standard">
      <style:graphic-properties draw:stroke="none" draw:fill="solid" draw:fill-color="#1f77b4" loext:decorative="false"/>
    </style:style>
    <style:style style:name="gr20" style:family="graphic" style:parent-style-name="standard">
      <style:graphic-properties draw:stroke="solid" svg:stroke-width="0.035cm" svg:stroke-color="#303030" draw:stroke-linejoin="miter" svg:stroke-linecap="butt" draw:fill="solid" draw:fill-color="#692c75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solid" svg:stroke-width="0.035cm" svg:stroke-color="#303030" draw:stroke-linejoin="round" svg:stroke-linecap="butt" draw:fill="none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solid" svg:stroke-width="0.035cm" svg:stroke-color="#303030" draw:stroke-linejoin="round" svg:stroke-linecap="square" draw:fill="none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35cm" svg:stroke-color="#303030" svg:stroke-opacity="0%" draw:stroke-linejoin="round" svg:stroke-linecap="butt" draw:fill="non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solid" svg:stroke-width="0.035cm" svg:stroke-color="#303030" draw:stroke-linejoin="miter" svg:stroke-linecap="butt" draw:fill="solid" draw:fill-color="#de7270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none" draw:fill="solid" draw:fill-color="#f2f2f2" draw:opacity="50%" loext:decorative="false"/>
    </style:style>
    <style:style style:name="gr26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none" draw:fill="solid" draw:fill-color="#e5e5e5" draw:opacity="50%" loext:decorative="false"/>
    </style:style>
    <style:style style:name="gr28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29" style:family="graphic" style:parent-style-name="standard">
      <style:graphic-properties draw:stroke="none" draw:fill="solid" draw:fill-color="#ececec" draw:opacity="50%" loext:decorative="false"/>
    </style:style>
    <style:style style:name="gr30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1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32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f77b4" draw:opacity="90%" fo:padding-top="0.017cm" fo:padding-bottom="0.017cm" fo:padding-left="0.017cm" fo:padding-right="0.017cm" loext:decorative="false"/>
    </style:style>
    <style:style style:name="gr35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7becf" draw:opacity="90%" fo:padding-top="0.017cm" fo:padding-bottom="0.017cm" fo:padding-left="0.017cm" fo:padding-right="0.017cm" loext:decorative="false"/>
    </style:style>
    <style:style style:name="gr36" style:family="graphic" style:parent-style-name="standard">
      <style:graphic-properties draw:stroke="none" draw:fill="solid" draw:fill-color="#1f77b4" draw:opacity="90%" loext:decorative="false"/>
    </style:style>
    <style:style style:name="gr37" style:family="graphic" style:parent-style-name="standard">
      <style:graphic-properties draw:stroke="solid" svg:stroke-width="0.035cm" svg:stroke-color="#000000" svg:stroke-opacity="90%" draw:stroke-linejoin="round" svg:stroke-linecap="butt" draw:fill="none" fo:padding-top="0.017cm" fo:padding-bottom="0.017cm" fo:padding-left="0.017cm" fo:padding-right="0.017cm" loext:decorative="false"/>
    </style:style>
    <style:style style:name="gr38" style:family="graphic" style:parent-style-name="standard">
      <style:graphic-properties draw:stroke="none" draw:fill="solid" draw:fill-color="#17becf" draw:opacity="90%" loext:decorative="false"/>
    </style:style>
    <style:style style:name="gr39" style:family="graphic" style:parent-style-name="standard">
      <style:graphic-properties draw:stroke="none" draw:fill="solid" draw:fill-color="#ff7f0e" draw:opacity="90%" loext:decorative="false"/>
    </style:style>
    <style:style style:name="gr40" style:family="graphic" style:parent-style-name="standard">
      <style:graphic-properties draw:stroke="none" draw:fill="solid" draw:fill-color="#2ca02c" draw:opacity="90%" loext:decorative="false"/>
    </style:style>
    <style:style style:name="gr41" style:family="graphic" style:parent-style-name="standard">
      <style:graphic-properties draw:stroke="none" draw:fill="solid" draw:fill-color="#d62728" draw:opacity="90%" loext:decorative="false"/>
    </style:style>
    <style:style style:name="gr42" style:family="graphic" style:parent-style-name="standard">
      <style:graphic-properties draw:stroke="none" draw:fill="solid" draw:fill-color="#9467bd" draw:opacity="90%" loext:decorative="false"/>
    </style:style>
    <style:style style:name="gr43" style:family="graphic" style:parent-style-name="standard">
      <style:graphic-properties draw:stroke="none" draw:fill="solid" draw:fill-color="#8c564b" draw:opacity="90%" loext:decorative="false"/>
    </style:style>
    <style:style style:name="gr44" style:family="graphic" style:parent-style-name="standard">
      <style:graphic-properties draw:stroke="none" draw:fill="solid" draw:fill-color="#e377c2" draw:opacity="90%" loext:decorative="false"/>
    </style:style>
    <style:style style:name="gr45" style:family="graphic" style:parent-style-name="standard">
      <style:graphic-properties draw:stroke="none" draw:fill="solid" draw:fill-color="#7f7f7f" draw:opacity="90%" loext:decorative="false"/>
    </style:style>
    <style:style style:name="gr46" style:family="graphic" style:parent-style-name="standard">
      <style:graphic-properties draw:stroke="none" draw:fill="solid" draw:fill-color="#bcbd22" draw:opacity="90%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1f77b4"/>
    </style:style>
    <style:style style:name="P7" style:family="paragraph">
      <loext:graphic-properties draw:fill="solid" draw:fill-color="#ff7f0e"/>
    </style:style>
    <style:style style:name="P8" style:family="paragraph">
      <loext:graphic-properties draw:fill="solid" draw:fill-color="#2ca02c"/>
    </style:style>
    <style:style style:name="P9" style:family="paragraph">
      <loext:graphic-properties draw:fill="solid" draw:fill-color="#ffffff" draw:opacity="80%"/>
    </style:style>
    <style:style style:name="P10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solid" draw:fill-color="#692c75"/>
    </style:style>
    <style:style style:name="P13" style:family="paragraph">
      <loext:graphic-properties draw:fill="solid" draw:fill-color="#de7270"/>
    </style:style>
    <style:style style:name="P14" style:family="paragraph">
      <loext:graphic-properties draw:fill="solid" draw:fill-color="#f2f2f2" draw:opacity="50%"/>
    </style:style>
    <style:style style:name="P15" style:family="paragraph">
      <loext:graphic-properties draw:fill="solid" draw:fill-color="#e5e5e5" draw:opacity="50%"/>
    </style:style>
    <style:style style:name="P16" style:family="paragraph">
      <loext:graphic-properties draw:fill="solid" draw:fill-color="#ececec" draw:opacity="50%"/>
    </style:style>
    <style:style style:name="P17" style:family="paragraph">
      <loext:graphic-properties draw:fill="none"/>
      <style:text-properties fo:font-size="6pt" style:font-size-asian="6pt" style:font-size-complex="6pt"/>
    </style:style>
    <style:style style:name="P18" style:family="paragraph">
      <loext:graphic-properties draw:fill="solid" draw:fill-color="#1f77b4" draw:opacity="90%"/>
    </style:style>
    <style:style style:name="P19" style:family="paragraph">
      <loext:graphic-properties draw:fill="solid" draw:fill-color="#17becf" draw:opacity="90%"/>
    </style:style>
    <style:style style:name="P20" style:family="paragraph">
      <loext:graphic-properties draw:fill="solid" draw:fill-color="#ff7f0e" draw:opacity="90%"/>
    </style:style>
    <style:style style:name="P21" style:family="paragraph">
      <loext:graphic-properties draw:fill="solid" draw:fill-color="#2ca02c" draw:opacity="90%"/>
    </style:style>
    <style:style style:name="P22" style:family="paragraph">
      <loext:graphic-properties draw:fill="solid" draw:fill-color="#d62728" draw:opacity="90%"/>
    </style:style>
    <style:style style:name="P23" style:family="paragraph">
      <loext:graphic-properties draw:fill="solid" draw:fill-color="#9467bd" draw:opacity="90%"/>
    </style:style>
    <style:style style:name="P24" style:family="paragraph">
      <loext:graphic-properties draw:fill="solid" draw:fill-color="#8c564b" draw:opacity="90%"/>
    </style:style>
    <style:style style:name="P25" style:family="paragraph">
      <loext:graphic-properties draw:fill="solid" draw:fill-color="#e377c2" draw:opacity="90%"/>
    </style:style>
    <style:style style:name="P26" style:family="paragraph">
      <loext:graphic-properties draw:fill="solid" draw:fill-color="#7f7f7f" draw:opacity="90%"/>
    </style:style>
    <style:style style:name="P27" style:family="paragraph">
      <loext:graphic-properties draw:fill="solid" draw:fill-color="#bcbd22" draw:opacity="90%"/>
    </style:style>
    <style:style style:name="P28" style:family="paragraph">
      <loext:graphic-properties draw:fill="none"/>
      <style:text-properties fo:font-size="13pt" style:font-size-asian="13pt" style:font-size-complex="13pt"/>
    </style:style>
    <style:style style:name="P2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style:style style:name="T2" style:family="text">
      <style:text-properties fo:color="#000000" loext:opacity="100%" style:font-name="DejaVuSans" fo:font-size="13pt" fo:font-weight="bold" style:font-name-asian="DejaVuSans" style:font-size-asian="13pt" style:font-weight-asian="bold" style:font-name-complex="DejaVuSans" style:font-size-complex="13pt" style:font-weight-complex="bold"/>
    </style:style>
    <style:style style:name="T3" style:family="text">
      <style:text-properties fo:color="#000000" loext:opacity="100%" style:font-name="DejaVuSans" fo:font-size="6pt" fo:font-weight="normal" style:font-name-asian="DejaVuSans" style:font-size-asian="6pt" style:font-weight-asian="normal" style:font-name-complex="DejaVuSans" style:font-size-complex="6pt" style:font-weight-complex="normal"/>
    </style:style>
    <style:style style:name="T4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1.755cm" svg:height="10.271cm" svg:x="1.794cm" svg:y="0.948cm" svg:viewBox="0 0 11756 10272" draw:points="0,10272 11756,10272 11756,0 0,0">
          <text:p/>
        </draw:polygon>
        <draw:line draw:style-name="gr2" draw:text-style-name="P2" draw:layer="layout" svg:x1="2.328cm" svg:y1="11.219cm" svg:x2="2.328cm" svg:y2="0.948cm">
          <text:p/>
        </draw:line>
        <draw:polygon draw:style-name="gr3" draw:text-style-name="P3" draw:layer="layout" svg:width="0cm" svg:height="0.123cm" svg:x="2.328cm" svg:y="11.219cm" svg:viewBox="0 0 0 124" draw:points="0,0 0,124">
          <text:p/>
        </draw:polygon>
        <draw:line draw:style-name="gr4" draw:text-style-name="P2" draw:layer="layout" svg:x1="2.328cm" svg:y1="11.219cm" svg:x2="2.328cm" svg:y2="11.343cm">
          <text:p/>
        </draw:line>
        <draw:line draw:style-name="gr2" draw:text-style-name="P2" draw:layer="layout" svg:x1="4.109cm" svg:y1="11.219cm" svg:x2="4.109cm" svg:y2="0.948cm">
          <text:p/>
        </draw:line>
        <draw:polygon draw:style-name="gr3" draw:text-style-name="P3" draw:layer="layout" svg:width="0cm" svg:height="0.123cm" svg:x="4.109cm" svg:y="11.219cm" svg:viewBox="0 0 0 124" draw:points="0,0 0,124">
          <text:p/>
        </draw:polygon>
        <draw:line draw:style-name="gr4" draw:text-style-name="P2" draw:layer="layout" svg:x1="4.109cm" svg:y1="11.219cm" svg:x2="4.109cm" svg:y2="11.343cm">
          <text:p/>
        </draw:line>
        <draw:frame draw:style-name="gr5" draw:text-style-name="P5" draw:layer="layout" svg:width="0.352cm" svg:height="0.412cm" svg:x="2.217cm" svg:y="11.407cm">
          <draw:text-box>
            <text:p text:style-name="P4"><text:span text:style-name="T1">2</text:span></text:p>
          </draw:text-box>
        </draw:frame>
        <draw:line draw:style-name="gr2" draw:text-style-name="P2" draw:layer="layout" svg:x1="5.89cm" svg:y1="11.219cm" svg:x2="5.89cm" svg:y2="0.948cm">
          <text:p/>
        </draw:line>
        <draw:polygon draw:style-name="gr3" draw:text-style-name="P3" draw:layer="layout" svg:width="0cm" svg:height="0.123cm" svg:x="5.89cm" svg:y="11.219cm" svg:viewBox="0 0 0 124" draw:points="0,0 0,124">
          <text:p/>
        </draw:polygon>
        <draw:line draw:style-name="gr4" draw:text-style-name="P2" draw:layer="layout" svg:x1="5.89cm" svg:y1="11.219cm" svg:x2="5.89cm" svg:y2="11.343cm">
          <text:p/>
        </draw:line>
        <draw:frame draw:style-name="gr5" draw:text-style-name="P5" draw:layer="layout" svg:width="0.352cm" svg:height="0.412cm" svg:x="3.998cm" svg:y="11.407cm">
          <draw:text-box>
            <text:p text:style-name="P4"><text:span text:style-name="T1">4</text:span></text:p>
          </draw:text-box>
        </draw:frame>
        <draw:line draw:style-name="gr2" draw:text-style-name="P2" draw:layer="layout" svg:x1="7.671cm" svg:y1="11.219cm" svg:x2="7.671cm" svg:y2="0.948cm">
          <text:p/>
        </draw:line>
        <draw:polygon draw:style-name="gr3" draw:text-style-name="P3" draw:layer="layout" svg:width="0cm" svg:height="0.123cm" svg:x="7.671cm" svg:y="11.219cm" svg:viewBox="0 0 0 124" draw:points="0,0 0,124">
          <text:p/>
        </draw:polygon>
        <draw:line draw:style-name="gr4" draw:text-style-name="P2" draw:layer="layout" svg:x1="7.671cm" svg:y1="11.219cm" svg:x2="7.671cm" svg:y2="11.343cm">
          <text:p/>
        </draw:line>
        <draw:frame draw:style-name="gr5" draw:text-style-name="P5" draw:layer="layout" svg:width="0.352cm" svg:height="0.412cm" svg:x="5.779cm" svg:y="11.407cm">
          <draw:text-box>
            <text:p text:style-name="P4"><text:span text:style-name="T1">6</text:span></text:p>
          </draw:text-box>
        </draw:frame>
        <draw:line draw:style-name="gr2" draw:text-style-name="P2" draw:layer="layout" svg:x1="9.453cm" svg:y1="11.219cm" svg:x2="9.453cm" svg:y2="0.948cm">
          <text:p/>
        </draw:line>
        <draw:polygon draw:style-name="gr3" draw:text-style-name="P3" draw:layer="layout" svg:width="0cm" svg:height="0.123cm" svg:x="9.453cm" svg:y="11.219cm" svg:viewBox="0 0 0 124" draw:points="0,0 0,124">
          <text:p/>
        </draw:polygon>
        <draw:line draw:style-name="gr4" draw:text-style-name="P2" draw:layer="layout" svg:x1="9.453cm" svg:y1="11.219cm" svg:x2="9.453cm" svg:y2="11.343cm">
          <text:p/>
        </draw:line>
        <draw:frame draw:style-name="gr5" draw:text-style-name="P5" draw:layer="layout" svg:width="0.352cm" svg:height="0.412cm" svg:x="7.56cm" svg:y="11.407cm">
          <draw:text-box>
            <text:p text:style-name="P4"><text:span text:style-name="T1">8</text:span></text:p>
          </draw:text-box>
        </draw:frame>
        <draw:line draw:style-name="gr2" draw:text-style-name="P2" draw:layer="layout" svg:x1="11.234cm" svg:y1="11.219cm" svg:x2="11.234cm" svg:y2="0.948cm">
          <text:p/>
        </draw:line>
        <draw:polygon draw:style-name="gr3" draw:text-style-name="P3" draw:layer="layout" svg:width="0cm" svg:height="0.123cm" svg:x="11.234cm" svg:y="11.219cm" svg:viewBox="0 0 0 124" draw:points="0,0 0,124">
          <text:p/>
        </draw:polygon>
        <draw:line draw:style-name="gr4" draw:text-style-name="P2" draw:layer="layout" svg:x1="11.234cm" svg:y1="11.219cm" svg:x2="11.234cm" svg:y2="11.343cm">
          <text:p/>
        </draw:line>
        <draw:frame draw:style-name="gr5" draw:text-style-name="P5" draw:layer="layout" svg:width="0.447cm" svg:height="0.412cm" svg:x="9.229cm" svg:y="11.407cm">
          <draw:text-box>
            <text:p text:style-name="P4"><text:span text:style-name="T1">10</text:span></text:p>
          </draw:text-box>
        </draw:frame>
        <draw:line draw:style-name="gr2" draw:text-style-name="P2" draw:layer="layout" svg:x1="13.015cm" svg:y1="11.219cm" svg:x2="13.015cm" svg:y2="0.948cm">
          <text:p/>
        </draw:line>
        <draw:polygon draw:style-name="gr3" draw:text-style-name="P3" draw:layer="layout" svg:width="0cm" svg:height="0.123cm" svg:x="13.015cm" svg:y="11.219cm" svg:viewBox="0 0 0 124" draw:points="0,0 0,124">
          <text:p/>
        </draw:polygon>
        <draw:line draw:style-name="gr4" draw:text-style-name="P2" draw:layer="layout" svg:x1="13.015cm" svg:y1="11.219cm" svg:x2="13.015cm" svg:y2="11.343cm">
          <text:p/>
        </draw:line>
        <draw:frame draw:style-name="gr5" draw:text-style-name="P5" draw:layer="layout" svg:width="0.447cm" svg:height="0.412cm" svg:x="11.01cm" svg:y="11.407cm">
          <draw:text-box>
            <text:p text:style-name="P4"><text:span text:style-name="T1">12</text:span></text:p>
          </draw:text-box>
        </draw:frame>
        <draw:frame draw:style-name="gr5" draw:text-style-name="P5" draw:layer="layout" svg:width="0.447cm" svg:height="0.412cm" svg:x="12.791cm" svg:y="11.407cm">
          <draw:text-box>
            <text:p text:style-name="P4"><text:span text:style-name="T1">14</text:span></text:p>
          </draw:text-box>
        </draw:frame>
        <draw:line draw:style-name="gr2" draw:text-style-name="P2" draw:layer="layout" svg:x1="1.794cm" svg:y1="10.759cm" svg:x2="13.549cm" svg:y2="10.759cm">
          <text:p/>
        </draw:line>
        <draw:polygon draw:style-name="gr3" draw:text-style-name="P3" draw:layer="layout" svg:width="0.122cm" svg:height="0cm" svg:x="1.671cm" svg:y="10.759cm" svg:viewBox="0 0 123 0" draw:points="123,0 0,0">
          <text:p/>
        </draw:polygon>
        <draw:line draw:style-name="gr4" draw:text-style-name="P2" draw:layer="layout" svg:x1="1.794cm" svg:y1="10.759cm" svg:x2="1.671cm" svg:y2="10.759cm">
          <text:p/>
        </draw:line>
        <draw:frame draw:style-name="gr5" draw:text-style-name="P5" draw:layer="layout" svg:width="3.406cm" svg:height="0.412cm" svg:x="5.962cm" svg:y="11.89cm">
          <draw:text-box>
            <text:p text:style-name="P4"><text:span text:style-name="T1">Number of Clusters</text:span></text:p>
          </draw:text-box>
        </draw:frame>
        <draw:line draw:style-name="gr2" draw:text-style-name="P2" draw:layer="layout" svg:x1="1.794cm" svg:y1="9.558cm" svg:x2="13.549cm" svg:y2="9.558cm">
          <text:p/>
        </draw:line>
        <draw:polygon draw:style-name="gr3" draw:text-style-name="P3" draw:layer="layout" svg:width="0.122cm" svg:height="0cm" svg:x="1.671cm" svg:y="9.558cm" svg:viewBox="0 0 123 0" draw:points="123,0 0,0">
          <text:p/>
        </draw:polygon>
        <draw:line draw:style-name="gr4" draw:text-style-name="P2" draw:layer="layout" svg:x1="1.794cm" svg:y1="9.558cm" svg:x2="1.671cm" svg:y2="9.558cm">
          <text:p/>
        </draw:line>
        <draw:frame draw:style-name="gr5" draw:text-style-name="P5" draw:layer="layout" svg:width="0.352cm" svg:height="0.412cm" svg:x="1.323cm" svg:y="10.566cm">
          <draw:text-box>
            <text:p text:style-name="P4"><text:span text:style-name="T1">0</text:span></text:p>
          </draw:text-box>
        </draw:frame>
        <draw:line draw:style-name="gr2" draw:text-style-name="P2" draw:layer="layout" svg:x1="1.794cm" svg:y1="8.356cm" svg:x2="13.549cm" svg:y2="8.356cm">
          <text:p/>
        </draw:line>
        <draw:polygon draw:style-name="gr3" draw:text-style-name="P3" draw:layer="layout" svg:width="0.122cm" svg:height="0cm" svg:x="1.671cm" svg:y="8.356cm" svg:viewBox="0 0 123 0" draw:points="123,0 0,0">
          <text:p/>
        </draw:polygon>
        <draw:line draw:style-name="gr4" draw:text-style-name="P2" draw:layer="layout" svg:x1="1.794cm" svg:y1="8.356cm" svg:x2="1.671cm" svg:y2="8.356cm">
          <text:p/>
        </draw:line>
        <draw:frame draw:style-name="gr5" draw:text-style-name="P5" draw:layer="layout" svg:width="0.447cm" svg:height="0.412cm" svg:x="1.099cm" svg:y="9.365cm">
          <draw:text-box>
            <text:p text:style-name="P4"><text:span text:style-name="T1">50</text:span></text:p>
          </draw:text-box>
        </draw:frame>
        <draw:line draw:style-name="gr2" draw:text-style-name="P2" draw:layer="layout" svg:x1="1.794cm" svg:y1="7.155cm" svg:x2="13.549cm" svg:y2="7.155cm">
          <text:p/>
        </draw:line>
        <draw:polygon draw:style-name="gr3" draw:text-style-name="P3" draw:layer="layout" svg:width="0.122cm" svg:height="0cm" svg:x="1.671cm" svg:y="7.155cm" svg:viewBox="0 0 123 0" draw:points="123,0 0,0">
          <text:p/>
        </draw:polygon>
        <draw:line draw:style-name="gr4" draw:text-style-name="P2" draw:layer="layout" svg:x1="1.794cm" svg:y1="7.155cm" svg:x2="1.671cm" svg:y2="7.155cm">
          <text:p/>
        </draw:line>
        <draw:frame draw:style-name="gr5" draw:text-style-name="P5" draw:layer="layout" svg:width="0.671cm" svg:height="0.412cm" svg:x="0.875cm" svg:y="8.164cm">
          <draw:text-box>
            <text:p text:style-name="P4"><text:span text:style-name="T1">100</text:span></text:p>
          </draw:text-box>
        </draw:frame>
        <draw:line draw:style-name="gr2" draw:text-style-name="P2" draw:layer="layout" svg:x1="1.794cm" svg:y1="5.954cm" svg:x2="13.549cm" svg:y2="5.954cm">
          <text:p/>
        </draw:line>
        <draw:polygon draw:style-name="gr3" draw:text-style-name="P3" draw:layer="layout" svg:width="0.122cm" svg:height="0cm" svg:x="1.671cm" svg:y="5.954cm" svg:viewBox="0 0 123 0" draw:points="123,0 0,0">
          <text:p/>
        </draw:polygon>
        <draw:line draw:style-name="gr4" draw:text-style-name="P2" draw:layer="layout" svg:x1="1.794cm" svg:y1="5.954cm" svg:x2="1.671cm" svg:y2="5.954cm">
          <text:p/>
        </draw:line>
        <draw:frame draw:style-name="gr5" draw:text-style-name="P5" draw:layer="layout" svg:width="0.671cm" svg:height="0.412cm" svg:x="0.875cm" svg:y="6.962cm">
          <draw:text-box>
            <text:p text:style-name="P4"><text:span text:style-name="T1">150</text:span></text:p>
          </draw:text-box>
        </draw:frame>
        <draw:line draw:style-name="gr2" draw:text-style-name="P2" draw:layer="layout" svg:x1="1.794cm" svg:y1="4.752cm" svg:x2="13.549cm" svg:y2="4.752cm">
          <text:p/>
        </draw:line>
        <draw:polygon draw:style-name="gr3" draw:text-style-name="P3" draw:layer="layout" svg:width="0.122cm" svg:height="0cm" svg:x="1.671cm" svg:y="4.752cm" svg:viewBox="0 0 123 0" draw:points="123,0 0,0">
          <text:p/>
        </draw:polygon>
        <draw:line draw:style-name="gr4" draw:text-style-name="P2" draw:layer="layout" svg:x1="1.794cm" svg:y1="4.752cm" svg:x2="1.671cm" svg:y2="4.752cm">
          <text:p/>
        </draw:line>
        <draw:frame draw:style-name="gr5" draw:text-style-name="P5" draw:layer="layout" svg:width="0.671cm" svg:height="0.412cm" svg:x="0.875cm" svg:y="5.761cm">
          <draw:text-box>
            <text:p text:style-name="P4"><text:span text:style-name="T1">200</text:span></text:p>
          </draw:text-box>
        </draw:frame>
        <draw:line draw:style-name="gr2" draw:text-style-name="P2" draw:layer="layout" svg:x1="1.794cm" svg:y1="3.551cm" svg:x2="13.549cm" svg:y2="3.551cm">
          <text:p/>
        </draw:line>
        <draw:polygon draw:style-name="gr3" draw:text-style-name="P3" draw:layer="layout" svg:width="0.122cm" svg:height="0cm" svg:x="1.671cm" svg:y="3.551cm" svg:viewBox="0 0 123 0" draw:points="123,0 0,0">
          <text:p/>
        </draw:polygon>
        <draw:line draw:style-name="gr4" draw:text-style-name="P2" draw:layer="layout" svg:x1="1.794cm" svg:y1="3.551cm" svg:x2="1.671cm" svg:y2="3.551cm">
          <text:p/>
        </draw:line>
        <draw:frame draw:style-name="gr5" draw:text-style-name="P5" draw:layer="layout" svg:width="0.671cm" svg:height="0.412cm" svg:x="0.875cm" svg:y="4.559cm">
          <draw:text-box>
            <text:p text:style-name="P4"><text:span text:style-name="T1">250</text:span></text:p>
          </draw:text-box>
        </draw:frame>
        <draw:line draw:style-name="gr2" draw:text-style-name="P2" draw:layer="layout" svg:x1="1.794cm" svg:y1="2.349cm" svg:x2="13.549cm" svg:y2="2.349cm">
          <text:p/>
        </draw:line>
        <draw:polygon draw:style-name="gr3" draw:text-style-name="P3" draw:layer="layout" svg:width="0.122cm" svg:height="0cm" svg:x="1.671cm" svg:y="2.349cm" svg:viewBox="0 0 123 0" draw:points="123,0 0,0">
          <text:p/>
        </draw:polygon>
        <draw:line draw:style-name="gr4" draw:text-style-name="P2" draw:layer="layout" svg:x1="1.794cm" svg:y1="2.349cm" svg:x2="1.671cm" svg:y2="2.349cm">
          <text:p/>
        </draw:line>
        <draw:frame draw:style-name="gr5" draw:text-style-name="P5" draw:layer="layout" svg:width="0.671cm" svg:height="0.412cm" svg:x="0.875cm" svg:y="3.358cm">
          <draw:text-box>
            <text:p text:style-name="P4"><text:span text:style-name="T1">300</text:span></text:p>
          </draw:text-box>
        </draw:frame>
        <draw:line draw:style-name="gr2" draw:text-style-name="P2" draw:layer="layout" svg:x1="1.794cm" svg:y1="1.148cm" svg:x2="13.549cm" svg:y2="1.148cm">
          <text:p/>
        </draw:line>
        <draw:polygon draw:style-name="gr3" draw:text-style-name="P3" draw:layer="layout" svg:width="0.122cm" svg:height="0cm" svg:x="1.671cm" svg:y="1.148cm" svg:viewBox="0 0 123 0" draw:points="123,0 0,0">
          <text:p/>
        </draw:polygon>
        <draw:line draw:style-name="gr4" draw:text-style-name="P2" draw:layer="layout" svg:x1="1.794cm" svg:y1="1.148cm" svg:x2="1.671cm" svg:y2="1.148cm">
          <text:p/>
        </draw:line>
        <draw:frame draw:style-name="gr5" draw:text-style-name="P5" draw:layer="layout" svg:width="0.671cm" svg:height="0.412cm" svg:x="0.875cm" svg:y="2.156cm">
          <draw:text-box>
            <text:p text:style-name="P4"><text:span text:style-name="T1">350</text:span></text:p>
          </draw:text-box>
        </draw:frame>
        <draw:frame draw:style-name="gr5" draw:text-style-name="P5" draw:layer="layout" svg:width="0.671cm" svg:height="0.412cm" svg:x="0.875cm" svg:y="0.955cm">
          <draw:text-box>
            <text:p text:style-name="P4"><text:span text:style-name="T1">400</text:span></text:p>
          </draw:text-box>
        </draw:frame>
        <draw:polyline draw:style-name="gr6" draw:text-style-name="P2" draw:layer="layout" svg:width="10.687cm" svg:height="0.002cm" svg:x="2.328cm" svg:y="10.75cm" svg:viewBox="0 0 10688 3" draw:points="0,0 891,3 1781,2 2672,2 3563,3 4454,3 5344,2 6235,2 7126,3 8016,3 8907,2 9797,2 10688,2">
          <text:p/>
        </draw:polyline>
        <draw:path draw:style-name="gr7" draw:text-style-name="P6" draw:layer="layout" svg:width="0.211cm" svg:height="0.212cm" svg:x="2.223cm" svg:y="10.644cm" svg:viewBox="0 0 212 213" svg:d="M105 213c28 0 55-12 75-31 20-20 32-47 32-75s-12-55-32-75c-20-21-47-32-75-32s-55 11-74 32c-20 20-31 47-31 75s11 55 31 75c19 19 46 31 74 31z">
          <text:p/>
        </draw:path>
        <draw:path draw:style-name="gr7" draw:text-style-name="P6" draw:layer="layout" svg:width="0.212cm" svg:height="0.212cm" svg:x="3.113cm" svg:y="10.646cm" svg:viewBox="0 0 213 213" svg:d="M106 213c28 0 56-11 76-31s31-47 31-75-11-55-31-75-48-32-76-32-55 12-75 32-31 47-31 75 11 55 31 75 47 31 75 31z">
          <text:p/>
        </draw:path>
        <draw:path draw:style-name="gr7" draw:text-style-name="P6" draw:layer="layout" svg:width="0.211cm" svg:height="0.212cm" svg:x="4.004cm" svg:y="10.645cm" svg:viewBox="0 0 212 213" svg:d="M105 213c29 0 56-11 76-31s31-47 31-75-11-55-31-75-47-32-76-32c-28 0-55 12-74 32-20 20-31 47-31 75s11 55 31 75c19 20 46 31 74 31z">
          <text:p/>
        </draw:path>
        <draw:path draw:style-name="gr7" draw:text-style-name="P6" draw:layer="layout" svg:width="0.212cm" svg:height="0.211cm" svg:x="4.894cm" svg:y="10.645cm" svg:viewBox="0 0 213 212" svg:d="M107 212c28 0 55-11 75-31 20-19 31-46 31-74s-11-55-31-75-47-32-75-32-56 12-76 32-31 47-31 75 11 55 31 74c20 20 48 31 76 31z">
          <text:p/>
        </draw:path>
        <draw:path draw:style-name="gr7" draw:text-style-name="P6" draw:layer="layout" svg:width="0.211cm" svg:height="0.211cm" svg:x="5.785cm" svg:y="10.646cm" svg:viewBox="0 0 212 212" svg:d="M106 212c29 0 55-11 75-31 20-19 31-46 31-74 0-29-11-55-31-75s-46-32-75-32c-28 0-55 12-74 32-21 20-32 46-32 75 0 28 11 55 32 74 19 20 46 31 74 31z">
          <text:p/>
        </draw:path>
        <draw:path draw:style-name="gr7" draw:text-style-name="P6" draw:layer="layout" svg:width="0.212cm" svg:height="0.211cm" svg:x="6.675cm" svg:y="10.647cm" svg:viewBox="0 0 213 212" svg:d="M106 212c28 0 55-11 75-31 21-20 32-47 32-75s-11-55-32-74c-20-20-47-32-75-32s-55 12-75 32c-20 19-31 46-31 74s11 55 31 75 47 31 75 31z">
          <text:p/>
        </draw:path>
        <draw:path draw:style-name="gr7" draw:text-style-name="P6" draw:layer="layout" svg:width="0.211cm" svg:height="0.212cm" svg:x="7.566cm" svg:y="10.645cm" svg:viewBox="0 0 212 213" svg:d="M105 213c29 0 56-11 76-31s31-47 31-75-11-55-31-75-47-32-76-32c-28 0-55 12-74 32-20 20-31 47-31 75s11 55 31 75c19 20 46 31 74 31z">
          <text:p/>
        </draw:path>
        <draw:path draw:style-name="gr7" draw:text-style-name="P6" draw:layer="layout" svg:width="0.212cm" svg:height="0.211cm" svg:x="8.456cm" svg:y="10.646cm" svg:viewBox="0 0 213 212" svg:d="M107 212c28 0 55-11 75-31s31-47 31-75-11-55-31-74c-20-20-47-32-75-32-29 0-56 12-76 32-20 19-31 46-31 74s11 55 31 75 47 31 76 31z">
          <text:p/>
        </draw:path>
        <draw:path draw:style-name="gr7" draw:text-style-name="P6" draw:layer="layout" svg:width="0.211cm" svg:height="0.211cm" svg:x="9.347cm" svg:y="10.646cm" svg:viewBox="0 0 212 212" svg:d="M107 212c28 0 54-11 74-31 20-19 31-46 31-74 0-29-11-55-31-75s-46-32-74-32c-29 0-55 12-76 32-20 20-31 46-31 75 0 28 11 55 31 74 21 20 47 31 76 31z">
          <text:p/>
        </draw:path>
        <draw:path draw:style-name="gr7" draw:text-style-name="P6" draw:layer="layout" svg:width="0.212cm" svg:height="0.212cm" svg:x="10.237cm" svg:y="10.646cm" svg:viewBox="0 0 213 213" svg:d="M106 213c28 0 55-12 75-31 20-20 32-47 32-75s-12-55-32-75-47-32-75-32-55 12-75 32-31 47-31 75 11 55 31 75c20 19 47 31 75 31z">
          <text:p/>
        </draw:path>
        <draw:path draw:style-name="gr7" draw:text-style-name="P6" draw:layer="layout" svg:width="0.211cm" svg:height="0.212cm" svg:x="11.128cm" svg:y="10.645cm" svg:viewBox="0 0 212 213" svg:d="M106 213c28 0 56-11 75-31 20-20 31-47 31-75s-11-55-31-75c-19-19-47-32-75-32-29 0-55 13-75 32-20 20-31 47-31 75s11 55 31 75 46 31 75 31z">
          <text:p/>
        </draw:path>
        <draw:path draw:style-name="gr7" draw:text-style-name="P6" draw:layer="layout" svg:width="0.212cm" svg:height="0.212cm" svg:x="12.018cm" svg:y="10.645cm" svg:viewBox="0 0 213 213" svg:d="M106 213c29 0 56-11 76-31s31-47 31-75-11-55-31-75c-20-19-47-32-76-32-28 0-55 13-75 32-20 20-31 47-31 75s11 55 31 75 47 31 75 31z">
          <text:p/>
        </draw:path>
        <draw:path draw:style-name="gr7" draw:text-style-name="P6" draw:layer="layout" svg:width="0.211cm" svg:height="0.212cm" svg:x="12.909cm" svg:y="10.645cm" svg:viewBox="0 0 212 213" svg:d="M107 213c28 0 55-11 74-31 20-20 31-47 31-75s-11-55-31-75c-19-19-46-32-74-32s-56 13-76 32c-20 20-31 47-31 75s11 55 31 75 48 31 76 31z">
          <text:p/>
        </draw:path>
        <draw:polyline draw:style-name="gr8" draw:text-style-name="P2" draw:layer="layout" svg:width="10.687cm" svg:height="3.137cm" svg:x="2.328cm" svg:y="1.415cm" svg:viewBox="0 0 10688 3138" draw:points="0,0 891,2379 1781,2085 2672,1753 3563,2057 4454,2621 5344,2611 6235,2667 7126,2685 8016,3138 8907,2831 9797,2948 10688,3057">
          <text:p/>
        </draw:polyline>
        <draw:path draw:style-name="gr9" draw:text-style-name="P7" draw:layer="layout" svg:width="0.211cm" svg:height="0.211cm" svg:x="2.223cm" svg:y="1.309cm" svg:viewBox="0 0 212 212" svg:d="M0 212l212-212zM0 0l212 212z">
          <text:p/>
        </draw:path>
        <draw:path draw:style-name="gr10" draw:text-style-name="P2" draw:layer="layout" svg:width="0.211cm" svg:height="0.211cm" svg:x="2.223cm" svg:y="1.309cm" svg:viewBox="0 0 212 212" svg:d="M0 212l212-212M0 0l212 212">
          <text:p/>
        </draw:path>
        <draw:path draw:style-name="gr9" draw:text-style-name="P7" draw:layer="layout" svg:width="0.212cm" svg:height="0.211cm" svg:x="3.113cm" svg:y="3.687cm" svg:viewBox="0 0 213 212" svg:d="M0 212l213-212zM0 0l213 212z">
          <text:p/>
        </draw:path>
        <draw:path draw:style-name="gr10" draw:text-style-name="P2" draw:layer="layout" svg:width="0.212cm" svg:height="0.211cm" svg:x="3.113cm" svg:y="3.687cm" svg:viewBox="0 0 213 212" svg:d="M0 212l213-212M0 0l213 212">
          <text:p/>
        </draw:path>
        <draw:path draw:style-name="gr9" draw:text-style-name="P7" draw:layer="layout" svg:width="0.211cm" svg:height="0.212cm" svg:x="4.004cm" svg:y="3.393cm" svg:viewBox="0 0 212 213" svg:d="M0 213l212-213zM0 0l212 213z">
          <text:p/>
        </draw:path>
        <draw:path draw:style-name="gr10" draw:text-style-name="P2" draw:layer="layout" svg:width="0.211cm" svg:height="0.212cm" svg:x="4.004cm" svg:y="3.393cm" svg:viewBox="0 0 212 213" svg:d="M0 213l212-213M0 0l212 213">
          <text:p/>
        </draw:path>
        <draw:path draw:style-name="gr9" draw:text-style-name="P7" draw:layer="layout" svg:width="0.212cm" svg:height="0.211cm" svg:x="4.894cm" svg:y="3.062cm" svg:viewBox="0 0 213 212" svg:d="M0 212l213-212zM0 0l213 212z">
          <text:p/>
        </draw:path>
        <draw:path draw:style-name="gr10" draw:text-style-name="P2" draw:layer="layout" svg:width="0.212cm" svg:height="0.211cm" svg:x="4.894cm" svg:y="3.062cm" svg:viewBox="0 0 213 212" svg:d="M0 212l213-212M0 0l213 212">
          <text:p/>
        </draw:path>
        <draw:path draw:style-name="gr9" draw:text-style-name="P7" draw:layer="layout" svg:width="0.211cm" svg:height="0.212cm" svg:x="5.785cm" svg:y="3.365cm" svg:viewBox="0 0 212 213" svg:d="M0 213l212-213zM0 0l212 213z">
          <text:p/>
        </draw:path>
        <draw:path draw:style-name="gr10" draw:text-style-name="P2" draw:layer="layout" svg:width="0.211cm" svg:height="0.212cm" svg:x="5.785cm" svg:y="3.365cm" svg:viewBox="0 0 212 213" svg:d="M0 213l212-213M0 0l212 213">
          <text:p/>
        </draw:path>
        <draw:path draw:style-name="gr9" draw:text-style-name="P7" draw:layer="layout" svg:width="0.212cm" svg:height="0.212cm" svg:x="6.675cm" svg:y="3.929cm" svg:viewBox="0 0 213 213" svg:d="M0 213l213-213zM0 0l213 213z">
          <text:p/>
        </draw:path>
        <draw:path draw:style-name="gr10" draw:text-style-name="P2" draw:layer="layout" svg:width="0.212cm" svg:height="0.212cm" svg:x="6.675cm" svg:y="3.929cm" svg:viewBox="0 0 213 213" svg:d="M0 213l213-213M0 0l213 213">
          <text:p/>
        </draw:path>
        <draw:path draw:style-name="gr9" draw:text-style-name="P7" draw:layer="layout" svg:width="0.211cm" svg:height="0.212cm" svg:x="7.566cm" svg:y="3.919cm" svg:viewBox="0 0 212 213" svg:d="M0 213l212-213zM0 0l212 213z">
          <text:p/>
        </draw:path>
        <draw:path draw:style-name="gr10" draw:text-style-name="P2" draw:layer="layout" svg:width="0.211cm" svg:height="0.212cm" svg:x="7.566cm" svg:y="3.919cm" svg:viewBox="0 0 212 213" svg:d="M0 213l212-213M0 0l212 213">
          <text:p/>
        </draw:path>
        <draw:path draw:style-name="gr9" draw:text-style-name="P7" draw:layer="layout" svg:width="0.212cm" svg:height="0.211cm" svg:x="8.456cm" svg:y="3.975cm" svg:viewBox="0 0 213 212" svg:d="M0 212l213-212zM0 0l213 212z">
          <text:p/>
        </draw:path>
        <draw:path draw:style-name="gr10" draw:text-style-name="P2" draw:layer="layout" svg:width="0.212cm" svg:height="0.211cm" svg:x="8.456cm" svg:y="3.975cm" svg:viewBox="0 0 213 212" svg:d="M0 212l213-212M0 0l213 212">
          <text:p/>
        </draw:path>
        <draw:path draw:style-name="gr9" draw:text-style-name="P7" draw:layer="layout" svg:width="0.211cm" svg:height="0.211cm" svg:x="9.347cm" svg:y="3.994cm" svg:viewBox="0 0 212 212" svg:d="M0 212l212-212zM0 0l212 212z">
          <text:p/>
        </draw:path>
        <draw:path draw:style-name="gr10" draw:text-style-name="P2" draw:layer="layout" svg:width="0.211cm" svg:height="0.211cm" svg:x="9.347cm" svg:y="3.994cm" svg:viewBox="0 0 212 212" svg:d="M0 212l212-212M0 0l212 212">
          <text:p/>
        </draw:path>
        <draw:path draw:style-name="gr9" draw:text-style-name="P7" draw:layer="layout" svg:width="0.212cm" svg:height="0.211cm" svg:x="10.237cm" svg:y="4.447cm" svg:viewBox="0 0 213 212" svg:d="M0 212l213-212zM0 0l213 212z">
          <text:p/>
        </draw:path>
        <draw:path draw:style-name="gr10" draw:text-style-name="P2" draw:layer="layout" svg:width="0.212cm" svg:height="0.211cm" svg:x="10.237cm" svg:y="4.447cm" svg:viewBox="0 0 213 212" svg:d="M0 212l213-212M0 0l213 212">
          <text:p/>
        </draw:path>
        <draw:path draw:style-name="gr9" draw:text-style-name="P7" draw:layer="layout" svg:width="0.211cm" svg:height="0.212cm" svg:x="11.128cm" svg:y="4.139cm" svg:viewBox="0 0 212 213" svg:d="M0 213l212-213zM0 0l212 213z">
          <text:p/>
        </draw:path>
        <draw:path draw:style-name="gr10" draw:text-style-name="P2" draw:layer="layout" svg:width="0.211cm" svg:height="0.212cm" svg:x="11.128cm" svg:y="4.139cm" svg:viewBox="0 0 212 213" svg:d="M0 213l212-213M0 0l212 213">
          <text:p/>
        </draw:path>
        <draw:path draw:style-name="gr9" draw:text-style-name="P7" draw:layer="layout" svg:width="0.212cm" svg:height="0.212cm" svg:x="12.018cm" svg:y="4.256cm" svg:viewBox="0 0 213 213" svg:d="M0 213l213-213zM0 0l213 213z">
          <text:p/>
        </draw:path>
        <draw:path draw:style-name="gr10" draw:text-style-name="P2" draw:layer="layout" svg:width="0.212cm" svg:height="0.212cm" svg:x="12.018cm" svg:y="4.256cm" svg:viewBox="0 0 213 213" svg:d="M0 213l213-213M0 0l213 213">
          <text:p/>
        </draw:path>
        <draw:path draw:style-name="gr9" draw:text-style-name="P7" draw:layer="layout" svg:width="0.211cm" svg:height="0.212cm" svg:x="12.909cm" svg:y="4.365cm" svg:viewBox="0 0 212 213" svg:d="M0 213l212-213zM0 0l212 213z">
          <text:p/>
        </draw:path>
        <draw:path draw:style-name="gr10" draw:text-style-name="P2" draw:layer="layout" svg:width="0.211cm" svg:height="0.212cm" svg:x="12.909cm" svg:y="4.365cm" svg:viewBox="0 0 212 213" svg:d="M0 213l212-213M0 0l212 213">
          <text:p/>
        </draw:path>
        <draw:polyline draw:style-name="gr11" draw:text-style-name="P2" draw:layer="layout" svg:width="10.687cm" svg:height="0.007cm" svg:x="2.328cm" svg:y="10.732cm" svg:viewBox="0 0 10688 8" draw:points="0,4 891,0 1781,3 2672,6 3563,3 4454,2 5344,3 6235,4 7126,4 8016,6 8907,7 9797,8 10688,8">
          <text:p/>
        </draw:polyline>
        <draw:polygon draw:style-name="gr12" draw:text-style-name="P8" draw:layer="layout" svg:width="0.211cm" svg:height="0.212cm" svg:x="2.223cm" svg:y="10.63cm" svg:viewBox="0 0 212 213" draw:points="105,0 0,213 212,213">
          <text:p/>
        </draw:polygon>
        <draw:polygon draw:style-name="gr12" draw:text-style-name="P8" draw:layer="layout" svg:width="0.212cm" svg:height="0.211cm" svg:x="3.113cm" svg:y="10.627cm" svg:viewBox="0 0 213 212" draw:points="106,0 0,212 213,212">
          <text:p/>
        </draw:polygon>
        <draw:polygon draw:style-name="gr12" draw:text-style-name="P8" draw:layer="layout" svg:width="0.211cm" svg:height="0.211cm" svg:x="4.004cm" svg:y="10.63cm" svg:viewBox="0 0 212 212" draw:points="105,0 0,212 212,212">
          <text:p/>
        </draw:polygon>
        <draw:polygon draw:style-name="gr12" draw:text-style-name="P8" draw:layer="layout" svg:width="0.212cm" svg:height="0.211cm" svg:x="4.894cm" svg:y="10.632cm" svg:viewBox="0 0 213 212" draw:points="107,0 0,212 213,212">
          <text:p/>
        </draw:polygon>
        <draw:polygon draw:style-name="gr12" draw:text-style-name="P8" draw:layer="layout" svg:width="0.211cm" svg:height="0.211cm" svg:x="5.785cm" svg:y="10.63cm" svg:viewBox="0 0 212 212" draw:points="106,0 0,212 212,212">
          <text:p/>
        </draw:polygon>
        <draw:polygon draw:style-name="gr12" draw:text-style-name="P8" draw:layer="layout" svg:width="0.212cm" svg:height="0.212cm" svg:x="6.675cm" svg:y="10.628cm" svg:viewBox="0 0 213 213" draw:points="106,0 0,213 213,213">
          <text:p/>
        </draw:polygon>
        <draw:polygon draw:style-name="gr12" draw:text-style-name="P8" draw:layer="layout" svg:width="0.211cm" svg:height="0.212cm" svg:x="7.566cm" svg:y="10.629cm" svg:viewBox="0 0 212 213" draw:points="105,0 0,213 212,213">
          <text:p/>
        </draw:polygon>
        <draw:polygon draw:style-name="gr12" draw:text-style-name="P8" draw:layer="layout" svg:width="0.212cm" svg:height="0.212cm" svg:x="8.456cm" svg:y="10.63cm" svg:viewBox="0 0 213 213" draw:points="107,0 0,213 213,213">
          <text:p/>
        </draw:polygon>
        <draw:polygon draw:style-name="gr12" draw:text-style-name="P8" draw:layer="layout" svg:width="0.211cm" svg:height="0.212cm" svg:x="9.347cm" svg:y="10.63cm" svg:viewBox="0 0 212 213" draw:points="107,0 0,213 212,213">
          <text:p/>
        </draw:polygon>
        <draw:polygon draw:style-name="gr12" draw:text-style-name="P8" draw:layer="layout" svg:width="0.212cm" svg:height="0.211cm" svg:x="10.237cm" svg:y="10.631cm" svg:viewBox="0 0 213 212" draw:points="106,0 0,212 213,212">
          <text:p/>
        </draw:polygon>
        <draw:polygon draw:style-name="gr12" draw:text-style-name="P8" draw:layer="layout" svg:width="0.211cm" svg:height="0.212cm" svg:x="11.128cm" svg:y="10.632cm" svg:viewBox="0 0 212 213" draw:points="106,0 0,213 212,213">
          <text:p/>
        </draw:polygon>
        <draw:polygon draw:style-name="gr12" draw:text-style-name="P8" draw:layer="layout" svg:width="0.212cm" svg:height="0.212cm" svg:x="12.018cm" svg:y="10.633cm" svg:viewBox="0 0 213 213" draw:points="106,0 0,213 213,213">
          <text:p/>
        </draw:polygon>
        <draw:polygon draw:style-name="gr12" draw:text-style-name="P8" draw:layer="layout" svg:width="0.211cm" svg:height="0.212cm" svg:x="12.909cm" svg:y="10.633cm" svg:viewBox="0 0 212 213" draw:points="107,0 0,213 212,213">
          <text:p/>
        </draw:polygon>
        <draw:line draw:style-name="gr13" draw:text-style-name="P2" draw:layer="layout" svg:x1="1.794cm" svg:y1="11.219cm" svg:x2="1.794cm" svg:y2="0.948cm">
          <text:p/>
        </draw:line>
        <draw:line draw:style-name="gr13" draw:text-style-name="P2" draw:layer="layout" svg:x1="13.549cm" svg:y1="11.219cm" svg:x2="13.549cm" svg:y2="0.948cm">
          <text:p/>
        </draw:line>
        <draw:line draw:style-name="gr13" draw:text-style-name="P2" draw:layer="layout" svg:x1="1.794cm" svg:y1="11.219cm" svg:x2="13.549cm" svg:y2="11.219cm">
          <text:p/>
        </draw:line>
        <draw:line draw:style-name="gr13" draw:text-style-name="P2" draw:layer="layout" svg:x1="1.794cm" svg:y1="0.948cm" svg:x2="13.549cm" svg:y2="0.948cm">
          <text:p/>
        </draw:line>
        <draw:frame draw:style-name="gr5" draw:text-style-name="P5" draw:layer="layout" svg:width="0.993cm" svg:height="0.412cm" draw:transform="rotate (1.5707963267949) translate (0.333cm 6.578cm)">
          <draw:text-box>
            <text:p text:style-name="P4"><text:span text:style-name="T1">Score</text:span></text:p>
          </draw:text-box>
        </draw:frame>
        <draw:path draw:style-name="gr14" draw:text-style-name="P9" draw:layer="layout" svg:width="4.418cm" svg:height="1.659cm" svg:x="8.954cm" svg:y="1.124cm" svg:viewBox="0 0 4419 1660" svg:d="M71 1660h4278c47 0 70-24 70-71v-1518c0-47-23-71-70-71h-4278c-47 0-71 24-71 71v1518c0 47 24 71 71 71z">
          <text:p/>
        </draw:path>
        <draw:polyline draw:style-name="gr6" draw:text-style-name="P2" draw:layer="layout" svg:width="0.704cm" svg:height="0cm" svg:x="9.096cm" svg:y="1.41cm" svg:viewBox="0 0 705 0" draw:points="0,0 352,0 705,0">
          <text:p/>
        </draw:polyline>
        <draw:path draw:style-name="gr7" draw:text-style-name="P6" draw:layer="layout" svg:width="0.211cm" svg:height="0.212cm" svg:x="9.343cm" svg:y="1.304cm" svg:viewBox="0 0 212 213" svg:d="M106 213c28 0 55-12 75-31 20-20 31-47 31-75s-11-56-31-76-47-31-75-31-55 11-75 31-31 48-31 76 11 55 31 75c20 19 47 31 75 31z">
          <text:p/>
        </draw:path>
        <draw:frame draw:style-name="gr15" draw:text-style-name="P11" draw:layer="layout" svg:width="7.233cm" svg:height="0.53cm" svg:x="1.795cm" svg:y="0.344cm">
          <draw:text-box>
            <text:p text:style-name="P10"><text:span text:style-name="T2">A) Cluster Validation Scores</text:span></text:p>
          </draw:text-box>
        </draw:frame>
        <draw:polyline draw:style-name="gr8" draw:text-style-name="P2" draw:layer="layout" svg:width="0.704cm" svg:height="0cm" svg:x="9.096cm" svg:y="1.927cm" svg:viewBox="0 0 705 0" draw:points="0,0 352,0 705,0">
          <text:p/>
        </draw:polyline>
        <draw:path draw:style-name="gr9" draw:text-style-name="P7" draw:layer="layout" svg:width="0.211cm" svg:height="0.212cm" svg:x="9.343cm" svg:y="1.821cm" svg:viewBox="0 0 212 213" svg:d="M0 213l212-213zM0 0l212 213z">
          <text:p/>
        </draw:path>
        <draw:path draw:style-name="gr10" draw:text-style-name="P2" draw:layer="layout" svg:width="0.211cm" svg:height="0.212cm" svg:x="9.343cm" svg:y="1.821cm" svg:viewBox="0 0 212 213" svg:d="M0 213l212-213M0 0l212 213">
          <text:p/>
        </draw:path>
        <draw:frame draw:style-name="gr5" draw:text-style-name="P5" draw:layer="layout" svg:width="1.788cm" svg:height="0.412cm" svg:x="10.084cm" svg:y="1.206cm">
          <draw:text-box>
            <text:p text:style-name="P4"><text:span text:style-name="T1">Silhouette</text:span></text:p>
          </draw:text-box>
        </draw:frame>
        <draw:polyline draw:style-name="gr11" draw:text-style-name="P2" draw:layer="layout" svg:width="0.704cm" svg:height="0cm" svg:x="9.096cm" svg:y="2.445cm" svg:viewBox="0 0 705 0" draw:points="0,0 352,0 705,0">
          <text:p/>
        </draw:polyline>
        <draw:polygon draw:style-name="gr12" draw:text-style-name="P8" draw:layer="layout" svg:width="0.211cm" svg:height="0.212cm" svg:x="9.343cm" svg:y="2.339cm" svg:viewBox="0 0 212 213" draw:points="106,0 0,213 212,213">
          <text:p/>
        </draw:polygon>
        <draw:frame draw:style-name="gr5" draw:text-style-name="P5" draw:layer="layout" svg:width="3.135cm" svg:height="0.412cm" svg:x="10.084cm" svg:y="1.724cm">
          <draw:text-box>
            <text:p text:style-name="P4"><text:span text:style-name="T1">Calinski-Harabasz</text:span></text:p>
          </draw:text-box>
        </draw:frame>
        <draw:polygon draw:style-name="gr3" draw:text-style-name="P3" draw:layer="layout" svg:width="0cm" svg:height="0.123cm" svg:x="15.777cm" svg:y="11.219cm" svg:viewBox="0 0 0 124" draw:points="0,0 0,124">
          <text:p/>
        </draw:polygon>
        <draw:frame draw:style-name="gr5" draw:text-style-name="P5" draw:layer="layout" svg:width="2.635cm" svg:height="0.412cm" svg:x="10.084cm" svg:y="2.241cm">
          <draw:text-box>
            <text:p text:style-name="P4"><text:span text:style-name="T1">Davies-Bouldin</text:span></text:p>
          </draw:text-box>
        </draw:frame>
        <draw:polygon draw:style-name="gr3" draw:text-style-name="P3" draw:layer="layout" svg:width="0cm" svg:height="0.123cm" svg:x="18.128cm" svg:y="11.219cm" svg:viewBox="0 0 0 124" draw:points="0,0 0,124">
          <text:p/>
        </draw:polygon>
        <draw:polygon draw:style-name="gr3" draw:text-style-name="P3" draw:layer="layout" svg:width="0cm" svg:height="0.123cm" svg:x="20.479cm" svg:y="11.219cm" svg:viewBox="0 0 0 124" draw:points="0,0 0,124">
          <text:p/>
        </draw:polygon>
        <draw:polygon draw:style-name="gr3" draw:text-style-name="P3" draw:layer="layout" svg:width="0cm" svg:height="0.123cm" svg:x="22.83cm" svg:y="11.219cm" svg:viewBox="0 0 0 124" draw:points="0,0 0,124">
          <text:p/>
        </draw:polygon>
        <draw:polygon draw:style-name="gr3" draw:text-style-name="P3" draw:layer="layout" svg:width="0cm" svg:height="0.123cm" svg:x="25.181cm" svg:y="11.219cm" svg:viewBox="0 0 0 124" draw:points="0,0 0,124">
          <text:p/>
        </draw:polygon>
        <draw:polygon draw:style-name="gr3" draw:text-style-name="P3" draw:layer="layout" svg:width="0cm" svg:height="0.123cm" svg:x="27.532cm" svg:y="11.219cm" svg:viewBox="0 0 0 124" draw:points="0,0 0,124">
          <text:p/>
        </draw:polygon>
        <draw:polygon draw:style-name="gr3" draw:text-style-name="P3" draw:layer="layout" svg:width="0.122cm" svg:height="0cm" svg:x="15.654cm" svg:y="11.219cm" svg:viewBox="0 0 123 0" draw:points="123,0 0,0">
          <text:p/>
        </draw:polygon>
        <draw:polygon draw:style-name="gr3" draw:text-style-name="P3" draw:layer="layout" svg:width="0.122cm" svg:height="0cm" svg:x="15.654cm" svg:y="9.165cm" svg:viewBox="0 0 123 0" draw:points="123,0 0,0">
          <text:p/>
        </draw:polygon>
        <draw:line draw:style-name="gr4" draw:text-style-name="P2" draw:layer="layout" svg:x1="15.777cm" svg:y1="9.165cm" svg:x2="15.654cm" svg:y2="9.165cm">
          <text:p/>
        </draw:line>
        <draw:polygon draw:style-name="gr3" draw:text-style-name="P3" draw:layer="layout" svg:width="0.122cm" svg:height="0cm" svg:x="15.654cm" svg:y="7.111cm" svg:viewBox="0 0 123 0" draw:points="123,0 0,0">
          <text:p/>
        </draw:polygon>
        <draw:line draw:style-name="gr4" draw:text-style-name="P2" draw:layer="layout" svg:x1="15.777cm" svg:y1="7.111cm" svg:x2="15.654cm" svg:y2="7.111cm">
          <text:p/>
        </draw:line>
        <draw:polygon draw:style-name="gr3" draw:text-style-name="P3" draw:layer="layout" svg:width="0.122cm" svg:height="0cm" svg:x="15.654cm" svg:y="5.056cm" svg:viewBox="0 0 123 0" draw:points="123,0 0,0">
          <text:p/>
        </draw:polygon>
        <draw:line draw:style-name="gr4" draw:text-style-name="P2" draw:layer="layout" svg:x1="15.777cm" svg:y1="5.056cm" svg:x2="15.654cm" svg:y2="5.056cm">
          <text:p/>
        </draw:line>
        <draw:polygon draw:style-name="gr3" draw:text-style-name="P3" draw:layer="layout" svg:width="0.122cm" svg:height="0cm" svg:x="15.654cm" svg:y="3.002cm" svg:viewBox="0 0 123 0" draw:points="123,0 0,0">
          <text:p/>
        </draw:polygon>
        <draw:line draw:style-name="gr4" draw:text-style-name="P2" draw:layer="layout" svg:x1="15.777cm" svg:y1="3.002cm" svg:x2="15.654cm" svg:y2="3.002cm">
          <text:p/>
        </draw:line>
        <draw:polygon draw:style-name="gr3" draw:text-style-name="P3" draw:layer="layout" svg:width="0.122cm" svg:height="0cm" svg:x="15.654cm" svg:y="0.948cm" svg:viewBox="0 0 123 0" draw:points="123,0 0,0">
          <text:p/>
        </draw:polygon>
        <draw:polygon draw:style-name="gr1" draw:text-style-name="P1" draw:layer="layout" svg:width="11.755cm" svg:height="10.271cm" svg:x="29.76cm" svg:y="0.948cm" svg:viewBox="0 0 11756 10272" draw:points="0,10272 11756,10272 11756,0 0,0">
          <text:p/>
        </draw:polygon>
        <draw:path draw:style-name="gr16" draw:text-style-name="P6" draw:layer="layout" svg:width="0.223cm" svg:height="0.223cm" svg:x="40.777cm" svg:y="5.312cm" svg:viewBox="0 0 224 224" svg:d="M112 224c29 0 59-12 79-33 21-21 33-50 33-80 0-29-12-58-33-79-20-21-50-32-79-32-30 0-58 11-79 32s-33 50-33 79c0 30 12 59 33 80s49 33 79 33z">
          <text:p/>
        </draw:path>
        <draw:path draw:style-name="gr16" draw:text-style-name="P6" draw:layer="layout" svg:width="0.223cm" svg:height="0.223cm" svg:x="39.336cm" svg:y="5.26cm" svg:viewBox="0 0 224 224" svg:d="M113 224c29 0 58-12 79-34 20-21 32-49 32-79s-12-58-32-79c-21-21-50-32-79-32-30 0-58 11-79 32-22 21-34 49-34 79s12 58 34 79c21 22 49 34 79 34z">
          <text:p/>
        </draw:path>
        <draw:path draw:style-name="gr16" draw:text-style-name="P6" draw:layer="layout" svg:width="0.223cm" svg:height="0.223cm" svg:x="39.486cm" svg:y="7.025cm" svg:viewBox="0 0 224 224" svg:d="M112 224c30 0 58-13 79-33 21-21 33-50 33-79 0-30-12-58-33-79s-49-33-79-33-59 12-80 33-32 49-32 79c0 29 11 58 32 79 21 20 50 33 80 33z">
          <text:p/>
        </draw:path>
        <draw:path draw:style-name="gr16" draw:text-style-name="P6" draw:layer="layout" svg:width="0.223cm" svg:height="0.223cm" svg:x="40.255cm" svg:y="6.742cm" svg:viewBox="0 0 224 224" svg:d="M111 224c30 0 58-12 79-33 21-20 34-49 34-78 0-30-13-59-34-80s-49-33-79-33c-29 0-58 12-79 33-20 21-32 50-32 80 0 29 12 58 32 78 21 21 50 33 79 33z">
          <text:p/>
        </draw:path>
        <draw:path draw:style-name="gr16" draw:text-style-name="P6" draw:layer="layout" svg:width="0.223cm" svg:height="0.223cm" svg:x="37.812cm" svg:y="7.479cm" svg:viewBox="0 0 224 224" svg:d="M112 224c29 0 58-13 79-34s33-49 33-79c0-29-12-58-33-79s-50-32-79-32c-30 0-58 11-79 32s-33 50-33 79c0 30 12 58 33 79s49 34 79 34z">
          <text:p/>
        </draw:path>
        <draw:path draw:style-name="gr16" draw:text-style-name="P6" draw:layer="layout" svg:width="0.223cm" svg:height="0.223cm" svg:x="37.67cm" svg:y="8.194cm" svg:viewBox="0 0 224 224" svg:d="M111 224c31 0 59-12 80-33s33-50 33-80c0-29-12-58-33-78-21-21-49-33-80-33-29 0-58 12-78 33-21 20-33 49-33 78 0 30 12 59 33 80 20 21 49 33 78 33z">
          <text:p/>
        </draw:path>
        <draw:path draw:style-name="gr16" draw:text-style-name="P6" draw:layer="layout" svg:width="0.223cm" svg:height="0.223cm" svg:x="39.273cm" svg:y="6.808cm" svg:viewBox="0 0 224 224" svg:d="M112 224c30 0 58-12 79-33s33-50 33-79c0-30-12-58-33-79s-49-33-79-33-59 12-79 33c-21 21-33 49-33 79 0 29 12 58 33 79 20 21 49 33 79 33z">
          <text:p/>
        </draw:path>
        <draw:path draw:style-name="gr9" draw:text-style-name="P7" draw:layer="layout" svg:width="0.223cm" svg:height="0.223cm" svg:x="32.582cm" svg:y="9.446cm" svg:viewBox="0 0 224 224" svg:d="M112 224c30 0 58-12 79-33s33-49 33-79-12-58-33-79c-21-22-49-33-79-33s-59 11-80 33c-21 21-32 49-32 79s11 58 32 79 50 33 80 33z">
          <text:p/>
        </draw:path>
        <draw:path draw:style-name="gr17" draw:text-style-name="P2" draw:layer="layout" svg:width="0.223cm" svg:height="0.223cm" svg:x="32.582cm" svg:y="9.446cm" svg:viewBox="0 0 224 224" svg:d="M112 224c30 0 58-12 79-33s33-49 33-79-12-58-33-79c-21-22-49-33-79-33s-59 11-80 33c-21 21-32 49-32 79s11 58 32 79 50 33 80 33z">
          <text:p/>
        </draw:path>
        <draw:path draw:style-name="gr18" draw:text-style-name="P7" draw:layer="layout" svg:width="0.223cm" svg:height="0.223cm" svg:x="33.891cm" svg:y="9.165cm" svg:viewBox="0 0 224 224" svg:d="M112 224c30 0 59-11 80-32s32-50 32-79c0-31-11-59-32-80s-50-33-80-33-58 12-79 33-33 49-33 80c0 29 12 58 33 79s49 32 79 32z">
          <text:p/>
        </draw:path>
        <draw:path draw:style-name="gr18" draw:text-style-name="P7" draw:layer="layout" svg:width="0.224cm" svg:height="0.223cm" svg:x="33.936cm" svg:y="9.632cm" svg:viewBox="0 0 225 224" svg:d="M113 224c30 0 58-12 79-33s33-49 33-79c0-29-12-59-33-79-21-21-49-33-79-33s-59 12-80 33c-21 20-33 50-33 79 0 30 12 58 33 79s50 33 80 33z">
          <text:p/>
        </draw:path>
        <draw:path draw:style-name="gr16" draw:text-style-name="P6" draw:layer="layout" svg:width="0.223cm" svg:height="0.223cm" svg:x="36.982cm" svg:y="8.188cm" svg:viewBox="0 0 224 224" svg:d="M112 224c29 0 59-12 80-33 20-22 32-50 32-80 0-29-12-58-32-79-21-21-51-32-80-32-30 0-58 11-79 32s-33 50-33 79c0 30 12 58 33 80 21 21 49 33 79 33z">
          <text:p/>
        </draw:path>
        <draw:path draw:style-name="gr18" draw:text-style-name="P7" draw:layer="layout" svg:width="0.223cm" svg:height="0.223cm" svg:x="33.355cm" svg:y="9.003cm" svg:viewBox="0 0 224 224" svg:d="M112 224c30 0 58-12 79-33 22-21 33-49 33-79 0-29-11-58-33-79-21-22-49-33-79-33s-58 11-79 33c-21 21-33 50-33 79 0 30 12 58 33 79s49 33 79 33z">
          <text:p/>
        </draw:path>
        <draw:path draw:style-name="gr16" draw:text-style-name="P6" draw:layer="layout" svg:width="0.223cm" svg:height="0.223cm" svg:x="34.519cm" svg:y="9.518cm" svg:viewBox="0 0 224 224" svg:d="M111 224c30 0 59-12 80-33 21-22 33-50 33-80 0-29-12-58-33-79s-50-32-80-32c-29 0-58 11-79 32s-32 50-32 79c0 30 11 58 32 80 21 21 50 33 79 33z">
          <text:p/>
        </draw:path>
        <draw:path draw:style-name="gr18" draw:text-style-name="P7" draw:layer="layout" svg:width="0.224cm" svg:height="0.223cm" svg:x="30.667cm" svg:y="8.798cm" svg:viewBox="0 0 225 224" svg:d="M112 224c30 0 58-12 79-33s34-49 34-78c0-30-13-58-34-79s-49-34-79-34-58 13-79 34-33 49-33 79c0 29 12 57 33 78s49 33 79 33z">
          <text:p/>
        </draw:path>
        <draw:path draw:style-name="gr18" draw:text-style-name="P7" draw:layer="layout" svg:width="0.223cm" svg:height="0.223cm" svg:x="32.942cm" svg:y="8.822cm" svg:viewBox="0 0 224 224" svg:d="M111 224c30 0 58-12 80-34 21-21 33-49 33-79 0-29-12-58-33-78-22-21-50-33-80-33-29 0-58 12-78 33-21 20-33 49-33 78 0 30 12 58 33 79 20 22 49 34 78 34z">
          <text:p/>
        </draw:path>
        <draw:path draw:style-name="gr18" draw:text-style-name="P7" draw:layer="layout" svg:width="0.223cm" svg:height="0.223cm" svg:x="34.495cm" svg:y="10.641cm" svg:viewBox="0 0 224 224" svg:d="M111 224c30 0 58-12 80-33 21-22 33-50 33-80 0-29-12-58-33-79-22-20-50-32-80-32-29 0-58 12-79 32-21 21-32 50-32 79 0 30 11 58 32 80 21 21 50 33 79 33z">
          <text:p/>
        </draw:path>
        <draw:path draw:style-name="gr16" draw:text-style-name="P6" draw:layer="layout" svg:width="0.223cm" svg:height="0.223cm" svg:x="36.774cm" svg:y="6.026cm" svg:viewBox="0 0 224 224" svg:d="M111 224c31 0 59-12 80-33s33-49 33-79-12-59-33-80-49-32-80-32c-29 0-58 11-78 32-21 21-33 50-33 80s12 58 33 79c20 21 49 33 78 33z">
          <text:p/>
        </draw:path>
        <draw:path draw:style-name="gr18" draw:text-style-name="P7" draw:layer="layout" svg:width="0.224cm" svg:height="0.223cm" svg:x="33.215cm" svg:y="5.242cm" svg:viewBox="0 0 225 224" svg:d="M112 224c31 0 59-13 80-34s33-49 33-78c0-30-12-58-33-79s-49-33-80-33c-30 0-58 12-79 33s-33 49-33 79c0 29 12 57 33 78s49 34 79 34z">
          <text:p/>
        </draw:path>
        <draw:path draw:style-name="gr16" draw:text-style-name="P6" draw:layer="layout" svg:width="0.223cm" svg:height="0.223cm" svg:x="37.715cm" svg:y="8.331cm" svg:viewBox="0 0 224 224" svg:d="M113 224c29 0 58-12 79-33 20-21 32-49 32-79 0-29-12-58-32-78-21-22-50-34-79-34-31 0-59 12-80 34-21 20-33 49-33 78 0 30 12 58 33 79s49 33 80 33z">
          <text:p/>
        </draw:path>
        <draw:path draw:style-name="gr16" draw:text-style-name="P6" draw:layer="layout" svg:width="0.223cm" svg:height="0.223cm" svg:x="40.044cm" svg:y="7.094cm" svg:viewBox="0 0 224 224" svg:d="M112 224c30 0 58-12 79-33 22-21 33-50 33-80 0-29-11-57-33-78-21-21-49-33-79-33s-58 12-79 33-33 49-33 78c0 30 12 59 33 80s49 33 79 33z">
          <text:p/>
        </draw:path>
        <draw:path draw:style-name="gr16" draw:text-style-name="P6" draw:layer="layout" svg:width="0.224cm" svg:height="0.223cm" svg:x="40.869cm" svg:y="5.32cm" svg:viewBox="0 0 225 224" svg:d="M113 224c30 0 58-12 79-33 21-20 33-50 33-79 0-30-12-58-33-79s-49-33-79-33-58 12-80 33c-21 21-33 49-33 79 0 29 12 59 33 79 22 21 50 33 80 33z">
          <text:p/>
        </draw:path>
        <draw:path draw:style-name="gr16" draw:text-style-name="P6" draw:layer="layout" svg:width="0.223cm" svg:height="0.223cm" svg:x="37.456cm" svg:y="6.787cm" svg:viewBox="0 0 224 224" svg:d="M112 224c30 0 59-12 79-33 21-21 33-49 33-79 0-29-12-58-33-79-20-22-49-33-79-33s-58 11-79 33c-21 21-33 50-33 79 0 30 12 58 33 79s49 33 79 33z">
          <text:p/>
        </draw:path>
        <draw:path draw:style-name="gr16" draw:text-style-name="P6" draw:layer="layout" svg:width="0.223cm" svg:height="0.223cm" svg:x="38.839cm" svg:y="5.319cm" svg:viewBox="0 0 224 224" svg:d="M112 224c30 0 58-12 79-33s33-50 33-80c0-29-12-58-33-79-21-20-49-32-79-32-29 0-59 12-80 32-21 21-32 50-32 79 0 30 11 59 32 80s51 33 80 33z">
          <text:p/>
        </draw:path>
        <draw:path draw:style-name="gr16" draw:text-style-name="P6" draw:layer="layout" svg:width="0.223cm" svg:height="0.224cm" svg:x="39.371cm" svg:y="7.202cm" svg:viewBox="0 0 224 225" svg:d="M111 225c30 0 58-12 79-33s34-49 34-79-13-58-34-80c-21-21-49-33-79-33-29 0-57 12-78 33-21 22-33 50-33 80s12 58 33 79 49 33 78 33z">
          <text:p/>
        </draw:path>
        <draw:path draw:style-name="gr16" draw:text-style-name="P6" draw:layer="layout" svg:width="0.223cm" svg:height="0.223cm" svg:x="38.065cm" svg:y="8.507cm" svg:viewBox="0 0 224 224" svg:d="M112 224c29 0 58-11 80-32 20-21 32-50 32-79 0-30-12-59-32-80-22-21-51-33-80-33-30 0-58 12-79 33s-33 50-33 80c0 29 12 58 33 79s49 32 79 32z">
          <text:p/>
        </draw:path>
        <draw:path draw:style-name="gr16" draw:text-style-name="P6" draw:layer="layout" svg:width="0.223cm" svg:height="0.223cm" svg:x="39.523cm" svg:y="7.193cm" svg:viewBox="0 0 224 224" svg:d="M112 224c30 0 58-12 79-33s33-49 33-79c0-29-12-59-33-79-21-21-49-33-79-33s-59 12-80 33c-21 20-32 50-32 79 0 30 11 58 32 79s50 33 80 33z">
          <text:p/>
        </draw:path>
        <draw:path draw:style-name="gr16" draw:text-style-name="P6" draw:layer="layout" svg:width="0.224cm" svg:height="0.223cm" svg:x="39.704cm" svg:y="7.478cm" svg:viewBox="0 0 225 224" svg:d="M113 224c30 0 58-13 79-34s33-49 33-79c0-29-12-58-33-79s-49-32-79-32c-31 0-59 11-80 32s-33 50-33 79c0 30 12 58 33 79s49 34 80 34z">
          <text:p/>
        </draw:path>
        <draw:path draw:style-name="gr16" draw:text-style-name="P6" draw:layer="layout" svg:width="0.223cm" svg:height="0.224cm" svg:x="39.995cm" svg:y="7.015cm" svg:viewBox="0 0 224 225" svg:d="M113 225c29 0 58-12 78-33 21-21 33-49 33-79s-12-58-33-79c-20-21-49-34-78-34-30 0-58 13-80 34-21 21-33 49-33 79s12 58 33 79c22 21 50 33 80 33z">
          <text:p/>
        </draw:path>
        <draw:path draw:style-name="gr18" draw:text-style-name="P7" draw:layer="layout" svg:width="0.223cm" svg:height="0.223cm" svg:x="32.974cm" svg:y="8.552cm" svg:viewBox="0 0 224 224" svg:d="M112 224c29 0 59-12 80-33s32-49 32-79c0-29-11-58-32-79s-51-33-80-33c-30 0-58 12-79 33s-33 50-33 79c0 30 12 58 33 79s49 33 79 33z">
          <text:p/>
        </draw:path>
        <draw:path draw:style-name="gr18" draw:text-style-name="P7" draw:layer="layout" svg:width="0.223cm" svg:height="0.223cm" svg:x="32.959cm" svg:y="8.523cm" svg:viewBox="0 0 224 224" svg:d="M112 224c29 0 59-11 80-32s32-50 32-79c0-30-11-59-32-80s-51-33-80-33c-30 0-58 12-79 33s-33 50-33 80c0 29 12 58 33 79s49 32 79 32z">
          <text:p/>
        </draw:path>
        <draw:path draw:style-name="gr18" draw:text-style-name="P7" draw:layer="layout" svg:width="0.223cm" svg:height="0.223cm" svg:x="31.534cm" svg:y="7.68cm" svg:viewBox="0 0 224 224" svg:d="M113 224c29 0 58-12 79-32 21-21 32-50 32-79 0-30-11-58-32-79-21-22-50-34-79-34-30 0-58 12-79 34-22 21-34 49-34 79 0 29 12 58 34 79 21 20 49 32 79 32z">
          <text:p/>
        </draw:path>
        <draw:path draw:style-name="gr16" draw:text-style-name="P6" draw:layer="layout" svg:width="0.223cm" svg:height="0.223cm" svg:x="40.327cm" svg:y="7.336cm" svg:viewBox="0 0 224 224" svg:d="M112 224c30 0 59-11 80-32s32-50 32-80-11-58-32-79-50-33-80-33-58 12-79 33-33 49-33 79 12 59 33 80 49 32 79 32z">
          <text:p/>
        </draw:path>
        <draw:path draw:style-name="gr16" draw:text-style-name="P6" draw:layer="layout" svg:width="0.223cm" svg:height="0.223cm" svg:x="37.635cm" svg:y="5.968cm" svg:viewBox="0 0 224 224" svg:d="M112 224c29 0 59-12 80-33s32-50 32-80c0-29-11-58-32-79-21-20-51-32-80-32-30 0-58 12-79 32-21 21-33 50-33 79 0 30 12 59 33 80s49 33 79 33z">
          <text:p/>
        </draw:path>
        <draw:path draw:style-name="gr16" draw:text-style-name="P6" draw:layer="layout" svg:width="0.223cm" svg:height="0.223cm" svg:x="37.239cm" svg:y="5.986cm" svg:viewBox="0 0 224 224" svg:d="M111 224c31 0 59-12 80-33s33-50 33-80c0-29-12-58-33-79s-49-32-80-32c-30 0-58 11-79 32s-32 50-32 79c0 30 11 59 32 80s49 33 79 33z">
          <text:p/>
        </draw:path>
        <draw:path draw:style-name="gr16" draw:text-style-name="P6" draw:layer="layout" svg:width="0.223cm" svg:height="0.223cm" svg:x="37.946cm" svg:y="6.145cm" svg:viewBox="0 0 224 224" svg:d="M112 224c30 0 58-11 79-33 21-21 33-50 33-79 0-30-12-58-33-79s-49-33-79-33c-29 0-59 12-80 33s-32 49-32 79c0 29 11 58 32 79 21 22 51 33 80 33z">
          <text:p/>
        </draw:path>
        <draw:path draw:style-name="gr16" draw:text-style-name="P6" draw:layer="layout" svg:width="0.224cm" svg:height="0.223cm" svg:x="37.461cm" svg:y="4.762cm" svg:viewBox="0 0 225 224" svg:d="M112 224c31 0 59-12 80-33s33-49 33-79c0-29-12-58-33-78-21-22-49-34-80-34-30 0-58 12-79 34-21 20-33 49-33 78 0 30 12 58 33 79s49 33 79 33z">
          <text:p/>
        </draw:path>
        <draw:path draw:style-name="gr16" draw:text-style-name="P6" draw:layer="layout" svg:width="0.223cm" svg:height="0.223cm" svg:x="37.68cm" svg:y="6.097cm" svg:viewBox="0 0 224 224" svg:d="M111 224c31 0 59-12 80-33s33-49 33-79c0-29-12-58-33-80-21-21-49-32-80-32-29 0-58 11-79 32-20 22-32 51-32 80 0 30 12 58 32 79 21 21 50 33 79 33z">
          <text:p/>
        </draw:path>
        <draw:path draw:style-name="gr16" draw:text-style-name="P6" draw:layer="layout" svg:width="0.223cm" svg:height="0.223cm" svg:x="35.002cm" svg:y="6.451cm" svg:viewBox="0 0 224 224" svg:d="M112 224c30 0 59-11 80-32s32-50 32-80-11-58-32-79-50-33-80-33-58 12-79 33-33 49-33 79 12 59 33 80 49 32 79 32z">
          <text:p/>
        </draw:path>
        <draw:path draw:style-name="gr18" draw:text-style-name="P7" draw:layer="layout" svg:width="0.223cm" svg:height="0.223cm" svg:x="34.339cm" svg:y="10.354cm" svg:viewBox="0 0 224 224" svg:d="M112 224c30 0 58-12 79-33s33-49 33-79c0-29-12-58-33-79-21-22-49-33-79-33s-58 11-79 33c-21 21-33 50-33 79 0 30 12 58 33 79s49 33 79 33z">
          <text:p/>
        </draw:path>
        <draw:path draw:style-name="gr18" draw:text-style-name="P7" draw:layer="layout" svg:width="0.223cm" svg:height="0.223cm" svg:x="34.779cm" svg:y="6.243cm" svg:viewBox="0 0 224 224" svg:d="M112 224c30 0 59-12 80-33 20-21 32-49 32-80 0-29-12-58-32-79-21-21-50-32-80-32s-58 11-79 32-33 50-33 79c0 31 12 59 33 80s49 33 79 33z">
          <text:p/>
        </draw:path>
        <draw:path draw:style-name="gr16" draw:text-style-name="P6" draw:layer="layout" svg:width="0.223cm" svg:height="0.224cm" svg:x="40.564cm" svg:y="7.04cm" svg:viewBox="0 0 224 225" svg:d="M111 225c31 0 59-12 80-34 21-21 33-49 33-79s-12-58-33-79-49-33-80-33c-29 0-58 12-78 33-21 21-33 49-33 79s12 58 33 79c20 22 49 34 78 34z">
          <text:p/>
        </draw:path>
        <draw:path draw:style-name="gr18" draw:text-style-name="P7" draw:layer="layout" svg:width="0.223cm" svg:height="0.223cm" svg:x="33.849cm" svg:y="9.854cm" svg:viewBox="0 0 224 224" svg:d="M111 224c30 0 59-12 80-32 21-21 33-50 33-79 0-30-12-59-33-80s-50-33-80-33c-29 0-58 12-78 33-21 21-33 50-33 80 0 29 12 58 33 79 20 20 49 32 78 32z">
          <text:p/>
        </draw:path>
        <draw:path draw:style-name="gr18" draw:text-style-name="P7" draw:layer="layout" svg:width="0.223cm" svg:height="0.223cm" svg:x="34.015cm" svg:y="9.947cm" svg:viewBox="0 0 224 224" svg:d="M112 224c29 0 58-12 79-34 21-21 33-49 33-78 0-30-12-58-33-79s-50-33-79-33c-30 0-58 12-79 33s-33 49-33 79c0 29 12 57 33 78 21 22 49 34 79 34z">
          <text:p/>
        </draw:path>
        <draw:path draw:style-name="gr18" draw:text-style-name="P7" draw:layer="layout" svg:width="0.223cm" svg:height="0.223cm" svg:x="32.459cm" svg:y="8.428cm" svg:viewBox="0 0 224 224" svg:d="M112 224c29 0 58-12 78-33 22-20 34-50 34-79 0-30-12-58-34-79-20-21-49-33-78-33-30 0-58 12-79 33s-33 49-33 79c0 29 12 59 33 79 21 21 49 33 79 33z">
          <text:p/>
        </draw:path>
        <draw:path draw:style-name="gr18" draw:text-style-name="P7" draw:layer="layout" svg:width="0.224cm" svg:height="0.224cm" svg:x="32.498cm" svg:y="8.488cm" svg:viewBox="0 0 225 225" svg:d="M112 225c30 0 58-12 80-33 21-21 33-49 33-79 0-31-12-59-33-80-22-21-50-33-80-33s-58 12-79 33-33 49-33 80c0 30 12 58 33 79s49 33 79 33z">
          <text:p/>
        </draw:path>
        <draw:path draw:style-name="gr16" draw:text-style-name="P6" draw:layer="layout" svg:width="0.224cm" svg:height="0.223cm" svg:x="34.991cm" svg:y="6.415cm" svg:viewBox="0 0 225 224" svg:d="M112 224c31 0 59-12 80-33s33-50 33-80-12-58-33-79-49-32-80-32c-30 0-58 11-79 32s-33 49-33 79 12 59 33 80 49 33 79 33z">
          <text:p/>
        </draw:path>
        <draw:path draw:style-name="gr16" draw:text-style-name="P6" draw:layer="layout" svg:width="0.223cm" svg:height="0.223cm" svg:x="39.126cm" svg:y="5.726cm" svg:viewBox="0 0 224 224" svg:d="M112 224c30 0 58-12 79-33 21-22 33-50 33-80 0-29-12-58-33-79s-49-32-79-32c-29 0-58 11-78 32-21 21-34 50-34 79 0 30 13 58 34 80 20 21 49 33 78 33z">
          <text:p/>
        </draw:path>
        <draw:path draw:style-name="gr16" draw:text-style-name="P6" draw:layer="layout" svg:width="0.223cm" svg:height="0.223cm" svg:x="40.557cm" svg:y="6.867cm" svg:viewBox="0 0 224 224" svg:d="M112 224c30 0 59-12 79-33 21-21 33-50 33-80 0-29-12-58-33-79-20-21-49-32-79-32s-58 11-79 32-33 50-33 79c0 30 12 59 33 80s49 33 79 33z">
          <text:p/>
        </draw:path>
        <draw:path draw:style-name="gr16" draw:text-style-name="P6" draw:layer="layout" svg:width="0.223cm" svg:height="0.224cm" svg:x="39.313cm" svg:y="5.397cm" svg:viewBox="0 0 224 225" svg:d="M113 225c29 0 58-12 79-33s32-49 32-79-11-59-32-80-50-33-79-33c-30 0-58 12-80 33-21 21-33 50-33 80s12 58 33 79c22 21 50 33 80 33z">
          <text:p/>
        </draw:path>
        <draw:path draw:style-name="gr18" draw:text-style-name="P7" draw:layer="layout" svg:width="0.223cm" svg:height="0.223cm" svg:x="34.464cm" svg:y="9.957cm" svg:viewBox="0 0 224 224" svg:d="M112 224c29 0 58-12 79-33 21-22 33-50 33-80 0-29-12-58-33-79-21-20-50-32-79-32-30 0-58 12-79 32-21 21-33 50-33 79 0 30 12 58 33 80 21 21 49 33 79 33z">
          <text:p/>
        </draw:path>
        <draw:path draw:style-name="gr18" draw:text-style-name="P7" draw:layer="layout" svg:width="0.223cm" svg:height="0.224cm" svg:x="33.645cm" svg:y="6.658cm" svg:viewBox="0 0 224 225" svg:d="M112 225c30 0 59-12 80-33s32-50 32-80-11-58-32-79-50-33-80-33-58 12-79 33-33 49-33 79 12 59 33 80 49 33 79 33z">
          <text:p/>
        </draw:path>
        <draw:path draw:style-name="gr16" draw:text-style-name="P6" draw:layer="layout" svg:width="0.224cm" svg:height="0.224cm" svg:x="37.018cm" svg:y="5.934cm" svg:viewBox="0 0 225 225" svg:d="M113 225c30 0 58-12 79-34 21-21 33-49 33-79s-12-58-33-79-49-33-79-33c-31 0-59 12-80 33s-33 49-33 79 12 58 33 79c21 22 49 34 80 34z">
          <text:p/>
        </draw:path>
        <draw:path draw:style-name="gr18" draw:text-style-name="P7" draw:layer="layout" svg:width="0.223cm" svg:height="0.223cm" svg:x="31.307cm" svg:y="6.49cm" svg:viewBox="0 0 224 224" svg:d="M113 224c29 0 58-11 79-32s32-50 32-79c0-31-11-59-32-80s-50-33-79-33c-30 0-58 12-79 33-22 21-34 49-34 80 0 29 12 58 34 79 21 21 49 32 79 32z">
          <text:p/>
        </draw:path>
        <draw:path draw:style-name="gr18" draw:text-style-name="P7" draw:layer="layout" svg:width="0.223cm" svg:height="0.223cm" svg:x="32.515cm" svg:y="8.904cm" svg:viewBox="0 0 224 224" svg:d="M112 224c29 0 59-12 80-33s32-49 32-80c0-29-11-58-32-79s-51-32-80-32c-30 0-58 11-79 32s-33 50-33 79c0 31 12 59 33 80s49 33 79 33z">
          <text:p/>
        </draw:path>
        <draw:path draw:style-name="gr18" draw:text-style-name="P7" draw:layer="layout" svg:width="0.223cm" svg:height="0.223cm" svg:x="32.596cm" svg:y="8.985cm" svg:viewBox="0 0 224 224" svg:d="M113 224c29 0 58-11 79-32s32-49 32-79-11-58-32-80c-21-21-50-33-79-33-30 0-59 12-80 33-21 22-33 50-33 80s12 58 33 79 50 32 80 32z">
          <text:p/>
        </draw:path>
        <draw:path draw:style-name="gr18" draw:text-style-name="P7" draw:layer="layout" svg:width="0.223cm" svg:height="0.223cm" svg:x="32.477cm" svg:y="9.471cm" svg:viewBox="0 0 224 224" svg:d="M111 224c30 0 58-12 79-33 22-21 34-49 34-79s-12-58-34-79c-21-21-49-33-79-33-29 0-58 12-79 33-20 21-32 49-32 79s12 58 32 79c21 21 50 33 79 33z">
          <text:p/>
        </draw:path>
        <draw:path draw:style-name="gr18" draw:text-style-name="P7" draw:layer="layout" svg:width="0.223cm" svg:height="0.223cm" svg:x="33.451cm" svg:y="6.768cm" svg:viewBox="0 0 224 224" svg:d="M112 224c30 0 58-12 79-33s33-49 33-79c0-29-12-58-33-80-21-21-49-32-79-32s-59 11-79 32c-21 22-33 51-33 80 0 30 12 58 33 79 20 21 49 33 79 33z">
          <text:p/>
        </draw:path>
        <draw:path draw:style-name="gr18" draw:text-style-name="P7" draw:layer="layout" svg:width="0.223cm" svg:height="0.223cm" svg:x="32.528cm" svg:y="9.271cm" svg:viewBox="0 0 224 224" svg:d="M111 224c30 0 59-12 80-34 21-21 33-49 33-79s-12-58-33-79-50-32-80-32c-29 0-58 11-79 32s-32 49-32 79 11 58 32 79c21 22 50 34 79 34z">
          <text:p/>
        </draw:path>
        <draw:path draw:style-name="gr18" draw:text-style-name="P7" draw:layer="layout" svg:width="0.223cm" svg:height="0.223cm" svg:x="32.534cm" svg:y="9.275cm" svg:viewBox="0 0 224 224" svg:d="M112 224c30 0 59-12 80-34 21-20 32-49 32-78 0-30-11-58-32-79s-50-33-80-33-58 12-79 33-33 49-33 79c0 29 12 58 33 78 21 22 49 34 79 34z">
          <text:p/>
        </draw:path>
        <draw:path draw:style-name="gr18" draw:text-style-name="P7" draw:layer="layout" svg:width="0.223cm" svg:height="0.223cm" svg:x="34.162cm" svg:y="5.651cm" svg:viewBox="0 0 224 224" svg:d="M113 224c29 0 58-12 79-33 20-21 32-49 32-79 0-29-12-58-32-80-21-21-50-32-79-32-30 0-59 11-80 32-21 22-33 51-33 80 0 30 12 58 33 79s50 33 80 33z">
          <text:p/>
        </draw:path>
        <draw:path draw:style-name="gr18" draw:text-style-name="P7" draw:layer="layout" svg:width="0.224cm" svg:height="0.223cm" svg:x="34.039cm" svg:y="6.643cm" svg:viewBox="0 0 225 224" svg:d="M112 224c30 0 58-12 79-33 22-21 34-50 34-80 0-29-12-58-34-79-21-21-49-32-79-32s-58 11-79 32-33 50-33 79c0 30 12 59 33 80s49 33 79 33z">
          <text:p/>
        </draw:path>
        <draw:path draw:style-name="gr18" draw:text-style-name="P7" draw:layer="layout" svg:width="0.223cm" svg:height="0.223cm" svg:x="34.636cm" svg:y="10.621cm" svg:viewBox="0 0 224 224" svg:d="M113 224c29 0 58-12 79-34 21-21 32-49 32-79 0-29-11-58-32-79s-50-32-79-32c-30 0-58 11-80 32-21 21-33 50-33 79 0 30 12 58 33 79 22 22 50 34 80 34z">
          <text:p/>
        </draw:path>
        <draw:path draw:style-name="gr18" draw:text-style-name="P7" draw:layer="layout" svg:width="0.224cm" svg:height="0.223cm" svg:x="33.469cm" svg:y="8.777cm" svg:viewBox="0 0 225 224" svg:d="M113 224c30 0 58-12 79-33s33-49 33-79-12-58-33-79c-21-22-49-33-79-33-31 0-59 11-80 33-21 21-33 49-33 79s12 58 33 79 49 33 80 33z">
          <text:p/>
        </draw:path>
        <draw:path draw:style-name="gr16" draw:text-style-name="P6" draw:layer="layout" svg:width="0.223cm" svg:height="0.223cm" svg:x="39.804cm" svg:y="7.913cm" svg:viewBox="0 0 224 224" svg:d="M113 224c29 0 58-12 79-33s32-49 32-79c0-29-11-58-32-79s-50-33-79-33c-30 0-58 12-79 33s-34 50-34 79c0 30 13 58 34 79s49 33 79 33z">
          <text:p/>
        </draw:path>
        <draw:path draw:style-name="gr16" draw:text-style-name="P6" draw:layer="layout" svg:width="0.224cm" svg:height="0.223cm" svg:x="37.97cm" svg:y="8.51cm" svg:viewBox="0 0 225 224" svg:d="M113 224c30 0 58-11 79-32s33-49 33-79-12-59-33-80-49-33-79-33-58 12-80 33c-21 21-33 50-33 80s12 58 33 79c22 21 50 32 80 32z">
          <text:p/>
        </draw:path>
        <draw:path draw:style-name="gr18" draw:text-style-name="P7" draw:layer="layout" svg:width="0.223cm" svg:height="0.223cm" svg:x="34.02cm" svg:y="6.657cm" svg:viewBox="0 0 224 224" svg:d="M112 224c29 0 58-12 79-33 22-21 33-50 33-79 0-30-11-58-33-79-21-21-50-33-79-33-30 0-58 12-79 33s-33 49-33 79c0 29 12 58 33 79s49 33 79 33z">
          <text:p/>
        </draw:path>
        <draw:path draw:style-name="gr18" draw:text-style-name="P7" draw:layer="layout" svg:width="0.223cm" svg:height="0.223cm" svg:x="33.824cm" svg:y="6.651cm" svg:viewBox="0 0 224 224" svg:d="M112 224c29 0 58-11 80-32 21-21 32-51 32-80 0-30-11-58-32-79-22-21-51-33-80-33-30 0-58 12-79 33s-33 49-33 79c0 29 12 59 33 80s49 32 79 32z">
          <text:p/>
        </draw:path>
        <draw:path draw:style-name="gr18" draw:text-style-name="P7" draw:layer="layout" svg:width="0.223cm" svg:height="0.223cm" svg:x="34.128cm" svg:y="6.699cm" svg:viewBox="0 0 224 224" svg:d="M112 224c30 0 58-12 79-33s33-49 33-79-12-59-33-80-49-32-79-32-59 11-80 32-32 50-32 80 11 58 32 79 50 33 80 33z">
          <text:p/>
        </draw:path>
        <draw:path draw:style-name="gr18" draw:text-style-name="P7" draw:layer="layout" svg:width="0.223cm" svg:height="0.223cm" svg:x="34.106cm" svg:y="6.709cm" svg:viewBox="0 0 224 224" svg:d="M111 224c31 0 59-12 80-33s33-49 33-78c0-31-12-59-33-80s-49-33-80-33c-29 0-58 12-79 33-20 21-32 49-32 80 0 29 12 57 32 78 21 21 50 33 79 33z">
          <text:p/>
        </draw:path>
        <draw:path draw:style-name="gr18" draw:text-style-name="P7" draw:layer="layout" svg:width="0.223cm" svg:height="0.223cm" svg:x="33.547cm" svg:y="6.601cm" svg:viewBox="0 0 224 224" svg:d="M112 224c30 0 58-12 79-34 21-21 33-49 33-79 0-29-12-58-33-79-21-20-49-32-79-32-29 0-58 12-79 32-21 21-33 50-33 79 0 30 12 58 33 79 21 22 50 34 79 34z">
          <text:p/>
        </draw:path>
        <draw:path draw:style-name="gr16" draw:text-style-name="P6" draw:layer="layout" svg:width="0.223cm" svg:height="0.223cm" svg:x="34.918cm" svg:y="9.45cm" svg:viewBox="0 0 224 224" svg:d="M112 224c29 0 58-12 79-33s33-49 33-79c0-29-12-58-33-79-21-22-50-33-79-33-30 0-58 11-79 33-21 21-33 50-33 79 0 30 12 58 33 79s49 33 79 33z">
          <text:p/>
        </draw:path>
        <draw:path draw:style-name="gr9" draw:text-style-name="P7" draw:layer="layout" svg:width="0.224cm" svg:height="0.223cm" svg:x="34.102cm" svg:y="6.482cm" svg:viewBox="0 0 225 224" svg:d="M112 224c31 0 59-12 80-33s33-49 33-79-12-59-33-80-49-32-80-32c-30 0-58 11-79 32s-33 50-33 80 12 58 33 79 49 33 79 33z">
          <text:p/>
        </draw:path>
        <draw:path draw:style-name="gr17" draw:text-style-name="P2" draw:layer="layout" svg:width="0.224cm" svg:height="0.223cm" svg:x="34.102cm" svg:y="6.482cm" svg:viewBox="0 0 225 224" svg:d="M112 224c31 0 59-12 80-33s33-49 33-79-12-59-33-80-49-32-80-32c-30 0-58 11-79 32s-33 50-33 80 12 58 33 79 49 33 79 33z">
          <text:p/>
        </draw:path>
        <draw:path draw:style-name="gr18" draw:text-style-name="P7" draw:layer="layout" svg:width="0.223cm" svg:height="0.223cm" svg:x="34.389cm" svg:y="9.371cm" svg:viewBox="0 0 224 224" svg:d="M113 224c29 0 58-12 79-33s32-49 32-79-11-59-32-80-50-32-79-32c-30 0-59 11-80 32s-33 50-33 80 12 58 33 79 50 33 80 33z">
          <text:p/>
        </draw:path>
        <draw:path draw:style-name="gr16" draw:text-style-name="P6" draw:layer="layout" svg:width="0.223cm" svg:height="0.223cm" svg:x="37.495cm" svg:y="7.481cm" svg:viewBox="0 0 224 224" svg:d="M112 224c30 0 58-13 79-33 21-21 33-50 33-79 0-30-12-58-33-79s-49-33-79-33c-29 0-59 12-80 33s-32 49-32 79c0 29 11 58 32 79 21 20 51 33 80 33z">
          <text:p/>
        </draw:path>
        <draw:path draw:style-name="gr16" draw:text-style-name="P6" draw:layer="layout" svg:width="0.223cm" svg:height="0.223cm" svg:x="37.531cm" svg:y="7.547cm" svg:viewBox="0 0 224 224" svg:d="M113 224c30 0 58-12 79-33s32-50 32-80-11-58-32-79-49-32-79-32-58 11-80 32c-21 21-33 49-33 79s12 59 33 80c22 21 50 33 80 33z">
          <text:p/>
        </draw:path>
        <draw:path draw:style-name="gr18" draw:text-style-name="P7" draw:layer="layout" svg:width="0.223cm" svg:height="0.223cm" svg:x="33.8cm" svg:y="9.101cm" svg:viewBox="0 0 224 224" svg:d="M111 224c30 0 58-11 79-32 22-21 34-51 34-80 0-30-12-58-34-79-21-21-49-33-79-33-29 0-58 12-79 33s-32 49-32 79c0 29 11 59 32 80s50 32 79 32z">
          <text:p/>
        </draw:path>
        <draw:path draw:style-name="gr18" draw:text-style-name="P7" draw:layer="layout" svg:width="0.223cm" svg:height="0.223cm" svg:x="33.229cm" svg:y="9.538cm" svg:viewBox="0 0 224 224" svg:d="M112 224c30 0 58-12 79-33s33-50 33-80c0-29-12-58-33-79-21-20-49-32-79-32s-59 12-79 32c-21 21-33 50-33 79 0 30 12 59 33 80 20 21 49 33 79 33z">
          <text:p/>
        </draw:path>
        <draw:path draw:style-name="gr18" draw:text-style-name="P7" draw:layer="layout" svg:width="0.223cm" svg:height="0.223cm" svg:x="33.325cm" svg:y="9.509cm" svg:viewBox="0 0 224 224" svg:d="M112 224c30 0 58-12 79-34 21-21 33-49 33-79 0-29-12-58-33-79s-49-32-79-32c-29 0-58 11-78 32-22 21-34 50-34 79 0 30 12 58 34 79 20 22 49 34 78 34z">
          <text:p/>
        </draw:path>
        <draw:path draw:style-name="gr18" draw:text-style-name="P7" draw:layer="layout" svg:width="0.223cm" svg:height="0.223cm" svg:x="34.818cm" svg:y="10.508cm" svg:viewBox="0 0 224 224" svg:d="M112 224c30 0 58-12 79-33s33-49 33-79-12-59-33-79c-21-21-49-33-79-33-29 0-59 12-80 33-21 20-32 49-32 79s11 58 32 79 51 33 80 33z">
          <text:p/>
        </draw:path>
        <draw:path draw:style-name="gr18" draw:text-style-name="P7" draw:layer="layout" svg:width="0.223cm" svg:height="0.223cm" svg:x="34.146cm" svg:y="9.571cm" svg:viewBox="0 0 224 224" svg:d="M112 224c30 0 58-12 79-33s33-49 33-79-12-58-33-79-49-33-79-33-59 12-80 33c-20 21-32 49-32 79s12 58 32 79c21 21 50 33 80 33z">
          <text:p/>
        </draw:path>
        <draw:path draw:style-name="gr18" draw:text-style-name="P7" draw:layer="layout" svg:width="0.223cm" svg:height="0.223cm" svg:x="33.515cm" svg:y="9.506cm" svg:viewBox="0 0 224 224" svg:d="M112 224c30 0 58-12 79-34 21-21 33-49 33-78 0-30-12-58-33-79s-49-33-79-33c-29 0-58 12-80 33-21 21-32 49-32 79 0 29 11 57 32 78 22 22 51 34 80 34z">
          <text:p/>
        </draw:path>
        <draw:path draw:style-name="gr18" draw:text-style-name="P7" draw:layer="layout" svg:width="0.223cm" svg:height="0.223cm" svg:x="34.798cm" svg:y="10.323cm" svg:viewBox="0 0 224 224" svg:d="M112 224c30 0 58-12 79-32 21-21 33-50 33-79 0-30-12-58-33-80-21-21-49-33-79-33s-59 12-80 33c-21 22-32 50-32 80 0 29 11 58 32 79 21 20 50 32 80 32z">
          <text:p/>
        </draw:path>
        <draw:path draw:style-name="gr16" draw:text-style-name="P6" draw:layer="layout" svg:width="0.223cm" svg:height="0.223cm" svg:x="34.814cm" svg:y="10.16cm" svg:viewBox="0 0 224 224" svg:d="M113 224c29 0 58-12 79-34 21-21 32-49 32-79 0-29-11-57-32-78s-50-33-79-33c-31 0-59 12-80 33s-33 49-33 78c0 30 12 58 33 79 21 22 49 34 80 34z">
          <text:p/>
        </draw:path>
        <draw:path draw:style-name="gr16" draw:text-style-name="P6" draw:layer="layout" svg:width="0.223cm" svg:height="0.223cm" svg:x="37.672cm" svg:y="8.663cm" svg:viewBox="0 0 224 224" svg:d="M112 224c30 0 59-12 80-33s32-50 32-80c0-29-11-58-32-78-21-21-50-33-80-33s-58 12-79 33c-21 20-33 49-33 78 0 30 12 59 33 80s49 33 79 33z">
          <text:p/>
        </draw:path>
        <draw:path draw:style-name="gr18" draw:text-style-name="P7" draw:layer="layout" svg:width="0.223cm" svg:height="0.223cm" svg:x="34.362cm" svg:y="9.579cm" svg:viewBox="0 0 224 224" svg:d="M112 224c30 0 58-12 79-33s33-49 33-80c0-29-12-58-33-79s-49-32-79-32-58 11-79 32-33 50-33 79c0 31 12 59 33 80s49 33 79 33z">
          <text:p/>
        </draw:path>
        <draw:path draw:style-name="gr16" draw:text-style-name="P6" draw:layer="layout" svg:width="0.223cm" svg:height="0.223cm" svg:x="37.352cm" svg:y="8.263cm" svg:viewBox="0 0 224 224" svg:d="M113 224c29 0 58-11 78-32 21-21 33-49 33-79 0-31-12-59-33-80-20-21-49-33-78-33-30 0-58 12-79 33s-34 49-34 80c0 30 13 58 34 79s49 32 79 32z">
          <text:p/>
        </draw:path>
        <draw:path draw:style-name="gr18" draw:text-style-name="P7" draw:layer="layout" svg:width="0.224cm" svg:height="0.223cm" svg:x="34.719cm" svg:y="10.217cm" svg:viewBox="0 0 225 224" svg:d="M112 224c30 0 58-12 80-33 21-21 33-50 33-79 0-30-12-58-33-79-22-21-50-33-80-33s-58 12-79 33-33 49-33 79c0 29 12 58 33 79s49 33 79 33z">
          <text:p/>
        </draw:path>
        <draw:path draw:style-name="gr16" draw:text-style-name="P6" draw:layer="layout" svg:width="0.223cm" svg:height="0.223cm" svg:x="37.411cm" svg:y="8.425cm" svg:viewBox="0 0 224 224" svg:d="M111 224c30 0 59-11 80-32s33-51 33-80c0-30-12-58-33-79s-50-33-80-33c-29 0-58 12-79 33s-32 49-32 79c0 29 11 59 32 80s50 32 79 32z">
          <text:p/>
        </draw:path>
        <draw:path draw:style-name="gr16" draw:text-style-name="P6" draw:layer="layout" svg:width="0.223cm" svg:height="0.223cm" svg:x="37.265cm" svg:y="8.332cm" svg:viewBox="0 0 224 224" svg:d="M113 224c29 0 58-12 79-33 20-21 32-49 32-79 0-29-12-58-32-79-21-21-50-33-79-33-31 0-59 12-80 33s-33 50-33 79c0 30 12 58 33 79s49 33 80 33z">
          <text:p/>
        </draw:path>
        <draw:path draw:style-name="gr16" draw:text-style-name="P6" draw:layer="layout" svg:width="0.223cm" svg:height="0.223cm" svg:x="39.275cm" svg:y="6.635cm" svg:viewBox="0 0 224 224" svg:d="M113 224c29 0 58-12 79-33s32-50 32-80c0-29-11-58-32-79s-50-32-79-32c-31 0-59 11-80 32s-33 50-33 79c0 30 12 59 33 80s49 33 80 33z">
          <text:p/>
        </draw:path>
        <draw:path draw:style-name="gr18" draw:text-style-name="P7" draw:layer="layout" svg:width="0.223cm" svg:height="0.224cm" svg:x="34.712cm" svg:y="10.019cm" svg:viewBox="0 0 224 225" svg:d="M111 225c30 0 58-12 80-33 21-21 33-49 33-80 0-30-12-58-33-79-22-21-50-33-80-33-29 0-58 12-78 33-21 21-33 49-33 79 0 31 12 59 33 80 20 21 49 33 78 33z">
          <text:p/>
        </draw:path>
        <draw:path draw:style-name="gr16" draw:text-style-name="P6" draw:layer="layout" svg:width="0.223cm" svg:height="0.223cm" svg:x="37.316cm" svg:y="8.231cm" svg:viewBox="0 0 224 224" svg:d="M112 224c30 0 58-12 79-33s33-49 33-80c0-29-12-57-33-78s-49-33-79-33c-29 0-58 12-80 33-21 21-32 49-32 78 0 31 11 59 32 80 22 21 51 33 80 33z">
          <text:p/>
        </draw:path>
        <draw:path draw:style-name="gr16" draw:text-style-name="P6" draw:layer="layout" svg:width="0.223cm" svg:height="0.223cm" svg:x="37.458cm" svg:y="8.154cm" svg:viewBox="0 0 224 224" svg:d="M111 224c31 0 59-12 80-34 21-21 33-49 33-79 0-29-12-58-33-79s-49-32-80-32c-29 0-58 11-79 32s-32 50-32 79c0 30 11 58 32 79 21 22 50 34 79 34z">
          <text:p/>
        </draw:path>
        <draw:path draw:style-name="gr16" draw:text-style-name="P6" draw:layer="layout" svg:width="0.223cm" svg:height="0.223cm" svg:x="39.333cm" svg:y="6.64cm" svg:viewBox="0 0 224 224" svg:d="M112 224c30 0 58-12 79-32 21-21 33-51 33-80 0-30-12-58-33-79s-49-33-79-33c-29 0-58 12-79 33-22 21-33 49-33 79 0 29 11 59 33 80 21 20 50 32 79 32z">
          <text:p/>
        </draw:path>
        <draw:path draw:style-name="gr16" draw:text-style-name="P6" draw:layer="layout" svg:width="0.223cm" svg:height="0.223cm" svg:x="36.834cm" svg:y="7.583cm" svg:viewBox="0 0 224 224" svg:d="M112 224c30 0 58-12 79-32 21-21 33-50 33-79 0-31-12-59-33-80s-49-33-79-33c-29 0-58 12-79 33s-33 49-33 80c0 29 12 58 33 79 21 20 50 32 79 32z">
          <text:p/>
        </draw:path>
        <draw:path draw:style-name="gr16" draw:text-style-name="P6" draw:layer="layout" svg:width="0.223cm" svg:height="0.223cm" svg:x="37.904cm" svg:y="7.084cm" svg:viewBox="0 0 224 224" svg:d="M111 224c31 0 59-11 80-32s33-51 33-80c0-30-12-58-33-79s-49-33-80-33c-29 0-58 12-79 33s-32 49-32 79c0 29 11 59 32 80s50 32 79 32z">
          <text:p/>
        </draw:path>
        <draw:path draw:style-name="gr16" draw:text-style-name="P6" draw:layer="layout" svg:width="0.223cm" svg:height="0.223cm" svg:x="38.106cm" svg:y="5.244cm" svg:viewBox="0 0 224 224" svg:d="M112 224c30 0 59-13 80-34s32-49 32-79c0-29-11-58-32-79s-50-32-80-32-58 11-79 32-33 50-33 79c0 30 12 58 33 79s49 34 79 34z">
          <text:p/>
        </draw:path>
        <draw:path draw:style-name="gr16" draw:text-style-name="P6" draw:layer="layout" svg:width="0.223cm" svg:height="0.223cm" svg:x="37.587cm" svg:y="7.078cm" svg:viewBox="0 0 224 224" svg:d="M112 224c29 0 58-11 78-32 21-21 34-51 34-80 0-30-13-58-34-79-20-21-49-33-78-33-30 0-58 12-79 33s-33 49-33 79c0 29 12 59 33 80s49 32 79 32z">
          <text:p/>
        </draw:path>
        <draw:path draw:style-name="gr18" draw:text-style-name="P7" draw:layer="layout" svg:width="0.223cm" svg:height="0.223cm" svg:x="34.172cm" svg:y="9.965cm" svg:viewBox="0 0 224 224" svg:d="M113 224c29 0 58-12 79-33 21-22 32-50 32-79 0-30-11-58-32-79s-50-33-79-33c-30 0-59 12-80 33s-33 49-33 79c0 29 12 57 33 79 21 21 50 33 80 33z">
          <text:p/>
        </draw:path>
        <draw:path draw:style-name="gr16" draw:text-style-name="P6" draw:layer="layout" svg:width="0.223cm" svg:height="0.223cm" svg:x="37.474cm" svg:y="7.088cm" svg:viewBox="0 0 224 224" svg:d="M113 224c29 0 58-12 79-33s32-50 32-80c0-29-11-58-32-79s-50-32-79-32c-31 0-59 11-80 32s-33 50-33 79c0 30 12 59 33 80s49 33 80 33z">
          <text:p/>
        </draw:path>
        <draw:path draw:style-name="gr16" draw:text-style-name="P6" draw:layer="layout" svg:width="0.223cm" svg:height="0.223cm" svg:x="37.415cm" svg:y="7.299cm" svg:viewBox="0 0 224 224" svg:d="M111 224c30 0 59-12 80-33 21-22 33-50 33-80 0-29-12-58-33-78-21-21-50-33-80-33-29 0-58 12-78 33-21 20-33 49-33 78 0 30 12 58 33 80 20 21 49 33 78 33z">
          <text:p/>
        </draw:path>
        <draw:path draw:style-name="gr16" draw:text-style-name="P6" draw:layer="layout" svg:width="0.223cm" svg:height="0.224cm" svg:x="37.29cm" svg:y="6.891cm" svg:viewBox="0 0 224 225" svg:d="M112 225c30 0 58-12 79-33s33-49 33-80c0-30-12-58-33-79s-49-33-79-33c-29 0-59 12-80 33s-32 49-32 79c0 31 11 59 32 80s51 33 80 33z">
          <text:p/>
        </draw:path>
        <draw:path draw:style-name="gr16" draw:text-style-name="P6" draw:layer="layout" svg:width="0.223cm" svg:height="0.223cm" svg:x="37.908cm" svg:y="6.744cm" svg:viewBox="0 0 224 224" svg:d="M112 224c30 0 59-12 79-33 21-21 33-49 33-78 0-30-12-59-33-80-20-21-49-33-79-33s-58 12-79 33-33 50-33 80c0 29 12 57 33 78s49 33 79 33z">
          <text:p/>
        </draw:path>
        <draw:path draw:style-name="gr16" draw:text-style-name="P6" draw:layer="layout" svg:width="0.223cm" svg:height="0.223cm" svg:x="39.332cm" svg:y="5.797cm" svg:viewBox="0 0 224 224" svg:d="M112 224c30 0 58-11 79-32s33-50 33-80-12-58-33-79-49-33-79-33c-29 0-58 12-79 33-22 21-33 49-33 79s11 59 33 80c21 21 50 32 79 32z">
          <text:p/>
        </draw:path>
        <draw:path draw:style-name="gr16" draw:text-style-name="P6" draw:layer="layout" svg:width="0.223cm" svg:height="0.223cm" svg:x="36.901cm" svg:y="6.236cm" svg:viewBox="0 0 224 224" svg:d="M112 224c30 0 58-11 79-32s33-50 33-80-12-58-33-79-49-33-79-33c-29 0-58 12-79 33s-33 49-33 79 12 59 33 80 50 32 79 32z">
          <text:p/>
        </draw:path>
        <draw:path draw:style-name="gr16" draw:text-style-name="P6" draw:layer="layout" svg:width="0.223cm" svg:height="0.223cm" svg:x="36.894cm" svg:y="6.077cm" svg:viewBox="0 0 224 224" svg:d="M113 224c29 0 58-11 78-32 21-21 33-49 33-79s-12-59-33-80c-20-21-49-33-78-33-30 0-58 12-79 33-22 21-34 50-34 80s12 58 34 79c21 21 49 32 79 32z">
          <text:p/>
        </draw:path>
        <draw:path draw:style-name="gr16" draw:text-style-name="P6" draw:layer="layout" svg:width="0.224cm" svg:height="0.223cm" svg:x="37.672cm" svg:y="6.451cm" svg:viewBox="0 0 225 224" svg:d="M112 224c31 0 59-11 80-32s33-50 33-80-12-58-33-79-49-33-80-33c-30 0-58 12-79 33s-33 49-33 79 12 59 33 80 49 32 79 32z">
          <text:p/>
        </draw:path>
        <draw:path draw:style-name="gr19" draw:text-style-name="P6" draw:layer="layout" svg:width="0.223cm" svg:height="0.223cm" svg:x="38.841cm" svg:y="5.678cm" svg:viewBox="0 0 224 224" svg:d="M113 224c30 0 58-12 79-33s32-49 32-79c0-29-11-58-32-79-21-20-49-33-79-33s-59 13-80 33c-21 21-33 50-33 79 0 30 12 58 33 79s50 33 80 33z">
          <text:p/>
        </draw:path>
        <draw:path draw:style-name="gr17" draw:text-style-name="P2" draw:layer="layout" svg:width="0.223cm" svg:height="0.223cm" svg:x="38.841cm" svg:y="5.678cm" svg:viewBox="0 0 224 224" svg:d="M113 224c30 0 58-12 79-33s32-49 32-79c0-29-11-58-32-79-21-20-49-33-79-33s-59 13-80 33c-21 21-33 50-33 79 0 30 12 58 33 79s50 33 80 33z">
          <text:p/>
        </draw:path>
        <draw:path draw:style-name="gr16" draw:text-style-name="P6" draw:layer="layout" svg:width="0.223cm" svg:height="0.223cm" svg:x="37.175cm" svg:y="5.826cm" svg:viewBox="0 0 224 224" svg:d="M112 224c29 0 58-12 79-33 21-20 33-49 33-78 0-31-12-59-33-80s-50-33-79-33c-30 0-58 12-79 33s-33 49-33 80c0 29 12 58 33 78 21 21 49 33 79 33z">
          <text:p/>
        </draw:path>
        <draw:path draw:style-name="gr16" draw:text-style-name="P6" draw:layer="layout" svg:width="0.223cm" svg:height="0.223cm" svg:x="37.393cm" svg:y="5.98cm" svg:viewBox="0 0 224 224" svg:d="M111 224c30 0 58-11 80-32 21-21 33-51 33-80 0-30-12-58-33-79-22-21-50-33-80-33-29 0-58 12-78 33-21 21-33 49-33 79 0 29 12 59 33 80 20 21 49 32 78 32z">
          <text:p/>
        </draw:path>
        <draw:path draw:style-name="gr16" draw:text-style-name="P6" draw:layer="layout" svg:width="0.223cm" svg:height="0.224cm" svg:x="38.994cm" svg:y="5.552cm" svg:viewBox="0 0 224 225" svg:d="M111 225c30 0 59-12 80-33s33-49 33-80c0-30-12-58-33-79s-50-33-80-33c-29 0-58 12-79 33-20 21-32 49-32 79 0 31 12 59 32 80 21 21 50 33 79 33z">
          <text:p/>
        </draw:path>
        <draw:path draw:style-name="gr16" draw:text-style-name="P6" draw:layer="layout" svg:width="0.224cm" svg:height="0.224cm" svg:x="37.689cm" svg:y="6.269cm" svg:viewBox="0 0 225 225" svg:d="M113 225c30 0 58-12 79-33s33-49 33-79c0-31-12-59-33-80s-49-33-79-33c-31 0-59 12-80 33s-33 49-33 80c0 30 12 58 33 79s49 33 80 33z">
          <text:p/>
        </draw:path>
        <draw:path draw:style-name="gr16" draw:text-style-name="P6" draw:layer="layout" svg:width="0.223cm" svg:height="0.223cm" svg:x="38.918cm" svg:y="5.655cm" svg:viewBox="0 0 224 224" svg:d="M112 224c29 0 57-12 78-33 21-20 34-49 34-78 0-30-13-58-34-79-21-22-49-34-78-34-30 0-58 12-79 34-21 21-33 49-33 79 0 29 12 58 33 78 21 21 49 33 79 33z">
          <text:p/>
        </draw:path>
        <draw:path draw:style-name="gr16" draw:text-style-name="P6" draw:layer="layout" svg:width="0.223cm" svg:height="0.223cm" svg:x="37.053cm" svg:y="6.418cm" svg:viewBox="0 0 224 224" svg:d="M113 224c29 0 58-12 79-33 20-21 32-50 32-80 0-29-12-58-32-78-21-21-50-33-79-33-30 0-59 12-80 33-21 20-33 49-33 78 0 30 12 59 33 80s50 33 80 33z">
          <text:p/>
        </draw:path>
        <draw:path draw:style-name="gr18" draw:text-style-name="P7" draw:layer="layout" svg:width="0.223cm" svg:height="0.224cm" svg:x="31.271cm" svg:y="7.175cm" svg:viewBox="0 0 224 225" svg:d="M113 225c29 0 58-12 79-33s32-49 32-79-11-59-32-80-50-33-79-33c-30 0-59 12-80 33s-33 50-33 80 12 58 33 79 50 33 80 33z">
          <text:p/>
        </draw:path>
        <draw:path draw:style-name="gr18" draw:text-style-name="P7" draw:layer="layout" svg:width="0.223cm" svg:height="0.223cm" svg:x="32.821cm" svg:y="8.491cm" svg:viewBox="0 0 224 224" svg:d="M112 224c30 0 58-12 79-33s33-49 33-79-12-59-33-80-49-32-79-32c-29 0-59 11-79 32-21 21-33 50-33 80s12 58 33 79c20 21 50 33 79 33z">
          <text:p/>
        </draw:path>
        <draw:path draw:style-name="gr18" draw:text-style-name="P7" draw:layer="layout" svg:width="0.223cm" svg:height="0.223cm" svg:x="31.368cm" svg:y="6.883cm" svg:viewBox="0 0 224 224" svg:d="M112 224c29 0 58-11 80-32 20-21 32-51 32-80 0-30-12-58-32-79-22-21-51-33-80-33-30 0-58 12-79 33s-33 49-33 79c0 29 12 59 33 80s49 32 79 32z">
          <text:p/>
        </draw:path>
        <draw:path draw:style-name="gr18" draw:text-style-name="P7" draw:layer="layout" svg:width="0.223cm" svg:height="0.223cm" svg:x="30.718cm" svg:y="8.786cm" svg:viewBox="0 0 224 224" svg:d="M111 224c30 0 59-12 80-33s33-49 33-79c0-29-12-58-33-79-21-22-50-33-80-33-29 0-58 11-79 33-21 21-32 50-32 79 0 30 11 58 32 79s50 33 79 33z">
          <text:p/>
        </draw:path>
        <draw:path draw:style-name="gr18" draw:text-style-name="P7" draw:layer="layout" svg:width="0.223cm" svg:height="0.224cm" svg:x="32.758cm" svg:y="8.792cm" svg:viewBox="0 0 224 225" svg:d="M112 225c30 0 59-12 79-33 21-21 33-49 33-79s-12-58-33-79c-20-22-49-34-79-34s-58 12-79 34c-21 21-33 49-33 79s12 58 33 79 49 33 79 33z">
          <text:p/>
        </draw:path>
        <draw:path draw:style-name="gr18" draw:text-style-name="P7" draw:layer="layout" svg:width="0.224cm" svg:height="0.223cm" svg:x="33.736cm" svg:y="9.694cm" svg:viewBox="0 0 225 224" svg:d="M113 224c30 0 58-11 79-32s33-50 33-79c0-30-12-58-33-79s-49-34-79-34-58 13-80 34c-21 21-33 49-33 79 0 29 12 58 33 79 22 21 50 32 80 32z">
          <text:p/>
        </draw:path>
        <draw:path draw:style-name="gr16" draw:text-style-name="P6" draw:layer="layout" svg:width="0.223cm" svg:height="0.223cm" svg:x="34.767cm" svg:y="9.478cm" svg:viewBox="0 0 224 224" svg:d="M112 224c30 0 59-13 80-34s32-49 32-79c0-29-11-58-32-79s-50-32-80-32-58 11-79 32-33 50-33 79c0 30 12 58 33 79s49 34 79 34z">
          <text:p/>
        </draw:path>
        <draw:path draw:style-name="gr18" draw:text-style-name="P7" draw:layer="layout" svg:width="0.223cm" svg:height="0.223cm" svg:x="33.076cm" svg:y="9.107cm" svg:viewBox="0 0 224 224" svg:d="M113 224c29 0 57-12 78-33s33-50 33-80-12-58-33-79-49-32-78-32c-30 0-58 11-80 32-21 21-33 49-33 79s12 59 33 80c22 21 50 33 80 33z">
          <text:p/>
        </draw:path>
        <draw:path draw:style-name="gr18" draw:text-style-name="P7" draw:layer="layout" svg:width="0.223cm" svg:height="0.223cm" svg:x="34.345cm" svg:y="9.91cm" svg:viewBox="0 0 224 224" svg:d="M113 224c29 0 58-11 79-32s32-50 32-79c0-30-11-58-32-79-21-22-50-34-79-34-31 0-59 12-80 34-21 21-33 49-33 79 0 29 12 58 33 79s49 32 80 32z">
          <text:p/>
        </draw:path>
        <draw:path draw:style-name="gr16" draw:text-style-name="P6" draw:layer="layout" svg:width="0.223cm" svg:height="0.223cm" svg:x="37.308cm" svg:y="7.798cm" svg:viewBox="0 0 224 224" svg:d="M113 224c29 0 58-12 79-33 21-20 32-49 32-79s-11-58-32-79-50-33-79-33c-30 0-58 12-80 33-21 21-33 49-33 79s12 59 33 79c22 21 50 33 80 33z">
          <text:p/>
        </draw:path>
        <draw:path draw:style-name="gr18" draw:text-style-name="P7" draw:layer="layout" svg:width="0.223cm" svg:height="0.223cm" svg:x="33.385cm" svg:y="9.361cm" svg:viewBox="0 0 224 224" svg:d="M112 224c30 0 58-12 80-33 21-21 32-49 32-80 0-29-11-58-32-79-22-21-50-32-80-32s-58 11-79 32-33 50-33 79c0 31 12 59 33 80s49 33 79 33z">
          <text:p/>
        </draw:path>
        <draw:path draw:style-name="gr18" draw:text-style-name="P7" draw:layer="layout" svg:width="0.223cm" svg:height="0.223cm" svg:x="34.611cm" svg:y="8.98cm" svg:viewBox="0 0 224 224" svg:d="M112 224c30 0 58-12 79-33s33-49 33-78c0-30-12-58-33-80-21-21-49-33-79-33-29 0-59 12-80 33-21 22-32 50-32 80 0 29 11 57 32 78s51 33 80 33z">
          <text:p/>
        </draw:path>
        <draw:path draw:style-name="gr18" draw:text-style-name="P7" draw:layer="layout" svg:width="0.223cm" svg:height="0.223cm" svg:x="33.604cm" svg:y="9.341cm" svg:viewBox="0 0 224 224" svg:d="M111 224c30 0 58-11 80-32 21-21 33-50 33-80s-12-58-33-79c-22-21-50-33-80-33s-58 12-79 33-32 49-32 79 11 59 32 80 49 32 79 32z">
          <text:p/>
        </draw:path>
        <draw:path draw:style-name="gr16" draw:text-style-name="P6" draw:layer="layout" svg:width="0.223cm" svg:height="0.223cm" svg:x="34.689cm" svg:y="9.096cm" svg:viewBox="0 0 224 224" svg:d="M112 224c29 0 58-11 79-32 22-21 33-51 33-80 0-30-11-58-33-79-21-21-50-33-79-33-30 0-58 12-79 33s-33 49-33 79c0 29 12 59 33 80s49 32 79 32z">
          <text:p/>
        </draw:path>
        <draw:path draw:style-name="gr18" draw:text-style-name="P7" draw:layer="layout" svg:width="0.223cm" svg:height="0.223cm" svg:x="33.138cm" svg:y="8.874cm" svg:viewBox="0 0 224 224" svg:d="M112 224c29 0 58-12 79-33 21-20 33-50 33-79 0-30-12-58-33-79s-50-33-79-33c-30 0-58 12-79 33s-33 49-33 79c0 29 12 59 33 79 21 21 49 33 79 33z">
          <text:p/>
        </draw:path>
        <draw:path draw:style-name="gr18" draw:text-style-name="P7" draw:layer="layout" svg:width="0.223cm" svg:height="0.223cm" svg:x="34.237cm" svg:y="9.361cm" svg:viewBox="0 0 224 224" svg:d="M112 224c29 0 58-12 79-33 21-20 33-49 33-79s-12-58-33-79-50-33-79-33c-30 0-58 12-79 33s-33 49-33 79 12 59 33 79c21 21 49 33 79 33z">
          <text:p/>
        </draw:path>
        <draw:path draw:style-name="gr18" draw:text-style-name="P7" draw:layer="layout" svg:width="0.223cm" svg:height="0.223cm" svg:x="32.77cm" svg:y="8.651cm" svg:viewBox="0 0 224 224" svg:d="M111 224c31 0 59-12 80-33s33-50 33-80c0-29-12-58-33-79s-49-32-80-32c-29 0-58 11-79 32-20 21-32 50-32 79 0 30 12 59 32 80 21 21 50 33 79 33z">
          <text:p/>
        </draw:path>
        <draw:path draw:style-name="gr18" draw:text-style-name="P7" draw:layer="layout" svg:width="0.223cm" svg:height="0.223cm" svg:x="34.27cm" svg:y="10.055cm" svg:viewBox="0 0 224 224" svg:d="M112 224c29 0 58-12 79-33s33-49 33-79-12-59-33-80c-21-20-50-32-79-32-30 0-58 12-79 32-21 21-33 50-33 80s12 58 33 79 49 33 79 33z">
          <text:p/>
        </draw:path>
        <draw:path draw:style-name="gr16" draw:text-style-name="P6" draw:layer="layout" svg:width="0.224cm" svg:height="0.223cm" svg:x="37.333cm" svg:y="7.414cm" svg:viewBox="0 0 225 224" svg:d="M113 224c30 0 58-12 79-33s33-49 33-79c0-29-12-59-33-80s-49-32-79-32-58 11-79 32c-22 21-34 51-34 80 0 30 12 58 34 79 21 21 49 33 79 33z">
          <text:p/>
        </draw:path>
        <draw:path draw:style-name="gr18" draw:text-style-name="P7" draw:layer="layout" svg:width="0.223cm" svg:height="0.223cm" svg:x="34.299cm" svg:y="9.795cm" svg:viewBox="0 0 224 224" svg:d="M112 224c29 0 59-12 80-33s32-49 32-79-11-58-32-79-51-33-80-33c-30 0-58 12-79 33s-33 49-33 79 12 58 33 79 49 33 79 33z">
          <text:p/>
        </draw:path>
        <draw:path draw:style-name="gr18" draw:text-style-name="P7" draw:layer="layout" svg:width="0.223cm" svg:height="0.223cm" svg:x="34.138cm" svg:y="10.381cm" svg:viewBox="0 0 224 224" svg:d="M113 224c29 0 58-11 79-33 21-21 32-49 32-79s-11-58-32-79-50-33-79-33c-31 0-59 12-80 33s-33 49-33 79 12 58 33 79c21 22 49 33 80 33z">
          <text:p/>
        </draw:path>
        <draw:path draw:style-name="gr16" draw:text-style-name="P6" draw:layer="layout" svg:width="0.223cm" svg:height="0.223cm" svg:x="37.043cm" svg:y="7.721cm" svg:viewBox="0 0 224 224" svg:d="M112 224c30 0 58-12 79-34 21-21 33-49 33-79 0-29-12-58-33-78-21-21-49-33-79-33s-59 12-80 33c-21 20-32 49-32 78 0 30 11 58 32 79 21 22 50 34 80 34z">
          <text:p/>
        </draw:path>
        <draw:path draw:style-name="gr16" draw:text-style-name="P6" draw:layer="layout" svg:width="0.223cm" svg:height="0.223cm" svg:x="37.287cm" svg:y="7.128cm" svg:viewBox="0 0 224 224" svg:d="M113 224c29 0 58-12 79-33s32-49 32-80c0-29-11-58-32-79-21-20-50-32-79-32-30 0-59 12-80 32-21 21-33 50-33 79 0 31 12 59 33 80s50 33 80 33z">
          <text:p/>
        </draw:path>
        <draw:path draw:style-name="gr18" draw:text-style-name="P7" draw:layer="layout" svg:width="0.223cm" svg:height="0.223cm" svg:x="34.317cm" svg:y="10.539cm" svg:viewBox="0 0 224 224" svg:d="M111 224c31 0 59-11 80-32s33-50 33-79c0-30-12-58-33-80-21-21-49-33-80-33-29 0-58 12-79 33-20 22-32 50-32 80 0 29 12 58 32 79 21 21 50 32 79 32z">
          <text:p/>
        </draw:path>
        <draw:path draw:style-name="gr16" draw:text-style-name="P6" draw:layer="layout" svg:width="0.224cm" svg:height="0.223cm" svg:x="37.176cm" svg:y="7.499cm" svg:viewBox="0 0 225 224" svg:d="M112 224c30 0 58-12 80-34 21-21 33-49 33-79 0-29-12-58-33-79-22-21-50-32-80-32s-58 11-79 32-33 50-33 79c0 30 12 58 33 79 21 22 49 34 79 34z">
          <text:p/>
        </draw:path>
        <draw:path draw:style-name="gr18" draw:text-style-name="P7" draw:layer="layout" svg:width="0.223cm" svg:height="0.223cm" svg:x="34.214cm" svg:y="10.243cm" svg:viewBox="0 0 224 224" svg:d="M112 224c30 0 58-12 79-33 21-20 33-49 33-79s-12-58-33-79-49-33-79-33c-29 0-58 12-79 33s-33 49-33 79 12 59 33 79c21 21 50 33 79 33z">
          <text:p/>
        </draw:path>
        <draw:path draw:style-name="gr16" draw:text-style-name="P6" draw:layer="layout" svg:width="0.223cm" svg:height="0.223cm" svg:x="37.128cm" svg:y="7.65cm" svg:viewBox="0 0 224 224" svg:d="M112 224c30 0 58-12 79-33 21-20 33-49 33-78 0-30-12-58-33-80-21-21-49-33-79-33-29 0-58 12-79 33-21 22-33 50-33 80 0 29 12 58 33 78 21 21 50 33 79 33z">
          <text:p/>
        </draw:path>
        <draw:path draw:style-name="gr18" draw:text-style-name="P7" draw:layer="layout" svg:width="0.223cm" svg:height="0.223cm" svg:x="33.631cm" svg:y="9.087cm" svg:viewBox="0 0 224 224" svg:d="M112 224c29 0 59-11 80-32s32-51 32-80c0-30-11-58-32-79s-51-33-80-33c-30 0-58 12-79 33s-33 49-33 79c0 29 12 59 33 80s49 32 79 32z">
          <text:p/>
        </draw:path>
        <draw:path draw:style-name="gr18" draw:text-style-name="P7" draw:layer="layout" svg:width="0.223cm" svg:height="0.223cm" svg:x="32.853cm" svg:y="8.701cm" svg:viewBox="0 0 224 224" svg:d="M112 224c30 0 58-12 79-33s33-49 33-79-12-59-33-80c-21-20-49-32-79-32-29 0-58 12-80 32-20 21-32 50-32 80s12 58 32 79c22 21 51 33 80 33z">
          <text:p/>
        </draw:path>
        <draw:path draw:style-name="gr18" draw:text-style-name="P7" draw:layer="layout" svg:width="0.223cm" svg:height="0.223cm" svg:x="32.851cm" svg:y="8.91cm" svg:viewBox="0 0 224 224" svg:d="M112 224c30 0 58-11 79-32s33-50 33-80-12-58-33-79-49-33-79-33c-29 0-58 12-80 33-21 21-32 49-32 79s11 59 32 80c22 21 51 32 80 32z">
          <text:p/>
        </draw:path>
        <draw:path draw:style-name="gr18" draw:text-style-name="P7" draw:layer="layout" svg:width="0.223cm" svg:height="0.223cm" svg:x="33.712cm" svg:y="9.176cm" svg:viewBox="0 0 224 224" svg:d="M112 224c30 0 58-12 79-33 21-20 33-49 33-78 0-30-12-59-33-80s-49-33-79-33c-29 0-59 12-79 33-21 21-33 50-33 80 0 29 12 58 33 78 20 21 50 33 79 33z">
          <text:p/>
        </draw:path>
        <draw:path draw:style-name="gr18" draw:text-style-name="P7" draw:layer="layout" svg:width="0.223cm" svg:height="0.223cm" svg:x="33.224cm" svg:y="9.054cm" svg:viewBox="0 0 224 224" svg:d="M111 224c31 0 59-12 80-34 21-21 33-49 33-79 0-29-12-58-33-79s-49-32-80-32c-29 0-58 11-79 32s-32 50-32 79c0 30 11 58 32 79 21 22 50 34 79 34z">
          <text:p/>
        </draw:path>
        <draw:path draw:style-name="gr18" draw:text-style-name="P7" draw:layer="layout" svg:width="0.223cm" svg:height="0.223cm" svg:x="33.143cm" svg:y="9.03cm" svg:viewBox="0 0 224 224" svg:d="M112 224c29 0 58-12 79-33 22-21 33-49 33-79 0-29-11-58-33-78-21-21-50-34-79-34-30 0-58 13-79 34-21 20-33 49-33 78 0 30 12 58 33 79s49 33 79 33z">
          <text:p/>
        </draw:path>
        <draw:path draw:style-name="gr18" draw:text-style-name="P7" draw:layer="layout" svg:width="0.223cm" svg:height="0.223cm" svg:x="33.092cm" svg:y="9.409cm" svg:viewBox="0 0 224 224" svg:d="M113 224c29 0 58-12 79-33 21-20 32-49 32-78 0-30-11-59-32-80s-50-33-79-33c-30 0-58 12-79 33-22 21-34 50-34 80 0 29 12 58 34 78 21 21 49 33 79 33z">
          <text:p/>
        </draw:path>
        <draw:path draw:style-name="gr18" draw:text-style-name="P7" draw:layer="layout" svg:width="0.223cm" svg:height="0.223cm" svg:x="33.593cm" svg:y="9.772cm" svg:viewBox="0 0 224 224" svg:d="M111 224c30 0 58-12 79-33 22-21 34-50 34-80 0-29-12-58-34-79-21-21-49-32-79-32-29 0-58 11-79 32s-32 50-32 79c0 30 11 59 32 80s50 33 79 33z">
          <text:p/>
        </draw:path>
        <draw:path draw:style-name="gr18" draw:text-style-name="P7" draw:layer="layout" svg:width="0.223cm" svg:height="0.224cm" svg:x="34.347cm" svg:y="10.2cm" svg:viewBox="0 0 224 225" svg:d="M112 225c30 0 58-12 79-33s33-50 33-80-12-58-33-79-49-33-79-33-59 12-80 33-32 49-32 79 11 59 32 80 50 33 80 33z">
          <text:p/>
        </draw:path>
        <draw:path draw:style-name="gr18" draw:text-style-name="P7" draw:layer="layout" svg:width="0.223cm" svg:height="0.223cm" svg:x="31.295cm" svg:y="6.792cm" svg:viewBox="0 0 224 224" svg:d="M113 224c30 0 58-12 79-33 21-20 32-49 32-78 0-30-11-58-32-79s-49-34-79-34-58 13-80 34c-21 21-33 49-33 79 0 29 12 58 33 78 22 21 50 33 80 33z">
          <text:p/>
        </draw:path>
        <draw:path draw:style-name="gr9" draw:text-style-name="P7" draw:layer="layout" svg:width="0.224cm" svg:height="0.223cm" svg:x="31.366cm" svg:y="6.916cm" svg:viewBox="0 0 225 224" svg:d="M112 224c30 0 58-11 80-32 21-21 33-50 33-79 0-31-12-59-33-80-22-21-50-33-80-33s-58 12-79 33-33 49-33 80c0 29 12 58 33 79s49 32 79 32z">
          <text:p/>
        </draw:path>
        <draw:path draw:style-name="gr17" draw:text-style-name="P2" draw:layer="layout" svg:width="0.224cm" svg:height="0.223cm" svg:x="31.366cm" svg:y="6.916cm" svg:viewBox="0 0 225 224" svg:d="M112 224c30 0 58-11 80-32 21-21 33-50 33-79 0-31-12-59-33-80-22-21-50-33-80-33s-58 12-79 33-33 49-33 80c0 29 12 58 33 79s49 32 79 32z">
          <text:p/>
        </draw:path>
        <draw:path draw:style-name="gr18" draw:text-style-name="P7" draw:layer="layout" svg:width="0.224cm" svg:height="0.223cm" svg:x="31.262cm" svg:y="6.758cm" svg:viewBox="0 0 225 224" svg:d="M113 224c30 0 58-12 79-33s33-49 33-79c0-29-12-58-33-80-21-20-49-32-79-32s-59 12-80 32c-21 22-33 51-33 80 0 30 12 58 33 79s50 33 80 33z">
          <text:p/>
        </draw:path>
        <draw:path draw:style-name="gr18" draw:text-style-name="P7" draw:layer="layout" svg:width="0.223cm" svg:height="0.223cm" svg:x="31.217cm" svg:y="7.09cm" svg:viewBox="0 0 224 224" svg:d="M112 224c30 0 59-12 80-33 20-21 32-50 32-80 0-29-12-58-32-79-21-21-50-32-80-32s-58 11-79 32-33 50-33 79c0 30 12 59 33 80s49 33 79 33z">
          <text:p/>
        </draw:path>
        <draw:path draw:style-name="gr18" draw:text-style-name="P7" draw:layer="layout" svg:width="0.223cm" svg:height="0.223cm" svg:x="30.971cm" svg:y="7.157cm" svg:viewBox="0 0 224 224" svg:d="M111 224c31 0 59-12 80-33s33-49 33-79-12-59-33-80-49-32-80-32c-29 0-58 11-79 32s-32 50-32 80 11 58 32 79 50 33 79 33z">
          <text:p/>
        </draw:path>
        <draw:path draw:style-name="gr18" draw:text-style-name="P7" draw:layer="layout" svg:width="0.223cm" svg:height="0.223cm" svg:x="30.673cm" svg:y="8.743cm" svg:viewBox="0 0 224 224" svg:d="M111 224c30 0 58-12 79-33s34-49 34-79c0-29-13-59-34-80-21-20-49-32-79-32-29 0-58 12-78 32-21 21-33 51-33 80 0 30 12 58 33 79 20 21 49 33 78 33z">
          <text:p/>
        </draw:path>
        <draw:path draw:style-name="gr18" draw:text-style-name="P7" draw:layer="layout" svg:width="0.223cm" svg:height="0.223cm" svg:x="33.773cm" svg:y="4.447cm" svg:viewBox="0 0 224 224" svg:d="M113 224c29 0 58-11 78-32 21-21 33-50 33-80s-12-58-33-79c-20-21-49-33-78-33-30 0-58 12-79 33s-34 49-34 79 13 59 34 80 49 32 79 32z">
          <text:p/>
        </draw:path>
        <draw:path draw:style-name="gr18" draw:text-style-name="P7" draw:layer="layout" svg:width="0.223cm" svg:height="0.223cm" svg:x="33.703cm" svg:y="4.427cm" svg:viewBox="0 0 224 224" svg:d="M113 224c29 0 58-12 79-33s32-50 32-80c0-29-11-57-32-78s-50-33-79-33c-30 0-59 12-80 33s-33 49-33 78c0 30 12 59 33 80s50 33 80 33z">
          <text:p/>
        </draw:path>
        <draw:path draw:style-name="gr18" draw:text-style-name="P7" draw:layer="layout" svg:width="0.223cm" svg:height="0.223cm" svg:x="33.489cm" svg:y="9.282cm" svg:viewBox="0 0 224 224" svg:d="M113 224c29 0 58-12 79-34 20-21 32-49 32-79 0-29-12-58-32-79-21-21-50-32-79-32-30 0-59 11-80 32s-33 50-33 79c0 30 12 58 33 79 21 22 50 34 80 34z">
          <text:p/>
        </draw:path>
        <draw:path draw:style-name="gr18" draw:text-style-name="P7" draw:layer="layout" svg:width="0.223cm" svg:height="0.223cm" svg:x="33.661cm" svg:y="9.713cm" svg:viewBox="0 0 224 224" svg:d="M111 224c31 0 59-12 80-34 21-21 33-49 33-79 0-29-12-58-33-78-21-21-49-33-80-33-29 0-58 12-79 33-21 20-32 49-32 78 0 30 11 58 32 79 21 22 50 34 79 34z">
          <text:p/>
        </draw:path>
        <draw:path draw:style-name="gr18" draw:text-style-name="P7" draw:layer="layout" svg:width="0.223cm" svg:height="0.224cm" svg:x="34.754cm" svg:y="9.877cm" svg:viewBox="0 0 224 225" svg:d="M112 225c29 0 59-12 80-33s32-49 32-79-11-58-32-80c-21-21-51-33-80-33-30 0-58 12-79 33-21 22-33 50-33 80s12 58 33 79 49 33 79 33z">
          <text:p/>
        </draw:path>
        <draw:path draw:style-name="gr18" draw:text-style-name="P7" draw:layer="layout" svg:width="0.223cm" svg:height="0.223cm" svg:x="33.217cm" svg:y="9.222cm" svg:viewBox="0 0 224 224" svg:d="M112 224c30 0 59-12 80-32 21-21 32-50 32-79 0-30-11-58-32-79-21-22-50-34-80-34s-58 12-79 34c-21 21-33 49-33 79 0 29 12 58 33 79 21 20 49 32 79 32z">
          <text:p/>
        </draw:path>
        <draw:path draw:style-name="gr18" draw:text-style-name="P7" draw:layer="layout" svg:width="0.223cm" svg:height="0.223cm" svg:x="34.448cm" svg:y="9.715cm" svg:viewBox="0 0 224 224" svg:d="M113 224c29 0 58-12 79-34 21-20 32-49 32-78 0-30-11-58-32-79s-50-33-79-33c-30 0-58 12-79 33s-34 49-34 79c0 29 13 58 34 78 21 22 49 34 79 34z">
          <text:p/>
        </draw:path>
        <draw:path draw:style-name="gr16" draw:text-style-name="P6" draw:layer="layout" svg:width="0.223cm" svg:height="0.223cm" svg:x="37.398cm" svg:y="7.809cm" svg:viewBox="0 0 224 224" svg:d="M111 224c30 0 58-11 80-32 21-21 33-50 33-79 0-31-12-59-33-80-22-21-50-33-80-33s-58 12-79 33-32 49-32 80c0 29 11 58 32 79s49 32 79 32z">
          <text:p/>
        </draw:path>
        <draw:path draw:style-name="gr18" draw:text-style-name="P7" draw:layer="layout" svg:width="0.224cm" svg:height="0.223cm" svg:x="30.661cm" svg:y="8.798cm" svg:viewBox="0 0 225 224" svg:d="M113 224c30 0 58-12 79-33s33-49 33-79c0-29-12-58-33-79s-49-33-79-33-58 12-79 33-34 50-34 79c0 30 13 58 34 79s49 33 79 33z">
          <text:p/>
        </draw:path>
        <draw:path draw:style-name="gr18" draw:text-style-name="P7" draw:layer="layout" svg:width="0.223cm" svg:height="0.223cm" svg:x="34.934cm" svg:y="9.278cm" svg:viewBox="0 0 224 224" svg:d="M111 224c30 0 58-12 80-34 21-21 33-49 33-79 0-29-12-58-33-78-22-21-50-33-80-33-29 0-57 12-78 33-21 20-33 49-33 78 0 30 12 58 33 79 21 22 49 34 78 34z">
          <text:p/>
        </draw:path>
        <draw:path draw:style-name="gr18" draw:text-style-name="P7" draw:layer="layout" svg:width="0.223cm" svg:height="0.223cm" svg:x="31.275cm" svg:y="4.579cm" svg:viewBox="0 0 224 224" svg:d="M113 224c29 0 58-13 79-33 20-21 32-50 32-79 0-30-12-58-32-79-21-21-50-33-79-33-30 0-59 12-80 33s-33 49-33 79c0 29 12 58 33 79 21 20 50 33 80 33z">
          <text:p/>
        </draw:path>
        <draw:path draw:style-name="gr18" draw:text-style-name="P7" draw:layer="layout" svg:width="0.224cm" svg:height="0.223cm" svg:x="31.48cm" svg:y="4.979cm" svg:viewBox="0 0 225 224" svg:d="M113 224c30 0 58-12 79-33s33-49 33-79c0-29-12-58-33-80-21-20-49-32-79-32s-59 12-80 32c-21 22-33 51-33 80 0 30 12 58 33 79s50 33 80 33z">
          <text:p/>
        </draw:path>
        <draw:path draw:style-name="gr16" draw:text-style-name="P6" draw:layer="layout" svg:width="0.223cm" svg:height="0.223cm" svg:x="38.776cm" svg:y="9.835cm" svg:viewBox="0 0 224 224" svg:d="M111 224c31 0 59-12 80-33s33-49 33-79-12-58-33-79-49-33-80-33c-29 0-57 12-78 33s-33 49-33 79 12 58 33 79 49 33 78 33z">
          <text:p/>
        </draw:path>
        <draw:path draw:style-name="gr18" draw:text-style-name="P7" draw:layer="layout" svg:width="0.223cm" svg:height="0.223cm" svg:x="38.783cm" svg:y="9.664cm" svg:viewBox="0 0 224 224" svg:d="M111 224c31 0 59-12 80-32 21-21 33-50 33-79 0-30-12-58-33-80-21-21-49-33-80-33-29 0-58 12-79 33-21 22-32 50-32 80 0 29 11 58 32 79 21 20 50 32 79 32z">
          <text:p/>
        </draw:path>
        <draw:path draw:style-name="gr16" draw:text-style-name="P6" draw:layer="layout" svg:width="0.223cm" svg:height="0.223cm" svg:x="39.825cm" svg:y="8.119cm" svg:viewBox="0 0 224 224" svg:d="M112 224c29 0 58-12 79-33 22-20 33-49 33-78 0-30-11-58-33-79-21-22-50-34-79-34-30 0-58 12-79 34-21 21-33 49-33 79 0 29 12 58 33 78 21 21 49 33 79 33z">
          <text:p/>
        </draw:path>
        <draw:path draw:style-name="gr18" draw:text-style-name="P7" draw:layer="layout" svg:width="0.223cm" svg:height="0.223cm" svg:x="31.64cm" svg:y="5.043cm" svg:viewBox="0 0 224 224" svg:d="M111 224c31 0 59-11 80-33 21-21 33-49 33-79s-12-58-33-79-49-33-80-33c-29 0-58 12-79 33-20 21-32 49-32 79s12 58 32 79c21 22 50 33 79 33z">
          <text:p/>
        </draw:path>
        <draw:path draw:style-name="gr18" draw:text-style-name="P7" draw:layer="layout" svg:width="0.223cm" svg:height="0.223cm" svg:x="31.43cm" svg:y="4.619cm" svg:viewBox="0 0 224 224" svg:d="M111 224c31 0 59-12 80-33 21-22 33-50 33-80 0-29-12-58-33-79-21-20-49-32-80-32-29 0-58 12-79 32-20 21-32 50-32 79 0 30 12 58 32 80 21 21 50 33 79 33z">
          <text:p/>
        </draw:path>
        <draw:path draw:style-name="gr18" draw:text-style-name="P7" draw:layer="layout" svg:width="0.223cm" svg:height="0.224cm" svg:x="31.742cm" svg:y="4.694cm" svg:viewBox="0 0 224 225" svg:d="M113 225c29 0 58-12 79-33 20-21 32-49 32-79 0-31-12-59-32-80-21-21-50-33-79-33-30 0-58 12-80 33-21 21-33 49-33 80 0 30 12 58 33 79 22 21 50 33 80 33z">
          <text:p/>
        </draw:path>
        <draw:path draw:style-name="gr18" draw:text-style-name="P7" draw:layer="layout" svg:width="0.223cm" svg:height="0.223cm" svg:x="31.71cm" svg:y="4.95cm" svg:viewBox="0 0 224 224" svg:d="M112 224c30 0 58-12 79-33s33-49 33-79c0-29-12-59-33-80s-49-32-79-32c-29 0-59 11-80 32s-32 51-32 80c0 30 11 58 32 79s51 33 80 33z">
          <text:p/>
        </draw:path>
        <draw:path draw:style-name="gr18" draw:text-style-name="P7" draw:layer="layout" svg:width="0.224cm" svg:height="0.223cm" svg:x="32.822cm" svg:y="7.061cm" svg:viewBox="0 0 225 224" svg:d="M113 224c30 0 58-12 79-33s33-50 33-79c0-30-12-58-33-79s-49-33-79-33-59 12-80 33-33 49-33 79c0 29 12 58 33 79s50 33 80 33z">
          <text:p/>
        </draw:path>
        <draw:path draw:style-name="gr18" draw:text-style-name="P7" draw:layer="layout" svg:width="0.223cm" svg:height="0.223cm" svg:x="38.224cm" svg:y="9.127cm" svg:viewBox="0 0 224 224" svg:d="M112 224c30 0 58-11 79-32s33-50 33-80-12-58-33-79-49-33-79-33c-29 0-58 12-79 33-22 21-33 49-33 79s11 59 33 80c21 21 50 32 79 32z">
          <text:p/>
        </draw:path>
        <draw:path draw:style-name="gr18" draw:text-style-name="P7" draw:layer="layout" svg:width="0.223cm" svg:height="0.223cm" svg:x="31.749cm" svg:y="5.472cm" svg:viewBox="0 0 224 224" svg:d="M112 224c30 0 58-13 79-34s33-49 33-79-12-58-33-79-49-32-79-32c-29 0-58 11-78 32-22 21-34 49-34 79s12 58 34 79c20 21 49 34 78 34z">
          <text:p/>
        </draw:path>
        <draw:path draw:style-name="gr18" draw:text-style-name="P7" draw:layer="layout" svg:width="0.223cm" svg:height="0.223cm" svg:x="31.728cm" svg:y="5.403cm" svg:viewBox="0 0 224 224" svg:d="M113 224c29 0 58-12 79-33s32-49 32-79c0-29-11-59-32-80-21-20-50-32-79-32-30 0-58 12-80 32-21 21-33 51-33 80 0 30 12 58 33 79 22 21 50 33 80 33z">
          <text:p/>
        </draw:path>
        <draw:path draw:style-name="gr18" draw:text-style-name="P7" draw:layer="layout" svg:width="0.223cm" svg:height="0.223cm" svg:x="30.183cm" svg:y="7.069cm" svg:viewBox="0 0 224 224" svg:d="M113 224c29 0 58-11 79-32 21-22 32-50 32-80s-11-58-32-79-50-33-79-33c-30 0-58 12-80 33-21 21-33 49-33 79s12 58 33 80c22 21 50 32 80 32z">
          <text:p/>
        </draw:path>
        <draw:path draw:style-name="gr18" draw:text-style-name="P7" draw:layer="layout" svg:width="0.223cm" svg:height="0.223cm" svg:x="33.503cm" svg:y="4.449cm" svg:viewBox="0 0 224 224" svg:d="M113 224c29 0 58-11 79-32s32-50 32-80-11-58-32-79-50-33-79-33c-30 0-59 12-80 33s-33 49-33 79 12 59 33 80 50 32 80 32z">
          <text:p/>
        </draw:path>
        <draw:path draw:style-name="gr18" draw:text-style-name="P7" draw:layer="layout" svg:width="0.224cm" svg:height="0.223cm" svg:x="33.504cm" svg:y="4.54cm" svg:viewBox="0 0 225 224" svg:d="M113 224c30 0 58-11 79-32s33-50 33-79c0-30-12-58-33-79-21-22-49-34-79-34s-59 12-80 34c-21 21-33 49-33 79 0 29 12 58 33 79s50 32 80 32z">
          <text:p/>
        </draw:path>
        <draw:path draw:style-name="gr18" draw:text-style-name="P7" draw:layer="layout" svg:width="0.223cm" svg:height="0.224cm" svg:x="33.497cm" svg:y="4.61cm" svg:viewBox="0 0 224 225" svg:d="M113 225c29 0 58-12 78-33 21-22 33-50 33-80s-12-58-33-79c-20-21-49-33-78-33-30 0-59 12-80 33s-33 49-33 79 12 58 33 80c21 21 50 33 80 33z">
          <text:p/>
        </draw:path>
        <draw:path draw:style-name="gr16" draw:text-style-name="P6" draw:layer="layout" svg:width="0.223cm" svg:height="0.223cm" svg:x="39.032cm" svg:y="5.876cm" svg:viewBox="0 0 224 224" svg:d="M113 224c29 0 58-12 79-32 20-21 32-50 32-79 0-30-12-58-32-80-21-21-50-33-79-33-31 0-59 12-80 33-21 22-33 50-33 80 0 29 12 58 33 79 21 20 49 32 80 32z">
          <text:p/>
        </draw:path>
        <draw:path draw:style-name="gr18" draw:text-style-name="P7" draw:layer="layout" svg:width="0.223cm" svg:height="0.223cm" svg:x="35.952cm" svg:y="1.412cm" svg:viewBox="0 0 224 224" svg:d="M113 224c29 0 58-12 78-33 21-21 33-49 33-78 0-30-12-58-33-80-20-21-49-33-78-33-30 0-59 12-80 33-21 22-33 50-33 80 0 29 12 57 33 78s50 33 80 33z">
          <text:p/>
        </draw:path>
        <draw:path draw:style-name="gr16" draw:text-style-name="P6" draw:layer="layout" svg:width="0.223cm" svg:height="0.223cm" svg:x="37.18cm" svg:y="8.254cm" svg:viewBox="0 0 224 224" svg:d="M111 224c30 0 58-12 80-33 21-21 33-49 33-79 0-31-12-59-33-80-22-21-50-32-80-32-29 0-58 11-79 32-20 21-32 49-32 80 0 30 12 58 32 79 21 21 50 33 79 33z">
          <text:p/>
        </draw:path>
        <draw:path draw:style-name="gr16" draw:text-style-name="P6" draw:layer="layout" svg:width="0.223cm" svg:height="0.224cm" svg:x="37.52cm" svg:y="4.39cm" svg:viewBox="0 0 224 225" svg:d="M113 225c29 0 58-12 79-33 21-22 32-50 32-80s-11-58-32-79-50-33-79-33c-30 0-59 12-80 33s-33 49-33 79 12 58 33 80c21 21 50 33 80 33z">
          <text:p/>
        </draw:path>
        <draw:path draw:style-name="gr16" draw:text-style-name="P6" draw:layer="layout" svg:width="0.223cm" svg:height="0.223cm" svg:x="37.841cm" svg:y="4.948cm" svg:viewBox="0 0 224 224" svg:d="M112 224c29 0 58-12 80-33 20-21 32-49 32-79 0-29-12-59-32-80-22-21-51-32-80-32-30 0-58 11-79 32s-33 51-33 80c0 30 12 58 33 79s49 33 79 33z">
          <text:p/>
        </draw:path>
        <draw:path draw:style-name="gr16" draw:text-style-name="P6" draw:layer="layout" svg:width="0.223cm" svg:height="0.223cm" svg:x="38.814cm" svg:y="10.011cm" svg:viewBox="0 0 224 224" svg:d="M113 224c29 0 58-12 79-33s32-49 32-80c0-29-11-58-32-79s-50-32-79-32c-31 0-59 11-80 32s-33 50-33 79c0 31 12 59 33 80s49 33 80 33z">
          <text:p/>
        </draw:path>
        <draw:path draw:style-name="gr16" draw:text-style-name="P6" draw:layer="layout" svg:width="0.223cm" svg:height="0.223cm" svg:x="38.054cm" svg:y="5.804cm" svg:viewBox="0 0 224 224" svg:d="M112 224c29 0 58-12 80-33 21-20 32-49 32-78 0-31-11-59-32-80-22-21-51-33-80-33-30 0-58 12-79 33s-33 49-33 80c0 29 12 58 33 78 21 21 49 33 79 33z">
          <text:p/>
        </draw:path>
        <draw:path draw:style-name="gr16" draw:text-style-name="P6" draw:layer="layout" svg:width="0.223cm" svg:height="0.223cm" svg:x="37.551cm" svg:y="4.713cm" svg:viewBox="0 0 224 224" svg:d="M112 224c30 0 58-12 79-33s33-49 33-79c0-31-12-59-33-80s-49-32-79-32c-29 0-58 11-79 32-22 21-33 49-33 80 0 30 11 58 33 79 21 21 50 33 79 33z">
          <text:p/>
        </draw:path>
        <draw:path draw:style-name="gr16" draw:text-style-name="P6" draw:layer="layout" svg:width="0.223cm" svg:height="0.224cm" svg:x="38.087cm" svg:y="5.683cm" svg:viewBox="0 0 224 225" svg:d="M112 225c29 0 59-12 79-33 21-21 33-49 33-79s-12-58-33-79c-20-21-50-34-79-34-30 0-58 13-79 34s-33 49-33 79 12 58 33 79 49 33 79 33z">
          <text:p/>
        </draw:path>
        <draw:path draw:style-name="gr16" draw:text-style-name="P6" draw:layer="layout" svg:width="0.223cm" svg:height="0.223cm" svg:x="37.58cm" svg:y="6.375cm" svg:viewBox="0 0 224 224" svg:d="M111 224c30 0 58-12 79-34 21-21 34-49 34-79 0-29-13-58-34-78-21-21-49-33-79-33-29 0-58 12-79 33-21 20-32 49-32 78 0 30 11 58 32 79 21 22 50 34 79 34z">
          <text:p/>
        </draw:path>
        <draw:path draw:style-name="gr16" draw:text-style-name="P6" draw:layer="layout" svg:width="0.223cm" svg:height="0.223cm" svg:x="39.441cm" svg:y="5.727cm" svg:viewBox="0 0 224 224" svg:d="M112 224c29 0 59-12 80-33 21-22 32-50 32-80s-11-58-32-79-51-32-80-32c-30 0-58 11-79 32s-33 49-33 79 12 58 33 80c21 21 49 33 79 33z">
          <text:p/>
        </draw:path>
        <draw:path draw:style-name="gr16" draw:text-style-name="P6" draw:layer="layout" svg:width="0.223cm" svg:height="0.223cm" svg:x="39.258cm" svg:y="6.264cm" svg:viewBox="0 0 224 224" svg:d="M113 224c29 0 58-12 79-32 21-21 32-50 32-79 0-31-11-59-32-80s-50-33-79-33c-31 0-59 12-80 33s-33 49-33 80c0 29 12 58 33 79 21 20 49 32 80 32z">
          <text:p/>
        </draw:path>
        <draw:path draw:style-name="gr16" draw:text-style-name="P6" draw:layer="layout" svg:width="0.223cm" svg:height="0.223cm" svg:x="40.259cm" svg:y="6.177cm" svg:viewBox="0 0 224 224" svg:d="M112 224c29 0 58-12 79-33 21-22 33-50 33-80 0-29-12-58-33-79-21-20-50-32-79-32-30 0-58 12-79 32-21 21-33 50-33 79 0 30 12 58 33 80 21 21 49 33 79 33z">
          <text:p/>
        </draw:path>
        <draw:path draw:style-name="gr16" draw:text-style-name="P6" draw:layer="layout" svg:width="0.223cm" svg:height="0.224cm" svg:x="39.379cm" svg:y="6.207cm" svg:viewBox="0 0 224 225" svg:d="M111 225c30 0 58-12 79-33 22-21 34-50 34-80s-12-58-34-79c-21-21-49-33-79-33-29 0-58 12-79 33s-32 49-32 79 11 59 32 80 50 33 79 33z">
          <text:p/>
        </draw:path>
        <draw:path draw:style-name="gr16" draw:text-style-name="P6" draw:layer="layout" svg:width="0.223cm" svg:height="0.224cm" svg:x="37.69cm" svg:y="5.243cm" svg:viewBox="0 0 224 225" svg:d="M112 225c30 0 58-13 79-34s33-49 33-79-12-58-33-79-49-33-79-33-59 12-80 33-32 49-32 79 11 58 32 79 50 34 80 34z">
          <text:p/>
        </draw:path>
        <draw:path draw:style-name="gr16" draw:text-style-name="P6" draw:layer="layout" svg:width="0.223cm" svg:height="0.223cm" svg:x="37.014cm" svg:y="5.572cm" svg:viewBox="0 0 224 224" svg:d="M112 224c30 0 59-12 80-33 20-21 32-49 32-80 0-30-12-58-32-79-21-21-50-32-80-32s-58 11-79 32-33 49-33 79c0 31 12 59 33 80s49 33 79 33z">
          <text:p/>
        </draw:path>
        <draw:path draw:style-name="gr16" draw:text-style-name="P6" draw:layer="layout" svg:width="0.223cm" svg:height="0.223cm" svg:x="37.118cm" svg:y="6.905cm" svg:viewBox="0 0 224 224" svg:d="M112 224c30 0 58-12 79-33s33-49 33-80c0-29-12-58-33-79-21-20-49-32-79-32-29 0-58 12-79 32-22 21-33 50-33 79 0 31 11 59 33 80 21 21 50 33 79 33z">
          <text:p/>
        </draw:path>
        <draw:path draw:style-name="gr16" draw:text-style-name="P6" draw:layer="layout" svg:width="0.223cm" svg:height="0.223cm" svg:x="39.149cm" svg:y="6.367cm" svg:viewBox="0 0 224 224" svg:d="M111 224c30 0 58-13 79-34 22-20 34-49 34-78 0-30-12-58-34-79-21-21-49-33-79-33s-58 12-79 33-32 49-32 79c0 29 11 58 32 78 21 21 49 34 79 34z">
          <text:p/>
        </draw:path>
        <draw:path draw:style-name="gr16" draw:text-style-name="P6" draw:layer="layout" svg:width="0.223cm" svg:height="0.223cm" svg:x="40.065cm" svg:y="5.85cm" svg:viewBox="0 0 224 224" svg:d="M112 224c29 0 58-12 79-33s33-49 33-78c0-30-12-59-33-80s-50-33-79-33c-30 0-58 12-79 33s-33 50-33 80c0 29 12 57 33 78s49 33 79 33z">
          <text:p/>
        </draw:path>
        <draw:path draw:style-name="gr16" draw:text-style-name="P6" draw:layer="layout" svg:width="0.223cm" svg:height="0.223cm" svg:x="39.333cm" svg:y="6.428cm" svg:viewBox="0 0 224 224" svg:d="M112 224c30 0 58-11 79-32s33-51 33-80c0-30-12-58-33-79s-49-33-79-33c-29 0-58 12-78 33-22 21-34 49-34 79 0 29 12 59 34 80 20 21 49 32 78 32z">
          <text:p/>
        </draw:path>
        <draw:path draw:style-name="gr16" draw:text-style-name="P6" draw:layer="layout" svg:width="0.223cm" svg:height="0.223cm" svg:x="39.123cm" svg:y="5.92cm" svg:viewBox="0 0 224 224" svg:d="M113 224c29 0 58-12 78-33 21-21 33-50 33-79 0-30-12-58-33-79-20-21-49-33-78-33-30 0-58 12-79 33-22 21-34 49-34 79 0 29 12 58 34 79 21 21 49 33 79 33z">
          <text:p/>
        </draw:path>
        <draw:path draw:style-name="gr16" draw:text-style-name="P6" draw:layer="layout" svg:width="0.224cm" svg:height="0.223cm" svg:x="39.942cm" svg:y="6.733cm" svg:viewBox="0 0 225 224" svg:d="M113 224c30 0 58-11 79-32s33-50 33-79c0-30-12-59-33-80s-49-33-79-33c-31 0-59 12-80 33s-33 50-33 80c0 29 12 58 33 79s49 32 80 32z">
          <text:p/>
        </draw:path>
        <draw:path draw:style-name="gr16" draw:text-style-name="P6" draw:layer="layout" svg:width="0.223cm" svg:height="0.223cm" svg:x="40.288cm" svg:y="6.434cm" svg:viewBox="0 0 224 224" svg:d="M112 224c29 0 58-12 80-33 21-21 32-50 32-80 0-29-11-58-32-79-22-20-51-32-80-32-30 0-58 12-79 32-21 21-33 50-33 79 0 30 12 59 33 80s49 33 79 33z">
          <text:p/>
        </draw:path>
        <draw:path draw:style-name="gr16" draw:text-style-name="P6" draw:layer="layout" svg:width="0.223cm" svg:height="0.223cm" svg:x="37.386cm" svg:y="5.786cm" svg:viewBox="0 0 224 224" svg:d="M111 224c30 0 58-12 80-33 21-20 33-49 33-79s-12-58-33-79c-22-21-50-33-80-33-29 0-58 12-79 33s-32 49-32 79 11 59 32 79c21 21 50 33 79 33z">
          <text:p/>
        </draw:path>
        <draw:path draw:style-name="gr16" draw:text-style-name="P6" draw:layer="layout" svg:width="0.223cm" svg:height="0.223cm" svg:x="38.71cm" svg:y="5.862cm" svg:viewBox="0 0 224 224" svg:d="M111 224c30 0 58-12 79-33 22-21 34-49 34-78 0-30-12-58-34-80-21-21-49-33-79-33-29 0-58 12-79 33-21 22-32 50-32 80 0 29 11 57 32 78s50 33 79 33z">
          <text:p/>
        </draw:path>
        <draw:path draw:style-name="gr16" draw:text-style-name="P6" draw:layer="layout" svg:width="0.223cm" svg:height="0.223cm" svg:x="37.448cm" svg:y="4.331cm" svg:viewBox="0 0 224 224" svg:d="M112 224c30 0 58-12 79-33s33-49 33-79c0-29-12-58-33-79s-49-33-79-33-58 12-79 33-33 50-33 79c0 30 12 58 33 79s49 33 79 33z">
          <text:p/>
        </draw:path>
        <draw:path draw:style-name="gr16" draw:text-style-name="P6" draw:layer="layout" svg:width="0.223cm" svg:height="0.223cm" svg:x="37.829cm" svg:y="5.248cm" svg:viewBox="0 0 224 224" svg:d="M111 224c30 0 58-13 79-34 22-21 34-49 34-79 0-29-12-58-34-79-21-21-49-32-79-32-29 0-58 11-78 32-21 21-33 50-33 79 0 30 12 58 33 79 20 21 49 34 78 34z">
          <text:p/>
        </draw:path>
        <draw:path draw:style-name="gr16" draw:text-style-name="P6" draw:layer="layout" svg:width="0.223cm" svg:height="0.223cm" svg:x="37.103cm" svg:y="6.196cm" svg:viewBox="0 0 224 224" svg:d="M113 224c29 0 58-12 78-33 21-21 33-50 33-80 0-29-12-58-33-78-20-21-49-33-78-33-30 0-58 12-79 33-22 20-34 49-34 78 0 30 12 59 34 80 21 21 49 33 79 33z">
          <text:p/>
        </draw:path>
        <draw:path draw:style-name="gr16" draw:text-style-name="P6" draw:layer="layout" svg:width="0.223cm" svg:height="0.223cm" svg:x="37.932cm" svg:y="5.855cm" svg:viewBox="0 0 224 224" svg:d="M113 224c29 0 58-11 78-32 21-21 33-50 33-79 0-30-12-59-33-80-20-21-49-33-78-33-31 0-59 12-80 33s-33 50-33 80c0 29 12 58 33 79s49 32 80 32z">
          <text:p/>
        </draw:path>
        <draw:path draw:style-name="gr16" draw:text-style-name="P6" draw:layer="layout" svg:width="0.223cm" svg:height="0.223cm" svg:x="38.373cm" svg:y="5.493cm" svg:viewBox="0 0 224 224" svg:d="M113 224c29 0 58-12 79-34 21-21 32-49 32-79 0-29-11-58-32-79s-50-32-79-32c-31 0-59 11-80 32s-33 50-33 79c0 30 12 58 33 79 21 22 49 34 80 34z">
          <text:p/>
        </draw:path>
        <draw:path draw:style-name="gr16" draw:text-style-name="P6" draw:layer="layout" svg:width="0.223cm" svg:height="0.223cm" svg:x="39.664cm" svg:y="7.032cm" svg:viewBox="0 0 224 224" svg:d="M112 224c29 0 59-13 79-34 21-20 33-49 33-78 0-30-12-58-33-79-20-21-50-33-79-33-30 0-58 12-79 33s-33 49-33 79c0 29 12 58 33 78 21 21 49 34 79 34z">
          <text:p/>
        </draw:path>
        <draw:path draw:style-name="gr16" draw:text-style-name="P6" draw:layer="layout" svg:width="0.223cm" svg:height="0.223cm" svg:x="39.517cm" svg:y="6.636cm" svg:viewBox="0 0 224 224" svg:d="M112 224c30 0 58-11 79-32s33-51 33-80c0-30-12-58-33-79s-49-33-79-33c-29 0-59 12-80 33-20 21-32 49-32 79 0 29 12 59 32 80 21 21 51 32 80 32z">
          <text:p/>
        </draw:path>
        <draw:path draw:style-name="gr19" draw:text-style-name="P6" draw:layer="layout" svg:width="0.223cm" svg:height="0.223cm" svg:x="40.053cm" svg:y="5.971cm" svg:viewBox="0 0 224 224" svg:d="M111 224c30 0 58-12 79-32 22-21 34-51 34-80 0-30-12-58-34-79-21-21-49-33-79-33-29 0-58 12-79 33-20 21-32 49-32 79 0 29 12 59 32 80 21 20 50 32 79 32z">
          <text:p/>
        </draw:path>
        <draw:path draw:style-name="gr17" draw:text-style-name="P2" draw:layer="layout" svg:width="0.223cm" svg:height="0.223cm" svg:x="40.053cm" svg:y="5.971cm" svg:viewBox="0 0 224 224" svg:d="M111 224c30 0 58-12 79-32 22-21 34-51 34-80 0-30-12-58-34-79-21-21-49-33-79-33-29 0-58 12-79 33-20 21-32 49-32 79 0 29 12 59 32 80 21 20 50 32 79 32z">
          <text:p/>
        </draw:path>
        <draw:path draw:style-name="gr16" draw:text-style-name="P6" draw:layer="layout" svg:width="0.223cm" svg:height="0.223cm" svg:x="39.753cm" svg:y="6.785cm" svg:viewBox="0 0 224 224" svg:d="M113 224c29 0 58-12 79-33 21-20 32-49 32-78 0-30-11-58-32-79-21-22-50-34-79-34-30 0-58 12-80 34-21 21-33 49-33 79 0 29 12 58 33 78 22 21 50 33 80 33z">
          <text:p/>
        </draw:path>
        <draw:path draw:style-name="gr16" draw:text-style-name="P6" draw:layer="layout" svg:width="0.223cm" svg:height="0.223cm" svg:x="40.104cm" svg:y="6.59cm" svg:viewBox="0 0 224 224" svg:d="M112 224c29 0 59-13 80-34s32-49 32-79c0-29-11-58-32-79-21-20-51-32-80-32-30 0-58 12-79 32-21 21-33 50-33 79 0 30 12 58 33 79s49 34 79 34z">
          <text:p/>
        </draw:path>
        <draw:path draw:style-name="gr16" draw:text-style-name="P6" draw:layer="layout" svg:width="0.224cm" svg:height="0.223cm" svg:x="37.313cm" svg:y="6.253cm" svg:viewBox="0 0 225 224" svg:d="M113 224c30 0 58-11 79-32s33-50 33-79c0-31-12-59-33-80s-49-33-79-33-58 12-80 33c-21 21-33 49-33 80 0 29 12 58 33 79 22 21 50 32 80 32z">
          <text:p/>
        </draw:path>
        <draw:path draw:style-name="gr16" draw:text-style-name="P6" draw:layer="layout" svg:width="0.223cm" svg:height="0.223cm" svg:x="39.344cm" svg:y="7.397cm" svg:viewBox="0 0 224 224" svg:d="M112 224c30 0 58-12 79-33s33-49 33-79c0-29-12-59-33-79-21-21-49-33-79-33-29 0-58 12-79 33-21 20-33 50-33 79 0 30 12 58 33 79s50 33 79 33z">
          <text:p/>
        </draw:path>
        <draw:path draw:style-name="gr16" draw:text-style-name="P6" draw:layer="layout" svg:width="0.224cm" svg:height="0.223cm" svg:x="38.49cm" svg:y="4.994cm" svg:viewBox="0 0 225 224" svg:d="M112 224c30 0 58-12 79-33 22-21 34-49 34-79 0-29-12-58-34-79-21-22-49-33-79-33s-58 11-79 33c-21 21-33 50-33 79 0 30 12 58 33 79s49 33 79 33z">
          <text:p/>
        </draw:path>
        <draw:path draw:style-name="gr16" draw:text-style-name="P6" draw:layer="layout" svg:width="0.223cm" svg:height="0.223cm" svg:x="39.754cm" svg:y="5.89cm" svg:viewBox="0 0 224 224" svg:d="M112 224c30 0 58-12 79-33s33-49 33-79c0-29-12-57-33-78-21-22-49-34-79-34-29 0-58 12-80 34-21 21-32 49-32 78 0 30 11 58 32 79 22 21 51 33 80 33z">
          <text:p/>
        </draw:path>
        <draw:path draw:style-name="gr16" draw:text-style-name="P6" draw:layer="layout" svg:width="0.223cm" svg:height="0.223cm" svg:x="39.622cm" svg:y="7.244cm" svg:viewBox="0 0 224 224" svg:d="M112 224c29 0 58-12 80-33 21-21 32-49 32-79 0-29-11-58-32-79-22-21-51-33-80-33-30 0-58 12-79 33s-33 50-33 79c0 30 12 58 33 79s49 33 79 33z">
          <text:p/>
        </draw:path>
        <draw:path draw:style-name="gr16" draw:text-style-name="P6" draw:layer="layout" svg:width="0.223cm" svg:height="0.223cm" svg:x="37.198cm" svg:y="4.997cm" svg:viewBox="0 0 224 224" svg:d="M111 224c30 0 59-11 80-32s33-49 33-79-12-58-33-79c-21-22-50-34-80-34-29 0-58 12-78 34-21 21-33 49-33 79s12 58 33 79c20 21 49 32 78 32z">
          <text:p/>
        </draw:path>
        <draw:path draw:style-name="gr16" draw:text-style-name="P6" draw:layer="layout" svg:width="0.224cm" svg:height="0.223cm" svg:x="38.729cm" svg:y="5.579cm" svg:viewBox="0 0 225 224" svg:d="M112 224c30 0 58-12 80-33 21-21 33-49 33-79s-12-59-33-79c-22-21-50-33-80-33s-58 12-79 33c-21 20-33 49-33 79s12 58 33 79 49 33 79 33z">
          <text:p/>
        </draw:path>
        <draw:path draw:style-name="gr18" draw:text-style-name="P7" draw:layer="layout" svg:width="0.223cm" svg:height="0.224cm" svg:x="34.474cm" svg:y="10.188cm" svg:viewBox="0 0 224 225" svg:d="M111 225c30 0 58-12 79-33 22-22 34-50 34-80s-12-58-34-79c-21-21-49-33-79-33-29 0-58 12-79 33s-32 49-32 79 11 58 32 80c21 21 50 33 79 33z">
          <text:p/>
        </draw:path>
        <draw:path draw:style-name="gr16" draw:text-style-name="P6" draw:layer="layout" svg:width="0.223cm" svg:height="0.223cm" svg:x="38.584cm" svg:y="6.504cm" svg:viewBox="0 0 224 224" svg:d="M113 224c29 0 58-12 79-33s32-49 32-79c0-29-11-59-32-80s-50-32-79-32c-31 0-59 11-80 32s-33 51-33 80c0 30 12 58 33 79s49 33 80 33z">
          <text:p/>
        </draw:path>
        <draw:path draw:style-name="gr16" draw:text-style-name="P6" draw:layer="layout" svg:width="0.223cm" svg:height="0.223cm" svg:x="37.584cm" svg:y="5.076cm" svg:viewBox="0 0 224 224" svg:d="M111 224c30 0 58-11 79-32s34-51 34-80c0-30-13-58-34-79s-49-33-79-33c-29 0-58 12-79 33s-32 49-32 79c0 29 11 59 32 80s50 32 79 32z">
          <text:p/>
        </draw:path>
        <draw:path draw:style-name="gr16" draw:text-style-name="P6" draw:layer="layout" svg:width="0.223cm" svg:height="0.223cm" svg:x="36.777cm" svg:y="5.883cm" svg:viewBox="0 0 224 224" svg:d="M111 224c31 0 59-12 80-33s33-49 33-79c0-29-12-58-33-79s-49-33-80-33c-29 0-57 12-78 33s-33 50-33 79c0 30 12 58 33 79s49 33 78 33z">
          <text:p/>
        </draw:path>
        <draw:path draw:style-name="gr16" draw:text-style-name="P6" draw:layer="layout" svg:width="0.224cm" svg:height="0.223cm" svg:x="37.211cm" svg:y="5.368cm" svg:viewBox="0 0 225 224" svg:d="M112 224c31 0 59-12 80-33s33-49 33-79-12-59-33-80-49-32-80-32c-30 0-58 11-79 32s-33 50-33 80 12 58 33 79 49 33 79 33z">
          <text:p/>
        </draw:path>
        <draw:path draw:style-name="gr16" draw:text-style-name="P6" draw:layer="layout" svg:width="0.223cm" svg:height="0.223cm" svg:x="38.968cm" svg:y="5.343cm" svg:viewBox="0 0 224 224" svg:d="M111 224c30 0 59-12 80-33s33-49 33-80c0-29-12-58-33-79s-50-32-80-32c-29 0-58 11-79 32s-32 50-32 79c0 31 11 59 32 80s50 33 79 33z">
          <text:p/>
        </draw:path>
        <draw:path draw:style-name="gr16" draw:text-style-name="P6" draw:layer="layout" svg:width="0.223cm" svg:height="0.223cm" svg:x="37.059cm" svg:y="6.141cm" svg:viewBox="0 0 224 224" svg:d="M112 224c30 0 58-12 79-33s33-50 33-79c0-30-12-58-33-79s-49-33-79-33-59 12-80 33-32 49-32 79c0 29 11 58 32 79s50 33 80 33z">
          <text:p/>
        </draw:path>
        <draw:path draw:style-name="gr16" draw:text-style-name="P6" draw:layer="layout" svg:width="0.223cm" svg:height="0.223cm" svg:x="37.473cm" svg:y="4.242cm" svg:viewBox="0 0 224 224" svg:d="M113 224c29 0 57-12 78-33s33-49 33-79c0-31-12-59-33-80s-49-32-78-32c-31 0-59 11-80 32s-33 49-33 80c0 30 12 58 33 79s49 33 80 33z">
          <text:p/>
        </draw:path>
        <draw:path draw:style-name="gr16" draw:text-style-name="P6" draw:layer="layout" svg:width="0.223cm" svg:height="0.223cm" svg:x="39.158cm" svg:y="5.576cm" svg:viewBox="0 0 224 224" svg:d="M111 224c30 0 58-11 79-32 22-21 34-50 34-79 0-31-12-59-34-80-21-21-49-33-79-33-29 0-58 12-79 33s-32 49-32 80c0 29 11 58 32 79s50 32 79 32z">
          <text:p/>
        </draw:path>
        <draw:path draw:style-name="gr16" draw:text-style-name="P6" draw:layer="layout" svg:width="0.224cm" svg:height="0.224cm" svg:x="40.409cm" svg:y="6.529cm" svg:viewBox="0 0 225 225" svg:d="M113 225c30 0 58-12 79-33s33-49 33-79-12-58-33-80c-21-21-49-33-79-33s-59 12-80 33c-21 22-33 50-33 80s12 58 33 79 50 33 80 33z">
          <text:p/>
        </draw:path>
        <draw:path draw:style-name="gr16" draw:text-style-name="P6" draw:layer="layout" svg:width="0.223cm" svg:height="0.223cm" svg:x="40.346cm" svg:y="6.267cm" svg:viewBox="0 0 224 224" svg:d="M111 224c31 0 59-12 80-33s33-49 33-79-12-59-33-80-49-32-80-32c-29 0-58 11-79 32s-32 50-32 80 11 58 32 79 50 33 79 33z">
          <text:p/>
        </draw:path>
        <draw:path draw:style-name="gr16" draw:text-style-name="P6" draw:layer="layout" svg:width="0.224cm" svg:height="0.223cm" svg:x="40.117cm" svg:y="6.153cm" svg:viewBox="0 0 225 224" svg:d="M112 224c31 0 59-12 80-34 21-21 33-49 33-79 0-29-12-58-33-78-21-21-49-33-80-33-30 0-58 12-79 33-21 20-33 49-33 78 0 30 12 58 33 79 21 22 49 34 79 34z">
          <text:p/>
        </draw:path>
        <draw:path draw:style-name="gr16" draw:text-style-name="P6" draw:layer="layout" svg:width="0.223cm" svg:height="0.223cm" svg:x="37.149cm" svg:y="5.534cm" svg:viewBox="0 0 224 224" svg:d="M111 224c30 0 58-12 79-33 22-20 34-50 34-79 0-30-12-58-34-79-21-21-49-33-79-33-29 0-58 12-79 33-20 21-32 49-32 79 0 29 12 59 32 79 21 21 50 33 79 33z">
          <text:p/>
        </draw:path>
        <draw:path draw:style-name="gr16" draw:text-style-name="P6" draw:layer="layout" svg:width="0.224cm" svg:height="0.223cm" svg:x="39.562cm" svg:y="6.219cm" svg:viewBox="0 0 225 224" svg:d="M113 224c30 0 58-12 79-33s33-49 33-80c0-29-12-58-33-78-21-21-49-33-79-33s-58 12-79 33c-22 20-34 49-34 78 0 31 12 59 34 80 21 21 49 33 79 33z">
          <text:p/>
        </draw:path>
        <draw:path draw:style-name="gr16" draw:text-style-name="P6" draw:layer="layout" svg:width="0.223cm" svg:height="0.223cm" svg:x="39.896cm" svg:y="6.157cm" svg:viewBox="0 0 224 224" svg:d="M112 224c30 0 59-11 80-33 21-21 32-50 32-79 0-30-11-58-32-79s-50-33-80-33-58 12-79 33-33 49-33 79c0 29 12 58 33 79 21 22 49 33 79 33z">
          <text:p/>
        </draw:path>
        <draw:path draw:style-name="gr16" draw:text-style-name="P6" draw:layer="layout" svg:width="0.223cm" svg:height="0.223cm" svg:x="38.307cm" svg:y="5.332cm" svg:viewBox="0 0 224 224" svg:d="M111 224c30 0 59-12 80-33s33-49 33-80c0-29-12-58-33-79-21-20-50-32-80-32s-58 12-79 32c-21 21-32 50-32 79 0 31 11 59 32 80s49 33 79 33z">
          <text:p/>
        </draw:path>
        <draw:path draw:style-name="gr18" draw:text-style-name="P7" draw:layer="layout" svg:width="0.223cm" svg:height="0.223cm" svg:x="33.244cm" svg:y="8.455cm" svg:viewBox="0 0 224 224" svg:d="M113 224c29 0 58-11 79-32s32-50 32-80-11-58-32-79-50-33-79-33c-31 0-59 12-80 33s-33 49-33 79 12 59 33 80 49 32 80 32z">
          <text:p/>
        </draw:path>
        <draw:path draw:style-name="gr16" draw:text-style-name="P6" draw:layer="layout" svg:width="0.223cm" svg:height="0.223cm" svg:x="39cm" svg:y="4.992cm" svg:viewBox="0 0 224 224" svg:d="M112 224c30 0 59-12 79-33 21-21 33-49 33-79 0-29-12-58-33-79-20-22-49-33-79-33s-58 11-79 33c-21 21-33 50-33 79 0 30 12 58 33 79s49 33 79 33z">
          <text:p/>
        </draw:path>
        <draw:path draw:style-name="gr16" draw:text-style-name="P6" draw:layer="layout" svg:width="0.224cm" svg:height="0.223cm" svg:x="40.581cm" svg:y="6.419cm" svg:viewBox="0 0 225 224" svg:d="M112 224c31 0 59-12 80-33s33-50 33-80c0-29-12-57-33-78s-49-33-80-33c-30 0-58 12-79 33s-33 49-33 78c0 30 12 59 33 80s49 33 79 33z">
          <text:p/>
        </draw:path>
        <draw:path draw:style-name="gr16" draw:text-style-name="P6" draw:layer="layout" svg:width="0.223cm" svg:height="0.223cm" svg:x="38.511cm" svg:y="7.846cm" svg:viewBox="0 0 224 224" svg:d="M112 224c29 0 58-11 79-32s33-50 33-79c0-30-12-59-33-80s-50-33-79-33c-30 0-58 12-79 33s-33 50-33 80c0 29 12 58 33 79s49 32 79 32z">
          <text:p/>
        </draw:path>
        <draw:path draw:style-name="gr16" draw:text-style-name="P6" draw:layer="layout" svg:width="0.223cm" svg:height="0.223cm" svg:x="40.494cm" svg:y="6.523cm" svg:viewBox="0 0 224 224" svg:d="M112 224c29 0 58-12 79-33 22-21 33-49 33-78 0-30-11-59-33-80-21-21-50-33-79-33-30 0-58 12-79 33s-33 50-33 80c0 29 12 57 33 78s49 33 79 33z">
          <text:p/>
        </draw:path>
        <draw:path draw:style-name="gr16" draw:text-style-name="P6" draw:layer="layout" svg:width="0.224cm" svg:height="0.223cm" svg:x="40.255cm" svg:y="5.947cm" svg:viewBox="0 0 225 224" svg:d="M112 224c30 0 58-12 79-33 21-22 34-50 34-80 0-29-13-58-34-79s-49-32-79-32-58 11-79 32-33 50-33 79c0 30 12 58 33 80 21 21 49 33 79 33z">
          <text:p/>
        </draw:path>
        <draw:path draw:style-name="gr16" draw:text-style-name="P6" draw:layer="layout" svg:width="0.223cm" svg:height="0.223cm" svg:x="40.44cm" svg:y="6.137cm" svg:viewBox="0 0 224 224" svg:d="M112 224c30 0 58-13 79-34 21-20 33-49 33-78 0-30-12-58-33-79s-49-33-79-33-58 12-80 33c-21 21-32 49-32 79 0 29 11 58 32 78 22 21 50 34 80 34z">
          <text:p/>
        </draw:path>
        <draw:path draw:style-name="gr16" draw:text-style-name="P6" draw:layer="layout" svg:width="0.223cm" svg:height="0.223cm" svg:x="38.51cm" svg:y="5.689cm" svg:viewBox="0 0 224 224" svg:d="M111 224c30 0 58-13 80-33 21-21 33-50 33-79 0-30-12-58-33-79-22-21-50-33-80-33-29 0-58 12-79 33s-32 49-32 79c0 29 11 58 32 79 21 20 50 33 79 33z">
          <text:p/>
        </draw:path>
        <draw:path draw:style-name="gr16" draw:text-style-name="P6" draw:layer="layout" svg:width="0.223cm" svg:height="0.223cm" svg:x="38.792cm" svg:y="5.992cm" svg:viewBox="0 0 224 224" svg:d="M111 224c31 0 59-12 80-33s33-49 33-80c0-29-12-58-33-78-21-21-49-33-80-33-30 0-58 12-79 33-21 20-32 49-32 78 0 31 11 59 32 80s49 33 79 33z">
          <text:p/>
        </draw:path>
        <draw:path draw:style-name="gr16" draw:text-style-name="P6" draw:layer="layout" svg:width="0.223cm" svg:height="0.223cm" svg:x="39.838cm" svg:y="7.121cm" svg:viewBox="0 0 224 224" svg:d="M111 224c30 0 58-11 79-32 22-21 34-50 34-80s-12-58-34-79c-21-21-49-33-79-33-29 0-58 12-79 33s-32 49-32 79 11 59 32 80 50 32 79 32z">
          <text:p/>
        </draw:path>
        <draw:path draw:style-name="gr16" draw:text-style-name="P6" draw:layer="layout" svg:width="0.223cm" svg:height="0.223cm" svg:x="39.508cm" svg:y="6.489cm" svg:viewBox="0 0 224 224" svg:d="M113 224c29 0 58-12 78-33 21-21 33-49 33-79s-12-59-33-80c-20-21-49-32-78-32-30 0-59 11-80 32s-33 50-33 80 12 58 33 79 50 33 80 33z">
          <text:p/>
        </draw:path>
        <draw:path draw:style-name="gr16" draw:text-style-name="P6" draw:layer="layout" svg:width="0.223cm" svg:height="0.223cm" svg:x="40.331cm" svg:y="5.798cm" svg:viewBox="0 0 224 224" svg:d="M112 224c29 0 59-11 80-32 20-21 32-50 32-79 0-31-12-59-32-80-21-21-51-33-80-33-30 0-58 12-79 33s-33 49-33 80c0 29 12 58 33 79s49 32 79 32z">
          <text:p/>
        </draw:path>
        <draw:path draw:style-name="gr16" draw:text-style-name="P6" draw:layer="layout" svg:width="0.223cm" svg:height="0.223cm" svg:x="40.018cm" svg:y="6.312cm" svg:viewBox="0 0 224 224" svg:d="M112 224c30 0 58-11 79-32s33-50 33-79c0-30-12-58-33-80-21-21-49-33-79-33-29 0-58 12-78 33-21 22-34 50-34 80 0 29 13 58 34 79 20 21 49 32 78 32z">
          <text:p/>
        </draw:path>
        <draw:path draw:style-name="gr16" draw:text-style-name="P6" draw:layer="layout" svg:width="0.223cm" svg:height="0.223cm" svg:x="40.216cm" svg:y="6.488cm" svg:viewBox="0 0 224 224" svg:d="M112 224c30 0 58-12 79-33s33-49 33-79-12-59-33-80-49-32-79-32c-29 0-58 11-80 32-20 21-32 50-32 80s12 58 32 79c22 21 51 33 80 33z">
          <text:p/>
        </draw:path>
        <draw:path draw:style-name="gr18" draw:text-style-name="P7" draw:layer="layout" svg:width="0.224cm" svg:height="0.223cm" svg:x="31.092cm" svg:y="7.824cm" svg:viewBox="0 0 225 224" svg:d="M113 224c30 0 58-11 79-32s33-50 33-79c0-31-12-59-33-80s-49-33-79-33-58 12-79 33c-22 21-34 49-34 80 0 29 12 58 34 79 21 21 49 32 79 32z">
          <text:p/>
        </draw:path>
        <draw:path draw:style-name="gr18" draw:text-style-name="P7" draw:layer="layout" svg:width="0.223cm" svg:height="0.223cm" svg:x="35.804cm" svg:y="1.303cm" svg:viewBox="0 0 224 224" svg:d="M111 224c30 0 58-12 79-32 22-21 34-51 34-80 0-30-12-58-34-79-21-21-49-33-79-33-29 0-58 12-78 33-21 21-33 49-33 79 0 29 12 59 33 80 20 20 49 32 78 32z">
          <text:p/>
        </draw:path>
        <draw:path draw:style-name="gr18" draw:text-style-name="P7" draw:layer="layout" svg:width="0.224cm" svg:height="0.223cm" svg:x="31.102cm" svg:y="4.246cm" svg:viewBox="0 0 225 224" svg:d="M113 224c30 0 58-12 79-33 21-20 33-49 33-78 0-31-12-59-33-80s-49-33-79-33-58 12-79 33-34 49-34 80c0 29 13 58 34 78 21 21 49 33 79 33z">
          <text:p/>
        </draw:path>
        <draw:path draw:style-name="gr18" draw:text-style-name="P7" draw:layer="layout" svg:width="0.223cm" svg:height="0.224cm" svg:x="30.908cm" svg:y="6.776cm" svg:viewBox="0 0 224 225" svg:d="M111 225c30 0 58-12 79-33 22-21 34-49 34-79s-12-58-34-79c-21-22-49-34-79-34-29 0-58 12-79 34-21 21-32 49-32 79s11 58 32 79 50 33 79 33z">
          <text:p/>
        </draw:path>
        <draw:path draw:style-name="gr18" draw:text-style-name="P7" draw:layer="layout" svg:width="0.223cm" svg:height="0.223cm" svg:x="30.982cm" svg:y="6.688cm" svg:viewBox="0 0 224 224" svg:d="M112 224c30 0 59-11 80-32s32-50 32-80-11-58-32-79-50-33-80-33-58 12-79 33-33 49-33 79 12 59 33 80 49 32 79 32z">
          <text:p/>
        </draw:path>
        <draw:path draw:style-name="gr18" draw:text-style-name="P7" draw:layer="layout" svg:width="0.223cm" svg:height="0.223cm" svg:x="31.37cm" svg:y="7.704cm" svg:viewBox="0 0 224 224" svg:d="M111 224c30 0 58-13 80-34 21-21 33-49 33-79 0-29-12-58-33-79-22-21-50-32-80-32-29 0-57 11-78 32s-33 50-33 79c0 30 12 58 33 79s49 34 78 34z">
          <text:p/>
        </draw:path>
        <draw:path draw:style-name="gr18" draw:text-style-name="P7" draw:layer="layout" svg:width="0.224cm" svg:height="0.223cm" svg:x="31.083cm" svg:y="7.352cm" svg:viewBox="0 0 225 224" svg:d="M113 224c30 0 58-12 79-33 21-20 33-49 33-79s-12-58-33-79-49-33-79-33-58 12-79 33c-22 21-34 49-34 79s12 59 34 79c21 21 49 33 79 33z">
          <text:p/>
        </draw:path>
        <draw:path draw:style-name="gr18" draw:text-style-name="P7" draw:layer="layout" svg:width="0.223cm" svg:height="0.223cm" svg:x="31.545cm" svg:y="8.418cm" svg:viewBox="0 0 224 224" svg:d="M112 224c30 0 58-12 79-33s33-50 33-80c0-29-12-58-33-79-21-20-49-32-79-32-29 0-58 12-78 32-21 21-34 50-34 79 0 30 13 59 34 80 20 21 49 33 78 33z">
          <text:p/>
        </draw:path>
        <draw:path draw:style-name="gr18" draw:text-style-name="P7" draw:layer="layout" svg:width="0.223cm" svg:height="0.223cm" svg:x="33.577cm" svg:y="6.939cm" svg:viewBox="0 0 224 224" svg:d="M112 224c29 0 58-12 79-32 22-21 33-50 33-79 0-31-11-59-33-80-21-21-50-33-79-33-30 0-58 12-79 33s-33 49-33 80c0 29 12 58 33 79 21 20 49 32 79 32z">
          <text:p/>
        </draw:path>
        <draw:path draw:style-name="gr18" draw:text-style-name="P7" draw:layer="layout" svg:width="0.223cm" svg:height="0.223cm" svg:x="32.838cm" svg:y="8.105cm" svg:viewBox="0 0 224 224" svg:d="M112 224c30 0 58-12 79-33s33-49 33-79c0-29-12-58-33-79s-49-33-79-33c-29 0-59 12-80 33s-32 50-32 79c0 30 11 58 32 79s51 33 80 33z">
          <text:p/>
        </draw:path>
        <draw:path draw:style-name="gr18" draw:text-style-name="P7" draw:layer="layout" svg:width="0.223cm" svg:height="0.223cm" svg:x="32.892cm" svg:y="7.952cm" svg:viewBox="0 0 224 224" svg:d="M112 224c30 0 58-12 79-33 21-22 33-50 33-80 0-29-12-58-33-79s-49-32-79-32c-29 0-58 11-78 32-21 21-34 50-34 79 0 30 13 58 34 80 20 21 49 33 78 33z">
          <text:p/>
        </draw:path>
        <draw:path draw:style-name="gr18" draw:text-style-name="P7" draw:layer="layout" svg:width="0.223cm" svg:height="0.223cm" svg:x="31.401cm" svg:y="7.707cm" svg:viewBox="0 0 224 224" svg:d="M112 224c29 0 59-12 80-34 20-21 32-49 32-79 0-29-12-58-32-79-21-20-51-32-80-32-30 0-58 12-79 32-21 21-33 50-33 79 0 30 12 58 33 79 21 22 49 34 79 34z">
          <text:p/>
        </draw:path>
        <draw:path draw:style-name="gr18" draw:text-style-name="P7" draw:layer="layout" svg:width="0.223cm" svg:height="0.223cm" svg:x="32.814cm" svg:y="8.041cm" svg:viewBox="0 0 224 224" svg:d="M113 224c29 0 58-11 79-32s32-50 32-79c0-31-11-59-32-80s-50-33-79-33c-30 0-59 12-80 33s-33 49-33 80c0 29 12 58 33 79s50 32 80 32z">
          <text:p/>
        </draw:path>
        <draw:path draw:style-name="gr16" draw:text-style-name="P6" draw:layer="layout" svg:width="0.223cm" svg:height="0.223cm" svg:x="38.455cm" svg:y="5.344cm" svg:viewBox="0 0 224 224" svg:d="M113 224c29 0 58-11 79-32s32-50 32-80-11-58-32-79-50-33-79-33c-30 0-58 12-79 33-22 21-34 49-34 79s12 59 34 80c21 21 49 32 79 32z">
          <text:p/>
        </draw:path>
        <draw:path draw:style-name="gr16" draw:text-style-name="P6" draw:layer="layout" svg:width="0.223cm" svg:height="0.223cm" svg:x="38.423cm" svg:y="5.129cm" svg:viewBox="0 0 224 224" svg:d="M113 224c29 0 58-12 78-33 21-21 33-49 33-80 0-29-12-58-33-78-20-21-49-33-78-33-30 0-58 12-80 33-21 20-33 49-33 78 0 31 12 59 33 80 22 21 50 33 80 33z">
          <text:p/>
        </draw:path>
        <draw:path draw:style-name="gr16" draw:text-style-name="P6" draw:layer="layout" svg:width="0.223cm" svg:height="0.223cm" svg:x="38.629cm" svg:y="4.874cm" svg:viewBox="0 0 224 224" svg:d="M112 224c30 0 58-12 79-33s33-50 33-80c0-29-12-58-33-79-21-20-49-32-79-32-29 0-59 12-80 32-20 21-32 50-32 79 0 30 12 59 32 80 21 21 51 33 80 33z">
          <text:p/>
        </draw:path>
        <draw:path draw:style-name="gr16" draw:text-style-name="P6" draw:layer="layout" svg:width="0.223cm" svg:height="0.223cm" svg:x="36.447cm" svg:y="5.04cm" svg:viewBox="0 0 224 224" svg:d="M112 224c30 0 58-12 79-34 21-20 33-49 33-78 0-30-12-58-33-79s-49-33-79-33c-29 0-58 12-79 33-22 21-33 49-33 79 0 29 11 58 33 78 21 22 50 34 79 34z">
          <text:p/>
        </draw:path>
        <draw:path draw:style-name="gr16" draw:text-style-name="P6" draw:layer="layout" svg:width="0.223cm" svg:height="0.223cm" svg:x="37.215cm" svg:y="2.743cm" svg:viewBox="0 0 224 224" svg:d="M112 224c30 0 59-12 80-33 20-21 32-49 32-79 0-29-12-58-32-80-21-21-50-32-80-32s-58 11-79 32c-21 22-33 51-33 80 0 30 12 58 33 79s49 33 79 33z">
          <text:p/>
        </draw:path>
        <draw:path draw:style-name="gr16" draw:text-style-name="P6" draw:layer="layout" svg:width="0.223cm" svg:height="0.223cm" svg:x="37.845cm" svg:y="4.224cm" svg:viewBox="0 0 224 224" svg:d="M112 224c29 0 58-11 80-32 21-21 32-50 32-80s-11-58-32-79c-22-21-51-33-80-33-30 0-58 12-79 33s-33 49-33 79 12 59 33 80 49 32 79 32z">
          <text:p/>
        </draw:path>
        <draw:path draw:style-name="gr18" draw:text-style-name="P7" draw:layer="layout" svg:width="0.223cm" svg:height="0.223cm" svg:x="33.589cm" svg:y="6.852cm" svg:viewBox="0 0 224 224" svg:d="M112 224c29 0 58-12 79-33 21-22 33-50 33-80 0-29-12-58-33-78-21-21-50-33-79-33-30 0-58 12-79 33-21 20-33 49-33 78 0 30 12 58 33 80 21 21 49 33 79 33z">
          <text:p/>
        </draw:path>
        <draw:path draw:style-name="gr18" draw:text-style-name="P7" draw:layer="layout" svg:width="0.223cm" svg:height="0.223cm" svg:x="32.731cm" svg:y="8.197cm" svg:viewBox="0 0 224 224" svg:d="M111 224c30 0 59-12 80-33s33-50 33-80c0-29-12-58-33-79s-50-32-80-32c-29 0-58 11-79 32-20 21-32 50-32 79 0 30 12 59 32 80 21 21 50 33 79 33z">
          <text:p/>
        </draw:path>
        <draw:path draw:style-name="gr16" draw:text-style-name="P6" draw:layer="layout" svg:width="0.223cm" svg:height="0.223cm" svg:x="38.576cm" svg:y="5.35cm" svg:viewBox="0 0 224 224" svg:d="M112 224c30 0 59-12 80-33s32-49 32-80c0-29-11-58-32-79-21-20-50-32-80-32s-58 12-79 32c-21 21-33 50-33 79 0 31 12 59 33 80s49 33 79 33z">
          <text:p/>
        </draw:path>
        <draw:path draw:style-name="gr18" draw:text-style-name="P7" draw:layer="layout" svg:width="0.223cm" svg:height="0.223cm" svg:x="34.337cm" svg:y="8.196cm" svg:viewBox="0 0 224 224" svg:d="M112 224c30 0 59-12 80-33 20-21 32-50 32-80 0-29-12-58-32-78-21-21-50-33-80-33s-58 12-79 33c-21 20-33 49-33 78 0 30 12 59 33 80s49 33 79 33z">
          <text:p/>
        </draw:path>
        <draw:path draw:style-name="gr18" draw:text-style-name="P7" draw:layer="layout" svg:width="0.223cm" svg:height="0.223cm" svg:x="33.741cm" svg:y="5.432cm" svg:viewBox="0 0 224 224" svg:d="M113 224c29 0 58-11 79-32s32-50 32-79c0-30-11-58-32-79-21-22-50-34-79-34-30 0-58 12-80 34-21 21-33 49-33 79 0 29 12 58 33 79 22 21 50 32 80 32z">
          <text:p/>
        </draw:path>
        <draw:path draw:style-name="gr16" draw:text-style-name="P6" draw:layer="layout" svg:width="0.223cm" svg:height="0.223cm" svg:x="38.576cm" svg:y="4.763cm" svg:viewBox="0 0 224 224" svg:d="M111 224c31 0 59-11 80-32s33-50 33-79c0-30-12-58-33-79-21-22-49-34-80-34-29 0-58 12-79 34-21 21-32 49-32 79 0 29 11 58 32 79s50 32 79 32z">
          <text:p/>
        </draw:path>
        <draw:path draw:style-name="gr16" draw:text-style-name="P6" draw:layer="layout" svg:width="0.223cm" svg:height="0.224cm" svg:x="37.575cm" svg:y="5.456cm" svg:viewBox="0 0 224 225" svg:d="M112 225c30 0 58-12 79-33s33-49 33-79-12-58-33-79-49-34-79-34c-29 0-58 13-78 34-21 21-34 49-34 79s13 58 34 79c20 21 49 33 78 33z">
          <text:p/>
        </draw:path>
        <draw:path draw:style-name="gr16" draw:text-style-name="P6" draw:layer="layout" svg:width="0.224cm" svg:height="0.223cm" svg:x="37.735cm" svg:y="5.139cm" svg:viewBox="0 0 225 224" svg:d="M113 224c30 0 58-11 79-32s33-50 33-79c0-31-12-59-33-80s-49-33-79-33-59 12-80 33-33 49-33 80c0 29 12 58 33 79s50 32 80 32z">
          <text:p/>
        </draw:path>
        <draw:path draw:style-name="gr16" draw:text-style-name="P6" draw:layer="layout" svg:width="0.223cm" svg:height="0.223cm" svg:x="37.922cm" svg:y="5.65cm" svg:viewBox="0 0 224 224" svg:d="M113 224c29 0 58-12 79-33s32-49 32-79c0-29-11-58-32-80-21-21-50-32-79-32-31 0-59 11-80 32-21 22-33 51-33 80 0 30 12 58 33 79s49 33 80 33z">
          <text:p/>
        </draw:path>
        <draw:path draw:style-name="gr18" draw:text-style-name="P7" draw:layer="layout" svg:width="0.223cm" svg:height="0.223cm" svg:x="31.557cm" svg:y="4.81cm" svg:viewBox="0 0 224 224" svg:d="M112 224c29 0 58-12 79-33s33-50 33-79c0-30-12-58-33-79s-50-33-79-33c-30 0-58 12-79 33s-33 49-33 79c0 29 12 58 33 79s49 33 79 33z">
          <text:p/>
        </draw:path>
        <draw:path draw:style-name="gr18" draw:text-style-name="P7" draw:layer="layout" svg:width="0.223cm" svg:height="0.224cm" svg:x="31.302cm" svg:y="4.369cm" svg:viewBox="0 0 224 225" svg:d="M112 225c30 0 58-12 79-34 21-21 33-49 33-79s-12-58-33-79-49-33-79-33c-29 0-58 12-79 33s-33 49-33 79 12 58 33 79c21 22 50 34 79 34z">
          <text:p/>
        </draw:path>
        <draw:path draw:style-name="gr18" draw:text-style-name="P7" draw:layer="layout" svg:width="0.223cm" svg:height="0.224cm" svg:x="31.551cm" svg:y="4.567cm" svg:viewBox="0 0 224 225" svg:d="M112 225c30 0 58-12 79-33s33-49 33-79-12-58-33-79-49-34-79-34c-29 0-58 13-79 34s-33 49-33 79 12 58 33 79 50 33 79 33z">
          <text:p/>
        </draw:path>
        <draw:path draw:style-name="gr18" draw:text-style-name="P7" draw:layer="layout" svg:width="0.223cm" svg:height="0.223cm" svg:x="31.207cm" svg:y="4.248cm" svg:viewBox="0 0 224 224" svg:d="M111 224c31 0 59-11 80-32s33-49 33-79c0-31-12-59-33-80s-49-33-80-33c-29 0-58 12-79 33-20 21-32 49-32 80 0 30 12 58 32 79 21 21 50 32 79 32z">
          <text:p/>
        </draw:path>
        <draw:path draw:style-name="gr18" draw:text-style-name="P7" draw:layer="layout" svg:width="0.224cm" svg:height="0.223cm" svg:x="37.025cm" svg:y="2.149cm" svg:viewBox="0 0 225 224" svg:d="M113 224c30 0 58-12 79-34 21-21 33-49 33-79 0-29-12-58-33-79-21-20-49-32-79-32-31 0-59 12-80 32-21 21-33 50-33 79 0 30 12 58 33 79 21 22 49 34 80 34z">
          <text:p/>
        </draw:path>
        <draw:path draw:style-name="gr18" draw:text-style-name="P7" draw:layer="layout" svg:width="0.223cm" svg:height="0.223cm" svg:x="31.601cm" svg:y="4.838cm" svg:viewBox="0 0 224 224" svg:d="M111 224c30 0 58-12 80-33 21-22 33-50 33-80 0-29-12-58-33-79-22-21-50-32-80-32-29 0-58 11-79 32s-32 50-32 79c0 30 11 58 32 80 21 21 50 33 79 33z">
          <text:p/>
        </draw:path>
        <draw:path draw:style-name="gr18" draw:text-style-name="P7" draw:layer="layout" svg:width="0.224cm" svg:height="0.223cm" svg:x="31.376cm" svg:y="4.345cm" svg:viewBox="0 0 225 224" svg:d="M112 224c30 0 58-12 80-33 21-21 33-49 33-78 0-30-12-58-33-79-22-21-50-34-80-34s-58 13-79 34-33 49-33 79c0 29 12 57 33 78s49 33 79 33z">
          <text:p/>
        </draw:path>
        <draw:path draw:style-name="gr18" draw:text-style-name="P7" draw:layer="layout" svg:width="0.223cm" svg:height="0.223cm" svg:x="31.573cm" svg:y="4.315cm" svg:viewBox="0 0 224 224" svg:d="M111 224c30 0 58-11 79-32 22-21 34-50 34-79 0-30-12-58-34-80-21-21-49-33-79-33-29 0-58 12-78 33-21 22-33 50-33 80 0 29 12 58 33 79 20 21 49 32 78 32z">
          <text:p/>
        </draw:path>
        <draw:path draw:style-name="gr18" draw:text-style-name="P7" draw:layer="layout" svg:width="0.224cm" svg:height="0.223cm" svg:x="31.622cm" svg:y="4.554cm" svg:viewBox="0 0 225 224" svg:d="M112 224c30 0 59-12 80-33 21-20 33-49 33-78 0-30-12-58-33-79-21-22-50-34-80-34s-58 12-79 34c-21 21-33 49-33 79 0 29 12 58 33 78 21 21 49 33 79 33z">
          <text:p/>
        </draw:path>
        <draw:path draw:style-name="gr18" draw:text-style-name="P7" draw:layer="layout" svg:width="0.223cm" svg:height="0.223cm" svg:x="32.93cm" svg:y="7.017cm" svg:viewBox="0 0 224 224" svg:d="M111 224c30 0 58-11 80-32 21-21 33-50 33-79 0-30-12-58-33-79-22-21-50-34-80-34-29 0-58 13-79 34-20 21-32 49-32 79 0 29 12 58 32 79 21 21 50 32 79 32z">
          <text:p/>
        </draw:path>
        <draw:path draw:style-name="gr18" draw:text-style-name="P7" draw:layer="layout" svg:width="0.223cm" svg:height="0.223cm" svg:x="31.65cm" svg:y="4.733cm" svg:viewBox="0 0 224 224" svg:d="M112 224c30 0 59-12 80-33 20-20 32-49 32-78 0-30-12-59-32-80-21-21-50-33-80-33s-58 12-79 33-33 50-33 80c0 29 12 58 33 78 21 21 49 33 79 33z">
          <text:p/>
        </draw:path>
        <draw:path draw:style-name="gr18" draw:text-style-name="P7" draw:layer="layout" svg:width="0.223cm" svg:height="0.223cm" svg:x="31.346cm" svg:y="4.241cm" svg:viewBox="0 0 224 224" svg:d="M112 224c30 0 58-12 79-33 22-21 33-49 33-78 0-31-11-59-33-80-21-21-49-33-79-33s-58 12-79 33-33 49-33 80c0 29 12 57 33 78s49 33 79 33z">
          <text:p/>
        </draw:path>
        <draw:path draw:style-name="gr18" draw:text-style-name="P7" draw:layer="layout" svg:width="0.223cm" svg:height="0.224cm" svg:x="32.752cm" svg:y="6.712cm" svg:viewBox="0 0 224 225" svg:d="M111 225c31 0 59-12 80-33s33-49 33-79c0-31-12-59-33-80s-49-33-80-33c-30 0-58 12-79 33s-32 49-32 80c0 30 11 58 32 79s49 33 79 33z">
          <text:p/>
        </draw:path>
        <draw:path draw:style-name="gr18" draw:text-style-name="P7" draw:layer="layout" svg:width="0.223cm" svg:height="0.223cm" svg:x="31.57cm" svg:y="4.252cm" svg:viewBox="0 0 224 224" svg:d="M111 224c30 0 58-11 79-32 22-21 34-50 34-79 0-31-12-59-34-80-21-21-49-33-79-33-29 0-58 12-79 33s-32 49-32 80c0 29 11 58 32 79s50 32 79 32z">
          <text:p/>
        </draw:path>
        <draw:path draw:style-name="gr18" draw:text-style-name="P7" draw:layer="layout" svg:width="0.223cm" svg:height="0.223cm" svg:x="32.762cm" svg:y="6.703cm" svg:viewBox="0 0 224 224" svg:d="M112 224c30 0 59-12 80-33s32-49 32-79-11-59-32-80-50-32-80-32-58 11-79 32-33 50-33 80 12 58 33 79 49 33 79 33z">
          <text:p/>
        </draw:path>
        <draw:path draw:style-name="gr18" draw:text-style-name="P7" draw:layer="layout" svg:width="0.223cm" svg:height="0.223cm" svg:x="32.69cm" svg:y="6.549cm" svg:viewBox="0 0 224 224" svg:d="M112 224c29 0 58-11 79-32s33-50 33-79c0-30-12-58-33-79-21-22-50-34-79-34-30 0-58 12-79 34-21 21-33 49-33 79 0 29 12 58 33 79s49 32 79 32z">
          <text:p/>
        </draw:path>
        <draw:path draw:style-name="gr16" draw:text-style-name="P6" draw:layer="layout" svg:width="0.223cm" svg:height="0.223cm" svg:x="37.296cm" svg:y="4.162cm" svg:viewBox="0 0 224 224" svg:d="M113 224c29 0 58-12 79-33 21-22 32-50 32-80 0-29-11-58-32-78-21-21-50-33-79-33-30 0-59 12-80 33-21 20-33 49-33 78 0 30 12 58 33 80 21 21 50 33 80 33z">
          <text:p/>
        </draw:path>
        <draw:path draw:style-name="gr18" draw:text-style-name="P7" draw:layer="layout" svg:width="0.223cm" svg:height="0.223cm" svg:x="33.203cm" svg:y="5.25cm" svg:viewBox="0 0 224 224" svg:d="M112 224c30 0 59-12 80-33s32-50 32-79c0-30-11-58-32-79s-50-33-80-33-58 12-79 33-33 49-33 79c0 29 12 58 33 79s49 33 79 33z">
          <text:p/>
        </draw:path>
        <draw:path draw:style-name="gr18" draw:text-style-name="P7" draw:layer="layout" svg:width="0.223cm" svg:height="0.223cm" svg:x="32.948cm" svg:y="6.64cm" svg:viewBox="0 0 224 224" svg:d="M111 224c30 0 59-12 80-33s33-50 33-80c0-29-12-58-33-79s-50-32-80-32c-29 0-58 11-79 32s-32 50-32 79c0 30 11 59 32 80s50 33 79 33z">
          <text:p/>
        </draw:path>
        <draw:path draw:style-name="gr18" draw:text-style-name="P7" draw:layer="layout" svg:width="0.223cm" svg:height="0.223cm" svg:x="34.513cm" svg:y="8.074cm" svg:viewBox="0 0 224 224" svg:d="M112 224c29 0 59-11 80-32 20-21 32-50 32-79 0-30-12-59-32-80-21-21-51-33-80-33-30 0-58 12-79 33s-33 50-33 80c0 29 12 58 33 79s49 32 79 32z">
          <text:p/>
        </draw:path>
        <draw:path draw:style-name="gr18" draw:text-style-name="P7" draw:layer="layout" svg:width="0.224cm" svg:height="0.224cm" svg:x="34.998cm" svg:y="9.13cm" svg:viewBox="0 0 225 225" svg:d="M112 225c31 0 59-12 80-33s33-49 33-80c0-30-12-58-33-79s-49-33-80-33c-30 0-58 12-79 33s-33 49-33 79c0 31 12 59 33 80s49 33 79 33z">
          <text:p/>
        </draw:path>
        <draw:path draw:style-name="gr18" draw:text-style-name="P7" draw:layer="layout" svg:width="0.223cm" svg:height="0.223cm" svg:x="31.696cm" svg:y="7.337cm" svg:viewBox="0 0 224 224" svg:d="M112 224c30 0 58-12 79-33s33-49 33-80c0-29-12-58-33-79s-49-32-79-32c-29 0-59 11-80 32s-32 50-32 79c0 31 11 59 32 80s51 33 80 33z">
          <text:p/>
        </draw:path>
        <draw:path draw:style-name="gr18" draw:text-style-name="P7" draw:layer="layout" svg:width="0.223cm" svg:height="0.223cm" svg:x="31.649cm" svg:y="7.349cm" svg:viewBox="0 0 224 224" svg:d="M111 224c31 0 59-12 80-33s33-49 33-80c0-29-12-57-33-78s-49-33-80-33c-29 0-58 12-79 33s-32 49-32 78c0 31 11 59 32 80s50 33 79 33z">
          <text:p/>
        </draw:path>
        <draw:path draw:style-name="gr18" draw:text-style-name="P7" draw:layer="layout" svg:width="0.223cm" svg:height="0.223cm" svg:x="32.665cm" svg:y="7.989cm" svg:viewBox="0 0 224 224" svg:d="M112 224c30 0 58-11 79-32s33-51 33-80c0-30-12-58-33-79s-49-33-79-33c-29 0-58 12-78 33-21 21-34 49-34 79 0 29 13 59 34 80 20 21 49 32 78 32z">
          <text:p/>
        </draw:path>
        <draw:path draw:style-name="gr18" draw:text-style-name="P7" draw:layer="layout" svg:width="0.224cm" svg:height="0.223cm" svg:x="33.245cm" svg:y="8.339cm" svg:viewBox="0 0 225 224" svg:d="M113 224c30 0 58-12 79-33 21-20 33-49 33-78 0-30-12-58-33-79-21-22-49-34-79-34-31 0-59 12-80 34-21 21-33 49-33 79 0 29 12 58 33 78 21 21 49 33 80 33z">
          <text:p/>
        </draw:path>
        <draw:path draw:style-name="gr16" draw:text-style-name="P6" draw:layer="layout" svg:width="0.224cm" svg:height="0.223cm" svg:x="38.313cm" svg:y="6.013cm" svg:viewBox="0 0 225 224" svg:d="M112 224c30 0 59-12 80-33s33-49 33-79-12-58-33-79-50-33-80-33-58 12-79 33-33 49-33 79 12 58 33 79 49 33 79 33z">
          <text:p/>
        </draw:path>
        <draw:path draw:style-name="gr16" draw:text-style-name="P6" draw:layer="layout" svg:width="0.223cm" svg:height="0.223cm" svg:x="37.376cm" svg:y="3.921cm" svg:viewBox="0 0 224 224" svg:d="M112 224c29 0 58-12 79-34 22-20 33-49 33-78 0-30-11-58-33-79-21-21-50-33-79-33-30 0-58 12-79 33s-33 49-33 79c0 29 12 58 33 78 21 22 49 34 79 34z">
          <text:p/>
        </draw:path>
        <draw:path draw:style-name="gr16" draw:text-style-name="P6" draw:layer="layout" svg:width="0.223cm" svg:height="0.223cm" svg:x="37.354cm" svg:y="3.899cm" svg:viewBox="0 0 224 224" svg:d="M111 224c30 0 58-12 79-33s34-49 34-78c0-30-13-58-34-79s-49-34-79-34c-29 0-58 13-79 34s-32 49-32 79c0 29 11 57 32 78s50 33 79 33z">
          <text:p/>
        </draw:path>
        <draw:path draw:style-name="gr16" draw:text-style-name="P6" draw:layer="layout" svg:width="0.224cm" svg:height="0.223cm" svg:x="37.198cm" svg:y="4.008cm" svg:viewBox="0 0 225 224" svg:d="M112 224c30 0 59-12 80-33 21-20 33-49 33-79s-12-58-33-79-50-33-80-33-58 12-79 33-33 49-33 79 12 59 33 79c21 21 49 33 79 33z">
          <text:p/>
        </draw:path>
        <draw:path draw:style-name="gr16" draw:text-style-name="P6" draw:layer="layout" svg:width="0.223cm" svg:height="0.223cm" svg:x="38.674cm" svg:y="7.985cm" svg:viewBox="0 0 224 224" svg:d="M113 224c30 0 58-11 79-32s32-51 32-80c0-30-11-58-32-79s-49-33-79-33-58 12-79 33c-22 21-34 49-34 79 0 29 12 59 34 80 21 21 49 32 79 32z">
          <text:p/>
        </draw:path>
        <draw:path draw:style-name="gr18" draw:text-style-name="P7" draw:layer="layout" svg:width="0.223cm" svg:height="0.223cm" svg:x="35.432cm" svg:y="1.979cm" svg:viewBox="0 0 224 224" svg:d="M112 224c30 0 59-12 80-32 21-21 32-50 32-80s-11-58-32-79-50-33-80-33-58 12-79 33-33 49-33 79 12 59 33 80c21 20 49 32 79 32z">
          <text:p/>
        </draw:path>
        <draw:path draw:style-name="gr16" draw:text-style-name="P6" draw:layer="layout" svg:width="0.223cm" svg:height="0.223cm" svg:x="37.056cm" svg:y="3.232cm" svg:viewBox="0 0 224 224" svg:d="M113 224c29 0 57-12 78-33s33-49 33-78c0-30-12-58-33-79s-49-34-78-34c-30 0-59 13-80 34s-33 49-33 79c0 29 12 57 33 78s50 33 80 33z">
          <text:p/>
        </draw:path>
        <draw:path draw:style-name="gr16" draw:text-style-name="P6" draw:layer="layout" svg:width="0.223cm" svg:height="0.223cm" svg:x="37.731cm" svg:y="3.933cm" svg:viewBox="0 0 224 224" svg:d="M112 224c30 0 58-12 79-34 21-20 33-49 33-78 0-30-12-58-33-79s-49-33-79-33c-29 0-59 12-80 33s-32 49-32 79c0 29 11 58 32 78 21 22 51 34 80 34z">
          <text:p/>
        </draw:path>
        <draw:path draw:style-name="gr18" draw:text-style-name="P7" draw:layer="layout" svg:width="0.223cm" svg:height="0.224cm" svg:x="31.633cm" svg:y="7.207cm" svg:viewBox="0 0 224 225" svg:d="M112 225c29 0 59-12 80-33s32-49 32-79-11-58-32-80c-21-21-51-33-80-33-30 0-58 12-79 33-21 22-33 50-33 80s12 58 33 79 49 33 79 33z">
          <text:p/>
        </draw:path>
        <draw:path draw:style-name="gr16" draw:text-style-name="P6" draw:layer="layout" svg:width="0.223cm" svg:height="0.223cm" svg:x="37.565cm" svg:y="3.854cm" svg:viewBox="0 0 224 224" svg:d="M112 224c30 0 58-12 79-33s33-49 33-79c0-29-12-58-33-80-21-21-49-32-79-32-29 0-58 11-79 32-20 22-33 51-33 80 0 30 13 58 33 79 21 21 50 33 79 33z">
          <text:p/>
        </draw:path>
        <draw:path draw:style-name="gr16" draw:text-style-name="P6" draw:layer="layout" svg:width="0.223cm" svg:height="0.223cm" svg:x="36.949cm" svg:y="2.897cm" svg:viewBox="0 0 224 224" svg:d="M112 224c29 0 58-12 79-33s33-49 33-79-12-58-33-79-50-33-79-33c-30 0-58 12-79 33s-33 49-33 79 12 58 33 79 49 33 79 33z">
          <text:p/>
        </draw:path>
        <draw:path draw:style-name="gr16" draw:text-style-name="P6" draw:layer="layout" svg:width="0.224cm" svg:height="0.223cm" svg:x="37.208cm" svg:y="2.991cm" svg:viewBox="0 0 225 224" svg:d="M112 224c30 0 59-11 80-32s33-50 33-79c0-30-12-58-33-79-21-22-50-34-80-34s-58 12-79 34c-21 21-33 49-33 79 0 29 12 58 33 79s49 32 79 32z">
          <text:p/>
        </draw:path>
        <draw:path draw:style-name="gr16" draw:text-style-name="P6" draw:layer="layout" svg:width="0.223cm" svg:height="0.223cm" svg:x="37.288cm" svg:y="2.988cm" svg:viewBox="0 0 224 224" svg:d="M113 224c29 0 58-12 79-32 21-21 32-50 32-79 0-30-11-58-32-79-21-22-50-34-79-34-30 0-59 12-80 34-21 21-33 49-33 79 0 29 12 58 33 79 21 20 50 32 80 32z">
          <text:p/>
        </draw:path>
        <draw:path draw:style-name="gr16" draw:text-style-name="P6" draw:layer="layout" svg:width="0.223cm" svg:height="0.223cm" svg:x="36.999cm" svg:y="2.48cm" svg:viewBox="0 0 224 224" svg:d="M112 224c30 0 59-12 80-33 20-21 32-49 32-79s-12-59-32-80c-21-21-50-32-80-32s-58 11-79 32-33 50-33 80 12 58 33 79 49 33 79 33z">
          <text:p/>
        </draw:path>
        <draw:path draw:style-name="gr16" draw:text-style-name="P6" draw:layer="layout" svg:width="0.223cm" svg:height="0.223cm" svg:x="37.48cm" svg:y="3.488cm" svg:viewBox="0 0 224 224" svg:d="M113 224c29 0 58-11 79-33 20-21 32-50 32-79 0-30-12-58-32-79-21-21-50-33-79-33-31 0-59 12-80 33s-33 49-33 79c0 29 12 58 33 79 21 22 49 33 80 33z">
          <text:p/>
        </draw:path>
        <draw:path draw:style-name="gr16" draw:text-style-name="P6" draw:layer="layout" svg:width="0.223cm" svg:height="0.223cm" svg:x="37.96cm" svg:y="4.028cm" svg:viewBox="0 0 224 224" svg:d="M112 224c30 0 58-12 79-33 21-20 33-49 33-78 0-31-12-59-33-80s-49-33-79-33c-29 0-59 12-80 33-20 21-32 49-32 80 0 29 12 58 32 78 21 21 51 33 80 33z">
          <text:p/>
        </draw:path>
        <draw:path draw:style-name="gr18" draw:text-style-name="P7" draw:layer="layout" svg:width="0.223cm" svg:height="0.223cm" svg:x="34.693cm" svg:y="1.821cm" svg:viewBox="0 0 224 224" svg:d="M111 224c30 0 58-12 79-33 22-21 34-49 34-79 0-29-12-58-34-79-21-21-49-33-79-33-29 0-58 12-79 33s-32 50-32 79c0 30 11 58 32 79s50 33 79 33z">
          <text:p/>
        </draw:path>
        <draw:path draw:style-name="gr18" draw:text-style-name="P7" draw:layer="layout" svg:width="0.223cm" svg:height="0.223cm" svg:x="30.876cm" svg:y="7.513cm" svg:viewBox="0 0 224 224" svg:d="M113 224c29 0 57-12 78-33 21-22 33-50 33-80 0-29-12-58-33-79-21-20-49-32-78-32-30 0-58 12-79 32-21 21-34 50-34 79 0 30 13 58 34 80 21 21 49 33 79 33z">
          <text:p/>
        </draw:path>
        <draw:path draw:style-name="gr18" draw:text-style-name="P7" draw:layer="layout" svg:width="0.223cm" svg:height="0.224cm" svg:x="31.66cm" svg:y="6.941cm" svg:viewBox="0 0 224 225" svg:d="M112 225c31 0 59-12 80-33s32-49 32-79c0-31-11-59-32-80s-49-33-80-33c-30 0-58 12-79 33s-33 49-33 80c0 30 12 58 33 79s49 33 79 33z">
          <text:p/>
        </draw:path>
        <draw:path draw:style-name="gr16" draw:text-style-name="P6" draw:layer="layout" svg:width="0.223cm" svg:height="0.223cm" svg:x="36.282cm" svg:y="4.765cm" svg:viewBox="0 0 224 224" svg:d="M112 224c29 0 58-12 79-33s33-49 33-79c0-29-12-58-33-79-21-22-50-33-79-33-30 0-58 11-79 33-21 21-33 50-33 79 0 30 12 58 33 79s49 33 79 33z">
          <text:p/>
        </draw:path>
        <draw:path draw:style-name="gr18" draw:text-style-name="P7" draw:layer="layout" svg:width="0.223cm" svg:height="0.223cm" svg:x="31.472cm" svg:y="8.518cm" svg:viewBox="0 0 224 224" svg:d="M112 224c30 0 58-12 79-33s33-49 33-79c0-29-12-59-33-80s-49-32-79-32-59 11-80 32-32 51-32 80c0 30 11 58 32 79s50 33 80 33z">
          <text:p/>
        </draw:path>
        <draw:path draw:style-name="gr18" draw:text-style-name="P7" draw:layer="layout" svg:width="0.223cm" svg:height="0.223cm" svg:x="34.694cm" svg:y="1.828cm" svg:viewBox="0 0 224 224" svg:d="M111 224c30 0 58-11 79-32 22-21 34-50 34-79 0-30-12-59-34-80-21-21-49-33-79-33-29 0-57 12-78 33s-33 50-33 80c0 29 12 58 33 79s49 32 78 32z">
          <text:p/>
        </draw:path>
        <draw:path draw:style-name="gr16" draw:text-style-name="P6" draw:layer="layout" svg:width="0.223cm" svg:height="0.223cm" svg:x="36.453cm" svg:y="4.99cm" svg:viewBox="0 0 224 224" svg:d="M112 224c30 0 58-12 79-33s33-49 33-79c0-29-12-58-33-79s-49-33-79-33c-29 0-58 12-78 33-21 21-34 50-34 79 0 30 13 58 34 79 20 21 49 33 78 33z">
          <text:p/>
        </draw:path>
        <draw:path draw:style-name="gr18" draw:text-style-name="P7" draw:layer="layout" svg:width="0.223cm" svg:height="0.223cm" svg:x="35.523cm" svg:y="1.689cm" svg:viewBox="0 0 224 224" svg:d="M112 224c30 0 58-11 79-33 21-21 33-50 33-79 0-30-12-58-33-79s-49-33-79-33c-29 0-58 12-80 33-20 21-32 49-32 79 0 29 12 58 32 79 22 22 51 33 80 33z">
          <text:p/>
        </draw:path>
        <draw:path draw:style-name="gr16" draw:text-style-name="P6" draw:layer="layout" svg:width="0.223cm" svg:height="0.223cm" svg:x="36.535cm" svg:y="4.01cm" svg:viewBox="0 0 224 224" svg:d="M112 224c29 0 59-11 80-32s32-50 32-80-11-58-32-79-51-33-80-33c-30 0-58 12-79 33s-33 49-33 79 12 59 33 80 49 32 79 32z">
          <text:p/>
        </draw:path>
        <draw:path draw:style-name="gr16" draw:text-style-name="P6" draw:layer="layout" svg:width="0.223cm" svg:height="0.224cm" svg:x="36.765cm" svg:y="3.571cm" svg:viewBox="0 0 224 225" svg:d="M112 225c29 0 59-12 80-33 20-21 32-49 32-79 0-31-12-59-32-80-21-21-51-33-80-33-30 0-58 12-79 33s-33 49-33 80c0 30 12 58 33 79s49 33 79 33z">
          <text:p/>
        </draw:path>
        <draw:path draw:style-name="gr18" draw:text-style-name="P7" draw:layer="layout" svg:width="0.223cm" svg:height="0.223cm" svg:x="33.989cm" svg:y="5.549cm" svg:viewBox="0 0 224 224" svg:d="M113 224c30 0 58-12 79-33s32-49 32-80c0-29-11-58-32-79s-49-32-79-32-58 11-79 32c-22 21-34 50-34 79 0 31 12 59 34 80 21 21 49 33 79 33z">
          <text:p/>
        </draw:path>
        <draw:path draw:style-name="gr18" draw:text-style-name="P7" draw:layer="layout" svg:width="0.223cm" svg:height="0.223cm" svg:x="34.475cm" svg:y="5.701cm" svg:viewBox="0 0 224 224" svg:d="M112 224c29 0 58-11 78-33 22-21 34-50 34-79 0-30-12-58-34-79-20-21-49-33-78-33-30 0-58 12-79 33s-33 49-33 79c0 29 12 58 33 79 21 22 49 33 79 33z">
          <text:p/>
        </draw:path>
        <draw:path draw:style-name="gr18" draw:text-style-name="P7" draw:layer="layout" svg:width="0.223cm" svg:height="0.223cm" svg:x="33.376cm" svg:y="6.034cm" svg:viewBox="0 0 224 224" svg:d="M111 224c30 0 58-12 80-33 21-21 33-49 33-79s-12-59-33-79c-22-21-50-33-80-33-29 0-58 12-79 33-20 20-32 49-32 79s12 58 32 79c21 21 50 33 79 33z">
          <text:p/>
        </draw:path>
        <draw:path draw:style-name="gr18" draw:text-style-name="P7" draw:layer="layout" svg:width="0.224cm" svg:height="0.223cm" svg:x="33.573cm" svg:y="5.325cm" svg:viewBox="0 0 225 224" svg:d="M112 224c30 0 58-12 79-32 22-21 34-50 34-80s-12-58-34-79c-21-21-49-33-79-33s-58 12-79 33-33 49-33 79 12 59 33 80c21 20 49 32 79 32z">
          <text:p/>
        </draw:path>
        <draw:path draw:style-name="gr16" draw:text-style-name="P6" draw:layer="layout" svg:width="0.223cm" svg:height="0.223cm" svg:x="36.93cm" svg:y="2.5cm" svg:viewBox="0 0 224 224" svg:d="M112 224c29 0 58-12 79-32 21-21 33-50 33-79 0-30-12-59-33-80s-50-33-79-33c-30 0-58 12-79 33s-33 50-33 80c0 29 12 58 33 79 21 20 49 32 79 32z">
          <text:p/>
        </draw:path>
        <draw:path draw:style-name="gr18" draw:text-style-name="P7" draw:layer="layout" svg:width="0.223cm" svg:height="0.223cm" svg:x="35.621cm" svg:y="2.068cm" svg:viewBox="0 0 224 224" svg:d="M112 224c30 0 58-12 80-33 21-21 32-49 32-78 0-30-11-58-32-80-22-21-50-33-80-33s-58 12-79 33c-21 22-33 50-33 80 0 29 12 57 33 78s49 33 79 33z">
          <text:p/>
        </draw:path>
        <draw:path draw:style-name="gr18" draw:text-style-name="P7" draw:layer="layout" svg:width="0.223cm" svg:height="0.223cm" svg:x="33.529cm" svg:y="5.506cm" svg:viewBox="0 0 224 224" svg:d="M113 224c29 0 58-12 79-32 21-22 32-51 32-80 0-30-11-58-32-79s-50-33-79-33c-30 0-58 12-79 33-22 21-34 49-34 79 0 29 12 58 34 80 21 20 49 32 79 32z">
          <text:p/>
        </draw:path>
        <draw:path draw:style-name="gr18" draw:text-style-name="P7" draw:layer="layout" svg:width="0.223cm" svg:height="0.223cm" svg:x="33.471cm" svg:y="5.483cm" svg:viewBox="0 0 224 224" svg:d="M112 224c30 0 58-12 79-34 21-21 33-49 33-79 0-29-12-58-33-79s-49-32-79-32-59 11-80 32-32 50-32 79c0 30 11 58 32 79 21 22 50 34 80 34z">
          <text:p/>
        </draw:path>
        <draw:path draw:style-name="gr16" draw:text-style-name="P6" draw:layer="layout" svg:width="0.223cm" svg:height="0.223cm" svg:x="36.521cm" svg:y="3.618cm" svg:viewBox="0 0 224 224" svg:d="M111 224c30 0 59-12 80-33s33-49 33-79c0-29-12-59-33-80-21-20-50-32-80-32-29 0-58 12-79 32-21 21-32 51-32 80 0 30 11 58 32 79s50 33 79 33z">
          <text:p/>
        </draw:path>
        <draw:path draw:style-name="gr16" draw:text-style-name="P6" draw:layer="layout" svg:width="0.223cm" svg:height="0.223cm" svg:x="38.761cm" svg:y="8.088cm" svg:viewBox="0 0 224 224" svg:d="M111 224c30 0 59-11 80-32s33-50 33-79c0-30-12-58-33-80-21-21-50-33-80-33-29 0-58 12-79 33-21 22-32 50-32 80 0 29 11 58 32 79s50 32 79 32z">
          <text:p/>
        </draw:path>
        <draw:path draw:style-name="gr16" draw:text-style-name="P6" draw:layer="layout" svg:width="0.223cm" svg:height="0.223cm" svg:x="36.853cm" svg:y="3.111cm" svg:viewBox="0 0 224 224" svg:d="M113 224c29 0 58-11 79-32 20-21 32-50 32-80s-12-58-32-79c-21-21-50-33-79-33-30 0-58 12-80 33-21 21-33 49-33 79s12 59 33 80c22 21 50 32 80 32z">
          <text:p/>
        </draw:path>
        <draw:path draw:style-name="gr16" draw:text-style-name="P6" draw:layer="layout" svg:width="0.223cm" svg:height="0.223cm" svg:x="37.186cm" svg:y="3.714cm" svg:viewBox="0 0 224 224" svg:d="M111 224c30 0 59-11 80-32 21-22 33-51 33-80 0-30-12-58-33-79s-50-33-80-33c-29 0-58 12-79 33s-32 49-32 79c0 29 11 58 32 80 21 21 50 32 79 32z">
          <text:p/>
        </draw:path>
        <draw:path draw:style-name="gr16" draw:text-style-name="P6" draw:layer="layout" svg:width="0.223cm" svg:height="0.223cm" svg:x="36.814cm" svg:y="2.85cm" svg:viewBox="0 0 224 224" svg:d="M113 224c29 0 58-12 79-33s32-50 32-80c0-29-11-58-32-79s-50-32-79-32c-31 0-59 11-80 32s-33 50-33 79c0 30 12 59 33 80s49 33 80 33z">
          <text:p/>
        </draw:path>
        <draw:path draw:style-name="gr16" draw:text-style-name="P6" draw:layer="layout" svg:width="0.223cm" svg:height="0.224cm" svg:x="36.683cm" svg:y="3.573cm" svg:viewBox="0 0 224 225" svg:d="M113 225c29 0 58-12 79-33s32-49 32-79c0-31-11-59-32-80s-50-33-79-33c-30 0-58 12-79 33s-34 49-34 80c0 30 13 58 34 79s49 33 79 33z">
          <text:p/>
        </draw:path>
        <draw:path draw:style-name="gr18" draw:text-style-name="P7" draw:layer="layout" svg:width="0.223cm" svg:height="0.223cm" svg:x="31.461cm" svg:y="8.762cm" svg:viewBox="0 0 224 224" svg:d="M112 224c30 0 58-11 79-32s33-50 33-79c0-30-12-58-33-80-21-21-49-33-79-33s-59 12-80 33c-20 22-32 50-32 80 0 29 12 58 32 79 21 21 50 32 80 32z">
          <text:p/>
        </draw:path>
        <draw:path draw:style-name="gr18" draw:text-style-name="P7" draw:layer="layout" svg:width="0.224cm" svg:height="0.223cm" svg:x="33.531cm" svg:y="5.482cm" svg:viewBox="0 0 225 224" svg:d="M113 224c30 0 58-12 79-34 21-21 33-49 33-79 0-29-12-58-33-79s-49-32-79-32-58 11-79 32c-22 21-34 50-34 79 0 30 12 58 34 79 21 22 49 34 79 34z">
          <text:p/>
        </draw:path>
        <draw:path draw:style-name="gr18" draw:text-style-name="P7" draw:layer="layout" svg:width="0.223cm" svg:height="0.223cm" svg:x="33.658cm" svg:y="5.413cm" svg:viewBox="0 0 224 224" svg:d="M111 224c31 0 59-11 80-32s33-50 33-79c0-30-12-58-33-80-21-21-49-33-80-33-29 0-58 12-78 33-21 22-33 50-33 80 0 29 12 58 33 79 20 21 49 32 78 32z">
          <text:p/>
        </draw:path>
        <draw:path draw:style-name="gr16" draw:text-style-name="P6" draw:layer="layout" svg:width="0.223cm" svg:height="0.223cm" svg:x="37.392cm" svg:y="3.369cm" svg:viewBox="0 0 224 224" svg:d="M112 224c29 0 58-11 80-32 21-21 32-50 32-79 0-31-11-59-32-80-22-21-51-33-80-33-30 0-58 12-79 33s-33 49-33 80c0 29 12 58 33 79s49 32 79 32z">
          <text:p/>
        </draw:path>
        <draw:path draw:style-name="gr16" draw:text-style-name="P6" draw:layer="layout" svg:width="0.224cm" svg:height="0.223cm" svg:x="37.063cm" svg:y="3.35cm" svg:viewBox="0 0 225 224" svg:d="M113 224c30 0 58-12 79-32 21-21 33-50 33-79 0-31-12-59-33-80s-49-33-79-33-59 12-80 33-33 49-33 80c0 29 12 58 33 79 21 20 50 32 80 32z">
          <text:p/>
        </draw:path>
        <draw:path draw:style-name="gr16" draw:text-style-name="P6" draw:layer="layout" svg:width="0.223cm" svg:height="0.223cm" svg:x="37.776cm" svg:y="3.646cm" svg:viewBox="0 0 224 224" svg:d="M112 224c30 0 58-12 79-33s33-49 33-79c0-29-12-58-33-79s-49-33-79-33c-29 0-58 12-79 33s-33 50-33 79c0 30 12 58 33 79s50 33 79 33z">
          <text:p/>
        </draw:path>
        <draw:path draw:style-name="gr16" draw:text-style-name="P6" draw:layer="layout" svg:width="0.223cm" svg:height="0.223cm" svg:x="36.973cm" svg:y="3.629cm" svg:viewBox="0 0 224 224" svg:d="M112 224c29 0 59-11 80-32s32-50 32-79c0-30-11-58-32-80-21-21-51-33-80-33-30 0-58 12-79 33-21 22-33 50-33 80 0 29 12 58 33 79s49 32 79 32z">
          <text:p/>
        </draw:path>
        <draw:path draw:style-name="gr16" draw:text-style-name="P6" draw:layer="layout" svg:width="0.223cm" svg:height="0.223cm" svg:x="38.107cm" svg:y="3.526cm" svg:viewBox="0 0 224 224" svg:d="M112 224c30 0 59-11 80-32s32-51 32-80c0-30-11-58-32-79s-50-33-80-33-58 12-79 33-33 49-33 79c0 29 12 59 33 80s49 32 79 32z">
          <text:p/>
        </draw:path>
        <draw:path draw:style-name="gr16" draw:text-style-name="P6" draw:layer="layout" svg:width="0.223cm" svg:height="0.223cm" svg:x="38.215cm" svg:y="3.741cm" svg:viewBox="0 0 224 224" svg:d="M112 224c30 0 58-12 79-33s33-50 33-80c0-29-12-58-33-79s-49-32-79-32c-29 0-58 11-79 32-22 21-33 50-33 79 0 30 11 59 33 80 21 21 50 33 79 33z">
          <text:p/>
        </draw:path>
        <draw:path draw:style-name="gr16" draw:text-style-name="P6" draw:layer="layout" svg:width="0.223cm" svg:height="0.223cm" svg:x="36.444cm" svg:y="4.263cm" svg:viewBox="0 0 224 224" svg:d="M112 224c30 0 58-12 79-33s33-49 33-79-12-59-33-80-49-32-79-32-58 11-79 32c-22 21-33 50-33 80s11 58 33 79c21 21 49 33 79 33z">
          <text:p/>
        </draw:path>
        <draw:path draw:style-name="gr18" draw:text-style-name="P7" draw:layer="layout" svg:width="0.223cm" svg:height="0.223cm" svg:x="32.259cm" svg:y="6.866cm" svg:viewBox="0 0 224 224" svg:d="M111 224c30 0 58-12 80-33 21-21 33-50 33-80 0-29-12-57-33-78-22-21-50-33-80-33-29 0-58 12-78 33-21 21-33 49-33 78 0 30 12 59 33 80 20 21 49 33 78 33z">
          <text:p/>
        </draw:path>
        <draw:path draw:style-name="gr18" draw:text-style-name="P7" draw:layer="layout" svg:width="0.223cm" svg:height="0.223cm" svg:x="33.261cm" svg:y="5.266cm" svg:viewBox="0 0 224 224" svg:d="M113 224c29 0 58-12 79-34 21-21 32-49 32-79 0-29-11-58-32-78-21-21-50-33-79-33-30 0-59 12-80 33-21 20-33 49-33 78 0 30 12 58 33 79 21 22 50 34 80 34z">
          <text:p/>
        </draw:path>
        <draw:path draw:style-name="gr16" draw:text-style-name="P6" draw:layer="layout" svg:width="0.223cm" svg:height="0.223cm" svg:x="38.349cm" svg:y="4.213cm" svg:viewBox="0 0 224 224" svg:d="M111 224c31 0 59-11 80-32s33-50 33-80-12-58-33-79-49-33-80-33c-29 0-58 12-79 33s-32 49-32 79 11 59 32 80 50 32 79 32z">
          <text:p/>
        </draw:path>
        <draw:path draw:style-name="gr16" draw:text-style-name="P6" draw:layer="layout" svg:width="0.223cm" svg:height="0.223cm" svg:x="38.281cm" svg:y="4.019cm" svg:viewBox="0 0 224 224" svg:d="M111 224c30 0 58-12 80-33 21-21 33-49 33-79s-12-59-33-80c-22-20-50-32-80-32-29 0-58 12-79 32-21 21-32 50-32 80s11 58 32 79 50 33 79 33z">
          <text:p/>
        </draw:path>
        <draw:path draw:style-name="gr16" draw:text-style-name="P6" draw:layer="layout" svg:width="0.223cm" svg:height="0.223cm" svg:x="39.359cm" svg:y="8.676cm" svg:viewBox="0 0 224 224" svg:d="M112 224c30 0 58-12 79-33s33-49 33-80c0-29-12-58-33-79s-49-32-79-32c-29 0-58 11-79 32s-33 50-33 79c0 31 12 59 33 80s50 33 79 33z">
          <text:p/>
        </draw:path>
        <draw:path draw:style-name="gr16" draw:text-style-name="P6" draw:layer="layout" svg:width="0.223cm" svg:height="0.223cm" svg:x="38.337cm" svg:y="3.773cm" svg:viewBox="0 0 224 224" svg:d="M112 224c30 0 59-12 80-33s32-49 32-80c0-29-11-58-32-78-21-21-50-33-80-33s-58 12-79 33c-21 20-33 49-33 78 0 31 12 59 33 80s49 33 79 33z">
          <text:p/>
        </draw:path>
        <draw:path draw:style-name="gr16" draw:text-style-name="P6" draw:layer="layout" svg:width="0.223cm" svg:height="0.224cm" svg:x="38.363cm" svg:y="8.886cm" svg:viewBox="0 0 224 225" svg:d="M112 225c30 0 58-12 79-33s33-50 33-80-12-58-33-79-49-33-79-33-59 12-79 33c-21 21-33 49-33 79s12 59 33 80c20 21 49 33 79 33z">
          <text:p/>
        </draw:path>
        <draw:path draw:style-name="gr16" draw:text-style-name="P6" draw:layer="layout" svg:width="0.223cm" svg:height="0.223cm" svg:x="38.436cm" svg:y="3.771cm" svg:viewBox="0 0 224 224" svg:d="M113 224c29 0 58-12 79-32 20-21 32-50 32-80s-12-58-32-79c-21-21-50-33-79-33-30 0-58 12-79 33-22 21-34 49-34 79s12 59 34 80c21 20 49 32 79 32z">
          <text:p/>
        </draw:path>
        <draw:path draw:style-name="gr16" draw:text-style-name="P6" draw:layer="layout" svg:width="0.223cm" svg:height="0.223cm" svg:x="39.371cm" svg:y="8.301cm" svg:viewBox="0 0 224 224" svg:d="M112 224c29 0 58-12 79-33 22-21 33-49 33-79 0-29-11-59-33-80-21-20-50-32-79-32-30 0-58 12-79 32-21 21-33 51-33 80 0 30 12 58 33 79s49 33 79 33z">
          <text:p/>
        </draw:path>
        <draw:path draw:style-name="gr16" draw:text-style-name="P6" draw:layer="layout" svg:width="0.223cm" svg:height="0.223cm" svg:x="39.344cm" svg:y="8.283cm" svg:viewBox="0 0 224 224" svg:d="M113 224c29 0 58-12 78-33 21-21 33-49 33-79s-12-59-33-80c-20-21-49-32-78-32-30 0-58 11-79 32-22 21-34 50-34 80s12 58 34 79c21 21 49 33 79 33z">
          <text:p/>
        </draw:path>
        <draw:path draw:style-name="gr18" draw:text-style-name="P7" draw:layer="layout" svg:width="0.223cm" svg:height="0.223cm" svg:x="34.002cm" svg:y="5.556cm" svg:viewBox="0 0 224 224" svg:d="M113 224c29 0 58-12 79-33s32-49 32-80c0-29-11-58-32-79-21-20-50-32-79-32-30 0-58 12-79 32-21 21-34 50-34 79 0 31 13 59 34 80s49 33 79 33z">
          <text:p/>
        </draw:path>
        <draw:path draw:style-name="gr18" draw:text-style-name="P7" draw:layer="layout" svg:width="0.223cm" svg:height="0.223cm" svg:x="30.603cm" svg:y="6.9cm" svg:viewBox="0 0 224 224" svg:d="M112 224c30 0 58-12 79-33s33-49 33-80c0-29-12-57-33-78s-49-33-79-33c-29 0-59 12-79 33-21 21-33 49-33 78 0 31 12 59 33 80 20 21 50 33 79 33z">
          <text:p/>
        </draw:path>
        <draw:path draw:style-name="gr18" draw:text-style-name="P7" draw:layer="layout" svg:width="0.223cm" svg:height="0.223cm" svg:x="33.372cm" svg:y="5.976cm" svg:viewBox="0 0 224 224" svg:d="M111 224c30 0 58-12 80-33 21-21 33-50 33-80 0-29-12-58-33-79-22-21-50-32-80-32s-58 11-79 32-32 50-32 79c0 30 11 59 32 80s49 33 79 33z">
          <text:p/>
        </draw:path>
        <draw:path draw:style-name="gr16" draw:text-style-name="P6" draw:layer="layout" svg:width="0.223cm" svg:height="0.223cm" svg:x="36.872cm" svg:y="4.113cm" svg:viewBox="0 0 224 224" svg:d="M112 224c30 0 58-12 79-33 21-20 33-49 33-78 0-30-12-58-33-79-21-22-49-34-79-34-29 0-58 12-80 34-20 21-32 49-32 79 0 29 12 58 32 78 22 21 51 33 80 33z">
          <text:p/>
        </draw:path>
        <draw:path draw:style-name="gr16" draw:text-style-name="P6" draw:layer="layout" svg:width="0.223cm" svg:height="0.223cm" svg:x="39.809cm" svg:y="4.2cm" svg:viewBox="0 0 224 224" svg:d="M111 224c30 0 58-12 79-32 21-21 34-51 34-80 0-30-13-58-34-79s-49-33-79-33c-29 0-58 12-79 33-20 21-32 49-32 79 0 29 12 59 32 80 21 20 50 32 79 32z">
          <text:p/>
        </draw:path>
        <draw:path draw:style-name="gr18" draw:text-style-name="P7" draw:layer="layout" svg:width="0.223cm" svg:height="0.223cm" svg:x="35.24cm" svg:y="2.546cm" svg:viewBox="0 0 224 224" svg:d="M113 224c29 0 58-12 79-33s32-49 32-79c0-29-11-58-32-79-21-22-50-33-79-33-31 0-59 11-80 33-21 21-33 50-33 79 0 30 12 58 33 79s49 33 80 33z">
          <text:p/>
        </draw:path>
        <draw:path draw:style-name="gr18" draw:text-style-name="P7" draw:layer="layout" svg:width="0.224cm" svg:height="0.223cm" svg:x="32.266cm" svg:y="6.396cm" svg:viewBox="0 0 225 224" svg:d="M112 224c30 0 58-11 80-32 21-22 33-51 33-80 0-30-12-58-33-79-22-21-50-33-80-33s-58 12-79 33-33 49-33 79c0 29 12 58 33 80 21 21 49 32 79 32z">
          <text:p/>
        </draw:path>
        <draw:path draw:style-name="gr18" draw:text-style-name="P7" draw:layer="layout" svg:width="0.223cm" svg:height="0.223cm" svg:x="34.645cm" svg:y="5.542cm" svg:viewBox="0 0 224 224" svg:d="M112 224c30 0 58-12 79-33 21-20 33-50 33-79 0-30-12-58-33-79s-49-33-79-33c-29 0-58 12-78 33-22 21-34 49-34 79 0 29 12 59 34 79 20 21 49 33 78 33z">
          <text:p/>
        </draw:path>
        <draw:path draw:style-name="gr16" draw:text-style-name="P6" draw:layer="layout" svg:width="0.223cm" svg:height="0.223cm" svg:x="34.979cm" svg:y="5.814cm" svg:viewBox="0 0 224 224" svg:d="M112 224c29 0 59-12 80-33s32-49 32-79-11-59-32-79c-21-21-51-33-80-33-30 0-58 12-79 33-21 20-33 49-33 79s12 58 33 79 49 33 79 33z">
          <text:p/>
        </draw:path>
        <draw:path draw:style-name="gr18" draw:text-style-name="P7" draw:layer="layout" svg:width="0.223cm" svg:height="0.223cm" svg:x="34.696cm" svg:y="5.599cm" svg:viewBox="0 0 224 224" svg:d="M111 224c30 0 58-12 79-33 22-21 34-49 34-79s-12-59-34-80c-21-21-49-32-79-32s-58 11-79 32-32 50-32 80 11 58 32 79 49 33 79 33z">
          <text:p/>
        </draw:path>
        <draw:path draw:style-name="gr16" draw:text-style-name="P6" draw:layer="layout" svg:width="0.223cm" svg:height="0.223cm" svg:x="35.057cm" svg:y="5.886cm" svg:viewBox="0 0 224 224" svg:d="M112 224c30 0 58-12 79-33s33-49 33-79c0-29-12-58-33-78-21-22-49-34-79-34-29 0-59 12-80 34-21 20-32 49-32 78 0 30 11 58 32 79s51 33 80 33z">
          <text:p/>
        </draw:path>
        <draw:path draw:style-name="gr18" draw:text-style-name="P7" draw:layer="layout" svg:width="0.223cm" svg:height="0.223cm" svg:x="33.868cm" svg:y="4.672cm" svg:viewBox="0 0 224 224" svg:d="M112 224c30 0 59-12 80-33 21-20 32-49 32-79s-11-58-32-79-50-33-80-33-58 12-79 33-33 49-33 79 12 59 33 79c21 21 49 33 79 33z">
          <text:p/>
        </draw:path>
        <draw:path draw:style-name="gr18" draw:text-style-name="P7" draw:layer="layout" svg:width="0.223cm" svg:height="0.223cm" svg:x="32.143cm" svg:y="6.491cm" svg:viewBox="0 0 224 224" svg:d="M113 224c30 0 58-12 79-33 21-20 32-49 32-78 0-31-11-59-32-80s-49-33-79-33-59 12-80 33-33 49-33 80c0 29 12 58 33 78 21 21 50 33 80 33z">
          <text:p/>
        </draw:path>
        <draw:path draw:style-name="gr16" draw:text-style-name="P6" draw:layer="layout" svg:width="0.223cm" svg:height="0.223cm" svg:x="35.118cm" svg:y="5.414cm" svg:viewBox="0 0 224 224" svg:d="M113 224c29 0 58-11 79-32s32-50 32-79c0-30-11-58-32-80-21-21-50-33-79-33-30 0-58 12-79 33-21 22-34 50-34 80 0 29 13 58 34 79s49 32 79 32z">
          <text:p/>
        </draw:path>
        <draw:path draw:style-name="gr18" draw:text-style-name="P7" draw:layer="layout" svg:width="0.223cm" svg:height="0.223cm" svg:x="35.291cm" svg:y="1.842cm" svg:viewBox="0 0 224 224" svg:d="M113 224c29 0 58-12 79-33s32-49 32-79c0-29-11-59-32-80s-50-32-79-32c-30 0-59 11-80 32s-33 51-33 80c0 30 12 58 33 79s50 33 80 33z">
          <text:p/>
        </draw:path>
        <draw:path draw:style-name="gr9" draw:text-style-name="P7" draw:layer="layout" svg:width="0.223cm" svg:height="0.224cm" svg:x="35.27cm" svg:y="2.233cm" svg:viewBox="0 0 224 225" svg:d="M112 225c30 0 58-12 79-33s33-49 33-79c0-31-12-59-33-80s-49-33-79-33c-29 0-59 12-80 33s-32 49-32 80c0 30 11 58 32 79s51 33 80 33z">
          <text:p/>
        </draw:path>
        <draw:path draw:style-name="gr17" draw:text-style-name="P2" draw:layer="layout" svg:width="0.223cm" svg:height="0.224cm" svg:x="35.27cm" svg:y="2.233cm" svg:viewBox="0 0 224 225" svg:d="M112 225c30 0 58-12 79-33s33-49 33-79c0-31-12-59-33-80s-49-33-79-33c-29 0-59 12-80 33s-32 49-32 80c0 30 11 58 32 79s51 33 80 33z">
          <text:p/>
        </draw:path>
        <draw:path draw:style-name="gr18" draw:text-style-name="P7" draw:layer="layout" svg:width="0.224cm" svg:height="0.223cm" svg:x="34.723cm" svg:y="5.665cm" svg:viewBox="0 0 225 224" svg:d="M112 224c30 0 58-12 80-33 21-21 33-49 33-79 0-29-12-58-33-79-22-22-50-33-80-33s-58 11-79 33c-21 21-33 50-33 79 0 30 12 58 33 79s49 33 79 33z">
          <text:p/>
        </draw:path>
        <draw:path draw:style-name="gr18" draw:text-style-name="P7" draw:layer="layout" svg:width="0.223cm" svg:height="0.223cm" svg:x="34.619cm" svg:y="2.409cm" svg:viewBox="0 0 224 224" svg:d="M113 224c29 0 58-11 79-32 20-21 32-51 32-80 0-30-12-58-32-79-21-21-50-33-79-33-30 0-59 12-80 33s-33 49-33 79c0 29 12 59 33 80s50 32 80 32z">
          <text:p/>
        </draw:path>
        <draw:path draw:style-name="gr18" draw:text-style-name="P7" draw:layer="layout" svg:width="0.223cm" svg:height="0.223cm" svg:x="34.539cm" svg:y="2.489cm" svg:viewBox="0 0 224 224" svg:d="M112 224c30 0 59-12 80-33s32-49 32-79c0-29-11-59-32-80-21-20-50-32-80-32s-58 12-79 32c-21 21-33 51-33 80 0 30 12 58 33 79s49 33 79 33z">
          <text:p/>
        </draw:path>
        <draw:path draw:style-name="gr18" draw:text-style-name="P7" draw:layer="layout" svg:width="0.223cm" svg:height="0.223cm" svg:x="35.012cm" svg:y="2.305cm" svg:viewBox="0 0 224 224" svg:d="M112 224c30 0 58-11 79-32s33-50 33-79c0-30-12-58-33-80-21-21-49-33-79-33s-59 12-79 33c-21 22-33 50-33 80 0 29 12 58 33 79 20 21 49 32 79 32z">
          <text:p/>
        </draw:path>
        <draw:path draw:style-name="gr16" draw:text-style-name="P6" draw:layer="layout" svg:width="0.223cm" svg:height="0.223cm" svg:x="35.328cm" svg:y="6.133cm" svg:viewBox="0 0 224 224" svg:d="M112 224c30 0 58-12 79-33s33-50 33-79c0-30-12-58-33-79s-49-33-79-33c-29 0-58 12-79 33s-33 49-33 79c0 29 12 58 33 79s50 33 79 33z">
          <text:p/>
        </draw:path>
        <draw:path draw:style-name="gr18" draw:text-style-name="P7" draw:layer="layout" svg:width="0.224cm" svg:height="0.223cm" svg:x="33.827cm" svg:y="4.704cm" svg:viewBox="0 0 225 224" svg:d="M112 224c30 0 58-12 80-33 21-21 33-49 33-79s-12-59-33-79c-22-21-50-33-80-33s-58 12-79 33c-21 20-33 49-33 79s12 58 33 79 49 33 79 33z">
          <text:p/>
        </draw:path>
        <draw:path draw:style-name="gr16" draw:text-style-name="P6" draw:layer="layout" svg:width="0.223cm" svg:height="0.223cm" svg:x="35.138cm" svg:y="5.983cm" svg:viewBox="0 0 224 224" svg:d="M112 224c29 0 58-12 79-33 22-21 33-50 33-80 0-29-11-58-33-79-21-21-50-32-79-32-30 0-58 11-79 32s-33 50-33 79c0 30 12 59 33 80s49 33 79 33z">
          <text:p/>
        </draw:path>
        <draw:path draw:style-name="gr16" draw:text-style-name="P6" draw:layer="layout" svg:width="0.223cm" svg:height="0.223cm" svg:x="36.697cm" svg:y="2.98cm" svg:viewBox="0 0 224 224" svg:d="M111 224c30 0 58-11 79-32 22-21 34-50 34-79 0-30-12-58-34-79-21-22-49-34-79-34-29 0-57 12-78 34-21 21-33 49-33 79 0 29 12 58 33 79s49 32 78 32z">
          <text:p/>
        </draw:path>
        <draw:path draw:style-name="gr16" draw:text-style-name="P6" draw:layer="layout" svg:width="0.223cm" svg:height="0.223cm" svg:x="38.837cm" svg:y="7.91cm" svg:viewBox="0 0 224 224" svg:d="M113 224c29 0 58-12 78-33 21-20 33-49 33-78 0-30-12-58-33-79-20-21-49-34-78-34-30 0-59 13-80 34s-33 49-33 79c0 29 12 58 33 78 21 21 50 33 80 33z">
          <text:p/>
        </draw:path>
        <draw:path draw:style-name="gr16" draw:text-style-name="P6" draw:layer="layout" svg:width="0.223cm" svg:height="0.223cm" svg:x="36.358cm" svg:y="3.574cm" svg:viewBox="0 0 224 224" svg:d="M113 224c29 0 58-12 79-33s32-49 32-79-11-59-32-80-50-32-79-32c-31 0-59 11-80 32s-33 50-33 80 12 58 33 79 49 33 80 33z">
          <text:p/>
        </draw:path>
        <draw:path draw:style-name="gr18" draw:text-style-name="P7" draw:layer="layout" svg:width="0.223cm" svg:height="0.223cm" svg:x="35.101cm" svg:y="1.968cm" svg:viewBox="0 0 224 224" svg:d="M113 224c29 0 58-11 79-32 20-21 32-51 32-80 0-30-12-58-32-79-21-21-50-33-79-33-30 0-58 12-79 33-22 21-34 49-34 79 0 29 12 59 34 80 21 21 49 32 79 32z">
          <text:p/>
        </draw:path>
        <draw:path draw:style-name="gr9" draw:text-style-name="P7" draw:layer="layout" svg:width="0.224cm" svg:height="0.223cm" svg:x="34.508cm" svg:y="2.18cm" svg:viewBox="0 0 225 224" svg:d="M112 224c30 0 59-12 80-33s33-50 33-80c0-29-12-58-33-79s-50-32-80-32-58 11-79 32-33 50-33 79c0 30 12 59 33 80s49 33 79 33z">
          <text:p/>
        </draw:path>
        <draw:path draw:style-name="gr17" draw:text-style-name="P2" draw:layer="layout" svg:width="0.224cm" svg:height="0.223cm" svg:x="34.508cm" svg:y="2.18cm" svg:viewBox="0 0 225 224" svg:d="M112 224c30 0 59-12 80-33s33-50 33-80c0-29-12-58-33-79s-50-32-80-32-58 11-79 32-33 50-33 79c0 30 12 59 33 80s49 33 79 33z">
          <text:p/>
        </draw:path>
        <draw:path draw:style-name="gr18" draw:text-style-name="P7" draw:layer="layout" svg:width="0.223cm" svg:height="0.223cm" svg:x="34.411cm" svg:y="2.332cm" svg:viewBox="0 0 224 224" svg:d="M112 224c30 0 58-12 79-33s33-49 33-79c0-29-12-57-33-78s-49-34-79-34c-29 0-58 13-79 34s-33 49-33 78c0 30 12 58 33 79s50 33 79 33z">
          <text:p/>
        </draw:path>
        <draw:path draw:style-name="gr18" draw:text-style-name="P7" draw:layer="layout" svg:width="0.223cm" svg:height="0.223cm" svg:x="35.172cm" svg:y="2.188cm" svg:viewBox="0 0 224 224" svg:d="M112 224c29 0 58-12 80-33 21-21 32-50 32-80 0-29-11-58-32-79-22-21-51-32-80-32-30 0-58 11-79 32s-33 50-33 79c0 30 12 59 33 80s49 33 79 33z">
          <text:p/>
        </draw:path>
        <draw:path draw:style-name="gr18" draw:text-style-name="P7" draw:layer="layout" svg:width="0.223cm" svg:height="0.223cm" svg:x="35.036cm" svg:y="2.05cm" svg:viewBox="0 0 224 224" svg:d="M113 224c29 0 58-12 79-33s32-49 32-79c0-29-11-59-32-80s-50-32-79-32c-31 0-59 11-80 32s-33 51-33 80c0 30 12 58 33 79s49 33 80 33z">
          <text:p/>
        </draw:path>
        <draw:path draw:style-name="gr16" draw:text-style-name="P6" draw:layer="layout" svg:width="0.223cm" svg:height="0.224cm" svg:x="35.452cm" svg:y="2.446cm" svg:viewBox="0 0 224 225" svg:d="M111 225c31 0 59-12 80-33s33-49 33-80c0-30-12-58-33-79s-49-33-80-33c-29 0-58 12-79 33-20 21-32 49-32 79 0 31 12 59 32 80 21 21 50 33 79 33z">
          <text:p/>
        </draw:path>
        <draw:path draw:style-name="gr18" draw:text-style-name="P7" draw:layer="layout" svg:width="0.223cm" svg:height="0.223cm" svg:x="34.493cm" svg:y="2.319cm" svg:viewBox="0 0 224 224" svg:d="M112 224c29 0 58-11 80-32 21-21 32-50 32-79 0-30-11-58-32-79-22-22-51-34-80-34-30 0-58 12-79 34-21 21-33 49-33 79 0 29 12 58 33 79s49 32 79 32z">
          <text:p/>
        </draw:path>
        <draw:path draw:style-name="gr18" draw:text-style-name="P7" draw:layer="layout" svg:width="0.223cm" svg:height="0.223cm" svg:x="34.607cm" svg:y="2.219cm" svg:viewBox="0 0 224 224" svg:d="M113 224c29 0 58-11 79-32s32-50 32-80-11-58-32-79-50-33-79-33c-30 0-59 12-80 33s-33 49-33 79 12 59 33 80 50 32 80 32z">
          <text:p/>
        </draw:path>
        <draw:path draw:style-name="gr18" draw:text-style-name="P7" draw:layer="layout" svg:width="0.223cm" svg:height="0.223cm" svg:x="35.176cm" svg:y="2.762cm" svg:viewBox="0 0 224 224" svg:d="M112 224c29 0 59-12 80-33s32-49 32-79c0-29-11-58-32-79s-51-33-80-33c-30 0-58 12-79 33s-33 50-33 79c0 30 12 58 33 79s49 33 79 33z">
          <text:p/>
        </draw:path>
        <draw:path draw:style-name="gr18" draw:text-style-name="P7" draw:layer="layout" svg:width="0.223cm" svg:height="0.223cm" svg:x="34.202cm" svg:y="2.987cm" svg:viewBox="0 0 224 224" svg:d="M113 224c29 0 58-12 79-33 21-20 32-49 32-78 0-30-11-58-32-79-21-22-50-34-79-34-30 0-58 12-79 34-22 21-34 49-34 79 0 29 12 58 34 78 21 21 49 33 79 33z">
          <text:p/>
        </draw:path>
        <draw:path draw:style-name="gr16" draw:text-style-name="P6" draw:layer="layout" svg:width="0.223cm" svg:height="0.224cm" svg:x="34.615cm" svg:y="7.908cm" svg:viewBox="0 0 224 225" svg:d="M112 225c30 0 58-12 79-33s33-49 33-79-12-58-33-79-49-34-79-34c-29 0-59 13-80 34-20 21-32 49-32 79s12 58 32 79c21 21 51 33 80 33z">
          <text:p/>
        </draw:path>
        <draw:path draw:style-name="gr18" draw:text-style-name="P7" draw:layer="layout" svg:width="0.223cm" svg:height="0.223cm" svg:x="32.206cm" svg:y="6.409cm" svg:viewBox="0 0 224 224" svg:d="M113 224c29 0 58-12 79-33 21-22 32-50 32-80 0-29-11-58-32-79s-50-32-79-32c-30 0-58 11-79 32-22 21-34 50-34 79 0 30 12 58 34 80 21 21 49 33 79 33z">
          <text:p/>
        </draw:path>
        <draw:path draw:style-name="gr16" draw:text-style-name="P6" draw:layer="layout" svg:width="0.223cm" svg:height="0.223cm" svg:x="36.108cm" svg:y="5.217cm" svg:viewBox="0 0 224 224" svg:d="M111 224c31 0 59-12 80-33s33-49 33-79c0-29-12-58-33-79s-49-33-80-33c-30 0-58 12-79 33s-32 50-32 79c0 30 11 58 32 79s49 33 79 33z">
          <text:p/>
        </draw:path>
        <draw:path draw:style-name="gr9" draw:text-style-name="P7" draw:layer="layout" svg:width="0.223cm" svg:height="0.223cm" svg:x="35.244cm" svg:y="2.384cm" svg:viewBox="0 0 224 224" svg:d="M112 224c30 0 58-12 79-33 21-22 33-50 33-80 0-29-12-58-33-79s-49-32-79-32-59 11-80 32-32 50-32 79c0 30 11 58 32 80 21 21 50 33 80 33z">
          <text:p/>
        </draw:path>
        <draw:path draw:style-name="gr17" draw:text-style-name="P2" draw:layer="layout" svg:width="0.223cm" svg:height="0.223cm" svg:x="35.244cm" svg:y="2.384cm" svg:viewBox="0 0 224 224" svg:d="M112 224c30 0 58-12 79-33 21-22 33-50 33-80 0-29-12-58-33-79s-49-32-79-32-59 11-80 32-32 50-32 79c0 30 11 58 32 80 21 21 50 33 80 33z">
          <text:p/>
        </draw:path>
        <draw:path draw:style-name="gr18" draw:text-style-name="P7" draw:layer="layout" svg:width="0.223cm" svg:height="0.223cm" svg:x="35.165cm" svg:y="2.405cm" svg:viewBox="0 0 224 224" svg:d="M111 224c30 0 58-12 80-33 21-21 33-50 33-80 0-29-12-58-33-79-22-21-50-32-80-32-29 0-58 11-79 32s-32 50-32 79c0 30 11 59 32 80s50 33 79 33z">
          <text:p/>
        </draw:path>
        <draw:path draw:style-name="gr18" draw:text-style-name="P7" draw:layer="layout" svg:width="0.223cm" svg:height="0.224cm" svg:x="34.704cm" svg:y="2.581cm" svg:viewBox="0 0 224 225" svg:d="M112 225c29 0 58-12 78-34 22-21 34-49 34-79s-12-58-34-79c-20-21-49-33-78-33-30 0-58 12-79 33s-33 49-33 79 12 58 33 79c21 22 49 34 79 34z">
          <text:p/>
        </draw:path>
        <draw:path draw:style-name="gr16" draw:text-style-name="P6" draw:layer="layout" svg:width="0.224cm" svg:height="0.223cm" svg:x="35.591cm" svg:y="3.249cm" svg:viewBox="0 0 225 224" svg:d="M112 224c30 0 58-12 79-34 22-21 34-49 34-79 0-29-12-58-34-78-21-21-49-33-79-33s-58 12-79 33c-21 20-33 49-33 78 0 30 12 58 33 79 21 22 49 34 79 34z">
          <text:p/>
        </draw:path>
        <draw:path draw:style-name="gr16" draw:text-style-name="P6" draw:layer="layout" svg:width="0.223cm" svg:height="0.223cm" svg:x="35.719cm" svg:y="3.066cm" svg:viewBox="0 0 224 224" svg:d="M113 224c30 0 58-12 79-33s32-50 32-80c0-29-11-58-32-79s-49-32-79-32-59 11-80 32-33 50-33 79c0 30 12 59 33 80s50 33 80 33z">
          <text:p/>
        </draw:path>
        <draw:path draw:style-name="gr16" draw:text-style-name="P6" draw:layer="layout" svg:width="0.223cm" svg:height="0.223cm" svg:x="38.772cm" svg:y="8.706cm" svg:viewBox="0 0 224 224" svg:d="M111 224c30 0 59-12 80-33s33-49 33-79-12-59-33-80-50-32-80-32c-29 0-57 11-78 32s-33 50-33 80 12 58 33 79 49 33 78 33z">
          <text:p/>
        </draw:path>
        <draw:path draw:style-name="gr16" draw:text-style-name="P6" draw:layer="layout" svg:width="0.223cm" svg:height="0.224cm" svg:x="39.589cm" svg:y="4.095cm" svg:viewBox="0 0 224 225" svg:d="M111 225c30 0 58-12 79-33s34-49 34-79-13-58-34-79c-21-22-49-34-79-34-29 0-58 12-78 34-21 21-33 49-33 79s12 58 33 79c20 21 49 33 78 33z">
          <text:p/>
        </draw:path>
        <draw:path draw:style-name="gr18" draw:text-style-name="P7" draw:layer="layout" svg:width="0.223cm" svg:height="0.223cm" svg:x="35.035cm" svg:y="2.551cm" svg:viewBox="0 0 224 224" svg:d="M113 224c29 0 58-12 78-33 21-20 33-49 33-78 0-30-12-58-33-79-20-22-49-34-78-34-31 0-59 12-80 34-21 21-33 49-33 79 0 29 12 58 33 78 21 21 49 33 80 33z">
          <text:p/>
        </draw:path>
        <draw:path draw:style-name="gr16" draw:text-style-name="P6" draw:layer="layout" svg:width="0.223cm" svg:height="0.223cm" svg:x="35.667cm" svg:y="3.347cm" svg:viewBox="0 0 224 224" svg:d="M112 224c30 0 59-12 80-33s32-49 32-79-11-59-32-80-50-32-80-32-58 11-79 32-33 50-33 80 12 58 33 79 49 33 79 33z">
          <text:p/>
        </draw:path>
        <draw:path draw:style-name="gr16" draw:text-style-name="P6" draw:layer="layout" svg:width="0.223cm" svg:height="0.223cm" svg:x="40.147cm" svg:y="3.859cm" svg:viewBox="0 0 224 224" svg:d="M113 224c29 0 58-12 79-33s32-49 32-78c0-30-11-58-32-80-21-21-50-33-79-33-31 0-59 12-80 33-21 22-33 50-33 80 0 29 12 57 33 78s49 33 80 33z">
          <text:p/>
        </draw:path>
        <draw:path draw:style-name="gr16" draw:text-style-name="P6" draw:layer="layout" svg:width="0.224cm" svg:height="0.223cm" svg:x="40.097cm" svg:y="3.939cm" svg:viewBox="0 0 225 224" svg:d="M112 224c30 0 59-12 80-33 21-22 33-50 33-80 0-29-12-58-33-78-21-21-50-33-80-33s-58 12-79 33c-21 20-33 49-33 78 0 30 12 58 33 80 21 21 49 33 79 33z">
          <text:p/>
        </draw:path>
        <draw:path draw:style-name="gr18" draw:text-style-name="P7" draw:layer="layout" svg:width="0.224cm" svg:height="0.223cm" svg:x="34.931cm" svg:y="5.198cm" svg:viewBox="0 0 225 224" svg:d="M112 224c30 0 58-11 79-32 22-21 34-50 34-79 0-30-12-58-34-80-21-21-49-33-79-33s-58 12-79 33c-21 22-33 50-33 80 0 29 12 58 33 79s49 32 79 32z">
          <text:p/>
        </draw:path>
        <draw:path draw:style-name="gr16" draw:text-style-name="P6" draw:layer="layout" svg:width="0.223cm" svg:height="0.223cm" svg:x="35.247cm" svg:y="5.676cm" svg:viewBox="0 0 224 224" svg:d="M112 224c30 0 58-12 79-33s33-49 33-79c0-29-12-58-33-79-21-20-49-33-79-33s-59 13-79 33c-21 21-33 50-33 79 0 30 12 58 33 79 20 21 49 33 79 33z">
          <text:p/>
        </draw:path>
        <draw:path draw:style-name="gr16" draw:text-style-name="P6" draw:layer="layout" svg:width="0.223cm" svg:height="0.223cm" svg:x="35.232cm" svg:y="5.62cm" svg:viewBox="0 0 224 224" svg:d="M112 224c30 0 58-11 79-32s33-50 33-79c0-30-12-59-33-80s-49-33-79-33-58 12-79 33-33 50-33 80c0 29 12 58 33 79s49 32 79 32z">
          <text:p/>
        </draw:path>
        <draw:path draw:style-name="gr16" draw:text-style-name="P6" draw:layer="layout" svg:width="0.223cm" svg:height="0.223cm" svg:x="36.263cm" svg:y="3.063cm" svg:viewBox="0 0 224 224" svg:d="M112 224c29 0 58-12 79-32 22-22 33-51 33-80 0-30-11-58-33-79-21-21-50-33-79-33-30 0-58 12-79 33s-33 49-33 79c0 29 12 58 33 80 21 20 49 32 79 32z">
          <text:p/>
        </draw:path>
        <draw:path draw:style-name="gr16" draw:text-style-name="P6" draw:layer="layout" svg:width="0.223cm" svg:height="0.223cm" svg:x="36.385cm" svg:y="3.133cm" svg:viewBox="0 0 224 224" svg:d="M113 224c29 0 58-11 79-32 20-21 32-50 32-79 0-31-12-59-32-80-21-21-50-33-79-33-30 0-59 12-80 33s-33 49-33 80c0 29 12 58 33 79s50 32 80 32z">
          <text:p/>
        </draw:path>
        <draw:path draw:style-name="gr16" draw:text-style-name="P6" draw:layer="layout" svg:width="0.223cm" svg:height="0.224cm" svg:x="39.936cm" svg:y="4.394cm" svg:viewBox="0 0 224 225" svg:d="M113 225c29 0 58-12 79-33 21-22 32-50 32-80s-11-58-32-79-50-33-79-33c-31 0-59 12-80 33s-33 49-33 79 12 58 33 80c21 21 49 33 80 33z">
          <text:p/>
        </draw:path>
        <draw:path draw:style-name="gr16" draw:text-style-name="P6" draw:layer="layout" svg:width="0.223cm" svg:height="0.223cm" svg:x="36.503cm" svg:y="3.313cm" svg:viewBox="0 0 224 224" svg:d="M111 224c30 0 58-12 80-32 21-21 33-51 33-80 0-30-12-58-33-79-22-21-50-33-80-33-29 0-58 12-78 33-21 21-33 49-33 79 0 29 12 59 33 80 20 20 49 32 78 32z">
          <text:p/>
        </draw:path>
        <draw:path draw:style-name="gr16" draw:text-style-name="P6" draw:layer="layout" svg:width="0.224cm" svg:height="0.223cm" svg:x="38.774cm" svg:y="7.756cm" svg:viewBox="0 0 225 224" svg:d="M112 224c31 0 59-12 80-33s33-50 33-80c0-29-12-58-33-79s-49-32-80-32c-30 0-58 11-79 32s-33 50-33 79c0 30 12 59 33 80s49 33 79 33z">
          <text:p/>
        </draw:path>
        <draw:path draw:style-name="gr16" draw:text-style-name="P6" draw:layer="layout" svg:width="0.223cm" svg:height="0.223cm" svg:x="36.567cm" svg:y="3.295cm" svg:viewBox="0 0 224 224" svg:d="M112 224c30 0 59-11 80-32s32-51 32-80c0-30-11-58-32-79s-50-33-80-33-58 12-79 33-33 49-33 79c0 29 12 59 33 80s49 32 79 32z">
          <text:p/>
        </draw:path>
        <draw:path draw:style-name="gr16" draw:text-style-name="P6" draw:layer="layout" svg:width="0.223cm" svg:height="0.224cm" svg:x="36.315cm" svg:y="3.102cm" svg:viewBox="0 0 224 225" svg:d="M111 225c30 0 59-12 80-33s33-49 33-80c0-30-12-58-33-79s-50-33-80-33c-29 0-58 12-79 33s-32 49-32 79c0 31 11 59 32 80s50 33 79 33z">
          <text:p/>
        </draw:path>
        <draw:path draw:style-name="gr16" draw:text-style-name="P6" draw:layer="layout" svg:width="0.223cm" svg:height="0.224cm" svg:x="39.935cm" svg:y="4.254cm" svg:viewBox="0 0 224 225" svg:d="M113 225c29 0 57-12 78-33s33-49 33-79c0-31-12-59-33-80s-49-33-78-33c-31 0-59 12-80 33s-33 49-33 80c0 30 12 58 33 79s49 33 80 33z">
          <text:p/>
        </draw:path>
        <draw:path draw:style-name="gr16" draw:text-style-name="P6" draw:layer="layout" svg:width="0.223cm" svg:height="0.223cm" svg:x="38.76cm" svg:y="7.417cm" svg:viewBox="0 0 224 224" svg:d="M111 224c30 0 59-11 80-32s33-50 33-79c0-30-12-58-33-80-21-21-50-33-80-33-29 0-58 12-79 33-21 22-32 50-32 80 0 29 11 58 32 79s50 32 79 32z">
          <text:p/>
        </draw:path>
        <draw:path draw:style-name="gr16" draw:text-style-name="P6" draw:layer="layout" svg:width="0.223cm" svg:height="0.223cm" svg:x="35.446cm" svg:y="6.071cm" svg:viewBox="0 0 224 224" svg:d="M112 224c30 0 59-12 80-33s32-49 32-79c0-29-11-59-32-80-21-20-50-32-80-32s-58 12-79 32c-21 21-33 51-33 80 0 30 12 58 33 79s49 33 79 33z">
          <text:p/>
        </draw:path>
        <draw:path draw:style-name="gr16" draw:text-style-name="P6" draw:layer="layout" svg:width="0.223cm" svg:height="0.223cm" svg:x="40.355cm" svg:y="4.424cm" svg:viewBox="0 0 224 224" svg:d="M112 224c30 0 59-12 79-32 21-21 33-51 33-80 0-30-12-58-33-79-20-21-49-33-79-33s-58 12-79 33-33 49-33 79c0 29 12 59 33 80 21 20 49 32 79 32z">
          <text:p/>
        </draw:path>
        <draw:path draw:style-name="gr16" draw:text-style-name="P6" draw:layer="layout" svg:width="0.223cm" svg:height="0.223cm" svg:x="40.32cm" svg:y="4.428cm" svg:viewBox="0 0 224 224" svg:d="M111 224c30 0 59-11 80-32s33-51 33-80c0-30-12-58-33-79s-50-33-80-33c-29 0-58 12-79 33s-32 49-32 79c0 29 11 59 32 80s50 32 79 32z">
          <text:p/>
        </draw:path>
        <draw:path draw:style-name="gr18" draw:text-style-name="P7" draw:layer="layout" svg:width="0.224cm" svg:height="0.223cm" svg:x="30.684cm" svg:y="7.089cm" svg:viewBox="0 0 225 224" svg:d="M112 224c30 0 58-12 79-33 22-21 34-50 34-80 0-29-12-58-34-78-21-21-49-33-79-33s-58 12-79 33c-21 20-33 49-33 78 0 30 12 59 33 80s49 33 79 33z">
          <text:p/>
        </draw:path>
        <draw:path draw:style-name="gr18" draw:text-style-name="P7" draw:layer="layout" svg:width="0.223cm" svg:height="0.223cm" svg:x="30.42cm" svg:y="7.104cm" svg:viewBox="0 0 224 224" svg:d="M113 224c29 0 58-12 79-33 21-20 32-50 32-79 0-30-11-58-32-79s-50-33-79-33c-30 0-58 12-79 33-22 21-34 49-34 79 0 29 12 59 34 79 21 21 49 33 79 33z">
          <text:p/>
        </draw:path>
        <draw:path draw:style-name="gr18" draw:text-style-name="P7" draw:layer="layout" svg:width="0.223cm" svg:height="0.223cm" svg:x="32.415cm" svg:y="6.067cm" svg:viewBox="0 0 224 224" svg:d="M113 224c29 0 58-11 79-32 20-21 32-50 32-79 0-30-12-59-32-80-21-21-50-33-79-33-30 0-58 12-79 33-22 21-34 50-34 80 0 29 12 58 34 79 21 21 49 32 79 32z">
          <text:p/>
        </draw:path>
        <draw:path draw:style-name="gr18" draw:text-style-name="P7" draw:layer="layout" svg:width="0.223cm" svg:height="0.223cm" svg:x="30.809cm" svg:y="7.289cm" svg:viewBox="0 0 224 224" svg:d="M112 224c30 0 58-11 79-32 21-22 33-51 33-80 0-30-12-58-33-79s-49-33-79-33c-29 0-58 12-79 33s-33 49-33 79c0 29 12 58 33 80 21 21 50 32 79 32z">
          <text:p/>
        </draw:path>
        <draw:path draw:style-name="gr18" draw:text-style-name="P7" draw:layer="layout" svg:width="0.223cm" svg:height="0.223cm" svg:x="31.65cm" svg:y="6.6cm" svg:viewBox="0 0 224 224" svg:d="M111 224c31 0 59-12 80-34 21-21 33-49 33-79 0-29-12-58-33-78-21-21-49-33-80-33-29 0-58 12-78 33-21 20-33 49-33 78 0 30 12 58 33 79 20 22 49 34 78 34z">
          <text:p/>
        </draw:path>
        <draw:path draw:style-name="gr18" draw:text-style-name="P7" draw:layer="layout" svg:width="0.223cm" svg:height="0.223cm" svg:x="34.866cm" svg:y="2.554cm" svg:viewBox="0 0 224 224" svg:d="M113 224c29 0 58-12 79-33s32-49 32-79c0-29-11-58-32-79s-50-33-79-33c-30 0-58 12-80 33-21 21-33 50-33 79 0 30 12 58 33 79 22 21 50 33 80 33z">
          <text:p/>
        </draw:path>
        <draw:path draw:style-name="gr18" draw:text-style-name="P7" draw:layer="layout" svg:width="0.223cm" svg:height="0.223cm" svg:x="30.965cm" svg:y="7.93cm" svg:viewBox="0 0 224 224" svg:d="M112 224c30 0 59-11 80-33 21-21 32-50 32-79 0-30-11-58-32-79s-50-33-80-33-58 12-79 33-33 49-33 79c0 29 12 58 33 79 21 22 49 33 79 33z">
          <text:p/>
        </draw:path>
        <draw:path draw:style-name="gr18" draw:text-style-name="P7" draw:layer="layout" svg:width="0.223cm" svg:height="0.223cm" svg:x="34.536cm" svg:y="5.107cm" svg:viewBox="0 0 224 224" svg:d="M112 224c30 0 59-12 80-33s32-49 32-80c0-29-11-58-32-79s-50-32-80-32-58 11-79 32-33 50-33 79c0 31 12 59 33 80s49 33 79 33z">
          <text:p/>
        </draw:path>
        <draw:path draw:style-name="gr18" draw:text-style-name="P7" draw:layer="layout" svg:width="0.223cm" svg:height="0.223cm" svg:x="34.713cm" svg:y="5.188cm" svg:viewBox="0 0 224 224" svg:d="M111 224c30 0 58-11 80-32 21-21 33-50 33-79 0-30-12-58-33-80-22-21-50-33-80-33-29 0-58 12-79 33-21 22-32 50-32 80 0 29 11 58 32 79s50 32 79 32z">
          <text:p/>
        </draw:path>
        <draw:path draw:style-name="gr18" draw:text-style-name="P7" draw:layer="layout" svg:width="0.223cm" svg:height="0.223cm" svg:x="34.579cm" svg:y="5.087cm" svg:viewBox="0 0 224 224" svg:d="M112 224c30 0 58-12 79-33s33-50 33-80c0-29-12-57-33-78s-49-33-79-33-59 12-80 33-32 49-32 78c0 30 11 59 32 80s50 33 80 33z">
          <text:p/>
        </draw:path>
        <draw:path draw:style-name="gr16" draw:text-style-name="P6" draw:layer="layout" svg:width="0.223cm" svg:height="0.223cm" svg:x="34.892cm" svg:y="5.362cm" svg:viewBox="0 0 224 224" svg:d="M112 224c30 0 58-12 79-33s33-49 33-79-12-59-33-79c-21-21-49-33-79-33-29 0-57 12-78 33-21 20-34 49-34 79s13 58 34 79 49 33 78 33z">
          <text:p/>
        </draw:path>
        <draw:path draw:style-name="gr18" draw:text-style-name="P7" draw:layer="layout" svg:width="0.223cm" svg:height="0.223cm" svg:x="32.043cm" svg:y="6.601cm" svg:viewBox="0 0 224 224" svg:d="M112 224c29 0 57-12 79-34 21-20 33-49 33-78 0-30-12-58-33-79-22-21-50-33-79-33-30 0-58 12-79 33s-33 49-33 79c0 29 12 58 33 78 21 22 49 34 79 34z">
          <text:p/>
        </draw:path>
        <draw:path draw:style-name="gr18" draw:text-style-name="P7" draw:layer="layout" svg:width="0.223cm" svg:height="0.223cm" svg:x="32.294cm" svg:y="6.52cm" svg:viewBox="0 0 224 224" svg:d="M111 224c30 0 59-11 80-32s33-50 33-79c0-30-12-59-33-80s-50-33-80-33c-29 0-58 12-79 33s-32 50-32 80c0 29 11 58 32 79s50 32 79 32z">
          <text:p/>
        </draw:path>
        <draw:path draw:style-name="gr18" draw:text-style-name="P7" draw:layer="layout" svg:width="0.223cm" svg:height="0.223cm" svg:x="34.721cm" svg:y="5.356cm" svg:viewBox="0 0 224 224" svg:d="M111 224c30 0 58-12 80-33 21-21 33-49 33-79s-12-59-33-79c-22-21-50-33-80-33-29 0-58 12-79 33-21 20-32 49-32 79s11 58 32 79 50 33 79 33z">
          <text:p/>
        </draw:path>
        <draw:path draw:style-name="gr16" draw:text-style-name="P6" draw:layer="layout" svg:width="0.223cm" svg:height="0.223cm" svg:x="35.016cm" svg:y="5.64cm" svg:viewBox="0 0 224 224" svg:d="M113 224c29 0 57-11 78-32s33-50 33-79c0-30-12-58-33-80-21-21-49-33-78-33-31 0-59 12-80 33-21 22-33 50-33 80 0 29 12 58 33 79s49 32 80 32z">
          <text:p/>
        </draw:path>
        <draw:path draw:style-name="gr16" draw:text-style-name="P6" draw:layer="layout" svg:width="0.223cm" svg:height="0.223cm" svg:x="34.952cm" svg:y="5.474cm" svg:viewBox="0 0 224 224" svg:d="M111 224c30 0 58-13 80-34 21-20 33-49 33-78 0-30-12-58-33-79-22-21-50-33-80-33-29 0-58 12-79 33s-32 49-32 79c0 29 11 58 32 78 21 21 50 34 79 34z">
          <text:p/>
        </draw:path>
        <draw:path draw:style-name="gr18" draw:text-style-name="P7" draw:layer="layout" svg:width="0.223cm" svg:height="0.223cm" svg:x="31.611cm" svg:y="6.573cm" svg:viewBox="0 0 224 224" svg:d="M111 224c30 0 59-12 80-33s33-49 33-79c0-29-12-58-33-79-21-20-50-33-80-33-29 0-58 13-79 33-21 21-32 50-32 79 0 30 11 58 32 79s50 33 79 33z">
          <text:p/>
        </draw:path>
        <draw:path draw:style-name="gr18" draw:text-style-name="P7" draw:layer="layout" svg:width="0.223cm" svg:height="0.223cm" svg:x="32.192cm" svg:y="6.642cm" svg:viewBox="0 0 224 224" svg:d="M113 224c29 0 58-11 79-32s32-51 32-80c0-30-11-58-32-79s-50-33-79-33c-30 0-58 12-79 33-22 21-34 49-34 79 0 29 12 59 34 80 21 21 49 32 79 32z">
          <text:p/>
        </draw:path>
        <draw:path draw:style-name="gr18" draw:text-style-name="P7" draw:layer="layout" svg:width="0.223cm" svg:height="0.223cm" svg:x="32.109cm" svg:y="6.95cm" svg:viewBox="0 0 224 224" svg:d="M112 224c30 0 59-12 80-33 20-21 32-49 32-79 0-29-12-59-32-80-21-21-50-32-80-32s-58 11-79 32-33 51-33 80c0 30 12 58 33 79s49 33 79 33z">
          <text:p/>
        </draw:path>
        <draw:path draw:style-name="gr18" draw:text-style-name="P7" draw:layer="layout" svg:width="0.223cm" svg:height="0.223cm" svg:x="34.468cm" svg:y="2.69cm" svg:viewBox="0 0 224 224" svg:d="M112 224c29 0 58-11 79-32 22-21 33-50 33-79 0-31-11-59-33-80-21-21-50-33-79-33-30 0-58 12-79 33s-33 49-33 80c0 29 12 58 33 79s49 32 79 32z">
          <text:p/>
        </draw:path>
        <draw:path draw:style-name="gr18" draw:text-style-name="P7" draw:layer="layout" svg:width="0.223cm" svg:height="0.223cm" svg:x="31.843cm" svg:y="6.914cm" svg:viewBox="0 0 224 224" svg:d="M112 224c29 0 59-12 79-32 21-21 33-50 33-79 0-31-12-59-33-80-20-21-50-33-79-33-30 0-58 12-79 33s-33 49-33 80c0 29 12 58 33 79 21 20 49 32 79 32z">
          <text:p/>
        </draw:path>
        <draw:path draw:style-name="gr18" draw:text-style-name="P7" draw:layer="layout" svg:width="0.223cm" svg:height="0.223cm" svg:x="30.649cm" svg:y="7.097cm" svg:viewBox="0 0 224 224" svg:d="M113 224c29 0 58-12 79-33s32-50 32-80c0-29-11-58-32-79s-50-32-79-32c-30 0-58 11-79 32-22 21-34 50-34 79 0 30 12 59 34 80 21 21 49 33 79 33z">
          <text:p/>
        </draw:path>
        <draw:path draw:style-name="gr18" draw:text-style-name="P7" draw:layer="layout" svg:width="0.223cm" svg:height="0.223cm" svg:x="31.035cm" svg:y="6.512cm" svg:viewBox="0 0 224 224" svg:d="M113 224c29 0 58-11 79-32s32-49 32-79-11-59-32-80-50-33-79-33c-30 0-59 12-80 33s-33 50-33 80 12 58 33 79 50 32 80 32z">
          <text:p/>
        </draw:path>
        <draw:path draw:style-name="gr18" draw:text-style-name="P7" draw:layer="layout" svg:width="0.223cm" svg:height="0.223cm" svg:x="30.434cm" svg:y="7.005cm" svg:viewBox="0 0 224 224" svg:d="M113 224c29 0 58-12 78-33 21-21 33-49 33-79 0-29-12-58-33-79-20-22-49-33-78-33-30 0-58 11-79 33-21 21-34 50-34 79 0 30 13 58 34 79s49 33 79 33z">
          <text:p/>
        </draw:path>
        <draw:path draw:style-name="gr18" draw:text-style-name="P7" draw:layer="layout" svg:width="0.223cm" svg:height="0.223cm" svg:x="30.668cm" svg:y="7.268cm" svg:viewBox="0 0 224 224" svg:d="M112 224c29 0 58-12 78-33 21-21 34-50 34-79 0-30-13-58-34-79-20-21-49-33-78-33-30 0-58 12-79 33s-33 49-33 79c0 29 12 58 33 79s49 33 79 33z">
          <text:p/>
        </draw:path>
        <draw:path draw:style-name="gr18" draw:text-style-name="P7" draw:layer="layout" svg:width="0.223cm" svg:height="0.223cm" svg:x="30.803cm" svg:y="7.183cm" svg:viewBox="0 0 224 224" svg:d="M113 224c29 0 57-12 78-33s33-49 33-79c0-29-12-59-33-79-21-21-49-33-78-33-31 0-59 12-80 33-21 20-33 50-33 79 0 30 12 58 33 79s49 33 80 33z">
          <text:p/>
        </draw:path>
        <draw:path draw:style-name="gr16" draw:text-style-name="P6" draw:layer="layout" svg:width="0.223cm" svg:height="0.223cm" svg:x="36.089cm" svg:y="5.176cm" svg:viewBox="0 0 224 224" svg:d="M111 224c30 0 59-11 80-32s33-50 33-79c0-30-12-59-33-80s-50-33-80-33c-29 0-58 12-79 33-20 21-32 50-32 80 0 29 12 58 32 79 21 21 50 32 79 32z">
          <text:p/>
        </draw:path>
        <draw:path draw:style-name="gr18" draw:text-style-name="P7" draw:layer="layout" svg:width="0.224cm" svg:height="0.223cm" svg:x="36.036cm" svg:y="4.937cm" svg:viewBox="0 0 225 224" svg:d="M112 224c30 0 58-11 79-32 22-21 34-50 34-79 0-30-12-59-34-80-21-21-49-33-79-33s-58 12-79 33-33 50-33 80c0 29 12 58 33 79s49 32 79 32z">
          <text:p/>
        </draw:path>
        <draw:path draw:style-name="gr18" draw:text-style-name="P7" draw:layer="layout" svg:width="0.223cm" svg:height="0.223cm" svg:x="33.966cm" svg:y="4.689cm" svg:viewBox="0 0 224 224" svg:d="M112 224c30 0 58-12 79-33s33-49 33-79-12-59-33-80-49-32-79-32c-29 0-58 11-79 32s-33 50-33 80 12 58 33 79 50 33 79 33z">
          <text:p/>
        </draw:path>
        <draw:path draw:style-name="gr18" draw:text-style-name="P7" draw:layer="layout" svg:width="0.223cm" svg:height="0.223cm" svg:x="35.024cm" svg:y="2.74cm" svg:viewBox="0 0 224 224" svg:d="M112 224c30 0 58-12 79-33s33-49 33-79c0-29-12-58-33-79s-49-33-79-33-59 12-80 33c-20 21-32 50-32 79 0 30 12 58 32 79 21 21 50 33 80 33z">
          <text:p/>
        </draw:path>
        <draw:path draw:style-name="gr16" draw:text-style-name="P6" draw:layer="layout" svg:width="0.223cm" svg:height="0.223cm" svg:x="35.698cm" svg:y="3.412cm" svg:viewBox="0 0 224 224" svg:d="M112 224c30 0 58-12 79-32 21-21 33-50 33-79 0-30-12-58-33-80-21-21-49-33-79-33s-59 12-80 33c-21 22-32 50-32 80 0 29 11 58 32 79 21 20 50 32 80 32z">
          <text:p/>
        </draw:path>
        <draw:path draw:style-name="gr16" draw:text-style-name="P6" draw:layer="layout" svg:width="0.224cm" svg:height="0.223cm" svg:x="35.849cm" svg:y="3.377cm" svg:viewBox="0 0 225 224" svg:d="M112 224c30 0 59-11 80-32s33-50 33-79c0-30-12-59-33-80s-50-33-80-33-58 12-79 33-33 50-33 80c0 29 12 58 33 79s49 32 79 32z">
          <text:p/>
        </draw:path>
        <draw:path draw:style-name="gr16" draw:text-style-name="P6" draw:layer="layout" svg:width="0.223cm" svg:height="0.224cm" svg:x="39.697cm" svg:y="4.179cm" svg:viewBox="0 0 224 225" svg:d="M113 225c29 0 58-12 79-33s32-50 32-80-11-58-32-79-50-33-79-33c-31 0-59 12-80 33s-33 49-33 79 12 59 33 80 49 33 80 33z">
          <text:p/>
        </draw:path>
        <draw:path draw:style-name="gr16" draw:text-style-name="P6" draw:layer="layout" svg:width="0.223cm" svg:height="0.223cm" svg:x="36.108cm" svg:y="3.506cm" svg:viewBox="0 0 224 224" svg:d="M111 224c31 0 59-12 80-33 21-22 33-50 33-79 0-30-12-58-33-79s-49-33-80-33c-29 0-58 12-79 33-20 21-32 49-32 79 0 29 12 57 32 79 21 21 50 33 79 33z">
          <text:p/>
        </draw:path>
        <draw:path draw:style-name="gr16" draw:text-style-name="P6" draw:layer="layout" svg:width="0.223cm" svg:height="0.223cm" svg:x="39.889cm" svg:y="4.107cm" svg:viewBox="0 0 224 224" svg:d="M111 224c31 0 59-11 80-32s33-50 33-79c0-30-12-58-33-79-21-22-49-34-80-34-29 0-58 12-78 34-21 21-33 49-33 79 0 29 12 58 33 79 20 21 49 32 78 32z">
          <text:p/>
        </draw:path>
        <draw:path draw:style-name="gr16" draw:text-style-name="P6" draw:layer="layout" svg:width="0.223cm" svg:height="0.223cm" svg:x="35.506cm" svg:y="3.2cm" svg:viewBox="0 0 224 224" svg:d="M113 224c29 0 57-12 78-33s33-49 33-79c0-29-12-58-33-80-21-20-49-32-78-32-30 0-59 12-80 32-21 22-33 51-33 80 0 30 12 58 33 79s50 33 80 33z">
          <text:p/>
        </draw:path>
        <draw:path draw:style-name="gr16" draw:text-style-name="P6" draw:layer="layout" svg:width="0.224cm" svg:height="0.223cm" svg:x="36.145cm" svg:y="3.704cm" svg:viewBox="0 0 225 224" svg:d="M113 224c30 0 58-12 79-34 21-21 33-49 33-79 0-29-12-58-33-79s-49-32-79-32c-31 0-59 11-80 32s-33 50-33 79c0 30 12 58 33 79 21 22 49 34 80 34z">
          <text:p/>
        </draw:path>
        <draw:path draw:style-name="gr16" draw:text-style-name="P6" draw:layer="layout" svg:width="0.223cm" svg:height="0.223cm" svg:x="38.852cm" svg:y="8.672cm" svg:viewBox="0 0 224 224" svg:d="M113 224c29 0 58-12 79-33s32-49 32-80c0-30-11-58-32-79s-50-32-79-32c-30 0-59 11-80 32s-33 49-33 79c0 31 12 59 33 80s50 33 80 33z">
          <text:p/>
        </draw:path>
        <draw:path draw:style-name="gr16" draw:text-style-name="P6" draw:layer="layout" svg:width="0.223cm" svg:height="0.223cm" svg:x="38.841cm" svg:y="8.518cm" svg:viewBox="0 0 224 224" svg:d="M112 224c30 0 58-12 79-32 21-21 33-50 33-79 0-30-12-59-33-80s-49-33-79-33c-29 0-59 12-80 33s-32 50-32 80c0 29 11 58 32 79 21 20 51 32 80 32z">
          <text:p/>
        </draw:path>
        <draw:path draw:style-name="gr16" draw:text-style-name="P6" draw:layer="layout" svg:width="0.223cm" svg:height="0.223cm" svg:x="40.055cm" svg:y="4.408cm" svg:viewBox="0 0 224 224" svg:d="M112 224c29 0 58-12 79-32 21-21 33-51 33-80 0-30-12-58-33-79s-50-33-79-33c-30 0-58 12-79 33s-33 49-33 79c0 29 12 59 33 80 21 20 49 32 79 32z">
          <text:p/>
        </draw:path>
        <draw:path draw:style-name="gr16" draw:text-style-name="P6" draw:layer="layout" svg:width="0.224cm" svg:height="0.223cm" svg:x="39.206cm" svg:y="9.099cm" svg:viewBox="0 0 225 224" svg:d="M112 224c30 0 59-12 80-32 21-21 33-51 33-80 0-30-12-58-33-79s-50-33-80-33-58 12-79 33-33 49-33 79c0 29 12 59 33 80 21 20 49 32 79 32z">
          <text:p/>
        </draw:path>
        <draw:path draw:style-name="gr16" draw:text-style-name="P6" draw:layer="layout" svg:width="0.223cm" svg:height="0.223cm" svg:x="40.07cm" svg:y="4.318cm" svg:viewBox="0 0 224 224" svg:d="M112 224c30 0 58-12 80-33 21-21 32-49 32-79 0-29-11-58-32-78-22-22-50-34-80-34s-58 12-79 34c-21 20-33 49-33 78 0 30 12 58 33 79s49 33 79 33z">
          <text:p/>
        </draw:path>
        <draw:path draw:style-name="gr16" draw:text-style-name="P6" draw:layer="layout" svg:width="0.223cm" svg:height="0.223cm" svg:x="38.826cm" svg:y="8.691cm" svg:viewBox="0 0 224 224" svg:d="M113 224c29 0 58-12 79-33s32-49 32-80c0-29-11-58-32-79-21-20-50-32-79-32-31 0-59 12-80 32-21 21-33 50-33 79 0 31 12 59 33 80s49 33 80 33z">
          <text:p/>
        </draw:path>
        <draw:path draw:style-name="gr16" draw:text-style-name="P6" draw:layer="layout" svg:width="0.224cm" svg:height="0.223cm" svg:x="39.976cm" svg:y="4.675cm" svg:viewBox="0 0 225 224" svg:d="M113 224c30 0 58-12 79-33s33-49 33-80c0-29-12-58-33-79s-49-32-79-32-58 11-80 32c-21 21-33 50-33 79 0 31 12 59 33 80 22 21 50 33 80 33z">
          <text:p/>
        </draw:path>
        <draw:path draw:style-name="gr16" draw:text-style-name="P6" draw:layer="layout" svg:width="0.223cm" svg:height="0.223cm" svg:x="39.2cm" svg:y="9.094cm" svg:viewBox="0 0 224 224" svg:d="M111 224c30 0 59-12 80-33s33-50 33-80c0-29-12-58-33-79s-50-32-80-32c-29 0-58 11-79 32s-32 50-32 79c0 30 11 59 32 80s50 33 79 33z">
          <text:p/>
        </draw:path>
        <draw:path draw:style-name="gr16" draw:text-style-name="P6" draw:layer="layout" svg:width="0.223cm" svg:height="0.223cm" svg:x="39.013cm" svg:y="8.575cm" svg:viewBox="0 0 224 224" svg:d="M111 224c31 0 59-11 80-32s33-50 33-79c0-30-12-58-33-79s-49-34-80-34c-29 0-58 13-79 34s-32 49-32 79c0 29 11 58 32 79s50 32 79 32z">
          <text:p/>
        </draw:path>
        <draw:path draw:style-name="gr16" draw:text-style-name="P6" draw:layer="layout" svg:width="0.223cm" svg:height="0.223cm" svg:x="40.17cm" svg:y="4.877cm" svg:viewBox="0 0 224 224" svg:d="M112 224c30 0 58-12 79-33 21-20 33-49 33-79s-12-58-33-79-49-33-79-33c-29 0-59 12-80 33s-32 49-32 79 11 59 32 79c21 21 51 33 80 33z">
          <text:p/>
        </draw:path>
        <draw:path draw:style-name="gr16" draw:text-style-name="P6" draw:layer="layout" svg:width="0.223cm" svg:height="0.224cm" svg:x="36.089cm" svg:y="3.607cm" svg:viewBox="0 0 224 225" svg:d="M112 225c29 0 59-12 80-33s32-49 32-79-11-59-32-80-51-33-80-33c-30 0-58 12-79 33s-33 50-33 80 12 58 33 79 49 33 79 33z">
          <text:p/>
        </draw:path>
        <draw:path draw:style-name="gr16" draw:text-style-name="P6" draw:layer="layout" svg:width="0.223cm" svg:height="0.223cm" svg:x="39.854cm" svg:y="4.005cm" svg:viewBox="0 0 224 224" svg:d="M111 224c30 0 58-11 80-32 21-21 33-50 33-80s-12-58-33-79c-22-21-50-33-80-33-29 0-58 12-79 33s-32 49-32 79 11 59 32 80 50 32 79 32z">
          <text:p/>
        </draw:path>
        <draw:path draw:style-name="gr16" draw:text-style-name="P6" draw:layer="layout" svg:width="0.223cm" svg:height="0.223cm" svg:x="39.942cm" svg:y="3.917cm" svg:viewBox="0 0 224 224" svg:d="M113 224c29 0 58-11 79-33 20-21 32-50 32-79 0-30-12-58-32-79-21-21-50-33-79-33-31 0-59 12-80 33s-33 49-33 79c0 29 12 58 33 79 21 22 49 33 80 33z">
          <text:p/>
        </draw:path>
        <draw:path draw:style-name="gr16" draw:text-style-name="P6" draw:layer="layout" svg:width="0.223cm" svg:height="0.223cm" svg:x="40.73cm" svg:y="5.293cm" svg:viewBox="0 0 224 224" svg:d="M112 224c29 0 58-11 80-32 21-22 32-51 32-80 0-30-11-58-32-79-22-21-51-33-80-33-30 0-58 12-79 33s-33 49-33 79c0 29 12 58 33 80 21 21 49 32 79 32z">
          <text:p/>
        </draw:path>
        <draw:path draw:style-name="gr16" draw:text-style-name="P6" draw:layer="layout" svg:width="0.223cm" svg:height="0.223cm" svg:x="35.191cm" svg:y="5.763cm" svg:viewBox="0 0 224 224" svg:d="M111 224c30 0 59-12 80-33s33-50 33-80c0-29-12-58-33-79s-50-32-80-32c-29 0-58 11-79 32s-32 50-32 79c0 30 11 59 32 80s50 33 79 33z">
          <text:p/>
        </draw:path>
        <draw:path draw:style-name="gr16" draw:text-style-name="P6" draw:layer="layout" svg:width="0.223cm" svg:height="0.223cm" svg:x="35.441cm" svg:y="6.059cm" svg:viewBox="0 0 224 224" svg:d="M111 224c31 0 59-12 80-33s33-49 33-79c0-29-12-58-33-79s-49-33-80-33c-29 0-58 12-78 33-21 21-33 50-33 79 0 30 12 58 33 79 20 21 49 33 78 33z">
          <text:p/>
        </draw:path>
        <draw:path draw:style-name="gr16" draw:text-style-name="P6" draw:layer="layout" svg:width="0.223cm" svg:height="0.223cm" svg:x="40.348cm" svg:y="4.802cm" svg:viewBox="0 0 224 224" svg:d="M111 224c31 0 59-13 80-34s33-49 33-79c0-29-12-58-33-79s-49-32-80-32c-29 0-58 11-78 32-21 21-33 50-33 79 0 30 12 58 33 79 20 21 49 34 78 34z">
          <text:p/>
        </draw:path>
        <draw:path draw:style-name="gr16" draw:text-style-name="P6" draw:layer="layout" svg:width="0.223cm" svg:height="0.223cm" svg:x="40.128cm" svg:y="4.512cm" svg:viewBox="0 0 224 224" svg:d="M111 224c31 0 59-12 80-33s33-49 33-79c0-29-12-59-33-79-21-21-49-33-80-33-29 0-58 12-79 33-20 20-32 50-32 79 0 30 12 58 32 79 21 21 50 33 79 33z">
          <text:p/>
        </draw:path>
        <draw:path draw:style-name="gr16" draw:text-style-name="P6" draw:layer="layout" svg:width="0.223cm" svg:height="0.223cm" svg:x="40.611cm" svg:y="5.271cm" svg:viewBox="0 0 224 224" svg:d="M113 224c29 0 58-12 78-34 21-20 33-49 33-78 0-30-12-58-33-79-20-21-49-33-78-33-31 0-59 12-80 33s-33 49-33 79c0 29 12 58 33 78 21 22 49 34 80 34z">
          <text:p/>
        </draw:path>
        <draw:path draw:style-name="gr16" draw:text-style-name="P6" draw:layer="layout" svg:width="0.223cm" svg:height="0.223cm" svg:x="40.159cm" svg:y="5.038cm" svg:viewBox="0 0 224 224" svg:d="M113 224c30 0 58-12 79-34 21-21 32-49 32-79 0-29-11-58-32-79s-49-32-79-32c-31 0-59 11-80 32s-33 50-33 79c0 30 12 58 33 79 21 22 49 34 80 34z">
          <text:p/>
        </draw:path>
        <draw:path draw:style-name="gr18" draw:text-style-name="P7" draw:layer="layout" svg:width="0.223cm" svg:height="0.223cm" svg:x="33.128cm" svg:y="5.929cm" svg:viewBox="0 0 224 224" svg:d="M111 224c30 0 58-12 79-34 22-21 34-49 34-79 0-29-12-58-34-78-21-21-49-33-79-33-29 0-58 12-78 33-21 20-33 49-33 78 0 30 12 58 33 79 20 22 49 34 78 34z">
          <text:p/>
        </draw:path>
        <draw:path draw:style-name="gr18" draw:text-style-name="P7" draw:layer="layout" svg:width="0.224cm" svg:height="0.223cm" svg:x="34.622cm" svg:y="5.369cm" svg:viewBox="0 0 225 224" svg:d="M113 224c30 0 58-12 79-33s33-49 33-79-12-59-33-80c-21-20-49-32-79-32s-59 12-80 32c-21 21-33 50-33 80s12 58 33 79 50 33 80 33z">
          <text:p/>
        </draw:path>
        <draw:path draw:style-name="gr16" draw:text-style-name="P6" draw:layer="layout" svg:width="0.223cm" svg:height="0.223cm" svg:x="35.26cm" svg:y="2.917cm" svg:viewBox="0 0 224 224" svg:d="M112 224c30 0 58-11 79-32s33-50 33-79c0-31-12-59-33-80s-49-33-79-33-59 12-80 33-32 49-32 80c0 29 11 58 32 79s50 32 80 32z">
          <text:p/>
        </draw:path>
        <draw:path draw:style-name="gr16" draw:text-style-name="P6" draw:layer="layout" svg:width="0.223cm" svg:height="0.223cm" svg:x="35.833cm" svg:y="3.566cm" svg:viewBox="0 0 224 224" svg:d="M111 224c30 0 58-12 80-33 21-21 33-49 33-80 0-29-12-58-33-79-22-20-50-32-80-32-29 0-58 12-78 32-21 21-33 50-33 79 0 31 12 59 33 80 20 21 49 33 78 33z">
          <text:p/>
        </draw:path>
        <draw:path draw:style-name="gr18" draw:text-style-name="P7" draw:layer="layout" svg:width="0.223cm" svg:height="0.223cm" svg:x="34.786cm" svg:y="2.91cm" svg:viewBox="0 0 224 224" svg:d="M111 224c31 0 59-12 80-33s33-49 33-79-12-59-33-80-49-32-80-32c-29 0-58 11-78 32-21 21-33 50-33 80s12 58 33 79c20 21 49 33 78 33z">
          <text:p/>
        </draw:path>
        <draw:path draw:style-name="gr18" draw:text-style-name="P7" draw:layer="layout" svg:width="0.223cm" svg:height="0.223cm" svg:x="34.375cm" svg:y="2.866cm" svg:viewBox="0 0 224 224" svg:d="M112 224c30 0 58-11 79-32s33-51 33-80c0-30-12-58-33-79s-49-33-79-33c-29 0-59 12-80 33s-32 49-32 79c0 29 11 59 32 80s51 32 80 32z">
          <text:p/>
        </draw:path>
        <draw:path draw:style-name="gr18" draw:text-style-name="P7" draw:layer="layout" svg:width="0.223cm" svg:height="0.223cm" svg:x="35.043cm" svg:y="2.984cm" svg:viewBox="0 0 224 224" svg:d="M113 224c29 0 58-12 78-33 21-21 33-49 33-79 0-29-12-58-33-79-20-22-49-33-78-33-30 0-59 11-80 33-21 21-33 50-33 79 0 30 12 58 33 79s50 33 80 33z">
          <text:p/>
        </draw:path>
        <draw:path draw:style-name="gr16" draw:text-style-name="P6" draw:layer="layout" svg:width="0.223cm" svg:height="0.224cm" svg:x="35.773cm" svg:y="3.867cm" svg:viewBox="0 0 224 225" svg:d="M112 225c30 0 58-12 79-33s33-49 33-79-12-58-33-80c-21-21-49-33-79-33-29 0-58 12-79 33-22 22-33 50-33 80s11 58 33 79c21 21 50 33 79 33z">
          <text:p/>
        </draw:path>
        <draw:path draw:style-name="gr18" draw:text-style-name="P7" draw:layer="layout" svg:width="0.223cm" svg:height="0.223cm" svg:x="34.347cm" svg:y="2.968cm" svg:viewBox="0 0 224 224" svg:d="M113 224c29 0 58-12 79-33s32-49 32-79c0-29-11-57-32-79-21-21-50-33-79-33-31 0-59 12-80 33-21 22-33 50-33 79 0 30 12 58 33 79s49 33 80 33z">
          <text:p/>
        </draw:path>
        <draw:path draw:style-name="gr18" draw:text-style-name="P7" draw:layer="layout" svg:width="0.223cm" svg:height="0.223cm" svg:x="34.689cm" svg:y="3.102cm" svg:viewBox="0 0 224 224" svg:d="M111 224c30 0 58-12 79-33 22-21 34-49 34-79s-12-58-34-79c-21-21-49-33-79-33-29 0-58 12-79 33s-32 49-32 79 11 58 32 79 50 33 79 33z">
          <text:p/>
        </draw:path>
        <draw:path draw:style-name="gr18" draw:text-style-name="P7" draw:layer="layout" svg:width="0.223cm" svg:height="0.223cm" svg:x="34.748cm" svg:y="2.904cm" svg:viewBox="0 0 224 224" svg:d="M111 224c30 0 59-12 80-33s33-49 33-79-12-59-33-80-50-32-80-32c-29 0-58 11-78 32-21 21-33 50-33 80s12 58 33 79c20 21 49 33 78 33z">
          <text:p/>
        </draw:path>
        <draw:path draw:style-name="gr18" draw:text-style-name="P7" draw:layer="layout" svg:width="0.223cm" svg:height="0.223cm" svg:x="34.784cm" svg:y="2.446cm" svg:viewBox="0 0 224 224" svg:d="M111 224c31 0 59-12 80-33s33-49 33-80c0-29-12-58-33-79-21-20-49-32-80-32-29 0-58 12-79 32-21 21-32 50-32 79 0 31 11 59 32 80s50 33 79 33z">
          <text:p/>
        </draw:path>
        <draw:path draw:style-name="gr16" draw:text-style-name="P6" draw:layer="layout" svg:width="0.223cm" svg:height="0.223cm" svg:x="35.974cm" svg:y="3.284cm" svg:viewBox="0 0 224 224" svg:d="M112 224c30 0 58-12 79-33 21-22 33-50 33-80 0-29-12-58-33-79s-49-32-79-32c-29 0-58 11-80 32-21 21-32 50-32 79 0 30 11 58 32 80 22 21 51 33 80 33z">
          <text:p/>
        </draw:path>
        <draw:path draw:style-name="gr16" draw:text-style-name="P6" draw:layer="layout" svg:width="0.223cm" svg:height="0.223cm" svg:x="35.943cm" svg:y="3.151cm" svg:viewBox="0 0 224 224" svg:d="M113 224c29 0 58-12 79-33 20-21 32-49 32-79s-12-59-32-80c-21-21-50-32-79-32-30 0-59 11-80 32s-33 50-33 80 12 58 33 79 50 33 80 33z">
          <text:p/>
        </draw:path>
        <draw:path draw:style-name="gr16" draw:text-style-name="P6" draw:layer="layout" svg:width="0.224cm" svg:height="0.223cm" svg:x="35.826cm" svg:y="3.096cm" svg:viewBox="0 0 225 224" svg:d="M112 224c30 0 58-11 80-32 21-21 33-50 33-80s-12-58-33-79c-22-21-50-33-80-33s-58 12-79 33-33 49-33 79 12 59 33 80 49 32 79 32z">
          <text:p/>
        </draw:path>
        <draw:path draw:style-name="gr16" draw:text-style-name="P6" draw:layer="layout" svg:width="0.223cm" svg:height="0.223cm" svg:x="35.726cm" svg:y="3.708cm" svg:viewBox="0 0 224 224" svg:d="M113 224c29 0 58-12 79-34 21-21 32-49 32-78 0-30-11-58-32-79s-50-33-79-33c-30 0-59 12-80 33s-33 49-33 79c0 29 12 57 33 78 21 22 50 34 80 34z">
          <text:p/>
        </draw:path>
        <draw:path draw:style-name="gr16" draw:text-style-name="P6" draw:layer="layout" svg:width="0.223cm" svg:height="0.223cm" svg:x="38.807cm" svg:y="9.552cm" svg:viewBox="0 0 224 224" svg:d="M113 224c29 0 58-11 79-32 20-21 32-51 32-80 0-30-12-58-32-79-21-21-50-33-79-33-31 0-59 12-80 33s-33 49-33 79c0 29 12 59 33 80s49 32 80 32z">
          <text:p/>
        </draw:path>
        <draw:path draw:style-name="gr18" draw:text-style-name="P7" draw:layer="layout" svg:width="0.223cm" svg:height="0.223cm" svg:x="31.771cm" svg:y="3.807cm" svg:viewBox="0 0 224 224" svg:d="M112 224c30 0 58-12 79-33s33-49 33-79-12-58-33-79-49-33-79-33c-29 0-57 12-78 33s-34 49-34 79 13 58 34 79 49 33 78 33z">
          <text:p/>
        </draw:path>
        <draw:path draw:style-name="gr18" draw:text-style-name="P7" draw:layer="layout" svg:width="0.223cm" svg:height="0.223cm" svg:x="31.727cm" svg:y="4.104cm" svg:viewBox="0 0 224 224" svg:d="M113 224c29 0 57-12 78-33s33-49 33-79c0-29-12-58-33-78-21-22-49-34-78-34-30 0-58 12-80 34-21 20-33 49-33 78 0 30 12 58 33 79 22 21 50 33 80 33z">
          <text:p/>
        </draw:path>
        <draw:path draw:style-name="gr18" draw:text-style-name="P7" draw:layer="layout" svg:width="0.223cm" svg:height="0.223cm" svg:x="32.036cm" svg:y="6.205cm" svg:viewBox="0 0 224 224" svg:d="M111 224c30 0 58-11 80-32 21-21 33-51 33-80 0-30-12-58-33-79-22-21-50-33-80-33-29 0-58 12-78 33-21 21-33 49-33 79 0 29 12 59 33 80 20 21 49 32 78 32z">
          <text:p/>
        </draw:path>
        <draw:path draw:style-name="gr18" draw:text-style-name="P7" draw:layer="layout" svg:width="0.223cm" svg:height="0.223cm" svg:x="32.16cm" svg:y="6.106cm" svg:viewBox="0 0 224 224" svg:d="M113 224c30 0 58-12 79-33s32-49 32-79c0-29-11-58-32-79-21-22-49-33-79-33s-59 11-80 33c-21 21-33 50-33 79 0 30 12 58 33 79s50 33 80 33z">
          <text:p/>
        </draw:path>
        <draw:path draw:style-name="gr18" draw:text-style-name="P7" draw:layer="layout" svg:width="0.223cm" svg:height="0.223cm" svg:x="31.877cm" svg:y="3.454cm" svg:viewBox="0 0 224 224" svg:d="M111 224c31 0 59-11 80-32s33-50 33-79c0-30-12-58-33-79s-49-34-80-34c-29 0-58 13-79 34s-32 49-32 79c0 29 11 58 32 79s50 32 79 32z">
          <text:p/>
        </draw:path>
        <draw:path draw:style-name="gr18" draw:text-style-name="P7" draw:layer="layout" svg:width="0.223cm" svg:height="0.223cm" svg:x="30.972cm" svg:y="4.64cm" svg:viewBox="0 0 224 224" svg:d="M112 224c30 0 59-12 79-33 21-21 33-50 33-80 0-29-12-58-33-79-20-21-49-32-79-32s-58 11-79 32-33 50-33 79c0 30 12 59 33 80s49 33 79 33z">
          <text:p/>
        </draw:path>
        <draw:path draw:style-name="gr18" draw:text-style-name="P7" draw:layer="layout" svg:width="0.223cm" svg:height="0.223cm" svg:x="32.194cm" svg:y="5.882cm" svg:viewBox="0 0 224 224" svg:d="M112 224c30 0 58-12 79-32 21-21 33-50 33-79 0-30-12-58-33-79-21-22-49-34-79-34-29 0-58 12-79 34-21 21-33 49-33 79 0 29 12 58 33 79 21 20 50 32 79 32z">
          <text:p/>
        </draw:path>
        <draw:path draw:style-name="gr18" draw:text-style-name="P7" draw:layer="layout" svg:width="0.223cm" svg:height="0.224cm" svg:x="31.986cm" svg:y="3.706cm" svg:viewBox="0 0 224 225" svg:d="M113 225c29 0 58-12 79-34 21-21 32-49 32-79s-11-58-32-79-50-33-79-33c-30 0-58 12-79 33-22 21-34 49-34 79s12 58 34 79c21 22 49 34 79 34z">
          <text:p/>
        </draw:path>
        <draw:path draw:style-name="gr16" draw:text-style-name="P6" draw:layer="layout" svg:width="0.223cm" svg:height="0.223cm" svg:x="36.822cm" svg:y="4.378cm" svg:viewBox="0 0 224 224" svg:d="M113 224c29 0 58-12 79-33 20-21 32-50 32-79 0-30-12-58-32-79-21-21-50-33-79-33-31 0-59 12-80 33s-33 49-33 79c0 29 12 58 33 79s49 33 80 33z">
          <text:p/>
        </draw:path>
        <draw:path draw:style-name="gr18" draw:text-style-name="P7" draw:layer="layout" svg:width="0.223cm" svg:height="0.224cm" svg:x="33.743cm" svg:y="4.884cm" svg:viewBox="0 0 224 225" svg:d="M113 225c29 0 58-12 79-33s32-49 32-80c0-30-11-58-32-79s-50-33-79-33c-30 0-58 12-80 33-21 21-33 49-33 79 0 31 12 59 33 80 22 21 50 33 80 33z">
          <text:p/>
        </draw:path>
        <draw:path draw:style-name="gr18" draw:text-style-name="P7" draw:layer="layout" svg:width="0.223cm" svg:height="0.223cm" svg:x="33.706cm" svg:y="4.706cm" svg:viewBox="0 0 224 224" svg:d="M113 224c29 0 58-12 79-33s32-49 32-79-11-59-32-80-50-32-79-32c-30 0-59 11-80 32s-33 50-33 80 12 58 33 79 50 33 80 33z">
          <text:p/>
        </draw:path>
        <draw:path draw:style-name="gr18" draw:text-style-name="P7" draw:layer="layout" svg:width="0.223cm" svg:height="0.223cm" svg:x="31.919cm" svg:y="3.757cm" svg:viewBox="0 0 224 224" svg:d="M112 224c30 0 58-12 79-32 21-21 33-51 33-80 0-30-12-58-33-79s-49-33-79-33c-29 0-59 12-80 33s-32 49-32 79c0 29 11 59 32 80 21 20 51 32 80 32z">
          <text:p/>
        </draw:path>
        <draw:path draw:style-name="gr18" draw:text-style-name="P7" draw:layer="layout" svg:width="0.223cm" svg:height="0.223cm" svg:x="31.962cm" svg:y="3.624cm" svg:viewBox="0 0 224 224" svg:d="M112 224c30 0 58-11 79-32s33-50 33-79c0-30-12-59-33-80s-49-33-79-33c-29 0-58 12-80 33-20 21-32 50-32 80 0 29 12 58 32 79 22 21 51 32 80 32z">
          <text:p/>
        </draw:path>
        <draw:path draw:style-name="gr18" draw:text-style-name="P7" draw:layer="layout" svg:width="0.223cm" svg:height="0.224cm" svg:x="30.337cm" svg:y="6.878cm" svg:viewBox="0 0 224 225" svg:d="M112 225c30 0 58-12 79-33s33-50 33-80-12-58-33-79-49-33-79-33-59 12-80 33c-20 21-32 49-32 79s12 59 32 80c21 21 50 33 80 33z">
          <text:p/>
        </draw:path>
        <draw:path draw:style-name="gr18" draw:text-style-name="P7" draw:layer="layout" svg:width="0.223cm" svg:height="0.223cm" svg:x="30.311cm" svg:y="6.894cm" svg:viewBox="0 0 224 224" svg:d="M111 224c31 0 59-12 80-33s33-49 33-80c0-29-12-58-33-79s-49-32-80-32c-29 0-58 11-79 32s-32 50-32 79c0 31 11 59 32 80s50 33 79 33z">
          <text:p/>
        </draw:path>
        <draw:path draw:style-name="gr18" draw:text-style-name="P7" draw:layer="layout" svg:width="0.223cm" svg:height="0.224cm" svg:x="30.473cm" svg:y="7.322cm" svg:viewBox="0 0 224 225" svg:d="M112 225c29 0 58-12 80-33 21-21 32-50 32-80s-11-58-32-79c-22-21-51-33-80-33-30 0-58 12-79 33s-33 49-33 79 12 59 33 80 49 33 79 33z">
          <text:p/>
        </draw:path>
        <draw:path draw:style-name="gr18" draw:text-style-name="P7" draw:layer="layout" svg:width="0.223cm" svg:height="0.223cm" svg:x="30.719cm" svg:y="6.911cm" svg:viewBox="0 0 224 224" svg:d="M111 224c30 0 59-11 80-32s33-50 33-80-12-58-33-79-50-33-80-33c-29 0-58 12-79 33s-32 49-32 79 11 59 32 80 50 32 79 32z">
          <text:p/>
        </draw:path>
        <draw:polygon draw:style-name="gr3" draw:text-style-name="P3" draw:layer="layout" svg:width="0cm" svg:height="0.123cm" svg:x="29.918cm" svg:y="11.219cm" svg:viewBox="0 0 0 124" draw:points="0,0 0,124">
          <text:p/>
        </draw:polygon>
        <draw:line draw:style-name="gr4" draw:text-style-name="P2" draw:layer="layout" svg:x1="29.918cm" svg:y1="11.219cm" svg:x2="29.918cm" svg:y2="11.343cm">
          <text:p/>
        </draw:line>
        <draw:polygon draw:style-name="gr3" draw:text-style-name="P3" draw:layer="layout" svg:width="0.221cm" svg:height="0.029cm" svg:x="29.584cm" svg:y="11.609cm" svg:viewBox="0 0 222 30" draw:points="0,0 222,0 222,30 0,30">
          <text:p/>
        </draw:polygon>
        <draw:polygon draw:style-name="gr3" draw:text-style-name="P3" draw:layer="layout" svg:width="0cm" svg:height="0.123cm" svg:x="31.353cm" svg:y="11.219cm" svg:viewBox="0 0 0 124" draw:points="0,0 0,124">
          <text:p/>
        </draw:polygon>
        <draw:line draw:style-name="gr4" draw:text-style-name="P2" draw:layer="layout" svg:x1="31.353cm" svg:y1="11.219cm" svg:x2="31.353cm" svg:y2="11.343cm">
          <text:p/>
        </draw:line>
        <draw:frame draw:style-name="gr5" draw:text-style-name="P5" draw:layer="layout" svg:width="0.447cm" svg:height="0.412cm" svg:x="29.842cm" svg:y="11.407cm">
          <draw:text-box>
            <text:p text:style-name="P4"><text:span text:style-name="T1">40</text:span></text:p>
          </draw:text-box>
        </draw:frame>
        <draw:polygon draw:style-name="gr3" draw:text-style-name="P3" draw:layer="layout" svg:width="0.221cm" svg:height="0.029cm" svg:x="31.018cm" svg:y="11.609cm" svg:viewBox="0 0 222 30" draw:points="0,0 222,0 222,30 0,30">
          <text:p/>
        </draw:polygon>
        <draw:polygon draw:style-name="gr3" draw:text-style-name="P3" draw:layer="layout" svg:width="0cm" svg:height="0.123cm" svg:x="32.788cm" svg:y="11.219cm" svg:viewBox="0 0 0 124" draw:points="0,0 0,124">
          <text:p/>
        </draw:polygon>
        <draw:line draw:style-name="gr4" draw:text-style-name="P2" draw:layer="layout" svg:x1="32.788cm" svg:y1="11.219cm" svg:x2="32.788cm" svg:y2="11.343cm">
          <text:p/>
        </draw:line>
        <draw:frame draw:style-name="gr5" draw:text-style-name="P5" draw:layer="layout" svg:width="0.447cm" svg:height="0.412cm" svg:x="31.277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221cm" svg:height="0.029cm" svg:x="32.453cm" svg:y="11.609cm" svg:viewBox="0 0 222 30" draw:points="0,0 222,0 222,30 0,30">
          <text:p/>
        </draw:polygon>
        <draw:polygon draw:style-name="gr3" draw:text-style-name="P3" draw:layer="layout" svg:width="0cm" svg:height="0.123cm" svg:x="34.223cm" svg:y="11.219cm" svg:viewBox="0 0 0 124" draw:points="0,0 0,124">
          <text:p/>
        </draw:polygon>
        <draw:line draw:style-name="gr4" draw:text-style-name="P2" draw:layer="layout" svg:x1="34.223cm" svg:y1="11.219cm" svg:x2="34.223cm" svg:y2="11.343cm">
          <text:p/>
        </draw:line>
        <draw:frame draw:style-name="gr5" draw:text-style-name="P5" draw:layer="layout" svg:width="0.447cm" svg:height="0.412cm" svg:x="32.712cm" svg:y="11.407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33.888cm" svg:y="11.609cm" svg:viewBox="0 0 222 30" draw:points="0,0 222,0 222,30 0,30">
          <text:p/>
        </draw:polygon>
        <draw:polygon draw:style-name="gr3" draw:text-style-name="P3" draw:layer="layout" svg:width="0cm" svg:height="0.123cm" svg:x="35.657cm" svg:y="11.219cm" svg:viewBox="0 0 0 124" draw:points="0,0 0,124">
          <text:p/>
        </draw:polygon>
        <draw:line draw:style-name="gr4" draw:text-style-name="P2" draw:layer="layout" svg:x1="35.657cm" svg:y1="11.219cm" svg:x2="35.657cm" svg:y2="11.343cm">
          <text:p/>
        </draw:line>
        <draw:frame draw:style-name="gr5" draw:text-style-name="P5" draw:layer="layout" svg:width="0.447cm" svg:height="0.412cm" svg:x="34.147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37.092cm" svg:y="11.219cm" svg:viewBox="0 0 0 124" draw:points="0,0 0,124">
          <text:p/>
        </draw:polygon>
        <draw:line draw:style-name="gr4" draw:text-style-name="P2" draw:layer="layout" svg:x1="37.092cm" svg:y1="11.219cm" svg:x2="37.092cm" svg:y2="11.343cm">
          <text:p/>
        </draw:line>
        <draw:frame draw:style-name="gr5" draw:text-style-name="P5" draw:layer="layout" svg:width="0.352cm" svg:height="0.412cm" svg:x="35.546cm" svg:y="11.407cm">
          <draw:text-box>
            <text:p text:style-name="P4"><text:span text:style-name="T1">0</text:span></text:p>
          </draw:text-box>
        </draw:frame>
        <draw:polygon draw:style-name="gr3" draw:text-style-name="P3" draw:layer="layout" svg:width="0cm" svg:height="0.123cm" svg:x="38.527cm" svg:y="11.219cm" svg:viewBox="0 0 0 124" draw:points="0,0 0,124">
          <text:p/>
        </draw:polygon>
        <draw:line draw:style-name="gr4" draw:text-style-name="P2" draw:layer="layout" svg:x1="38.527cm" svg:y1="11.219cm" svg:x2="38.527cm" svg:y2="11.343cm">
          <text:p/>
        </draw:line>
        <draw:frame draw:style-name="gr5" draw:text-style-name="P5" draw:layer="layout" svg:width="0.447cm" svg:height="0.412cm" svg:x="36.868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39.962cm" svg:y="11.219cm" svg:viewBox="0 0 0 124" draw:points="0,0 0,124">
          <text:p/>
        </draw:polygon>
        <draw:line draw:style-name="gr4" draw:text-style-name="P2" draw:layer="layout" svg:x1="39.962cm" svg:y1="11.219cm" svg:x2="39.962cm" svg:y2="11.343cm">
          <text:p/>
        </draw:line>
        <draw:frame draw:style-name="gr5" draw:text-style-name="P5" draw:layer="layout" svg:width="0.447cm" svg:height="0.412cm" svg:x="38.303cm" svg:y="11.407cm">
          <draw:text-box>
            <text:p text:style-name="P4"><text:span text:style-name="T1">20</text:span></text:p>
          </draw:text-box>
        </draw:frame>
        <draw:polygon draw:style-name="gr3" draw:text-style-name="P3" draw:layer="layout" svg:width="0cm" svg:height="0.123cm" svg:x="41.396cm" svg:y="11.219cm" svg:viewBox="0 0 0 124" draw:points="0,0 0,124">
          <text:p/>
        </draw:polygon>
        <draw:line draw:style-name="gr4" draw:text-style-name="P2" draw:layer="layout" svg:x1="41.396cm" svg:y1="11.219cm" svg:x2="41.396cm" svg:y2="11.343cm">
          <text:p/>
        </draw:line>
        <draw:frame draw:style-name="gr5" draw:text-style-name="P5" draw:layer="layout" svg:width="0.447cm" svg:height="0.412cm" svg:x="39.738cm" svg:y="11.407cm">
          <draw:text-box>
            <text:p text:style-name="P4"><text:span text:style-name="T1">30</text:span></text:p>
          </draw:text-box>
        </draw:frame>
        <draw:frame draw:style-name="gr5" draw:text-style-name="P5" draw:layer="layout" svg:width="0.447cm" svg:height="0.412cm" svg:x="41.173cm" svg:y="11.407cm">
          <draw:text-box>
            <text:p text:style-name="P4"><text:span text:style-name="T1">40</text:span></text:p>
          </draw:text-box>
        </draw:frame>
        <draw:polygon draw:style-name="gr3" draw:text-style-name="P3" draw:layer="layout" svg:width="0.122cm" svg:height="0cm" svg:x="29.637cm" svg:y="10.505cm" svg:viewBox="0 0 123 0" draw:points="123,0 0,0">
          <text:p/>
        </draw:polygon>
        <draw:line draw:style-name="gr4" draw:text-style-name="P2" draw:layer="layout" svg:x1="29.76cm" svg:y1="10.505cm" svg:x2="29.637cm" svg:y2="10.505cm">
          <text:p/>
        </draw:line>
        <draw:frame draw:style-name="gr5" draw:text-style-name="P5" draw:layer="layout" svg:width="1.069cm" svg:height="0.412cm" svg:x="35.102cm" svg:y="11.89cm">
          <draw:text-box>
            <text:p text:style-name="P4"><text:span text:style-name="T1">tSNE1</text:span></text:p>
          </draw:text-box>
        </draw:frame>
        <draw:polygon draw:style-name="gr3" draw:text-style-name="P3" draw:layer="layout" svg:width="0.221cm" svg:height="0.029cm" svg:x="28.807cm" svg:y="10.514cm" svg:viewBox="0 0 222 30" draw:points="0,0 222,0 222,30 0,30">
          <text:p/>
        </draw:polygon>
        <draw:polygon draw:style-name="gr3" draw:text-style-name="P3" draw:layer="layout" svg:width="0.122cm" svg:height="0cm" svg:x="29.637cm" svg:y="9.119cm" svg:viewBox="0 0 123 0" draw:points="123,0 0,0">
          <text:p/>
        </draw:polygon>
        <draw:line draw:style-name="gr4" draw:text-style-name="P2" draw:layer="layout" svg:x1="29.76cm" svg:y1="9.119cm" svg:x2="29.637cm" svg:y2="9.119cm">
          <text:p/>
        </draw:line>
        <draw:frame draw:style-name="gr5" draw:text-style-name="P5" draw:layer="layout" svg:width="0.447cm" svg:height="0.412cm" svg:x="29.066cm" svg:y="10.312cm">
          <draw:text-box>
            <text:p text:style-name="P4"><text:span text:style-name="T1">15</text:span></text:p>
          </draw:text-box>
        </draw:frame>
        <draw:polygon draw:style-name="gr3" draw:text-style-name="P3" draw:layer="layout" svg:width="0.221cm" svg:height="0.03cm" svg:x="28.807cm" svg:y="9.127cm" svg:viewBox="0 0 222 31" draw:points="0,0 222,0 222,31 0,31">
          <text:p/>
        </draw:polygon>
        <draw:polygon draw:style-name="gr3" draw:text-style-name="P3" draw:layer="layout" svg:width="0.122cm" svg:height="0cm" svg:x="29.637cm" svg:y="7.732cm" svg:viewBox="0 0 123 0" draw:points="123,0 0,0">
          <text:p/>
        </draw:polygon>
        <draw:line draw:style-name="gr4" draw:text-style-name="P2" draw:layer="layout" svg:x1="29.76cm" svg:y1="7.732cm" svg:x2="29.637cm" svg:y2="7.732cm">
          <text:p/>
        </draw:line>
        <draw:frame draw:style-name="gr5" draw:text-style-name="P5" draw:layer="layout" svg:width="0.447cm" svg:height="0.412cm" svg:x="29.066cm" svg:y="8.926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221cm" svg:height="0.029cm" svg:x="29.031cm" svg:y="7.741cm" svg:viewBox="0 0 222 30" draw:points="0,0 222,0 222,30 0,30">
          <text:p/>
        </draw:polygon>
        <draw:polygon draw:style-name="gr3" draw:text-style-name="P3" draw:layer="layout" svg:width="0.122cm" svg:height="0cm" svg:x="29.637cm" svg:y="6.346cm" svg:viewBox="0 0 123 0" draw:points="123,0 0,0">
          <text:p/>
        </draw:polygon>
        <draw:line draw:style-name="gr4" draw:text-style-name="P2" draw:layer="layout" svg:x1="29.76cm" svg:y1="6.346cm" svg:x2="29.637cm" svg:y2="6.346cm">
          <text:p/>
        </draw:line>
        <draw:frame draw:style-name="gr5" draw:text-style-name="P5" draw:layer="layout" svg:width="0.352cm" svg:height="0.412cm" svg:x="29.29cm" svg:y="7.539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2cm" svg:height="0cm" svg:x="29.637cm" svg:y="4.959cm" svg:viewBox="0 0 123 0" draw:points="123,0 0,0">
          <text:p/>
        </draw:polygon>
        <draw:line draw:style-name="gr4" draw:text-style-name="P2" draw:layer="layout" svg:x1="29.76cm" svg:y1="4.959cm" svg:x2="29.637cm" svg:y2="4.959cm">
          <text:p/>
        </draw:line>
        <draw:frame draw:style-name="gr5" draw:text-style-name="P5" draw:layer="layout" svg:width="0.352cm" svg:height="0.412cm" svg:x="29.29cm" svg:y="6.153cm">
          <draw:text-box>
            <text:p text:style-name="P4"><text:span text:style-name="T1">0</text:span></text:p>
          </draw:text-box>
        </draw:frame>
        <draw:polygon draw:style-name="gr3" draw:text-style-name="P3" draw:layer="layout" svg:width="0.122cm" svg:height="0cm" svg:x="29.637cm" svg:y="3.573cm" svg:viewBox="0 0 123 0" draw:points="123,0 0,0">
          <text:p/>
        </draw:polygon>
        <draw:line draw:style-name="gr4" draw:text-style-name="P2" draw:layer="layout" svg:x1="29.76cm" svg:y1="3.573cm" svg:x2="29.637cm" svg:y2="3.573cm">
          <text:p/>
        </draw:line>
        <draw:frame draw:style-name="gr5" draw:text-style-name="P5" draw:layer="layout" svg:width="0.352cm" svg:height="0.412cm" svg:x="29.29cm" svg:y="4.766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2cm" svg:height="0cm" svg:x="29.637cm" svg:y="2.186cm" svg:viewBox="0 0 123 0" draw:points="123,0 0,0">
          <text:p/>
        </draw:polygon>
        <draw:line draw:style-name="gr4" draw:text-style-name="P2" draw:layer="layout" svg:x1="29.76cm" svg:y1="2.186cm" svg:x2="29.637cm" svg:y2="2.186cm">
          <text:p/>
        </draw:line>
        <draw:frame draw:style-name="gr5" draw:text-style-name="P5" draw:layer="layout" svg:width="0.447cm" svg:height="0.412cm" svg:x="29.065cm" svg:y="3.38cm">
          <draw:text-box>
            <text:p text:style-name="P4"><text:span text:style-name="T1">10</text:span></text:p>
          </draw:text-box>
        </draw:frame>
        <draw:frame draw:style-name="gr5" draw:text-style-name="P5" draw:layer="layout" svg:width="0.447cm" svg:height="0.412cm" svg:x="29.065cm" svg:y="1.993cm">
          <draw:text-box>
            <text:p text:style-name="P4"><text:span text:style-name="T1">15</text:span></text:p>
          </draw:text-box>
        </draw:frame>
        <draw:line draw:style-name="gr13" draw:text-style-name="P2" draw:layer="layout" svg:x1="29.76cm" svg:y1="11.219cm" svg:x2="29.76cm" svg:y2="0.948cm">
          <text:p/>
        </draw:line>
        <draw:line draw:style-name="gr13" draw:text-style-name="P2" draw:layer="layout" svg:x1="41.515cm" svg:y1="11.219cm" svg:x2="41.515cm" svg:y2="0.948cm">
          <text:p/>
        </draw:line>
        <draw:line draw:style-name="gr13" draw:text-style-name="P2" draw:layer="layout" svg:x1="29.76cm" svg:y1="11.219cm" svg:x2="41.515cm" svg:y2="11.219cm">
          <text:p/>
        </draw:line>
        <draw:line draw:style-name="gr13" draw:text-style-name="P2" draw:layer="layout" svg:x1="29.76cm" svg:y1="0.948cm" svg:x2="41.515cm" svg:y2="0.948cm">
          <text:p/>
        </draw:line>
        <draw:frame draw:style-name="gr5" draw:text-style-name="P5" draw:layer="layout" svg:width="1.069cm" svg:height="0.412cm" draw:transform="rotate (1.5707963267949) translate (28.228cm 6.621cm)">
          <draw:text-box>
            <text:p text:style-name="P4"><text:span text:style-name="T1">tSNE2</text:span></text:p>
          </draw:text-box>
        </draw:frame>
        <draw:polygon draw:style-name="gr1" draw:text-style-name="P1" draw:layer="layout" svg:width="11.754cm" svg:height="10.271cm" svg:x="43.744cm" svg:y="0.948cm" svg:viewBox="0 0 11755 10272" draw:points="0,10272 11755,10272 11755,0 0,0">
          <text:p/>
        </draw:polygon>
        <draw:line draw:style-name="gr2" draw:text-style-name="P2" draw:layer="layout" svg:x1="46.682cm" svg:y1="11.219cm" svg:x2="46.682cm" svg:y2="0.948cm">
          <text:p/>
        </draw:line>
        <draw:polygon draw:style-name="gr3" draw:text-style-name="P3" draw:layer="layout" svg:width="0cm" svg:height="0.123cm" svg:x="46.682cm" svg:y="11.219cm" svg:viewBox="0 0 0 124" draw:points="0,0 0,124">
          <text:p/>
        </draw:polygon>
        <draw:line draw:style-name="gr4" draw:text-style-name="P2" draw:layer="layout" svg:x1="46.682cm" svg:y1="11.219cm" svg:x2="46.682cm" svg:y2="11.343cm">
          <text:p/>
        </draw:line>
        <draw:frame draw:style-name="gr15" draw:text-style-name="P11" draw:layer="layout" svg:width="4.951cm" svg:height="0.53cm" svg:x="29.761cm" svg:y="0.344cm">
          <draw:text-box>
            <text:p text:style-name="P10"><text:span text:style-name="T2">C) t-SNE Clustering</text:span></text:p>
          </draw:text-box>
        </draw:frame>
        <draw:line draw:style-name="gr2" draw:text-style-name="P2" draw:layer="layout" svg:x1="52.56cm" svg:y1="11.219cm" svg:x2="52.56cm" svg:y2="0.948cm">
          <text:p/>
        </draw:line>
        <draw:polygon draw:style-name="gr3" draw:text-style-name="P3" draw:layer="layout" svg:width="0cm" svg:height="0.123cm" svg:x="52.56cm" svg:y="11.219cm" svg:viewBox="0 0 0 124" draw:points="0,0 0,124">
          <text:p/>
        </draw:polygon>
        <draw:line draw:style-name="gr4" draw:text-style-name="P2" draw:layer="layout" svg:x1="52.56cm" svg:y1="11.219cm" svg:x2="52.56cm" svg:y2="11.343cm">
          <text:p/>
        </draw:line>
        <draw:frame draw:style-name="gr5" draw:text-style-name="P5" draw:layer="layout" svg:width="0.352cm" svg:height="0.412cm" svg:x="46.571cm" svg:y="11.407cm">
          <draw:text-box>
            <text:p text:style-name="P4"><text:span text:style-name="T1">0</text:span></text:p>
          </draw:text-box>
        </draw:frame>
        <draw:frame draw:style-name="gr5" draw:text-style-name="P5" draw:layer="layout" svg:width="0.352cm" svg:height="0.412cm" svg:x="52.448cm" svg:y="11.407cm">
          <draw:text-box>
            <text:p text:style-name="P4"><text:span text:style-name="T1">1</text:span></text:p>
          </draw:text-box>
        </draw:frame>
        <draw:line draw:style-name="gr2" draw:text-style-name="P2" draw:layer="layout" svg:x1="43.744cm" svg:y1="10.752cm" svg:x2="55.498cm" svg:y2="10.752cm">
          <text:p/>
        </draw:line>
        <draw:polygon draw:style-name="gr3" draw:text-style-name="P3" draw:layer="layout" svg:width="0.123cm" svg:height="0cm" svg:x="43.62cm" svg:y="10.752cm" svg:viewBox="0 0 124 0" draw:points="124,0 0,0">
          <text:p/>
        </draw:polygon>
        <draw:line draw:style-name="gr4" draw:text-style-name="P2" draw:layer="layout" svg:x1="43.744cm" svg:y1="10.752cm" svg:x2="43.62cm" svg:y2="10.752cm">
          <text:p/>
        </draw:line>
        <draw:frame draw:style-name="gr5" draw:text-style-name="P5" draw:layer="layout" svg:width="1.247cm" svg:height="0.412cm" svg:x="48.995cm" svg:y="11.89cm">
          <draw:text-box>
            <text:p text:style-name="P4"><text:span text:style-name="T1">Cluster</text:span></text:p>
          </draw:text-box>
        </draw:frame>
        <draw:line draw:style-name="gr2" draw:text-style-name="P2" draw:layer="layout" svg:x1="43.744cm" svg:y1="9.598cm" svg:x2="55.498cm" svg:y2="9.598cm">
          <text:p/>
        </draw:line>
        <draw:polygon draw:style-name="gr3" draw:text-style-name="P3" draw:layer="layout" svg:width="0.123cm" svg:height="0cm" svg:x="43.62cm" svg:y="9.598cm" svg:viewBox="0 0 124 0" draw:points="124,0 0,0">
          <text:p/>
        </draw:polygon>
        <draw:line draw:style-name="gr4" draw:text-style-name="P2" draw:layer="layout" svg:x1="43.744cm" svg:y1="9.598cm" svg:x2="43.62cm" svg:y2="9.598cm">
          <text:p/>
        </draw:line>
        <draw:frame draw:style-name="gr5" draw:text-style-name="P5" draw:layer="layout" svg:width="0.557cm" svg:height="0.412cm" svg:x="42.936cm" svg:y="10.559cm">
          <draw:text-box>
            <text:p text:style-name="P4"><text:span text:style-name="T1">0.0</text:span></text:p>
          </draw:text-box>
        </draw:frame>
        <draw:line draw:style-name="gr2" draw:text-style-name="P2" draw:layer="layout" svg:x1="43.744cm" svg:y1="8.445cm" svg:x2="55.498cm" svg:y2="8.445cm">
          <text:p/>
        </draw:line>
        <draw:polygon draw:style-name="gr3" draw:text-style-name="P3" draw:layer="layout" svg:width="0.123cm" svg:height="0cm" svg:x="43.62cm" svg:y="8.445cm" svg:viewBox="0 0 124 0" draw:points="124,0 0,0">
          <text:p/>
        </draw:polygon>
        <draw:line draw:style-name="gr4" draw:text-style-name="P2" draw:layer="layout" svg:x1="43.744cm" svg:y1="8.445cm" svg:x2="43.62cm" svg:y2="8.445cm">
          <text:p/>
        </draw:line>
        <draw:frame draw:style-name="gr5" draw:text-style-name="P5" draw:layer="layout" svg:width="0.557cm" svg:height="0.412cm" svg:x="42.936cm" svg:y="9.406cm">
          <draw:text-box>
            <text:p text:style-name="P4"><text:span text:style-name="T1">2.5</text:span></text:p>
          </draw:text-box>
        </draw:frame>
        <draw:line draw:style-name="gr2" draw:text-style-name="P2" draw:layer="layout" svg:x1="43.744cm" svg:y1="7.291cm" svg:x2="55.498cm" svg:y2="7.291cm">
          <text:p/>
        </draw:line>
        <draw:polygon draw:style-name="gr3" draw:text-style-name="P3" draw:layer="layout" svg:width="0.123cm" svg:height="0cm" svg:x="43.62cm" svg:y="7.291cm" svg:viewBox="0 0 124 0" draw:points="124,0 0,0">
          <text:p/>
        </draw:polygon>
        <draw:line draw:style-name="gr4" draw:text-style-name="P2" draw:layer="layout" svg:x1="43.744cm" svg:y1="7.291cm" svg:x2="43.62cm" svg:y2="7.291cm">
          <text:p/>
        </draw:line>
        <draw:frame draw:style-name="gr5" draw:text-style-name="P5" draw:layer="layout" svg:width="0.557cm" svg:height="0.412cm" svg:x="42.936cm" svg:y="8.252cm">
          <draw:text-box>
            <text:p text:style-name="P4"><text:span text:style-name="T1">5.0</text:span></text:p>
          </draw:text-box>
        </draw:frame>
        <draw:line draw:style-name="gr2" draw:text-style-name="P2" draw:layer="layout" svg:x1="43.744cm" svg:y1="6.137cm" svg:x2="55.498cm" svg:y2="6.137cm">
          <text:p/>
        </draw:line>
        <draw:polygon draw:style-name="gr3" draw:text-style-name="P3" draw:layer="layout" svg:width="0.123cm" svg:height="0cm" svg:x="43.62cm" svg:y="6.137cm" svg:viewBox="0 0 124 0" draw:points="124,0 0,0">
          <text:p/>
        </draw:polygon>
        <draw:line draw:style-name="gr4" draw:text-style-name="P2" draw:layer="layout" svg:x1="43.744cm" svg:y1="6.137cm" svg:x2="43.62cm" svg:y2="6.137cm">
          <text:p/>
        </draw:line>
        <draw:frame draw:style-name="gr5" draw:text-style-name="P5" draw:layer="layout" svg:width="0.557cm" svg:height="0.412cm" svg:x="42.936cm" svg:y="7.098cm">
          <draw:text-box>
            <text:p text:style-name="P4"><text:span text:style-name="T1">7.5</text:span></text:p>
          </draw:text-box>
        </draw:frame>
        <draw:line draw:style-name="gr2" draw:text-style-name="P2" draw:layer="layout" svg:x1="43.744cm" svg:y1="4.983cm" svg:x2="55.498cm" svg:y2="4.983cm">
          <text:p/>
        </draw:line>
        <draw:polygon draw:style-name="gr3" draw:text-style-name="P3" draw:layer="layout" svg:width="0.123cm" svg:height="0cm" svg:x="43.62cm" svg:y="4.983cm" svg:viewBox="0 0 124 0" draw:points="124,0 0,0">
          <text:p/>
        </draw:polygon>
        <draw:line draw:style-name="gr4" draw:text-style-name="P2" draw:layer="layout" svg:x1="43.744cm" svg:y1="4.983cm" svg:x2="43.62cm" svg:y2="4.983cm">
          <text:p/>
        </draw:line>
        <draw:frame draw:style-name="gr5" draw:text-style-name="P5" draw:layer="layout" svg:width="0.781cm" svg:height="0.412cm" svg:x="42.712cm" svg:y="5.944cm">
          <draw:text-box>
            <text:p text:style-name="P4"><text:span text:style-name="T1">10.0</text:span></text:p>
          </draw:text-box>
        </draw:frame>
        <draw:line draw:style-name="gr2" draw:text-style-name="P2" draw:layer="layout" svg:x1="43.744cm" svg:y1="3.829cm" svg:x2="55.498cm" svg:y2="3.829cm">
          <text:p/>
        </draw:line>
        <draw:polygon draw:style-name="gr3" draw:text-style-name="P3" draw:layer="layout" svg:width="0.123cm" svg:height="0cm" svg:x="43.62cm" svg:y="3.829cm" svg:viewBox="0 0 124 0" draw:points="124,0 0,0">
          <text:p/>
        </draw:polygon>
        <draw:line draw:style-name="gr4" draw:text-style-name="P2" draw:layer="layout" svg:x1="43.744cm" svg:y1="3.829cm" svg:x2="43.62cm" svg:y2="3.829cm">
          <text:p/>
        </draw:line>
        <draw:frame draw:style-name="gr5" draw:text-style-name="P5" draw:layer="layout" svg:width="0.781cm" svg:height="0.412cm" svg:x="42.712cm" svg:y="4.79cm">
          <draw:text-box>
            <text:p text:style-name="P4"><text:span text:style-name="T1">12.5</text:span></text:p>
          </draw:text-box>
        </draw:frame>
        <draw:line draw:style-name="gr2" draw:text-style-name="P2" draw:layer="layout" svg:x1="43.744cm" svg:y1="2.675cm" svg:x2="55.498cm" svg:y2="2.675cm">
          <text:p/>
        </draw:line>
        <draw:polygon draw:style-name="gr3" draw:text-style-name="P3" draw:layer="layout" svg:width="0.123cm" svg:height="0cm" svg:x="43.62cm" svg:y="2.675cm" svg:viewBox="0 0 124 0" draw:points="124,0 0,0">
          <text:p/>
        </draw:polygon>
        <draw:line draw:style-name="gr4" draw:text-style-name="P2" draw:layer="layout" svg:x1="43.744cm" svg:y1="2.675cm" svg:x2="43.62cm" svg:y2="2.675cm">
          <text:p/>
        </draw:line>
        <draw:frame draw:style-name="gr5" draw:text-style-name="P5" draw:layer="layout" svg:width="0.781cm" svg:height="0.412cm" svg:x="42.712cm" svg:y="3.636cm">
          <draw:text-box>
            <text:p text:style-name="P4"><text:span text:style-name="T1">15.0</text:span></text:p>
          </draw:text-box>
        </draw:frame>
        <draw:line draw:style-name="gr2" draw:text-style-name="P2" draw:layer="layout" svg:x1="43.744cm" svg:y1="1.521cm" svg:x2="55.498cm" svg:y2="1.521cm">
          <text:p/>
        </draw:line>
        <draw:polygon draw:style-name="gr3" draw:text-style-name="P3" draw:layer="layout" svg:width="0.123cm" svg:height="0cm" svg:x="43.62cm" svg:y="1.521cm" svg:viewBox="0 0 124 0" draw:points="124,0 0,0">
          <text:p/>
        </draw:polygon>
        <draw:line draw:style-name="gr4" draw:text-style-name="P2" draw:layer="layout" svg:x1="43.744cm" svg:y1="1.521cm" svg:x2="43.62cm" svg:y2="1.521cm">
          <text:p/>
        </draw:line>
        <draw:frame draw:style-name="gr5" draw:text-style-name="P5" draw:layer="layout" svg:width="0.781cm" svg:height="0.412cm" svg:x="42.712cm" svg:y="2.482cm">
          <draw:text-box>
            <text:p text:style-name="P4"><text:span text:style-name="T1">17.5</text:span></text:p>
          </draw:text-box>
        </draw:frame>
        <draw:frame draw:style-name="gr5" draw:text-style-name="P5" draw:layer="layout" svg:width="0.781cm" svg:height="0.412cm" svg:x="42.712cm" svg:y="1.328cm">
          <draw:text-box>
            <text:p text:style-name="P4"><text:span text:style-name="T1">20.0</text:span></text:p>
          </draw:text-box>
        </draw:frame>
        <draw:polygon draw:style-name="gr20" draw:text-style-name="P12" draw:layer="layout" svg:width="4.701cm" svg:height="0cm" svg:x="44.331cm" svg:y="10.752cm" svg:viewBox="0 0 4702 0" draw:points="0,0 4702,0">
          <text:p/>
        </draw:polygon>
        <draw:polyline draw:style-name="gr21" draw:text-style-name="P2" draw:layer="layout" svg:width="0cm" svg:height="0cm" svg:x="46.682cm" svg:y="10.752cm" svg:viewBox="0 0 0 0" draw:points="0,0">
          <text:p/>
        </draw:polyline>
        <draw:polyline draw:style-name="gr21" draw:text-style-name="P2" draw:layer="layout" svg:width="0cm" svg:height="0cm" svg:x="46.682cm" svg:y="10.752cm" svg:viewBox="0 0 0 0" draw:points="0,0">
          <text:p/>
        </draw:polyline>
        <draw:line draw:style-name="gr22" draw:text-style-name="P2" draw:layer="layout" svg:x1="45.507cm" svg:y1="10.752cm" svg:x2="47.858cm" svg:y2="10.752cm">
          <text:p/>
        </draw:line>
        <draw:line draw:style-name="gr22" draw:text-style-name="P2" draw:layer="layout" svg:x1="45.507cm" svg:y1="10.752cm" svg:x2="47.858cm" svg:y2="10.752cm">
          <text:p/>
        </draw:line>
        <draw:path draw:style-name="gr23" draw:text-style-name="P2" draw:layer="layout" svg:width="0.211cm" svg:height="0.212cm" svg:x="46.577cm" svg:y="7.65cm" svg:viewBox="0 0 212 213" svg:d="M105 213c28 0 56-11 76-31s31-47 31-75-11-56-31-76c-20-19-48-31-76-31s-55 12-74 31c-20 20-31 48-31 76s11 55 31 75c19 20 46 31 74 31z">
          <text:p/>
        </draw:path>
        <draw:path draw:style-name="gr23" draw:text-style-name="P2" draw:layer="layout" svg:width="0.211cm" svg:height="0.211cm" svg:x="46.577cm" svg:y="1.309cm" svg:viewBox="0 0 212 212" svg:d="M105 212c28 0 56-11 76-31 20-19 31-46 31-74s-11-56-31-76-48-31-76-31-55 11-74 31c-20 20-31 48-31 76s11 55 31 74c19 20 46 31 74 31z">
          <text:p/>
        </draw:path>
        <draw:path draw:style-name="gr23" draw:text-style-name="P2" draw:layer="layout" svg:width="0.211cm" svg:height="0.211cm" svg:x="46.577cm" svg:y="7.058cm" svg:viewBox="0 0 212 212" svg:d="M105 212c28 0 56-11 76-31 20-19 31-46 31-74 0-29-11-55-31-75s-48-32-76-32-55 12-74 32c-20 20-31 46-31 75 0 28 11 55 31 74 19 20 46 31 74 31z">
          <text:p/>
        </draw:path>
        <draw:path draw:style-name="gr23" draw:text-style-name="P2" draw:layer="layout" svg:width="0.211cm" svg:height="0.212cm" svg:x="46.577cm" svg:y="9.344cm" svg:viewBox="0 0 212 213" svg:d="M105 213c28 0 56-11 76-31s31-47 31-75-11-55-31-76c-20-20-48-31-76-31s-55 11-74 31c-20 21-31 48-31 76s11 55 31 75c19 20 46 31 74 31z">
          <text:p/>
        </draw:path>
        <draw:polygon draw:style-name="gr24" draw:text-style-name="P13" draw:layer="layout" svg:width="4.701cm" svg:height="0cm" svg:x="50.209cm" svg:y="10.752cm" svg:viewBox="0 0 4702 0" draw:points="0,0 4702,0">
          <text:p/>
        </draw:polygon>
        <draw:polyline draw:style-name="gr21" draw:text-style-name="P2" draw:layer="layout" svg:width="0cm" svg:height="0cm" svg:x="52.56cm" svg:y="10.752cm" svg:viewBox="0 0 0 0" draw:points="0,0">
          <text:p/>
        </draw:polyline>
        <draw:polyline draw:style-name="gr21" draw:text-style-name="P2" draw:layer="layout" svg:width="0cm" svg:height="0cm" svg:x="52.56cm" svg:y="10.752cm" svg:viewBox="0 0 0 0" draw:points="0,0">
          <text:p/>
        </draw:polyline>
        <draw:line draw:style-name="gr22" draw:text-style-name="P2" draw:layer="layout" svg:x1="51.384cm" svg:y1="10.752cm" svg:x2="53.735cm" svg:y2="10.752cm">
          <text:p/>
        </draw:line>
        <draw:line draw:style-name="gr22" draw:text-style-name="P2" draw:layer="layout" svg:x1="51.384cm" svg:y1="10.752cm" svg:x2="53.735cm" svg:y2="10.752cm">
          <text:p/>
        </draw:line>
        <draw:line draw:style-name="gr21" draw:text-style-name="P2" draw:layer="layout" svg:x1="44.331cm" svg:y1="10.752cm" svg:x2="49.033cm" svg:y2="10.752cm">
          <text:p/>
        </draw:line>
        <draw:polygon draw:style-name="gr12" draw:text-style-name="P8" draw:layer="layout" svg:width="0.211cm" svg:height="0.212cm" svg:x="46.577cm" svg:y="10.583cm" svg:viewBox="0 0 212 213" draw:points="105,0 0,213 212,213">
          <text:p/>
        </draw:polygon>
        <draw:line draw:style-name="gr21" draw:text-style-name="P2" draw:layer="layout" svg:x1="50.209cm" svg:y1="10.752cm" svg:x2="54.911cm" svg:y2="10.752cm">
          <text:p/>
        </draw:line>
        <draw:polygon draw:style-name="gr12" draw:text-style-name="P8" draw:layer="layout" svg:width="0.212cm" svg:height="0.211cm" svg:x="52.454cm" svg:y="10.647cm" svg:viewBox="0 0 213 212" draw:points="106,0 0,212 213,212">
          <text:p/>
        </draw:polygon>
        <draw:line draw:style-name="gr13" draw:text-style-name="P2" draw:layer="layout" svg:x1="43.744cm" svg:y1="11.219cm" svg:x2="43.744cm" svg:y2="0.948cm">
          <text:p/>
        </draw:line>
        <draw:line draw:style-name="gr13" draw:text-style-name="P2" draw:layer="layout" svg:x1="55.499cm" svg:y1="11.219cm" svg:x2="55.499cm" svg:y2="0.948cm">
          <text:p/>
        </draw:line>
        <draw:line draw:style-name="gr13" draw:text-style-name="P2" draw:layer="layout" svg:x1="43.744cm" svg:y1="11.219cm" svg:x2="55.498cm" svg:y2="11.219cm">
          <text:p/>
        </draw:line>
        <draw:line draw:style-name="gr13" draw:text-style-name="P2" draw:layer="layout" svg:x1="43.744cm" svg:y1="0.948cm" svg:x2="55.498cm" svg:y2="0.948cm">
          <text:p/>
        </draw:line>
        <draw:frame draw:style-name="gr5" draw:text-style-name="P5" draw:layer="layout" svg:width="3.105cm" svg:height="0.412cm" draw:transform="rotate (1.5707963267949) translate (42.16cm 7.642cm)">
          <draw:text-box>
            <text:p text:style-name="P4"><text:span text:style-name="T1">jsc_pcdtbt(A.m-2)</text:span></text:p>
          </draw:text-box>
        </draw:frame>
        <draw:polygon draw:style-name="gr1" draw:text-style-name="P1" draw:layer="layout" svg:width="8.816cm" svg:height="8.817cm" svg:x="15.777cm" svg:y="1.675cm" svg:viewBox="0 0 8817 8818" draw:points="0,8818 8817,8818 8817,0 0,0">
          <text:p/>
        </draw:polygon>
        <draw:polygon draw:style-name="gr25" draw:text-style-name="P14" draw:layer="layout" svg:width="4.073cm" svg:height="5.138cm" svg:x="16.231cm" svg:y="2.795cm" svg:viewBox="0 0 4074 5139" draw:points="4074,3742 122,5139 0,1139 4074,0">
          <text:p/>
        </draw:polygon>
        <draw:polyline draw:style-name="gr26" draw:text-style-name="P2" draw:layer="layout" svg:width="4.073cm" svg:height="5.138cm" svg:x="16.231cm" svg:y="2.795cm" svg:viewBox="0 0 4074 5139" draw:points="4074,3742 122,5139 0,1139 4074,0">
          <text:p/>
        </draw:polyline>
        <draw:polygon draw:style-name="gr27" draw:text-style-name="P15" draw:layer="layout" svg:width="4.074cm" svg:height="5.138cm" svg:x="20.304cm" svg:y="2.795cm" svg:viewBox="0 0 4075 5139" draw:points="3953,5139 0,3742 0,0 4075,1139">
          <text:p/>
        </draw:polygon>
        <draw:polyline draw:style-name="gr28" draw:text-style-name="P2" draw:layer="layout" svg:width="4.074cm" svg:height="5.138cm" svg:x="20.304cm" svg:y="2.795cm" svg:viewBox="0 0 4075 5139" draw:points="3953,5139 0,3742 0,0 4075,1139">
          <text:p/>
        </draw:polyline>
        <draw:polygon draw:style-name="gr29" draw:text-style-name="P16" draw:layer="layout" svg:width="7.903cm" svg:height="3.028cm" svg:x="16.353cm" svg:y="6.537cm" svg:viewBox="0 0 7904 3029" draw:points="7904,1397 3952,0 0,1397 3952,3029">
          <text:p/>
        </draw:polygon>
        <draw:polyline draw:style-name="gr30" draw:text-style-name="P2" draw:layer="layout" svg:width="7.903cm" svg:height="3.028cm" svg:x="16.353cm" svg:y="6.537cm" svg:viewBox="0 0 7904 3029" draw:points="7904,1397 3952,0 0,1397 3952,3029">
          <text:p/>
        </draw:polyline>
        <draw:line draw:style-name="gr31" draw:text-style-name="P2" draw:layer="layout" svg:x1="16.353cm" svg:y1="7.933cm" svg:x2="20.305cm" svg:y2="9.566cm">
          <text:p/>
        </draw:line>
        <draw:frame draw:style-name="gr15" draw:text-style-name="P11" draw:layer="layout" svg:width="12.363cm" svg:height="0.53cm" svg:x="43.18cm" svg:y="0.317cm">
          <draw:text-box>
            <text:p text:style-name="P10"><text:span text:style-name="T2">D) Short-Circuit Current Density (Jsc) by Cluster</text:span></text:p>
          </draw:text-box>
        </draw:frame>
        <draw:polyline draw:style-name="gr32" draw:text-style-name="P2" draw:layer="layout" svg:width="4.065cm" svg:height="5.589cm" svg:x="19.967cm" svg:y="3.837cm" svg:viewBox="0 0 4066 5590" draw:points="0,5590 3954,3978 4066,0">
          <text:p/>
        </draw:polyline>
        <draw:polyline draw:style-name="gr32" draw:text-style-name="P2" draw:layer="layout" svg:width="4.05cm" svg:height="5.524cm" svg:x="19.448cm" svg:y="3.688cm" svg:viewBox="0 0 4051 5525" draw:points="0,5525 3956,3944 4051,0">
          <text:p/>
        </draw:polyline>
        <draw:polyline draw:style-name="gr32" draw:text-style-name="P2" draw:layer="layout" svg:width="4.035cm" svg:height="5.459cm" svg:x="18.939cm" svg:y="3.542cm" svg:viewBox="0 0 4036 5460" draw:points="0,5460 3957,3911 4036,0">
          <text:p/>
        </draw:polyline>
        <draw:polyline draw:style-name="gr32" draw:text-style-name="P2" draw:layer="layout" svg:width="4.02cm" svg:height="5.397cm" svg:x="18.44cm" svg:y="3.398cm" svg:viewBox="0 0 4021 5398" draw:points="0,5398 3958,3879 4021,0">
          <text:p/>
        </draw:polyline>
        <draw:polyline draw:style-name="gr32" draw:text-style-name="P2" draw:layer="layout" svg:width="4.005cm" svg:height="5.337cm" svg:x="17.951cm" svg:y="3.257cm" svg:viewBox="0 0 4006 5338" draw:points="0,5338 3958,3847 4006,0">
          <text:p/>
        </draw:polyline>
        <draw:polyline draw:style-name="gr32" draw:text-style-name="P2" draw:layer="layout" svg:width="3.99cm" svg:height="5.277cm" svg:x="17.472cm" svg:y="3.119cm" svg:viewBox="0 0 3991 5278" draw:points="0,5278 3958,3816 3991,0">
          <text:p/>
        </draw:polyline>
        <draw:polyline draw:style-name="gr32" draw:text-style-name="P2" draw:layer="layout" svg:width="3.973cm" svg:height="5.219cm" svg:x="17.003cm" svg:y="2.983cm" svg:viewBox="0 0 3974 5220" draw:points="0,5220 3955,3785 3974,0">
          <text:p/>
        </draw:polyline>
        <draw:polyline draw:style-name="gr32" draw:text-style-name="P2" draw:layer="layout" svg:width="3.958cm" svg:height="5.162cm" svg:x="16.542cm" svg:y="2.85cm" svg:viewBox="0 0 3959 5163" draw:points="0,5163 3954,3755 3959,0">
          <text:p/>
        </draw:polyline>
        <draw:line draw:style-name="gr31" draw:text-style-name="P2" draw:layer="layout" svg:x1="20.003cm" svg:y1="9.412cm" svg:x2="19.899cm" svg:y2="9.455cm">
          <text:p/>
        </draw:line>
        <draw:frame draw:style-name="gr33" draw:text-style-name="P17" draw:layer="layout" svg:width="0.688cm" svg:height="0.247cm" draw:transform="rotate (-0.391651884147528) translate (17.166cm 9.552cm)">
          <draw:text-box>
            <text:p text:style-name="P4"><text:span text:style-name="T3">PCA11</text:span></text:p>
          </draw:text-box>
        </draw:frame>
        <draw:polygon draw:style-name="gr3" draw:text-style-name="P3" draw:layer="layout" svg:width="0.221cm" svg:height="0.03cm" svg:x="19.365cm" svg:y="10.09cm" svg:viewBox="0 0 222 31" draw:points="0,0 222,0 222,31 0,31">
          <text:p/>
        </draw:polygon>
        <draw:line draw:style-name="gr31" draw:text-style-name="P2" draw:layer="layout" svg:x1="19.483cm" svg:y1="9.198cm" svg:x2="19.379cm" svg:y2="9.24cm">
          <text:p/>
        </draw:line>
        <draw:frame draw:style-name="gr5" draw:text-style-name="P5" draw:layer="layout" svg:width="0.352cm" svg:height="0.412cm" svg:x="19.624cm" svg:y="9.889cm">
          <draw:text-box>
            <text:p text:style-name="P4"><text:span text:style-name="T1">6</text:span></text:p>
          </draw:text-box>
        </draw:frame>
        <draw:polygon draw:style-name="gr3" draw:text-style-name="P3" draw:layer="layout" svg:width="0.221cm" svg:height="0.03cm" svg:x="18.847cm" svg:y="9.869cm" svg:viewBox="0 0 222 31" draw:points="0,0 222,0 222,31 0,31">
          <text:p/>
        </draw:polygon>
        <draw:line draw:style-name="gr31" draw:text-style-name="P2" draw:layer="layout" svg:x1="18.974cm" svg:y1="8.988cm" svg:x2="18.87cm" svg:y2="9.029cm">
          <text:p/>
        </draw:line>
        <draw:frame draw:style-name="gr5" draw:text-style-name="P5" draw:layer="layout" svg:width="0.352cm" svg:height="0.412cm" svg:x="19.106cm" svg:y="9.668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21cm" svg:height="0.029cm" svg:x="18.34cm" svg:y="9.653cm" svg:viewBox="0 0 222 30" draw:points="0,0 222,0 222,30 0,30">
          <text:p/>
        </draw:polygon>
        <draw:line draw:style-name="gr31" draw:text-style-name="P2" draw:layer="layout" svg:x1="18.475cm" svg:y1="8.782cm" svg:x2="18.372cm" svg:y2="8.823cm">
          <text:p/>
        </draw:line>
        <draw:frame draw:style-name="gr5" draw:text-style-name="P5" draw:layer="layout" svg:width="0.352cm" svg:height="0.412cm" svg:x="18.599cm" svg:y="9.451cm">
          <draw:text-box>
            <text:p text:style-name="P4"><text:span text:style-name="T1">2</text:span></text:p>
          </draw:text-box>
        </draw:frame>
        <draw:line draw:style-name="gr31" draw:text-style-name="P2" draw:layer="layout" svg:x1="17.987cm" svg:y1="8.581cm" svg:x2="17.883cm" svg:y2="8.62cm">
          <text:p/>
        </draw:line>
        <draw:frame draw:style-name="gr5" draw:text-style-name="P5" draw:layer="layout" svg:width="0.352cm" svg:height="0.412cm" svg:x="17.954cm" svg:y="9.239cm">
          <draw:text-box>
            <text:p text:style-name="P4"><text:span text:style-name="T1">0</text:span></text:p>
          </draw:text-box>
        </draw:frame>
        <draw:line draw:style-name="gr31" draw:text-style-name="P2" draw:layer="layout" svg:x1="17.508cm" svg:y1="8.383cm" svg:x2="17.404cm" svg:y2="8.422cm">
          <text:p/>
        </draw:line>
        <draw:frame draw:style-name="gr5" draw:text-style-name="P5" draw:layer="layout" svg:width="0.352cm" svg:height="0.412cm" svg:x="17.467cm" svg:y="9.032cm">
          <draw:text-box>
            <text:p text:style-name="P4"><text:span text:style-name="T1">2</text:span></text:p>
          </draw:text-box>
        </draw:frame>
        <draw:line draw:style-name="gr31" draw:text-style-name="P2" draw:layer="layout" svg:x1="17.038cm" svg:y1="8.189cm" svg:x2="16.934cm" svg:y2="8.228cm">
          <text:p/>
        </draw:line>
        <draw:frame draw:style-name="gr5" draw:text-style-name="P5" draw:layer="layout" svg:width="0.352cm" svg:height="0.412cm" svg:x="16.989cm" svg:y="8.828cm">
          <draw:text-box>
            <text:p text:style-name="P4"><text:span text:style-name="T1">4</text:span></text:p>
          </draw:text-box>
        </draw:frame>
        <draw:line draw:style-name="gr31" draw:text-style-name="P2" draw:layer="layout" svg:x1="16.577cm" svg:y1="7.999cm" svg:x2="16.474cm" svg:y2="8.037cm">
          <text:p/>
        </draw:line>
        <draw:frame draw:style-name="gr5" draw:text-style-name="P5" draw:layer="layout" svg:width="0.352cm" svg:height="0.412cm" svg:x="16.521cm" svg:y="8.628cm">
          <draw:text-box>
            <text:p text:style-name="P4"><text:span text:style-name="T1">6</text:span></text:p>
          </draw:text-box>
        </draw:frame>
        <draw:line draw:style-name="gr31" draw:text-style-name="P2" draw:layer="layout" svg:x1="24.257cm" svg:y1="7.933cm" svg:x2="20.304cm" svg:y2="9.566cm">
          <text:p/>
        </draw:line>
        <draw:frame draw:style-name="gr5" draw:text-style-name="P5" draw:layer="layout" svg:width="0.352cm" svg:height="0.412cm" svg:x="16.063cm" svg:y="8.433cm">
          <draw:text-box>
            <text:p text:style-name="P4"><text:span text:style-name="T1">8</text:span></text:p>
          </draw:text-box>
        </draw:frame>
        <draw:polyline draw:style-name="gr32" draw:text-style-name="P2" draw:layer="layout" svg:width="3.957cm" svg:height="5.159cm" svg:x="20.127cm" svg:y="2.845cm" svg:viewBox="0 0 3958 5160" draw:points="0,0 5,3753 3958,5160">
          <text:p/>
        </draw:polyline>
        <draw:polyline draw:style-name="gr32" draw:text-style-name="P2" draw:layer="layout" svg:width="3.975cm" svg:height="5.225cm" svg:x="19.583cm" svg:y="2.997cm" svg:viewBox="0 0 3976 5226" draw:points="0,0 20,3788 3976,5226">
          <text:p/>
        </draw:polyline>
        <draw:polyline draw:style-name="gr32" draw:text-style-name="P2" draw:layer="layout" svg:width="3.993cm" svg:height="5.291cm" svg:x="19.027cm" svg:y="3.153cm" svg:viewBox="0 0 3994 5292" draw:points="0,0 37,3823 3994,5292">
          <text:p/>
        </draw:polyline>
        <draw:polyline draw:style-name="gr32" draw:text-style-name="P2" draw:layer="layout" svg:width="4.011cm" svg:height="5.36cm" svg:x="18.459cm" svg:y="3.311cm" svg:viewBox="0 0 4012 5361" draw:points="0,0 54,3859 4012,5361">
          <text:p/>
        </draw:polyline>
        <draw:polyline draw:style-name="gr32" draw:text-style-name="P2" draw:layer="layout" svg:width="4.028cm" svg:height="5.431cm" svg:x="17.879cm" svg:y="3.473cm" svg:viewBox="0 0 4029 5432" draw:points="0,0 71,3896 4029,5432">
          <text:p/>
        </draw:polyline>
        <draw:polyline draw:style-name="gr32" draw:text-style-name="P2" draw:layer="layout" svg:width="4.045cm" svg:height="5.503cm" svg:x="17.286cm" svg:y="3.639cm" svg:viewBox="0 0 4046 5504" draw:points="0,0 89,3933 4046,5504">
          <text:p/>
        </draw:polyline>
        <draw:polyline draw:style-name="gr32" draw:text-style-name="P2" draw:layer="layout" svg:width="4.062cm" svg:height="5.576cm" svg:x="16.679cm" svg:y="3.809cm" svg:viewBox="0 0 4063 5577" draw:points="0,0 108,3971 4063,5577">
          <text:p/>
        </draw:polyline>
        <draw:line draw:style-name="gr31" draw:text-style-name="P2" draw:layer="layout" svg:x1="24.05cm" svg:y1="7.992cm" svg:x2="24.153cm" svg:y2="8.03cm">
          <text:p/>
        </draw:line>
        <draw:frame draw:style-name="gr33" draw:text-style-name="P17" draw:layer="layout" svg:width="0.688cm" svg:height="0.247cm" draw:transform="rotate (0.391651884147528) translate (22.806cm 9.815cm)">
          <draw:text-box>
            <text:p text:style-name="P4"><text:span text:style-name="T3">PCA21</text:span></text:p>
          </draw:text-box>
        </draw:frame>
        <draw:polygon draw:style-name="gr3" draw:text-style-name="P3" draw:layer="layout" svg:width="0.221cm" svg:height="0.029cm" svg:x="24.229cm" svg:y="8.627cm" svg:viewBox="0 0 222 30" draw:points="0,0 222,0 222,30 0,30">
          <text:p/>
        </draw:polygon>
        <draw:line draw:style-name="gr31" draw:text-style-name="P2" draw:layer="layout" svg:x1="23.524cm" svg:y1="8.209cm" svg:x2="23.627cm" svg:y2="8.247cm">
          <text:p/>
        </draw:line>
        <draw:frame draw:style-name="gr5" draw:text-style-name="P5" draw:layer="layout" svg:width="0.352cm" svg:height="0.412cm" svg:x="24.488cm" svg:y="8.425cm">
          <draw:text-box>
            <text:p text:style-name="P4"><text:span text:style-name="T1">6</text:span></text:p>
          </draw:text-box>
        </draw:frame>
        <draw:polygon draw:style-name="gr3" draw:text-style-name="P3" draw:layer="layout" svg:width="0.221cm" svg:height="0.03cm" svg:x="23.705cm" svg:y="8.85cm" svg:viewBox="0 0 222 31" draw:points="0,0 222,0 222,31 0,31">
          <text:p/>
        </draw:polygon>
        <draw:line draw:style-name="gr31" draw:text-style-name="P2" draw:layer="layout" svg:x1="22.986cm" svg:y1="8.431cm" svg:x2="23.09cm" svg:y2="8.47cm">
          <text:p/>
        </draw:line>
        <draw:frame draw:style-name="gr5" draw:text-style-name="P5" draw:layer="layout" svg:width="0.352cm" svg:height="0.412cm" svg:x="23.964cm" svg:y="8.649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21cm" svg:height="0.029cm" svg:x="23.169cm" svg:y="9.079cm" svg:viewBox="0 0 222 30" draw:points="0,0 222,0 222,30 0,30">
          <text:p/>
        </draw:polygon>
        <draw:line draw:style-name="gr31" draw:text-style-name="P2" draw:layer="layout" svg:x1="22.436cm" svg:y1="8.658cm" svg:x2="22.539cm" svg:y2="8.698cm">
          <text:p/>
        </draw:line>
        <draw:frame draw:style-name="gr5" draw:text-style-name="P5" draw:layer="layout" svg:width="0.352cm" svg:height="0.412cm" svg:x="23.428cm" svg:y="8.877cm">
          <draw:text-box>
            <text:p text:style-name="P4"><text:span text:style-name="T1">2</text:span></text:p>
          </draw:text-box>
        </draw:frame>
        <draw:line draw:style-name="gr31" draw:text-style-name="P2" draw:layer="layout" svg:x1="21.873cm" svg:y1="8.89cm" svg:x2="21.976cm" svg:y2="8.931cm">
          <text:p/>
        </draw:line>
        <draw:frame draw:style-name="gr5" draw:text-style-name="P5" draw:layer="layout" svg:width="0.352cm" svg:height="0.412cm" svg:x="22.732cm" svg:y="9.111cm">
          <draw:text-box>
            <text:p text:style-name="P4"><text:span text:style-name="T1">0</text:span></text:p>
          </draw:text-box>
        </draw:frame>
        <draw:line draw:style-name="gr31" draw:text-style-name="P2" draw:layer="layout" svg:x1="21.296cm" svg:y1="9.128cm" svg:x2="21.4cm" svg:y2="9.17cm">
          <text:p/>
        </draw:line>
        <draw:frame draw:style-name="gr5" draw:text-style-name="P5" draw:layer="layout" svg:width="0.352cm" svg:height="0.412cm" svg:x="22.171cm" svg:y="9.351cm">
          <draw:text-box>
            <text:p text:style-name="P4"><text:span text:style-name="T1">2</text:span></text:p>
          </draw:text-box>
        </draw:frame>
        <draw:line draw:style-name="gr31" draw:text-style-name="P2" draw:layer="layout" svg:x1="20.707cm" svg:y1="9.371cm" svg:x2="20.811cm" svg:y2="9.414cm">
          <text:p/>
        </draw:line>
        <draw:frame draw:style-name="gr5" draw:text-style-name="P5" draw:layer="layout" svg:width="0.352cm" svg:height="0.412cm" svg:x="21.596cm" svg:y="9.596cm">
          <draw:text-box>
            <text:p text:style-name="P4"><text:span text:style-name="T1">4</text:span></text:p>
          </draw:text-box>
        </draw:frame>
        <draw:line draw:style-name="gr31" draw:text-style-name="P2" draw:layer="layout" svg:x1="24.256cm" svg:y1="7.934cm" svg:x2="24.379cm" svg:y2="3.934cm">
          <text:p/>
        </draw:line>
        <draw:frame draw:style-name="gr5" draw:text-style-name="P5" draw:layer="layout" svg:width="0.352cm" svg:height="0.412cm" svg:x="21.008cm" svg:y="9.847cm">
          <draw:text-box>
            <text:p text:style-name="P4"><text:span text:style-name="T1">6</text:span></text:p>
          </draw:text-box>
        </draw:frame>
        <draw:polyline draw:style-name="gr32" draw:text-style-name="P2" draw:layer="layout" svg:width="7.918cm" svg:height="1.38cm" svg:x="16.345cm" svg:y="6.3cm" svg:viewBox="0 0 7919 1381" draw:points="7919,1381 3960,0 0,1381">
          <text:p/>
        </draw:polyline>
        <draw:polyline draw:style-name="gr32" draw:text-style-name="P2" draw:layer="layout" svg:width="7.953cm" svg:height="1.345cm" svg:x="16.328cm" svg:y="5.769cm" svg:viewBox="0 0 7954 1346" draw:points="7954,1346 3977,0 0,1346">
          <text:p/>
        </draw:polyline>
        <draw:polyline draw:style-name="gr32" draw:text-style-name="P2" draw:layer="layout" svg:width="7.987cm" svg:height="1.309cm" svg:x="16.311cm" svg:y="5.234cm" svg:viewBox="0 0 7988 1310" draw:points="7988,1310 3994,0 0,1310">
          <text:p/>
        </draw:polyline>
        <draw:polyline draw:style-name="gr32" draw:text-style-name="P2" draw:layer="layout" svg:width="8.023cm" svg:height="1.272cm" svg:x="16.293cm" svg:y="4.695cm" svg:viewBox="0 0 8024 1273" draw:points="8024,1273 4012,0 0,1273">
          <text:p/>
        </draw:polyline>
        <draw:polyline draw:style-name="gr32" draw:text-style-name="P2" draw:layer="layout" svg:width="8.059cm" svg:height="1.234cm" svg:x="16.275cm" svg:y="4.152cm" svg:viewBox="0 0 8060 1235" draw:points="8060,1235 4030,0 0,1235">
          <text:p/>
        </draw:polyline>
        <draw:polyline draw:style-name="gr32" draw:text-style-name="P2" draw:layer="layout" svg:width="8.095cm" svg:height="1.196cm" svg:x="16.257cm" svg:y="3.604cm" svg:viewBox="0 0 8096 1197" draw:points="8096,1197 4048,0 0,1197">
          <text:p/>
        </draw:polyline>
        <draw:polyline draw:style-name="gr32" draw:text-style-name="P2" draw:layer="layout" svg:width="8.131cm" svg:height="1.157cm" svg:x="16.239cm" svg:y="3.051cm" svg:viewBox="0 0 8132 1158" draw:points="8132,1158 4065,0 0,1158">
          <text:p/>
        </draw:polyline>
        <draw:line draw:style-name="gr31" draw:text-style-name="P2" draw:layer="layout" svg:x1="24.229cm" svg:y1="7.668cm" svg:x2="24.333cm" svg:y2="7.705cm">
          <text:p/>
        </draw:line>
        <draw:frame draw:style-name="gr33" draw:text-style-name="P17" draw:layer="layout" svg:width="0.688cm" svg:height="0.247cm" draw:transform="rotate (1.540253064885) translate (25.709cm 6.305cm)">
          <draw:text-box>
            <text:p text:style-name="P4"><text:span text:style-name="T3">PCA31</text:span></text:p>
          </draw:text-box>
        </draw:frame>
        <draw:polygon draw:style-name="gr3" draw:text-style-name="P3" draw:layer="layout" svg:width="0.221cm" svg:height="0.03cm" svg:x="24.46cm" svg:y="7.822cm" svg:viewBox="0 0 222 31" draw:points="0,0 222,0 222,31 0,31">
          <text:p/>
        </draw:polygon>
        <draw:line draw:style-name="gr31" draw:text-style-name="P2" draw:layer="layout" svg:x1="24.247cm" svg:y1="7.102cm" svg:x2="24.35cm" svg:y2="7.138cm">
          <text:p/>
        </draw:line>
        <draw:frame draw:style-name="gr5" draw:text-style-name="P5" draw:layer="layout" svg:width="0.781cm" svg:height="0.412cm" svg:x="24.719cm" svg:y="7.621cm">
          <draw:text-box>
            <text:p text:style-name="P4"><text:span text:style-name="T1">12.5</text:span></text:p>
          </draw:text-box>
        </draw:frame>
        <draw:polygon draw:style-name="gr3" draw:text-style-name="P3" draw:layer="layout" svg:width="0.221cm" svg:height="0.03cm" svg:x="24.48cm" svg:y="7.256cm" svg:viewBox="0 0 222 31" draw:points="0,0 222,0 222,31 0,31">
          <text:p/>
        </draw:polygon>
        <draw:line draw:style-name="gr31" draw:text-style-name="P2" draw:layer="layout" svg:x1="24.264cm" svg:y1="6.532cm" svg:x2="24.368cm" svg:y2="6.567cm">
          <text:p/>
        </draw:line>
        <draw:frame draw:style-name="gr5" draw:text-style-name="P5" draw:layer="layout" svg:width="0.781cm" svg:height="0.412cm" svg:x="24.739cm" svg:y="7.055cm">
          <draw:text-box>
            <text:p text:style-name="P4"><text:span text:style-name="T1">10.0</text:span></text:p>
          </draw:text-box>
        </draw:frame>
        <draw:polygon draw:style-name="gr3" draw:text-style-name="P3" draw:layer="layout" svg:width="0.221cm" svg:height="0.029cm" svg:x="24.613cm" svg:y="6.686cm" svg:viewBox="0 0 222 30" draw:points="0,0 222,0 222,30 0,30">
          <text:p/>
        </draw:polygon>
        <draw:line draw:style-name="gr31" draw:text-style-name="P2" draw:layer="layout" svg:x1="24.281cm" svg:y1="5.956cm" svg:x2="24.386cm" svg:y2="5.99cm">
          <text:p/>
        </draw:line>
        <draw:frame draw:style-name="gr5" draw:text-style-name="P5" draw:layer="layout" svg:width="0.557cm" svg:height="0.412cm" svg:x="24.872cm" svg:y="6.484cm">
          <draw:text-box>
            <text:p text:style-name="P4"><text:span text:style-name="T1">7.5</text:span></text:p>
          </draw:text-box>
        </draw:frame>
        <draw:polygon draw:style-name="gr3" draw:text-style-name="P3" draw:layer="layout" svg:width="0.221cm" svg:height="0.029cm" svg:x="24.634cm" svg:y="6.11cm" svg:viewBox="0 0 222 30" draw:points="0,0 222,0 222,30 0,30">
          <text:p/>
        </draw:polygon>
        <draw:line draw:style-name="gr31" draw:text-style-name="P2" draw:layer="layout" svg:x1="24.299cm" svg:y1="5.375cm" svg:x2="24.404cm" svg:y2="5.408cm">
          <text:p/>
        </draw:line>
        <draw:frame draw:style-name="gr5" draw:text-style-name="P5" draw:layer="layout" svg:width="0.557cm" svg:height="0.412cm" svg:x="24.893cm" svg:y="5.908cm">
          <draw:text-box>
            <text:p text:style-name="P4"><text:span text:style-name="T1">5.0</text:span></text:p>
          </draw:text-box>
        </draw:frame>
        <draw:polygon draw:style-name="gr3" draw:text-style-name="P3" draw:layer="layout" svg:width="0.221cm" svg:height="0.03cm" svg:x="24.655cm" svg:y="5.528cm" svg:viewBox="0 0 222 31" draw:points="0,0 222,0 222,31 0,31">
          <text:p/>
        </draw:polygon>
        <draw:line draw:style-name="gr31" draw:text-style-name="P2" draw:layer="layout" svg:x1="24.317cm" svg:y1="4.789cm" svg:x2="24.423cm" svg:y2="4.821cm">
          <text:p/>
        </draw:line>
        <draw:frame draw:style-name="gr5" draw:text-style-name="P5" draw:layer="layout" svg:width="0.557cm" svg:height="0.412cm" svg:x="24.914cm" svg:y="5.327cm">
          <draw:text-box>
            <text:p text:style-name="P4"><text:span text:style-name="T1">2.5</text:span></text:p>
          </draw:text-box>
        </draw:frame>
        <draw:line draw:style-name="gr31" draw:text-style-name="P2" draw:layer="layout" svg:x1="24.335cm" svg:y1="4.198cm" svg:x2="24.441cm" svg:y2="4.229cm">
          <text:p/>
        </draw:line>
        <draw:frame draw:style-name="gr5" draw:text-style-name="P5" draw:layer="layout" svg:width="0.557cm" svg:height="0.412cm" svg:x="24.787cm" svg:y="4.741cm">
          <draw:text-box>
            <text:p text:style-name="P4"><text:span text:style-name="T1">0.0</text:span></text:p>
          </draw:text-box>
        </draw:frame>
        <draw:path draw:style-name="gr34" draw:text-style-name="P18" draw:layer="layout" svg:width="0.274cm" svg:height="0.273cm" svg:x="20.647cm" svg:y="6.88cm" svg:viewBox="0 0 275 274" svg:d="M137 274c36 0 71-15 97-40 26-26 41-61 41-97s-15-72-41-97c-26-26-61-40-97-40s-71 14-97 40c-25 25-40 61-40 97s15 71 40 97c26 25 61 40 97 40z">
          <text:p/>
        </draw:path>
        <draw:path draw:style-name="gr34" draw:text-style-name="P18" draw:layer="layout" svg:width="0.273cm" svg:height="0.273cm" svg:x="19.864cm" svg:y="4.253cm" svg:viewBox="0 0 274 274" svg:d="M137 274c36 0 72-14 97-41 26-25 40-60 40-96s-14-71-40-97c-25-25-61-40-97-40s-71 15-97 40c-25 26-40 61-40 97s15 71 40 96c26 27 61 41 97 41z">
          <text:p/>
        </draw:path>
        <draw:path draw:style-name="gr34" draw:text-style-name="P18" draw:layer="layout" svg:width="0.273cm" svg:height="0.273cm" svg:x="19.025cm" svg:y="4.375cm" svg:viewBox="0 0 274 274" svg:d="M137 274c36 0 71-15 97-40 26-26 40-61 40-97 0-37-14-72-40-97-26-26-61-40-97-40-37 0-71 14-97 40-26 25-40 60-40 97 0 36 14 71 40 97 26 25 60 40 97 40z">
          <text:p/>
        </draw:path>
        <draw:path draw:style-name="gr34" draw:text-style-name="P18" draw:layer="layout" svg:width="0.274cm" svg:height="0.273cm" svg:x="18.436cm" svg:y="5.288cm" svg:viewBox="0 0 275 274" svg:d="M137 274c36 0 71-15 97-40 25-26 41-61 41-97s-16-71-41-96c-26-27-61-41-97-41s-71 14-97 41c-25 25-40 60-40 96s15 71 40 97c26 25 61 40 97 40z">
          <text:p/>
        </draw:path>
        <draw:path draw:style-name="gr34" draw:text-style-name="P18" draw:layer="layout" svg:width="0.274cm" svg:height="0.273cm" svg:x="19.263cm" svg:y="4.359cm" svg:viewBox="0 0 275 274" svg:d="M137 274c36 0 71-14 97-40 26-25 41-60 41-97 0-36-15-71-41-97-26-25-61-40-97-40s-71 15-97 40c-25 26-40 61-40 97 0 37 15 72 40 97 26 26 61 40 97 40z">
          <text:p/>
        </draw:path>
        <draw:path draw:style-name="gr34" draw:text-style-name="P18" draw:layer="layout" svg:width="0.273cm" svg:height="0.274cm" svg:x="20.319cm" svg:y="4.164cm" svg:viewBox="0 0 274 275" svg:d="M137 275c37 0 71-15 97-40 26-26 40-61 40-97s-14-72-40-98c-26-25-60-40-97-40-36 0-71 15-96 40-27 26-41 62-41 98s14 71 41 97c25 25 60 40 96 40z">
          <text:p/>
        </draw:path>
        <draw:path draw:style-name="gr34" draw:text-style-name="P18" draw:layer="layout" svg:width="0.273cm" svg:height="0.273cm" svg:x="19.952cm" svg:y="4.827cm" svg:viewBox="0 0 274 274" svg:d="M137 274c37 0 71-14 97-40 26-27 40-61 40-98 0-36-14-71-40-96-26-26-60-40-97-40s-72 14-97 40c-26 25-40 60-40 96 0 37 14 71 40 98 25 26 60 40 97 40z">
          <text:p/>
        </draw:path>
        <draw:path draw:style-name="gr34" draw:text-style-name="P18" draw:layer="layout" svg:width="0.273cm" svg:height="0.274cm" svg:x="18.217cm" svg:y="4.81cm" svg:viewBox="0 0 274 275" svg:d="M137 275c36 0 71-15 97-41s40-61 40-97-14-71-40-97c-26-25-61-40-97-40s-71 15-97 40c-25 26-40 61-40 97s15 71 40 97c26 26 61 41 97 41z">
          <text:p/>
        </draw:path>
        <draw:path draw:style-name="gr35" draw:text-style-name="P19" draw:layer="layout" svg:width="0.273cm" svg:height="0.273cm" svg:x="22.768cm" svg:y="6.63cm" svg:viewBox="0 0 274 274" svg:d="M137 274c37 0 71-15 97-40 26-26 40-61 40-97s-14-71-40-97-60-40-97-40c-36 0-71 14-96 40-27 26-41 61-41 97s14 71 41 97c25 25 60 40 96 40z">
          <text:p/>
        </draw:path>
        <draw:path draw:style-name="gr34" draw:text-style-name="P18" draw:layer="layout" svg:width="0.273cm" svg:height="0.273cm" svg:x="20.024cm" svg:y="4.954cm" svg:viewBox="0 0 274 274" svg:d="M137 274c36 0 71-14 97-40 25-25 40-60 40-96 0-37-15-72-40-98-26-26-61-40-97-40s-71 14-97 40-40 61-40 98c0 36 14 71 40 96 26 26 61 40 97 40z">
          <text:p/>
        </draw:path>
        <draw:path draw:style-name="gr34" draw:text-style-name="P18" draw:layer="layout" svg:width="0.273cm" svg:height="0.273cm" svg:x="19.668cm" svg:y="4.388cm" svg:viewBox="0 0 274 274" svg:d="M138 274c36 0 71-14 96-40 26-25 40-60 40-96 0-38-14-72-40-98-25-26-60-40-96-40-37 0-72 14-98 40-25 26-40 60-40 98 0 36 15 71 40 96 26 26 61 40 98 40z">
          <text:p/>
        </draw:path>
        <draw:path draw:style-name="gr34" draw:text-style-name="P18" draw:layer="layout" svg:width="0.273cm" svg:height="0.274cm" svg:x="19.399cm" svg:y="4.357cm" svg:viewBox="0 0 274 275" svg:d="M138 275c36 0 71-15 96-40 26-26 40-61 40-98 0-36-14-71-40-97-25-25-60-40-96-40-38 0-72 15-98 40-26 26-40 61-40 97 0 37 14 72 40 98 26 25 60 40 98 40z">
          <text:p/>
        </draw:path>
        <draw:path draw:style-name="gr34" draw:text-style-name="P18" draw:layer="layout" svg:width="0.273cm" svg:height="0.273cm" svg:x="19.652cm" svg:y="4.454cm" svg:viewBox="0 0 274 274" svg:d="M137 274c37 0 72-14 97-40 26-25 40-60 40-96 0-37-14-71-40-98-25-26-60-40-97-40-36 0-71 14-97 40-25 27-40 61-40 98 0 36 15 71 40 96 26 26 61 40 97 40z">
          <text:p/>
        </draw:path>
        <draw:path draw:style-name="gr34" draw:text-style-name="P18" draw:layer="layout" svg:width="0.274cm" svg:height="0.273cm" svg:x="20.462cm" svg:y="4.296cm" svg:viewBox="0 0 275 274" svg:d="M137 274c37 0 72-14 98-40 25-26 40-61 40-97 0-37-15-71-40-97-26-26-61-40-98-40-36 0-71 14-97 40-25 26-40 60-40 97 0 36 15 71 40 97 26 26 61 40 97 40z">
          <text:p/>
        </draw:path>
        <draw:path draw:style-name="gr34" draw:text-style-name="P18" draw:layer="layout" svg:width="0.274cm" svg:height="0.273cm" svg:x="18.859cm" svg:y="4.357cm" svg:viewBox="0 0 275 274" svg:d="M138 274c36 0 71-14 97-40 25-26 40-60 40-98 0-36-15-71-40-96-26-26-61-40-97-40-37 0-72 14-98 40-25 25-40 60-40 96 0 38 15 72 40 98 26 26 61 40 98 40z">
          <text:p/>
        </draw:path>
        <draw:path draw:style-name="gr34" draw:text-style-name="P18" draw:layer="layout" svg:width="0.273cm" svg:height="0.273cm" svg:x="18.706cm" svg:y="5.18cm" svg:viewBox="0 0 274 274" svg:d="M136 274c36 0 71-15 97-40 25-26 41-61 41-98 0-36-16-71-41-96-26-26-61-40-97-40s-71 14-96 40c-26 25-40 60-40 96 0 37 14 72 40 98 25 25 60 40 96 40z">
          <text:p/>
        </draw:path>
        <draw:path draw:style-name="gr34" draw:text-style-name="P18" draw:layer="layout" svg:width="0.273cm" svg:height="0.274cm" svg:x="19.773cm" svg:y="4.295cm" svg:viewBox="0 0 274 275" svg:d="M137 275c37 0 71-15 97-40 26-27 40-62 40-98s-14-71-40-97c-26-25-60-40-97-40-36 0-71 15-96 40-27 26-41 61-41 97s14 71 41 98c25 25 60 40 96 40z">
          <text:p/>
        </draw:path>
        <draw:path draw:style-name="gr34" draw:text-style-name="P18" draw:layer="layout" svg:width="0.273cm" svg:height="0.273cm" svg:x="19.087cm" svg:y="4.187cm" svg:viewBox="0 0 274 274" svg:d="M137 274c37 0 72-14 97-40 26-26 40-60 40-97 0-36-14-71-40-97-25-26-60-40-97-40-36 0-71 14-97 40-25 26-40 61-40 97 0 37 15 71 40 97 26 26 61 40 97 40z">
          <text:p/>
        </draw:path>
        <draw:path draw:style-name="gr34" draw:text-style-name="P18" draw:layer="layout" svg:width="0.274cm" svg:height="0.273cm" svg:x="21.249cm" svg:y="5.702cm" svg:viewBox="0 0 275 274" svg:d="M137 274c36 0 72-14 98-40 25-25 40-60 40-97 0-36-15-71-40-97-26-25-62-40-98-40s-71 15-97 40c-25 26-40 61-40 97 0 37 15 72 40 97 26 26 61 40 97 40z">
          <text:p/>
        </draw:path>
        <draw:path draw:style-name="gr34" draw:text-style-name="P18" draw:layer="layout" svg:width="0.273cm" svg:height="0.273cm" svg:x="19.46cm" svg:y="4.415cm" svg:viewBox="0 0 274 274" svg:d="M138 274c36 0 71-14 96-40 26-25 40-60 40-96 0-37-14-72-40-98-25-26-60-40-96-40-37 0-71 14-98 40-26 26-40 61-40 98 0 36 14 71 40 96 27 26 61 40 98 40z">
          <text:p/>
        </draw:path>
        <draw:path draw:style-name="gr34" draw:text-style-name="P18" draw:layer="layout" svg:width="0.273cm" svg:height="0.273cm" svg:x="19.215cm" svg:y="4.394cm" svg:viewBox="0 0 274 274" svg:d="M138 274c36 0 71-14 96-40 26-26 40-60 40-97s-14-72-40-97c-25-26-60-40-96-40-37 0-71 14-97 40-27 25-41 60-41 97s14 71 41 97c26 26 60 40 97 40z">
          <text:p/>
        </draw:path>
        <draw:path draw:style-name="gr34" draw:text-style-name="P18" draw:layer="layout" svg:width="0.273cm" svg:height="0.273cm" svg:x="19.425cm" svg:y="4.543cm" svg:viewBox="0 0 274 274" svg:d="M138 274c36 0 71-14 96-41 26-26 40-60 40-97 0-36-14-71-40-96-25-26-60-40-96-40s-72 14-98 40c-25 25-40 60-40 96 0 37 15 71 40 97 26 27 62 41 98 41z">
          <text:p/>
        </draw:path>
        <draw:path draw:style-name="gr34" draw:text-style-name="P18" draw:layer="layout" svg:width="0.273cm" svg:height="0.273cm" svg:x="19.376cm" svg:y="4.067cm" svg:viewBox="0 0 274 274" svg:d="M136 274c38 0 72-14 98-40 26-25 40-60 40-97 0-36-14-71-40-97-26-25-60-40-98-40-36 0-71 15-96 40-26 26-40 61-40 97 0 37 14 72 40 97 25 26 60 40 96 40z">
          <text:p/>
        </draw:path>
        <draw:path draw:style-name="gr34" draw:text-style-name="P18" draw:layer="layout" svg:width="0.273cm" svg:height="0.273cm" svg:x="19.201cm" svg:y="4.271cm" svg:viewBox="0 0 274 274" svg:d="M137 274c37 0 71-14 97-41 26-25 40-60 40-96 0-37-14-71-40-97s-60-40-97-40c-36 0-71 14-97 40s-40 60-40 97c0 36 14 71 40 96 26 27 61 41 97 41z">
          <text:p/>
        </draw:path>
        <draw:path draw:style-name="gr34" draw:text-style-name="P18" draw:layer="layout" svg:width="0.273cm" svg:height="0.274cm" svg:x="19.487cm" svg:y="4.086cm" svg:viewBox="0 0 274 275" svg:d="M138 275c36 0 71-15 96-40 26-26 40-61 40-98 0-36-14-71-40-97-25-25-60-40-96-40-37 0-71 15-97 40-27 26-41 61-41 97 0 37 14 72 41 98 26 25 60 40 97 40z">
          <text:p/>
        </draw:path>
        <draw:path draw:style-name="gr34" draw:text-style-name="P18" draw:layer="layout" svg:width="0.273cm" svg:height="0.274cm" svg:x="19.555cm" svg:y="4.35cm" svg:viewBox="0 0 274 275" svg:d="M137 275c36 0 71-15 96-40 27-26 41-61 41-98 0-36-14-71-41-97-25-25-60-40-96-40-37 0-71 15-97 40-26 26-40 61-40 97 0 37 14 72 40 98 26 25 60 40 97 40z">
          <text:p/>
        </draw:path>
        <draw:path draw:style-name="gr36" draw:text-style-name="P18" draw:layer="layout" svg:width="0.273cm" svg:height="0.274cm" svg:x="19.239cm" svg:y="4.625cm" svg:viewBox="0 0 274 275" svg:d="M137 275c37 0 71-15 97-40 26-26 40-61 40-98 0-36-14-71-40-97-26-25-60-40-97-40-36 0-71 15-96 40-26 26-41 61-41 97 0 37 15 72 41 98 25 25 60 40 96 40z">
          <text:p/>
        </draw:path>
        <draw:path draw:style-name="gr37" draw:text-style-name="P2" draw:layer="layout" svg:width="0.273cm" svg:height="0.274cm" svg:x="19.239cm" svg:y="4.625cm" svg:viewBox="0 0 274 275" svg:d="M137 275c37 0 71-15 97-40 26-26 40-61 40-98 0-36-14-71-40-97-26-25-60-40-97-40-36 0-71 15-96 40-26 26-41 61-41 97 0 37 15 72 41 98 25 25 60 40 96 40z">
          <text:p/>
        </draw:path>
        <draw:path draw:style-name="gr34" draw:text-style-name="P18" draw:layer="layout" svg:width="0.274cm" svg:height="0.273cm" svg:x="19.397cm" svg:y="4.306cm" svg:viewBox="0 0 275 274" svg:d="M138 274c36 0 71-14 97-40 25-26 40-61 40-98 0-36-15-71-40-96-26-26-61-40-97-40-37 0-72 14-97 40-26 25-41 60-41 96 0 37 15 72 41 98 25 26 60 40 97 40z">
          <text:p/>
        </draw:path>
        <draw:path draw:style-name="gr34" draw:text-style-name="P18" draw:layer="layout" svg:width="0.273cm" svg:height="0.273cm" svg:x="19.53cm" svg:y="4.31cm" svg:viewBox="0 0 274 274" svg:d="M137 274c36 0 71-14 96-40 26-26 41-61 41-98 0-36-15-71-41-96-25-26-60-40-96-40-37 0-71 14-97 40-26 25-40 60-40 96 0 37 14 72 40 98s60 40 97 40z">
          <text:p/>
        </draw:path>
        <draw:path draw:style-name="gr34" draw:text-style-name="P18" draw:layer="layout" svg:width="0.274cm" svg:height="0.274cm" svg:x="20.088cm" svg:y="4.513cm" svg:viewBox="0 0 275 275" svg:d="M137 275c36 0 71-16 97-41 26-26 41-61 41-97s-15-71-41-96c-26-26-61-41-97-41s-71 15-97 41c-25 25-40 60-40 96s15 71 40 97c26 25 61 41 97 41z">
          <text:p/>
        </draw:path>
        <draw:path draw:style-name="gr34" draw:text-style-name="P18" draw:layer="layout" svg:width="0.273cm" svg:height="0.273cm" svg:x="19.123cm" svg:y="4.784cm" svg:viewBox="0 0 274 274" svg:d="M137 274c37 0 71-15 97-41 26-25 40-60 40-96 0-37-14-71-40-97s-60-40-97-40-72 14-97 40c-26 26-40 60-40 97 0 36 14 71 40 96 25 26 60 41 97 41z">
          <text:p/>
        </draw:path>
        <draw:path draw:style-name="gr34" draw:text-style-name="P18" draw:layer="layout" svg:width="0.273cm" svg:height="0.273cm" svg:x="19.56cm" svg:y="4.677cm" svg:viewBox="0 0 274 274" svg:d="M137 274c36 0 71-14 97-40 26-25 40-60 40-96 0-38-14-72-40-98s-61-40-97-40-71 14-97 40c-25 26-40 60-40 98 0 36 15 71 40 96 26 26 61 40 97 40z">
          <text:p/>
        </draw:path>
        <draw:path draw:style-name="gr34" draw:text-style-name="P18" draw:layer="layout" svg:width="0.273cm" svg:height="0.274cm" svg:x="19.444cm" svg:y="4.42cm" svg:viewBox="0 0 274 275" svg:d="M137 275c37 0 71-15 97-40 26-26 40-61 40-97s-14-72-40-98c-26-25-60-40-97-40-36 0-72 15-97 40-26 26-40 62-40 98s14 71 40 97c25 25 61 40 97 40z">
          <text:p/>
        </draw:path>
        <draw:path draw:style-name="gr34" draw:text-style-name="P18" draw:layer="layout" svg:width="0.273cm" svg:height="0.274cm" svg:x="20.173cm" svg:y="4.499cm" svg:viewBox="0 0 274 275" svg:d="M137 275c37 0 72-15 97-40 26-26 40-61 40-97s-14-71-40-97c-25-25-60-41-97-41s-71 16-97 41c-26 26-40 61-40 97s14 71 40 97c26 25 60 40 97 40z">
          <text:p/>
        </draw:path>
        <draw:path draw:style-name="gr34" draw:text-style-name="P18" draw:layer="layout" svg:width="0.274cm" svg:height="0.274cm" svg:x="19.51cm" svg:y="4.566cm" svg:viewBox="0 0 275 275" svg:d="M138 275c36 0 71-15 97-40 25-27 40-62 40-98s-15-71-40-97c-26-25-61-40-97-40s-71 15-97 40c-25 26-41 61-41 97s16 71 41 98c26 25 61 40 97 40z">
          <text:p/>
        </draw:path>
        <draw:path draw:style-name="gr34" draw:text-style-name="P18" draw:layer="layout" svg:width="0.273cm" svg:height="0.273cm" svg:x="19.844cm" svg:y="4.28cm" svg:viewBox="0 0 274 274" svg:d="M136 274c37 0 71-14 98-40 26-26 40-61 40-97 0-37-14-71-40-97-27-26-61-40-98-40-36 0-70 14-96 40s-40 60-40 97c0 36 14 71 40 97s60 40 96 40z">
          <text:p/>
        </draw:path>
        <draw:path draw:style-name="gr34" draw:text-style-name="P18" draw:layer="layout" svg:width="0.273cm" svg:height="0.274cm" svg:x="19.045cm" svg:y="4.316cm" svg:viewBox="0 0 274 275" svg:d="M136 275c37 0 72-15 98-40 26-26 40-62 40-98s-14-71-40-97c-26-25-61-40-98-40-36 0-71 15-96 40-26 26-40 61-40 97s14 72 40 98c25 25 60 40 96 40z">
          <text:p/>
        </draw:path>
        <draw:path draw:style-name="gr34" draw:text-style-name="P18" draw:layer="layout" svg:width="0.273cm" svg:height="0.273cm" svg:x="19.015cm" svg:y="4.483cm" svg:viewBox="0 0 274 274" svg:d="M137 274c36 0 71-14 97-40s40-60 40-97c0-36-14-71-40-96-26-27-61-41-97-41-37 0-71 14-97 41-26 25-40 60-40 96 0 37 14 71 40 97s60 40 97 40z">
          <text:p/>
        </draw:path>
        <draw:path draw:style-name="gr34" draw:text-style-name="P18" draw:layer="layout" svg:width="0.273cm" svg:height="0.273cm" svg:x="19.515cm" svg:y="4.303cm" svg:viewBox="0 0 274 274" svg:d="M138 274c36 0 71-14 96-40 26-25 40-61 40-97 0-37-14-71-40-97-25-26-60-40-96-40s-71 14-97 40c-25 26-41 60-41 97 0 36 16 72 41 97 26 26 61 40 97 40z">
          <text:p/>
        </draw:path>
        <draw:path draw:style-name="gr34" draw:text-style-name="P18" draw:layer="layout" svg:width="0.274cm" svg:height="0.274cm" svg:x="19.567cm" svg:y="4.305cm" svg:viewBox="0 0 275 275" svg:d="M137 275c36 0 71-15 98-40 25-26 40-62 40-98s-15-71-40-97c-27-25-62-40-98-40s-71 15-97 40c-25 26-40 61-40 97s15 72 40 98c26 25 61 40 97 40z">
          <text:p/>
        </draw:path>
        <draw:path draw:style-name="gr34" draw:text-style-name="P18" draw:layer="layout" svg:width="0.273cm" svg:height="0.273cm" svg:x="19.636cm" svg:y="4.16cm" svg:viewBox="0 0 274 274" svg:d="M136 274c38 0 72-15 98-40 26-26 40-61 40-97s-14-72-40-97c-26-26-60-40-98-40-36 0-71 14-96 40-26 25-40 61-40 97s14 71 40 97c25 25 60 40 96 40z">
          <text:p/>
        </draw:path>
        <draw:path draw:style-name="gr34" draw:text-style-name="P18" draw:layer="layout" svg:width="0.274cm" svg:height="0.273cm" svg:x="20.652cm" svg:y="5.893cm" svg:viewBox="0 0 275 274" svg:d="M137 274c36 0 71-15 98-41 25-26 40-61 40-97s-15-71-40-96c-27-26-62-40-98-40s-71 14-97 40c-25 25-40 60-40 96s15 71 40 97c26 26 61 41 97 41z">
          <text:p/>
        </draw:path>
        <draw:path draw:style-name="gr36" draw:text-style-name="P18" draw:layer="layout" svg:width="0.273cm" svg:height="0.273cm" svg:x="19.049cm" svg:y="4.454cm" svg:viewBox="0 0 274 274" svg:d="M137 274c36 0 72-15 97-40 26-26 40-61 40-97s-14-71-40-97c-25-26-61-40-97-40s-71 14-97 40c-25 26-40 61-40 97s15 71 40 97c26 25 61 40 97 40z">
          <text:p/>
        </draw:path>
        <draw:path draw:style-name="gr37" draw:text-style-name="P2" draw:layer="layout" svg:width="0.273cm" svg:height="0.273cm" svg:x="19.049cm" svg:y="4.454cm" svg:viewBox="0 0 274 274" svg:d="M137 274c36 0 72-15 97-40 26-26 40-61 40-97s-14-71-40-97c-25-26-61-40-97-40s-71 14-97 40c-25 26-40 61-40 97s15 71 40 97c26 25 61 40 97 40z">
          <text:p/>
        </draw:path>
        <draw:path draw:style-name="gr34" draw:text-style-name="P18" draw:layer="layout" svg:width="0.273cm" svg:height="0.273cm" svg:x="20.127cm" svg:y="4.436cm" svg:viewBox="0 0 274 274" svg:d="M136 274c36 0 71-14 98-40 25-26 40-60 40-97 0-36-15-72-40-97-27-26-62-40-98-40s-71 14-96 40c-26 25-40 61-40 97 0 37 14 71 40 97 25 26 60 40 96 40z">
          <text:p/>
        </draw:path>
        <draw:path draw:style-name="gr34" draw:text-style-name="P18" draw:layer="layout" svg:width="0.273cm" svg:height="0.274cm" svg:x="20.303cm" svg:y="4.489cm" svg:viewBox="0 0 274 275" svg:d="M137 275c36 0 71-15 97-41 25-25 40-60 40-96s-15-71-40-97c-26-26-61-41-97-41s-71 15-96 41c-27 26-41 61-41 97s14 71 41 96c25 26 60 41 96 41z">
          <text:p/>
        </draw:path>
        <draw:path draw:style-name="gr34" draw:text-style-name="P18" draw:layer="layout" svg:width="0.273cm" svg:height="0.273cm" svg:x="19.46cm" svg:y="4.623cm" svg:viewBox="0 0 274 274" svg:d="M137 274c37 0 71-14 97-40 26-25 40-60 40-97s-14-71-40-97-60-40-97-40c-36 0-71 14-97 40s-40 60-40 97 14 72 40 97c26 26 61 40 97 40z">
          <text:p/>
        </draw:path>
        <draw:path draw:style-name="gr34" draw:text-style-name="P18" draw:layer="layout" svg:width="0.273cm" svg:height="0.273cm" svg:x="21.349cm" svg:y="4.476cm" svg:viewBox="0 0 274 274" svg:d="M138 274c36 0 71-14 96-40 26-25 40-60 40-96 0-37-14-71-40-97-25-27-60-41-96-41s-72 14-98 41c-25 26-40 60-40 97 0 36 15 71 40 96 26 26 62 40 98 40z">
          <text:p/>
        </draw:path>
        <draw:path draw:style-name="gr34" draw:text-style-name="P18" draw:layer="layout" svg:width="0.273cm" svg:height="0.273cm" svg:x="20.499cm" svg:y="4.42cm" svg:viewBox="0 0 274 274" svg:d="M138 274c36 0 71-15 96-40 26-26 40-61 40-97s-14-72-40-97c-25-26-60-40-96-40-38 0-72 14-98 40-26 25-40 61-40 97s14 71 40 97c26 25 60 40 98 40z">
          <text:p/>
        </draw:path>
        <draw:path draw:style-name="gr34" draw:text-style-name="P18" draw:layer="layout" svg:width="0.273cm" svg:height="0.273cm" svg:x="19.397cm" svg:y="4.333cm" svg:viewBox="0 0 274 274" svg:d="M138 274c36 0 71-14 96-40 26-26 40-60 40-98 0-36-14-71-40-96-25-26-60-40-96-40-38 0-72 14-98 40-26 25-40 60-40 96 0 38 14 72 40 98s60 40 98 40z">
          <text:p/>
        </draw:path>
        <draw:path draw:style-name="gr34" draw:text-style-name="P18" draw:layer="layout" svg:width="0.274cm" svg:height="0.273cm" svg:x="19.434cm" svg:y="4.322cm" svg:viewBox="0 0 275 274" svg:d="M138 274c36 0 71-14 97-40 25-25 40-61 40-97s-15-71-40-97c-26-25-61-40-97-40s-72 15-98 40c-25 26-40 61-40 97s15 72 40 97c26 26 62 40 98 40z">
          <text:p/>
        </draw:path>
        <draw:path draw:style-name="gr34" draw:text-style-name="P18" draw:layer="layout" svg:width="0.273cm" svg:height="0.273cm" svg:x="19.505cm" svg:y="5.335cm" svg:viewBox="0 0 274 274" svg:d="M137 274c37 0 71-15 97-41 26-25 40-60 40-96s-14-71-40-97c-26-25-60-40-97-40-36 0-71 15-96 40-27 26-41 61-41 97s14 71 41 96c25 26 60 41 96 41z">
          <text:p/>
        </draw:path>
        <draw:path draw:style-name="gr34" draw:text-style-name="P18" draw:layer="layout" svg:width="0.273cm" svg:height="0.273cm" svg:x="20.366cm" svg:y="4.095cm" svg:viewBox="0 0 274 274" svg:d="M137 274c36 0 71-15 96-40 27-26 41-61 41-98 0-36-14-71-41-96-25-26-60-40-96-40-37 0-71 14-97 40-26 25-40 60-40 96 0 37 14 72 40 98 26 25 60 40 97 40z">
          <text:p/>
        </draw:path>
        <draw:path draw:style-name="gr34" draw:text-style-name="P18" draw:layer="layout" svg:width="0.274cm" svg:height="0.273cm" svg:x="20.343cm" svg:y="4.81cm" svg:viewBox="0 0 275 274" svg:d="M137 274c36 0 71-14 97-41 25-25 41-60 41-96 0-37-16-71-41-97-26-26-61-40-97-40s-71 14-97 40c-25 26-40 60-40 97 0 36 15 71 40 96 26 27 61 41 97 41z">
          <text:p/>
        </draw:path>
        <draw:path draw:style-name="gr34" draw:text-style-name="P18" draw:layer="layout" svg:width="0.274cm" svg:height="0.274cm" svg:x="19.706cm" svg:y="4.19cm" svg:viewBox="0 0 275 275" svg:d="M138 275c36 0 71-15 97-40 25-26 40-61 40-97s-15-71-40-98c-26-25-61-40-97-40s-72 15-98 40c-25 27-40 62-40 98s15 71 40 97c26 25 62 40 98 40z">
          <text:p/>
        </draw:path>
        <draw:path draw:style-name="gr34" draw:text-style-name="P18" draw:layer="layout" svg:width="0.273cm" svg:height="0.273cm" svg:x="19.908cm" svg:y="4.218cm" svg:viewBox="0 0 274 274" svg:d="M137 274c37 0 72-15 97-40 26-26 40-61 40-97s-14-71-40-96c-25-26-60-41-97-41s-71 15-97 41c-26 25-40 60-40 96s14 71 40 97c26 25 60 40 97 40z">
          <text:p/>
        </draw:path>
        <draw:path draw:style-name="gr34" draw:text-style-name="P18" draw:layer="layout" svg:width="0.273cm" svg:height="0.273cm" svg:x="19.677cm" svg:y="4.378cm" svg:viewBox="0 0 274 274" svg:d="M138 274c36 0 71-15 96-40 26-26 40-61 40-97 0-37-14-72-40-97-25-26-60-40-96-40-38 0-72 14-98 40-26 25-40 60-40 97 0 36 14 71 40 97 26 25 60 40 98 40z">
          <text:p/>
        </draw:path>
        <draw:path draw:style-name="gr34" draw:text-style-name="P18" draw:layer="layout" svg:width="0.274cm" svg:height="0.274cm" svg:x="19.902cm" svg:y="4.318cm" svg:viewBox="0 0 275 275" svg:d="M137 275c37 0 72-15 98-40 25-26 40-62 40-98s-15-71-40-97c-26-25-61-40-98-40-36 0-71 15-97 40-25 26-40 61-40 97s15 72 40 98c26 25 61 40 97 40z">
          <text:p/>
        </draw:path>
        <draw:path draw:style-name="gr34" draw:text-style-name="P18" draw:layer="layout" svg:width="0.273cm" svg:height="0.273cm" svg:x="18.89cm" svg:y="4.439cm" svg:viewBox="0 0 274 274" svg:d="M138 274c36 0 71-14 96-40 26-25 40-60 40-96 0-37-14-71-40-98-25-26-60-40-96-40s-72 14-98 40c-25 27-40 61-40 98 0 36 15 71 40 96 26 26 62 40 98 40z">
          <text:p/>
        </draw:path>
        <draw:path draw:style-name="gr34" draw:text-style-name="P18" draw:layer="layout" svg:width="0.273cm" svg:height="0.273cm" svg:x="19.787cm" svg:y="4.797cm" svg:viewBox="0 0 274 274" svg:d="M137 274c36 0 71-15 97-41 25-26 40-61 40-97s-15-71-40-96c-26-26-61-40-97-40s-71 14-96 40c-26 25-41 60-41 96s15 71 41 97c25 26 60 41 96 41z">
          <text:p/>
        </draw:path>
        <draw:path draw:style-name="gr34" draw:text-style-name="P18" draw:layer="layout" svg:width="0.274cm" svg:height="0.273cm" svg:x="19.428cm" svg:y="4.23cm" svg:viewBox="0 0 275 274" svg:d="M138 274c36 0 71-14 97-40 25-25 40-60 40-96s-15-71-40-97c-26-25-61-41-97-41s-72 16-98 41c-25 26-40 61-40 97s15 71 40 96c26 26 62 40 98 40z">
          <text:p/>
        </draw:path>
        <draw:path draw:style-name="gr34" draw:text-style-name="P18" draw:layer="layout" svg:width="0.274cm" svg:height="0.274cm" svg:x="19.597cm" svg:y="4.57cm" svg:viewBox="0 0 275 275" svg:d="M137 275c36 0 72-15 97-40 26-26 41-62 41-98s-15-71-41-97c-25-25-61-40-97-40s-71 15-97 40c-25 26-40 61-40 97s15 72 40 98c26 25 61 40 97 40z">
          <text:p/>
        </draw:path>
        <draw:path draw:style-name="gr34" draw:text-style-name="P18" draw:layer="layout" svg:width="0.273cm" svg:height="0.273cm" svg:x="19.886cm" svg:y="4.162cm" svg:viewBox="0 0 274 274" svg:d="M136 274c37 0 72-15 98-40 26-26 40-61 40-97s-14-72-40-97c-26-26-61-40-98-40-36 0-71 14-96 40-26 25-40 61-40 97s14 71 40 97c25 25 60 40 96 40z">
          <text:p/>
        </draw:path>
        <draw:path draw:style-name="gr34" draw:text-style-name="P18" draw:layer="layout" svg:width="0.273cm" svg:height="0.274cm" svg:x="19.731cm" svg:y="4.73cm" svg:viewBox="0 0 274 275" svg:d="M137 275c37 0 71-15 97-40 26-26 40-61 40-97s-14-71-40-98c-26-25-60-40-97-40-36 0-71 15-97 40-26 27-40 62-40 98s14 71 40 97c26 25 61 40 97 40z">
          <text:p/>
        </draw:path>
        <draw:path draw:style-name="gr34" draw:text-style-name="P18" draw:layer="layout" svg:width="0.273cm" svg:height="0.273cm" svg:x="19.438cm" svg:y="4.832cm" svg:viewBox="0 0 274 274" svg:d="M137 274c37 0 71-15 97-40 26-27 40-62 40-98s-14-71-40-96c-26-26-60-40-97-40-36 0-72 14-97 40-26 25-40 60-40 96s14 71 40 98c25 25 61 40 97 40z">
          <text:p/>
        </draw:path>
        <draw:path draw:style-name="gr34" draw:text-style-name="P18" draw:layer="layout" svg:width="0.273cm" svg:height="0.274cm" svg:x="19.569cm" svg:y="4.355cm" svg:viewBox="0 0 274 275" svg:d="M136 275c36 0 71-15 98-40 25-26 40-61 40-98 0-36-15-71-40-97-27-25-62-40-98-40s-71 15-96 40c-26 26-40 61-40 97 0 37 14 72 40 98 25 25 60 40 96 40z">
          <text:p/>
        </draw:path>
        <draw:path draw:style-name="gr34" draw:text-style-name="P18" draw:layer="layout" svg:width="0.273cm" svg:height="0.273cm" svg:x="19.843cm" svg:y="4.285cm" svg:viewBox="0 0 274 274" svg:d="M137 274c36 0 71-14 97-40 26-27 40-61 40-98 0-36-14-71-40-96-26-26-61-40-97-40-37 0-71 14-97 40-26 25-40 60-40 96 0 37 14 71 40 98 26 26 60 40 97 40z">
          <text:p/>
        </draw:path>
        <draw:path draw:style-name="gr34" draw:text-style-name="P18" draw:layer="layout" svg:width="0.273cm" svg:height="0.273cm" svg:x="19.408cm" svg:y="4.8cm" svg:viewBox="0 0 274 274" svg:d="M138 274c36 0 71-14 96-41 26-25 40-60 40-96 0-37-14-71-40-97-25-26-60-40-96-40-38 0-72 14-98 40s-40 60-40 97c0 36 14 71 40 96 26 27 60 41 98 41z">
          <text:p/>
        </draw:path>
        <draw:path draw:style-name="gr34" draw:text-style-name="P18" draw:layer="layout" svg:width="0.273cm" svg:height="0.273cm" svg:x="20.062cm" svg:y="4.278cm" svg:viewBox="0 0 274 274" svg:d="M137 274c37 0 71-15 97-40 26-27 40-62 40-98s-14-71-40-96c-26-26-60-40-97-40-36 0-71 14-96 40-26 25-41 60-41 96s15 71 41 98c25 25 60 40 96 40z">
          <text:p/>
        </draw:path>
        <draw:path draw:style-name="gr34" draw:text-style-name="P18" draw:layer="layout" svg:width="0.273cm" svg:height="0.273cm" svg:x="19.785cm" svg:y="4.168cm" svg:viewBox="0 0 274 274" svg:d="M138 274c36 0 71-14 96-40 26-26 40-60 40-97 0-36-14-71-40-97-25-26-60-40-96-40-37 0-71 14-97 40s-41 61-41 97c0 37 15 71 41 97s60 40 97 40z">
          <text:p/>
        </draw:path>
        <draw:path draw:style-name="gr34" draw:text-style-name="P18" draw:layer="layout" svg:width="0.274cm" svg:height="0.273cm" svg:x="19.628cm" svg:y="4.325cm" svg:viewBox="0 0 275 274" svg:d="M137 274c37 0 72-15 98-40 25-26 40-62 40-98s-15-71-40-96c-26-26-61-40-98-40-36 0-71 14-97 40-25 25-40 60-40 96s15 72 40 98c26 25 61 40 97 40z">
          <text:p/>
        </draw:path>
        <draw:path draw:style-name="gr34" draw:text-style-name="P18" draw:layer="layout" svg:width="0.273cm" svg:height="0.273cm" svg:x="20.212cm" svg:y="4.702cm" svg:viewBox="0 0 274 274" svg:d="M138 274c36 0 71-14 96-40 26-26 40-60 40-97 0-36-14-72-40-97-25-26-60-40-96-40-37 0-72 14-98 40-25 25-40 61-40 97 0 37 15 71 40 97 26 26 61 40 98 40z">
          <text:p/>
        </draw:path>
        <draw:path draw:style-name="gr34" draw:text-style-name="P18" draw:layer="layout" svg:width="0.273cm" svg:height="0.273cm" svg:x="19.347cm" svg:y="4.418cm" svg:viewBox="0 0 274 274" svg:d="M137 274c37 0 72-14 97-40 26-26 40-60 40-96 0-37-14-72-40-98-25-26-60-40-97-40s-71 14-97 40-40 61-40 98c0 36 14 70 40 96s60 40 97 40z">
          <text:p/>
        </draw:path>
        <draw:path draw:style-name="gr35" draw:text-style-name="P19" draw:layer="layout" svg:width="0.274cm" svg:height="0.273cm" svg:x="20.969cm" svg:y="5.888cm" svg:viewBox="0 0 275 274" svg:d="M137 274c36 0 72-14 98-41 25-25 40-60 40-96s-15-71-40-97c-26-25-62-40-98-40s-71 15-97 40c-25 26-40 61-40 97s15 71 40 96c26 27 61 41 97 41z">
          <text:p/>
        </draw:path>
        <draw:path draw:style-name="gr34" draw:text-style-name="P18" draw:layer="layout" svg:width="0.273cm" svg:height="0.274cm" svg:x="19.761cm" svg:y="4.528cm" svg:viewBox="0 0 274 275" svg:d="M138 275c36 0 71-15 96-41 26-26 40-61 40-97s-14-71-40-97c-25-25-60-40-96-40-37 0-71 15-97 40-27 26-41 61-41 97s14 71 41 97c26 26 60 41 97 41z">
          <text:p/>
        </draw:path>
        <draw:path draw:style-name="gr34" draw:text-style-name="P18" draw:layer="layout" svg:width="0.273cm" svg:height="0.274cm" svg:x="19.744cm" svg:y="4.18cm" svg:viewBox="0 0 274 275" svg:d="M137 275c37 0 71-15 97-40 26-26 40-61 40-97s-14-71-40-98c-26-25-60-40-97-40-36 0-71 15-97 40-26 27-40 62-40 98s14 71 40 97c26 25 61 40 97 40z">
          <text:p/>
        </draw:path>
        <draw:path draw:style-name="gr34" draw:text-style-name="P18" draw:layer="layout" svg:width="0.273cm" svg:height="0.273cm" svg:x="20.358cm" svg:y="4.649cm" svg:viewBox="0 0 274 274" svg:d="M137 274c36 0 71-14 96-40 27-26 41-60 41-97s-14-72-41-97c-25-26-60-40-96-40-37 0-71 14-97 40-26 25-40 60-40 97s14 71 40 97 60 40 97 40z">
          <text:p/>
        </draw:path>
        <draw:path draw:style-name="gr34" draw:text-style-name="P18" draw:layer="layout" svg:width="0.273cm" svg:height="0.273cm" svg:x="19.506cm" svg:y="4.229cm" svg:viewBox="0 0 274 274" svg:d="M137 274c37 0 71-15 97-40 26-26 40-61 40-97s-14-71-40-96c-26-26-60-41-97-41-36 0-71 15-96 41-26 25-41 60-41 96s15 71 41 97c25 25 60 40 96 40z">
          <text:p/>
        </draw:path>
        <draw:path draw:style-name="gr34" draw:text-style-name="P18" draw:layer="layout" svg:width="0.273cm" svg:height="0.273cm" svg:x="19.87cm" svg:y="4.216cm" svg:viewBox="0 0 274 274" svg:d="M136 274c36 0 72-14 98-40 25-25 40-60 40-96s-15-71-40-97c-26-26-62-41-98-41s-71 15-96 41c-26 26-40 61-40 97s14 71 40 96c25 26 60 40 96 40z">
          <text:p/>
        </draw:path>
        <draw:path draw:style-name="gr34" draw:text-style-name="P18" draw:layer="layout" svg:width="0.273cm" svg:height="0.273cm" svg:x="19.701cm" svg:y="4.216cm" svg:viewBox="0 0 274 274" svg:d="M137 274c36 0 71-15 97-40 25-26 40-61 40-97s-15-71-40-96c-26-27-61-41-97-41s-72 14-97 41c-26 25-40 60-40 96s14 71 40 97c25 25 61 40 97 40z">
          <text:p/>
        </draw:path>
        <draw:path draw:style-name="gr34" draw:text-style-name="P18" draw:layer="layout" svg:width="0.273cm" svg:height="0.273cm" svg:x="20.49cm" svg:y="4.828cm" svg:viewBox="0 0 274 274" svg:d="M138 274c36 0 70-14 96-40s40-61 40-97-14-71-40-97c-26-25-60-40-96-40-38 0-72 15-98 40-26 26-40 61-40 97s14 71 40 97 60 40 98 40z">
          <text:p/>
        </draw:path>
        <draw:path draw:style-name="gr34" draw:text-style-name="P18" draw:layer="layout" svg:width="0.273cm" svg:height="0.273cm" svg:x="20.761cm" svg:y="4.501cm" svg:viewBox="0 0 274 274" svg:d="M138 274c36 0 71-15 96-40 26-26 40-61 40-97s-14-71-40-96c-25-26-60-41-96-41-38 0-72 15-98 41-26 25-40 60-40 96s14 71 40 97c26 25 60 40 98 40z">
          <text:p/>
        </draw:path>
        <draw:path draw:style-name="gr34" draw:text-style-name="P18" draw:layer="layout" svg:width="0.274cm" svg:height="0.273cm" svg:x="19.55cm" svg:y="4.406cm" svg:viewBox="0 0 275 274" svg:d="M137 274c36 0 71-14 97-40s41-60 41-96c0-37-15-72-41-98s-61-40-97-40-71 14-97 40c-25 26-40 61-40 98 0 36 15 70 40 96 26 26 61 40 97 40z">
          <text:p/>
        </draw:path>
        <draw:path draw:style-name="gr36" draw:text-style-name="P18" draw:layer="layout" svg:width="0.273cm" svg:height="0.273cm" svg:x="20.308cm" svg:y="4.844cm" svg:viewBox="0 0 274 274" svg:d="M137 274c36 0 71-14 97-40 25-26 40-61 40-98 0-36-15-71-40-96-26-26-61-40-97-40s-71 14-96 40c-27 25-41 60-41 96 0 37 14 72 41 98 25 26 60 40 96 40z">
          <text:p/>
        </draw:path>
        <draw:path draw:style-name="gr37" draw:text-style-name="P2" draw:layer="layout" svg:width="0.273cm" svg:height="0.273cm" svg:x="20.308cm" svg:y="4.844cm" svg:viewBox="0 0 274 274" svg:d="M137 274c36 0 71-14 97-40 25-26 40-61 40-98 0-36-15-71-40-96-26-26-61-40-97-40s-71 14-96 40c-27 25-41 60-41 96 0 37 14 72 41 98 25 26 60 40 96 40z">
          <text:p/>
        </draw:path>
        <draw:path draw:style-name="gr34" draw:text-style-name="P18" draw:layer="layout" svg:width="0.273cm" svg:height="0.273cm" svg:x="19.822cm" svg:y="4.416cm" svg:viewBox="0 0 274 274" svg:d="M137 274c36 0 71-14 96-40 27-26 41-60 41-97 0-36-14-72-41-97-25-26-60-40-96-40-37 0-71 14-97 40-26 25-40 61-40 97 0 37 14 71 40 97s60 40 97 40z">
          <text:p/>
        </draw:path>
        <draw:path draw:style-name="gr34" draw:text-style-name="P18" draw:layer="layout" svg:width="0.273cm" svg:height="0.273cm" svg:x="19.605cm" svg:y="4.346cm" svg:viewBox="0 0 274 274" svg:d="M137 274c36 0 72-14 97-40 26-25 40-60 40-97s-14-71-40-97c-25-26-61-40-97-40-37 0-71 14-97 40s-40 60-40 97 14 72 40 97c26 26 60 40 97 40z">
          <text:p/>
        </draw:path>
        <draw:path draw:style-name="gr34" draw:text-style-name="P18" draw:layer="layout" svg:width="0.273cm" svg:height="0.274cm" svg:x="19.18cm" svg:y="4.425cm" svg:viewBox="0 0 274 275" svg:d="M138 275c36 0 71-15 96-40 26-26 40-61 40-97s-14-72-40-98c-25-25-60-40-96-40-37 0-72 15-98 40-26 26-40 62-40 98s14 71 40 97c26 25 61 40 98 40z">
          <text:p/>
        </draw:path>
        <draw:path draw:style-name="gr34" draw:text-style-name="P18" draw:layer="layout" svg:width="0.273cm" svg:height="0.273cm" svg:x="19.716cm" svg:y="4.235cm" svg:viewBox="0 0 274 274" svg:d="M138 274c36 0 71-15 96-41 26-26 40-60 40-97 0-36-14-71-40-96-25-26-60-40-96-40-37 0-72 14-98 40-26 25-40 60-40 96 0 37 14 71 40 97s61 41 98 41z">
          <text:p/>
        </draw:path>
        <draw:path draw:style-name="gr34" draw:text-style-name="P18" draw:layer="layout" svg:width="0.273cm" svg:height="0.274cm" svg:x="20.664cm" svg:y="4.159cm" svg:viewBox="0 0 274 275" svg:d="M137 275c36 0 71-15 97-40 26-26 40-61 40-97s-14-72-40-98c-26-25-61-40-97-40s-71 15-97 40c-25 26-40 62-40 98s15 71 40 97c26 25 61 40 97 40z">
          <text:p/>
        </draw:path>
        <draw:path draw:style-name="gr34" draw:text-style-name="P18" draw:layer="layout" svg:width="0.273cm" svg:height="0.273cm" svg:x="20.062cm" svg:y="4.182cm" svg:viewBox="0 0 274 274" svg:d="M137 274c36 0 71-14 97-40 25-25 40-60 40-96 0-37-15-71-40-98-26-26-61-40-97-40s-71 14-96 40c-26 27-41 61-41 98 0 36 15 71 41 96 25 26 60 40 96 40z">
          <text:p/>
        </draw:path>
        <draw:path draw:style-name="gr34" draw:text-style-name="P18" draw:layer="layout" svg:width="0.274cm" svg:height="0.273cm" svg:x="19.955cm" svg:y="4.19cm" svg:viewBox="0 0 275 274" svg:d="M138 274c36 0 71-14 97-40 25-25 40-60 40-96 0-37-15-71-40-98-26-26-61-40-97-40-37 0-72 14-98 40-25 27-40 61-40 98 0 36 15 71 40 96 26 26 61 40 98 40z">
          <text:p/>
        </draw:path>
        <draw:path draw:style-name="gr34" draw:text-style-name="P18" draw:layer="layout" svg:width="0.274cm" svg:height="0.273cm" svg:x="19.541cm" svg:y="4.366cm" svg:viewBox="0 0 275 274" svg:d="M137 274c36 0 71-14 97-40s41-60 41-98c0-36-15-71-41-96-26-26-61-40-97-40s-71 14-97 40c-25 25-40 60-40 96 0 38 15 72 40 98 26 26 61 40 97 40z">
          <text:p/>
        </draw:path>
        <draw:path draw:style-name="gr34" draw:text-style-name="P18" draw:layer="layout" svg:width="0.274cm" svg:height="0.273cm" svg:x="19.749cm" svg:y="4.238cm" svg:viewBox="0 0 275 274" svg:d="M138 274c36 0 71-16 97-41 25-26 40-61 40-97s-15-71-40-96c-26-26-61-40-97-40s-71 14-97 40c-26 25-41 60-41 96s15 71 41 97c26 25 61 41 97 41z">
          <text:p/>
        </draw:path>
        <draw:path draw:style-name="gr34" draw:text-style-name="P18" draw:layer="layout" svg:width="0.273cm" svg:height="0.274cm" svg:x="19.725cm" svg:y="4.463cm" svg:viewBox="0 0 274 275" svg:d="M137 275c36 0 71-15 97-41 25-25 40-60 40-96s-15-71-40-98c-26-25-61-40-97-40s-72 15-97 40c-26 27-40 62-40 98s14 71 40 96c25 26 61 41 97 41z">
          <text:p/>
        </draw:path>
        <draw:path draw:style-name="gr34" draw:text-style-name="P18" draw:layer="layout" svg:width="0.273cm" svg:height="0.273cm" svg:x="19.602cm" svg:y="4.441cm" svg:viewBox="0 0 274 274" svg:d="M137 274c36 0 72-15 97-40 26-26 40-61 40-97s-14-71-40-97c-25-26-61-40-97-40s-71 14-97 40c-25 26-40 61-40 97s15 71 40 97c26 25 61 40 97 40z">
          <text:p/>
        </draw:path>
        <draw:path draw:style-name="gr34" draw:text-style-name="P18" draw:layer="layout" svg:width="0.273cm" svg:height="0.273cm" svg:x="19.641cm" svg:y="4.391cm" svg:viewBox="0 0 274 274" svg:d="M136 274c38 0 72-14 98-40s40-60 40-97-14-72-40-97c-26-26-60-40-98-40-36 0-71 14-96 40-26 25-40 60-40 97s14 71 40 97c25 26 60 40 96 40z">
          <text:p/>
        </draw:path>
        <draw:path draw:style-name="gr34" draw:text-style-name="P18" draw:layer="layout" svg:width="0.274cm" svg:height="0.273cm" svg:x="19.723cm" svg:y="4.213cm" svg:viewBox="0 0 275 274" svg:d="M138 274c36 0 71-14 97-40 25-25 40-60 40-96 0-37-15-71-40-97-26-27-61-41-97-41s-72 14-98 41c-25 26-40 60-40 97 0 36 15 71 40 96 26 26 62 40 98 40z">
          <text:p/>
        </draw:path>
        <draw:path draw:style-name="gr34" draw:text-style-name="P18" draw:layer="layout" svg:width="0.273cm" svg:height="0.273cm" svg:x="19.518cm" svg:y="4.325cm" svg:viewBox="0 0 274 274" svg:d="M137 274c37 0 71-14 97-40 26-25 40-61 40-97s-14-71-40-97c-26-25-60-40-97-40-36 0-71 15-96 40-26 26-41 61-41 97s15 72 41 97c25 26 60 40 96 40z">
          <text:p/>
        </draw:path>
        <draw:path draw:style-name="gr35" draw:text-style-name="P19" draw:layer="layout" svg:width="0.274cm" svg:height="0.273cm" svg:x="23.034cm" svg:y="5.31cm" svg:viewBox="0 0 275 274" svg:d="M138 274c36 0 71-14 97-40 25-26 40-60 40-97 0-36-15-71-40-96-26-26-61-41-97-41s-71 15-97 41c-26 25-41 60-41 96 0 37 15 71 41 97s61 40 97 40z">
          <text:p/>
        </draw:path>
        <draw:path draw:style-name="gr34" draw:text-style-name="P18" draw:layer="layout" svg:width="0.274cm" svg:height="0.274cm" svg:x="19.681cm" svg:y="4.463cm" svg:viewBox="0 0 275 275" svg:d="M138 275c36 0 71-15 97-40 25-26 40-61 40-97s-15-71-40-98c-26-25-61-40-97-40-37 0-72 15-98 40-25 27-40 62-40 98s15 71 40 97c26 25 61 40 98 40z">
          <text:p/>
        </draw:path>
        <draw:path draw:style-name="gr34" draw:text-style-name="P18" draw:layer="layout" svg:width="0.274cm" svg:height="0.274cm" svg:x="19.798cm" svg:y="4.273cm" svg:viewBox="0 0 275 275" svg:d="M137 275c36 0 71-15 97-40 25-27 41-62 41-98s-16-71-41-97c-26-25-61-40-97-40s-71 15-97 40c-25 26-40 61-40 97s15 71 40 98c26 25 61 40 97 40z">
          <text:p/>
        </draw:path>
        <draw:path draw:style-name="gr34" draw:text-style-name="P18" draw:layer="layout" svg:width="0.274cm" svg:height="0.273cm" svg:x="19.73cm" svg:y="4.216cm" svg:viewBox="0 0 275 274" svg:d="M138 274c36 0 71-14 96-40 26-25 41-60 41-96s-15-71-41-97c-25-26-60-41-96-41s-71 15-98 41c-25 26-40 61-40 97s15 71 40 96c27 26 62 40 98 40z">
          <text:p/>
        </draw:path>
        <draw:path draw:style-name="gr34" draw:text-style-name="P18" draw:layer="layout" svg:width="0.273cm" svg:height="0.274cm" svg:x="19.819cm" svg:y="4.269cm" svg:viewBox="0 0 274 275" svg:d="M137 275c36 0 71-15 96-41 27-26 41-61 41-97s-14-71-41-97c-25-25-60-40-96-40-37 0-71 15-97 40-26 26-40 61-40 97s14 71 40 97 60 41 97 41z">
          <text:p/>
        </draw:path>
        <draw:path draw:style-name="gr34" draw:text-style-name="P18" draw:layer="layout" svg:width="0.273cm" svg:height="0.273cm" svg:x="20.396cm" svg:y="4.22cm" svg:viewBox="0 0 274 274" svg:d="M136 274c37 0 71-14 98-40 26-25 40-60 40-96s-14-71-40-97c-27-25-61-41-98-41-36 0-71 16-96 41-26 26-40 61-40 97s14 71 40 96c25 26 60 40 96 40z">
          <text:p/>
        </draw:path>
        <draw:path draw:style-name="gr35" draw:text-style-name="P19" draw:layer="layout" svg:width="0.273cm" svg:height="0.273cm" svg:x="21.883cm" svg:y="4.532cm" svg:viewBox="0 0 274 274" svg:d="M137 274c37 0 71-14 97-41 26-25 40-60 40-96s-14-71-40-97c-26-25-60-40-97-40-36 0-72 15-97 40-26 26-40 61-40 97s14 71 40 96c25 27 61 41 97 41z">
          <text:p/>
        </draw:path>
        <draw:path draw:style-name="gr34" draw:text-style-name="P18" draw:layer="layout" svg:width="0.273cm" svg:height="0.273cm" svg:x="19.471cm" svg:y="4.604cm" svg:viewBox="0 0 274 274" svg:d="M137 274c37 0 71-14 97-40s40-61 40-98c0-36-14-71-40-96-26-26-60-40-97-40-36 0-71 14-97 40-26 25-40 60-40 96 0 37 14 72 40 98s61 40 97 40z">
          <text:p/>
        </draw:path>
        <draw:path draw:style-name="gr34" draw:text-style-name="P18" draw:layer="layout" svg:width="0.274cm" svg:height="0.274cm" svg:x="19.871cm" svg:y="4.248cm" svg:viewBox="0 0 275 275" svg:d="M137 275c36 0 72-15 98-41 25-26 40-61 40-97s-15-71-40-97c-26-25-62-40-98-40s-71 15-97 40c-25 26-40 61-40 97s15 71 40 97c26 26 61 41 97 41z">
          <text:p/>
        </draw:path>
        <draw:path draw:style-name="gr34" draw:text-style-name="P18" draw:layer="layout" svg:width="0.274cm" svg:height="0.273cm" svg:x="19.517cm" svg:y="4.409cm" svg:viewBox="0 0 275 274" svg:d="M138 274c36 0 71-14 97-40 25-25 40-60 40-96s-15-72-40-98c-26-25-61-40-97-40s-71 15-97 40c-25 26-41 62-41 98s16 71 41 96c26 26 61 40 97 40z">
          <text:p/>
        </draw:path>
        <draw:path draw:style-name="gr34" draw:text-style-name="P18" draw:layer="layout" svg:width="0.273cm" svg:height="0.273cm" svg:x="19.554cm" svg:y="4.682cm" svg:viewBox="0 0 274 274" svg:d="M136 274c36 0 71-14 97-40s41-60 41-97c0-36-15-72-41-97-26-26-61-40-97-40s-71 14-96 40c-26 25-40 61-40 97 0 37 14 71 40 97 25 26 60 40 96 40z">
          <text:p/>
        </draw:path>
        <draw:path draw:style-name="gr34" draw:text-style-name="P18" draw:layer="layout" svg:width="0.274cm" svg:height="0.273cm" svg:x="19.124cm" svg:y="4.521cm" svg:viewBox="0 0 275 274" svg:d="M138 274c36 0 71-14 97-41 25-26 40-60 40-97 0-36-15-71-40-96-26-26-61-40-97-40-37 0-72 14-98 40-25 25-40 60-40 96 0 37 15 71 40 97 26 27 61 41 98 41z">
          <text:p/>
        </draw:path>
        <draw:path draw:style-name="gr34" draw:text-style-name="P18" draw:layer="layout" svg:width="0.274cm" svg:height="0.273cm" svg:x="19.336cm" svg:y="4.51cm" svg:viewBox="0 0 275 274" svg:d="M137 274c36 0 72-15 98-41 25-26 40-60 40-97 0-36-15-71-40-96-26-26-62-40-98-40s-71 14-97 40c-25 25-40 60-40 96 0 37 15 71 40 97 26 26 61 41 97 41z">
          <text:p/>
        </draw:path>
        <draw:path draw:style-name="gr34" draw:text-style-name="P18" draw:layer="layout" svg:width="0.274cm" svg:height="0.274cm" svg:x="19.429cm" svg:y="4.421cm" svg:viewBox="0 0 275 275" svg:d="M138 275c36 0 71-15 97-41 25-25 40-60 40-96s-15-72-40-98c-26-25-61-40-97-40s-72 15-98 40c-25 26-40 62-40 98s15 71 40 96c26 26 62 41 98 41z">
          <text:p/>
        </draw:path>
        <draw:path draw:style-name="gr34" draw:text-style-name="P18" draw:layer="layout" svg:width="0.273cm" svg:height="0.273cm" svg:x="19.922cm" svg:y="4.54cm" svg:viewBox="0 0 274 274" svg:d="M136 274c37 0 72-15 98-41 25-26 40-61 40-97s-15-71-40-96c-26-26-61-40-98-40-36 0-71 14-96 40-26 25-40 60-40 96s14 71 40 97c25 26 60 41 96 41z">
          <text:p/>
        </draw:path>
        <draw:path draw:style-name="gr34" draw:text-style-name="P18" draw:layer="layout" svg:width="0.273cm" svg:height="0.273cm" svg:x="20.799cm" svg:y="4.264cm" svg:viewBox="0 0 274 274" svg:d="M137 274c37 0 71-14 97-41 26-25 40-60 40-96s-14-71-40-97c-26-25-60-40-97-40-36 0-72 15-97 40-26 26-40 61-40 97s14 71 40 96c25 27 61 41 97 41z">
          <text:p/>
        </draw:path>
        <draw:path draw:style-name="gr34" draw:text-style-name="P18" draw:layer="layout" svg:width="0.273cm" svg:height="0.273cm" svg:x="20.473cm" svg:y="4.343cm" svg:viewBox="0 0 274 274" svg:d="M137 274c37 0 72-14 97-40 26-26 40-60 40-98 0-36-14-71-40-96-25-26-60-40-97-40s-71 14-97 40c-26 25-40 60-40 96 0 38 14 72 40 98s60 40 97 40z">
          <text:p/>
        </draw:path>
        <draw:path draw:style-name="gr34" draw:text-style-name="P18" draw:layer="layout" svg:width="0.273cm" svg:height="0.274cm" svg:x="20.146cm" svg:y="4.883cm" svg:viewBox="0 0 274 275" svg:d="M136 275c36 0 72-15 98-40 25-26 40-61 40-98 0-36-15-71-40-97-26-25-62-40-98-40s-71 15-96 40c-26 26-40 61-40 97 0 37 14 72 40 98 25 25 60 40 96 40z">
          <text:p/>
        </draw:path>
        <draw:path draw:style-name="gr34" draw:text-style-name="P18" draw:layer="layout" svg:width="0.273cm" svg:height="0.273cm" svg:x="19.497cm" svg:y="4.498cm" svg:viewBox="0 0 274 274" svg:d="M137 274c37 0 71-14 97-40 26-25 40-60 40-96 0-37-14-71-40-97s-60-41-97-41c-36 0-71 15-96 41-27 26-41 60-41 97 0 36 14 71 41 96 25 26 60 40 96 40z">
          <text:p/>
        </draw:path>
        <draw:path draw:style-name="gr34" draw:text-style-name="P18" draw:layer="layout" svg:width="0.274cm" svg:height="0.273cm" svg:x="19.273cm" svg:y="4.626cm" svg:viewBox="0 0 275 274" svg:d="M137 274c36 0 71-14 97-40 26-25 41-60 41-97 0-36-15-71-41-97-26-25-61-40-97-40s-71 15-97 40c-25 26-40 61-40 97 0 37 15 72 40 97 26 26 61 40 97 40z">
          <text:p/>
        </draw:path>
        <draw:path draw:style-name="gr34" draw:text-style-name="P18" draw:layer="layout" svg:width="0.273cm" svg:height="0.273cm" svg:x="20.736cm" svg:y="4.448cm" svg:viewBox="0 0 274 274" svg:d="M136 274c38 0 72-14 98-40 26-25 40-60 40-96s-14-71-40-98c-26-25-60-40-98-40-36 0-71 15-96 40-26 27-40 62-40 98s14 71 40 96c25 26 60 40 96 40z">
          <text:p/>
        </draw:path>
        <draw:path draw:style-name="gr35" draw:text-style-name="P19" draw:layer="layout" svg:width="0.273cm" svg:height="0.273cm" svg:x="21.523cm" svg:y="4.717cm" svg:viewBox="0 0 274 274" svg:d="M137 274c36 0 72-15 97-40 26-26 40-61 40-97s-14-71-40-97c-25-26-61-40-97-40-37 0-71 14-97 40s-40 61-40 97 14 71 40 97c26 25 60 40 97 40z">
          <text:p/>
        </draw:path>
        <draw:path draw:style-name="gr34" draw:text-style-name="P18" draw:layer="layout" svg:width="0.273cm" svg:height="0.273cm" svg:x="20.229cm" svg:y="4.068cm" svg:viewBox="0 0 274 274" svg:d="M137 274c37 0 71-14 97-40 26-25 40-60 40-97 0-36-14-71-40-97-26-25-60-40-97-40s-72 15-97 40c-26 26-40 61-40 97 0 37 14 72 40 97 25 26 60 40 97 40z">
          <text:p/>
        </draw:path>
        <draw:path draw:style-name="gr34" draw:text-style-name="P18" draw:layer="layout" svg:width="0.274cm" svg:height="0.274cm" svg:x="19.833cm" svg:y="4.286cm" svg:viewBox="0 0 275 275" svg:d="M137 275c36 0 71-15 98-40 25-27 40-62 40-98s-15-71-40-97c-27-25-62-40-98-40s-71 15-97 40c-25 26-40 61-40 97s15 71 40 98c26 25 61 40 97 40z">
          <text:p/>
        </draw:path>
        <draw:path draw:style-name="gr35" draw:text-style-name="P19" draw:layer="layout" svg:width="0.273cm" svg:height="0.273cm" svg:x="22.307cm" svg:y="6.018cm" svg:viewBox="0 0 274 274" svg:d="M137 274c36 0 71-14 97-40s40-60 40-97-14-72-40-97c-26-26-61-40-97-40-37 0-71 14-97 40-26 25-40 60-40 97s14 71 40 97 60 40 97 40z">
          <text:p/>
        </draw:path>
        <draw:path draw:style-name="gr34" draw:text-style-name="P18" draw:layer="layout" svg:width="0.274cm" svg:height="0.273cm" svg:x="19.954cm" svg:y="4.298cm" svg:viewBox="0 0 275 274" svg:d="M138 274c36 0 71-14 97-40 25-25 40-61 40-97 0-37-15-71-40-97-26-26-61-40-97-40-37 0-72 14-97 40-26 26-41 60-41 97 0 36 15 72 41 97 25 26 60 40 97 40z">
          <text:p/>
        </draw:path>
        <draw:path draw:style-name="gr34" draw:text-style-name="P18" draw:layer="layout" svg:width="0.273cm" svg:height="0.273cm" svg:x="19.652cm" svg:y="4.591cm" svg:viewBox="0 0 274 274" svg:d="M136 274c38 0 72-14 98-40 26-25 40-61 40-97s-14-71-40-97c-26-25-60-40-98-40-36 0-71 15-96 40-26 26-40 61-40 97s14 72 40 97c25 26 60 40 96 40z">
          <text:p/>
        </draw:path>
        <draw:path draw:style-name="gr34" draw:text-style-name="P18" draw:layer="layout" svg:width="0.273cm" svg:height="0.273cm" svg:x="19.897cm" svg:y="4.201cm" svg:viewBox="0 0 274 274" svg:d="M137 274c37 0 72-15 97-40 26-26 40-61 40-97s-14-71-40-96c-25-27-60-41-97-41-36 0-71 14-97 41-25 25-40 60-40 96s15 71 40 97c26 25 61 40 97 40z">
          <text:p/>
        </draw:path>
        <draw:path draw:style-name="gr34" draw:text-style-name="P18" draw:layer="layout" svg:width="0.274cm" svg:height="0.273cm" svg:x="19.703cm" svg:y="4.341cm" svg:viewBox="0 0 275 274" svg:d="M138 274c36 0 71-14 97-40 25-25 40-60 40-97s-15-71-40-97c-26-26-61-40-97-40s-72 14-98 40c-25 26-40 60-40 97s15 72 40 97c26 26 62 40 98 40z">
          <text:p/>
        </draw:path>
        <draw:path draw:style-name="gr34" draw:text-style-name="P18" draw:layer="layout" svg:width="0.273cm" svg:height="0.273cm" svg:x="19.957cm" svg:y="4.36cm" svg:viewBox="0 0 274 274" svg:d="M137 274c36 0 71-14 97-40 25-26 40-60 40-98 0-36-15-71-40-96-26-26-61-40-97-40-37 0-72 14-97 40-26 25-40 60-40 96 0 38 14 72 40 98 25 26 60 40 97 40z">
          <text:p/>
        </draw:path>
        <draw:path draw:style-name="gr34" draw:text-style-name="P18" draw:layer="layout" svg:width="0.274cm" svg:height="0.273cm" svg:x="18.889cm" svg:y="4.735cm" svg:viewBox="0 0 275 274" svg:d="M138 274c36 0 71-14 97-40 25-25 40-60 40-96s-15-71-40-98c-26-25-61-40-97-40s-72 15-98 40c-25 27-40 62-40 98s15 71 40 96c26 26 62 40 98 40z">
          <text:p/>
        </draw:path>
        <draw:path draw:style-name="gr34" draw:text-style-name="P18" draw:layer="layout" svg:width="0.274cm" svg:height="0.274cm" svg:x="20.583cm" svg:y="4.42cm" svg:viewBox="0 0 275 275" svg:d="M138 275c36 0 71-15 97-40 25-26 40-61 40-97s-15-72-40-98c-26-25-61-40-97-40s-71 15-97 40c-26 26-41 62-41 98s15 71 41 97c26 25 61 40 97 40z">
          <text:p/>
        </draw:path>
        <draw:path draw:style-name="gr35" draw:text-style-name="P19" draw:layer="layout" svg:width="0.273cm" svg:height="0.273cm" svg:x="22.805cm" svg:y="5.343cm" svg:viewBox="0 0 274 274" svg:d="M136 274c36 0 71-14 97-41 25-25 41-60 41-96 0-37-16-71-41-97-26-26-61-40-97-40s-71 14-96 40c-26 26-40 60-40 97 0 36 14 71 40 96 25 27 60 41 96 41z">
          <text:p/>
        </draw:path>
        <draw:path draw:style-name="gr34" draw:text-style-name="P18" draw:layer="layout" svg:width="0.273cm" svg:height="0.274cm" svg:x="19.954cm" svg:y="4.247cm" svg:viewBox="0 0 274 275" svg:d="M138 275c36 0 71-15 96-41 26-26 40-61 40-97s-14-71-40-97c-25-25-60-40-96-40-37 0-72 15-98 40-25 26-40 61-40 97s15 71 40 97c26 26 61 41 98 41z">
          <text:p/>
        </draw:path>
        <draw:path draw:style-name="gr34" draw:text-style-name="P18" draw:layer="layout" svg:width="0.274cm" svg:height="0.273cm" svg:x="19.694cm" svg:y="4.406cm" svg:viewBox="0 0 275 274" svg:d="M138 274c36 0 71-14 97-40 25-26 40-60 40-97 0-36-15-72-40-97-26-26-61-40-97-40s-72 14-98 40c-25 25-40 61-40 97 0 37 15 71 40 97 26 26 62 40 98 40z">
          <text:p/>
        </draw:path>
        <draw:path draw:style-name="gr34" draw:text-style-name="P18" draw:layer="layout" svg:width="0.273cm" svg:height="0.273cm" svg:x="19.573cm" svg:y="4.445cm" svg:viewBox="0 0 274 274" svg:d="M137 274c36 0 71-14 97-40 26-25 40-60 40-96 0-37-14-71-40-98-26-26-61-40-97-40s-71 14-97 40c-25 27-40 61-40 98 0 36 15 71 40 96 26 26 61 40 97 40z">
          <text:p/>
        </draw:path>
        <draw:path draw:style-name="gr34" draw:text-style-name="P18" draw:layer="layout" svg:width="0.274cm" svg:height="0.273cm" svg:x="19.991cm" svg:y="4.76cm" svg:viewBox="0 0 275 274" svg:d="M138 274c36 0 71-15 97-40 25-26 40-61 40-97s-15-71-40-96c-26-27-61-41-97-41s-72 14-98 41c-25 25-40 60-40 96s15 71 40 97c26 25 62 40 98 40z">
          <text:p/>
        </draw:path>
        <draw:path draw:style-name="gr34" draw:text-style-name="P18" draw:layer="layout" svg:width="0.273cm" svg:height="0.273cm" svg:x="19.978cm" svg:y="4.259cm" svg:viewBox="0 0 274 274" svg:d="M137 274c36 0 71-15 97-41 25-26 40-61 40-97s-15-71-40-96c-26-26-61-40-97-40s-72 14-97 40c-26 25-40 60-40 96s14 71 40 97c25 26 61 41 97 41z">
          <text:p/>
        </draw:path>
        <draw:path draw:style-name="gr34" draw:text-style-name="P18" draw:layer="layout" svg:width="0.274cm" svg:height="0.274cm" svg:x="20.835cm" svg:y="4.276cm" svg:viewBox="0 0 275 275" svg:d="M138 275c36 0 71-15 97-40 25-27 40-62 40-98s-15-71-40-97c-26-25-61-40-97-40s-71 15-98 40c-25 26-40 61-40 97s15 71 40 98c27 25 62 40 98 40z">
          <text:p/>
        </draw:path>
        <draw:path draw:style-name="gr34" draw:text-style-name="P18" draw:layer="layout" svg:width="0.273cm" svg:height="0.273cm" svg:x="20.442cm" svg:y="4.412cm" svg:viewBox="0 0 274 274" svg:d="M136 274c38 0 72-14 98-40s40-60 40-97c0-36-14-72-40-97-26-26-60-40-98-40-36 0-71 14-96 40-26 25-40 61-40 97 0 37 14 71 40 97 25 26 60 40 96 40z">
          <text:p/>
        </draw:path>
        <draw:path draw:style-name="gr34" draw:text-style-name="P18" draw:layer="layout" svg:width="0.273cm" svg:height="0.273cm" svg:x="20.08cm" svg:y="4.101cm" svg:viewBox="0 0 274 274" svg:d="M136 274c36 0 71-14 97-40 25-26 41-60 41-97s-16-72-41-97c-26-26-61-40-97-40s-71 14-96 40c-26 25-40 60-40 97s14 71 40 97c25 26 60 40 96 40z">
          <text:p/>
        </draw:path>
        <draw:path draw:style-name="gr34" draw:text-style-name="P18" draw:layer="layout" svg:width="0.273cm" svg:height="0.273cm" svg:x="19.985cm" svg:y="4.384cm" svg:viewBox="0 0 274 274" svg:d="M137 274c36 0 71-14 97-40 25-26 40-60 40-97s-15-72-40-97c-26-26-61-40-97-40s-72 14-97 40c-26 25-40 60-40 97s14 71 40 97c25 26 61 40 97 40z">
          <text:p/>
        </draw:path>
        <draw:path draw:style-name="gr34" draw:text-style-name="P18" draw:layer="layout" svg:width="0.273cm" svg:height="0.273cm" svg:x="19.903cm" svg:y="4.425cm" svg:viewBox="0 0 274 274" svg:d="M136 274c37 0 72-14 98-40 25-26 40-60 40-97 0-36-15-72-40-97-26-26-61-40-98-40-36 0-71 14-96 40-26 25-40 61-40 97 0 37 14 71 40 97 25 26 60 40 96 40z">
          <text:p/>
        </draw:path>
        <draw:path draw:style-name="gr35" draw:text-style-name="P19" draw:layer="layout" svg:width="0.274cm" svg:height="0.273cm" svg:x="21.418cm" svg:y="4.178cm" svg:viewBox="0 0 275 274" svg:d="M138 274c36 0 71-14 96-40 26-26 41-60 41-97 0-36-15-71-41-97-25-26-60-40-96-40s-71 14-97 40c-25 26-41 61-41 97 0 37 16 71 41 97 26 26 61 40 97 40z">
          <text:p/>
        </draw:path>
        <draw:path draw:style-name="gr34" draw:text-style-name="P18" draw:layer="layout" svg:width="0.274cm" svg:height="0.273cm" svg:x="20.001cm" svg:y="4.318cm" svg:viewBox="0 0 275 274" svg:d="M138 274c36 0 71-14 97-40 25-25 40-61 40-97 0-37-15-71-40-97-26-26-61-40-97-40s-71 14-98 40c-25 26-40 60-40 97 0 36 15 72 40 97 27 26 62 40 98 40z">
          <text:p/>
        </draw:path>
        <draw:path draw:style-name="gr34" draw:text-style-name="P18" draw:layer="layout" svg:width="0.273cm" svg:height="0.274cm" svg:x="20.027cm" svg:y="4.204cm" svg:viewBox="0 0 274 275" svg:d="M138 275c36 0 71-15 96-40 26-26 40-61 40-97s-14-71-40-97c-25-26-60-41-96-41s-71 15-97 41-41 61-41 97 15 71 41 97c26 25 61 40 97 40z">
          <text:p/>
        </draw:path>
        <draw:path draw:style-name="gr34" draw:text-style-name="P18" draw:layer="layout" svg:width="0.273cm" svg:height="0.273cm" svg:x="19.953cm" svg:y="4.421cm" svg:viewBox="0 0 274 274" svg:d="M138 274c36 0 71-14 96-40 26-26 40-60 40-97 0-36-14-72-40-97-25-26-60-40-96-40-37 0-72 14-98 40-25 25-40 61-40 97 0 37 15 71 40 97 26 26 61 40 98 40z">
          <text:p/>
        </draw:path>
        <draw:path draw:style-name="gr34" draw:text-style-name="P18" draw:layer="layout" svg:width="0.273cm" svg:height="0.273cm" svg:x="20.175cm" svg:y="4.906cm" svg:viewBox="0 0 274 274" svg:d="M137 274c37 0 72-14 97-40 26-25 40-60 40-97s-14-71-40-97c-25-26-60-40-97-40s-71 14-97 40-40 60-40 97 14 72 40 97c26 26 60 40 97 40z">
          <text:p/>
        </draw:path>
        <draw:path draw:style-name="gr34" draw:text-style-name="P18" draw:layer="layout" svg:width="0.274cm" svg:height="0.274cm" svg:x="20.367cm" svg:y="4.581cm" svg:viewBox="0 0 275 275" svg:d="M137 275c36 0 71-15 97-40 26-26 41-62 41-98s-15-71-41-97c-26-25-61-40-97-40s-71 15-97 40c-25 26-40 61-40 97s15 72 40 98c26 25 61 40 97 40z">
          <text:p/>
        </draw:path>
        <draw:path draw:style-name="gr34" draw:text-style-name="P18" draw:layer="layout" svg:width="0.273cm" svg:height="0.273cm" svg:x="19.739cm" svg:y="4.426cm" svg:viewBox="0 0 274 274" svg:d="M138 274c36 0 71-15 96-40 26-26 40-61 40-97s-14-72-40-97c-25-26-60-40-96-40s-71 14-98 40c-25 25-40 61-40 97s15 71 40 97c27 25 62 40 98 40z">
          <text:p/>
        </draw:path>
        <draw:path draw:style-name="gr35" draw:text-style-name="P19" draw:layer="layout" svg:width="0.273cm" svg:height="0.273cm" svg:x="22.34cm" svg:y="6.078cm" svg:viewBox="0 0 274 274" svg:d="M136 274c36 0 72-14 98-40 25-25 40-60 40-96s-15-71-40-98c-26-25-62-40-98-40s-71 15-96 40c-26 27-40 62-40 98s14 71 40 96c25 26 60 40 96 40z">
          <text:p/>
        </draw:path>
        <draw:path draw:style-name="gr34" draw:text-style-name="P18" draw:layer="layout" svg:width="0.273cm" svg:height="0.273cm" svg:x="20.477cm" svg:y="4.319cm" svg:viewBox="0 0 274 274" svg:d="M137 274c36 0 71-15 97-40 25-26 40-62 40-98s-15-71-40-96c-26-26-61-40-97-40-37 0-72 14-97 40-26 25-40 60-40 96s14 72 40 98c25 25 60 40 97 40z">
          <text:p/>
        </draw:path>
        <draw:path draw:style-name="gr34" draw:text-style-name="P18" draw:layer="layout" svg:width="0.273cm" svg:height="0.273cm" svg:x="20.79cm" svg:y="4.113cm" svg:viewBox="0 0 274 274" svg:d="M138 274c36 0 71-15 96-40 26-26 40-61 40-97 0-37-14-72-40-97-25-26-60-40-96-40-37 0-72 14-98 40-26 25-40 60-40 97 0 36 14 71 40 97 26 25 61 40 98 40z">
          <text:p/>
        </draw:path>
        <draw:path draw:style-name="gr34" draw:text-style-name="P18" draw:layer="layout" svg:width="0.273cm" svg:height="0.274cm" svg:x="20.099cm" svg:y="4.235cm" svg:viewBox="0 0 274 275" svg:d="M137 275c36 0 71-16 96-41 27-26 41-61 41-97s-14-71-41-97c-25-25-60-40-96-40s-71 15-97 40c-25 26-40 61-40 97s15 71 40 97c26 25 61 41 97 41z">
          <text:p/>
        </draw:path>
        <draw:path draw:style-name="gr34" draw:text-style-name="P18" draw:layer="layout" svg:width="0.273cm" svg:height="0.273cm" svg:x="20.431cm" svg:y="4.059cm" svg:viewBox="0 0 274 274" svg:d="M136 274c36 0 72-14 98-40 25-26 40-60 40-98 0-36-15-71-40-96-26-26-62-40-98-40s-71 14-96 40c-26 25-40 60-40 96 0 38 14 72 40 98 25 26 60 40 96 40z">
          <text:p/>
        </draw:path>
        <draw:path draw:style-name="gr34" draw:text-style-name="P18" draw:layer="layout" svg:width="0.273cm" svg:height="0.273cm" svg:x="20.113cm" svg:y="4.247cm" svg:viewBox="0 0 274 274" svg:d="M136 274c37 0 71-14 98-41 26-25 40-60 40-96s-14-71-40-97c-27-25-61-40-98-40-36 0-71 15-96 40-26 26-40 61-40 97s14 71 40 96c25 27 60 41 96 41z">
          <text:p/>
        </draw:path>
        <draw:path draw:style-name="gr34" draw:text-style-name="P18" draw:layer="layout" svg:width="0.274cm" svg:height="0.273cm" svg:x="20.2cm" svg:y="4.318cm" svg:viewBox="0 0 275 274" svg:d="M137 274c37 0 72-14 98-40 25-25 40-61 40-97 0-37-15-71-40-97-26-26-61-40-98-40-36 0-71 14-97 40-25 26-40 60-40 97 0 36 15 72 40 97 26 26 61 40 97 40z">
          <text:p/>
        </draw:path>
        <draw:path draw:style-name="gr36" draw:text-style-name="P18" draw:layer="layout" svg:width="0.273cm" svg:height="0.273cm" svg:x="20.218cm" svg:y="4.402cm" svg:viewBox="0 0 274 274" svg:d="M137 274c36 0 71-14 97-40 25-26 40-60 40-97s-15-72-40-97c-26-26-61-40-97-40-37 0-72 14-97 40-26 25-40 60-40 97s14 71 40 97c25 26 60 40 97 40z">
          <text:p/>
        </draw:path>
        <draw:path draw:style-name="gr37" draw:text-style-name="P2" draw:layer="layout" svg:width="0.273cm" svg:height="0.273cm" svg:x="20.218cm" svg:y="4.402cm" svg:viewBox="0 0 274 274" svg:d="M137 274c36 0 71-14 97-40 25-26 40-60 40-97s-15-72-40-97c-26-26-61-40-97-40-37 0-72 14-97 40-26 25-40 60-40 97s14 71 40 97c25 26 60 40 97 40z">
          <text:p/>
        </draw:path>
        <draw:path draw:style-name="gr34" draw:text-style-name="P18" draw:layer="layout" svg:width="0.273cm" svg:height="0.273cm" svg:x="19.757cm" svg:y="4.364cm" svg:viewBox="0 0 274 274" svg:d="M138 274c36 0 71-14 96-40 26-25 40-60 40-97 0-36-14-71-40-97-25-25-60-40-96-40s-71 15-97 40c-26 26-41 61-41 97 0 37 15 72 41 97 26 26 61 40 97 40z">
          <text:p/>
        </draw:path>
        <draw:path draw:style-name="gr34" draw:text-style-name="P18" draw:layer="layout" svg:width="0.273cm" svg:height="0.273cm" svg:x="19.764cm" svg:y="4.41cm" svg:viewBox="0 0 274 274" svg:d="M138 274c36 0 71-15 96-40 26-26 40-61 40-97s-14-72-40-97c-25-26-60-40-96-40-37 0-71 14-97 40-27 25-41 61-41 97s14 71 41 97c26 25 60 40 97 40z">
          <text:p/>
        </draw:path>
        <draw:path draw:style-name="gr35" draw:text-style-name="P19" draw:layer="layout" svg:width="0.273cm" svg:height="0.273cm" svg:x="23.148cm" svg:y="5.348cm" svg:viewBox="0 0 274 274" svg:d="M137 274c36 0 72-14 97-41 26-26 40-60 40-97 0-36-14-71-40-96-25-26-61-40-97-40-37 0-71 14-97 40-26 25-40 60-40 96 0 37 14 71 40 97 26 27 60 41 97 41z">
          <text:p/>
        </draw:path>
        <draw:path draw:style-name="gr36" draw:text-style-name="P18" draw:layer="layout" svg:width="0.274cm" svg:height="0.274cm" svg:x="21.051cm" svg:y="4.213cm" svg:viewBox="0 0 275 275" svg:d="M138 275c36 0 71-15 96-40 26-26 41-61 41-97s-15-71-41-97c-25-26-60-41-96-41-37 0-72 15-98 41-25 26-40 61-40 97s15 71 40 97c26 25 61 40 98 40z">
          <text:p/>
        </draw:path>
        <draw:path draw:style-name="gr37" draw:text-style-name="P2" draw:layer="layout" svg:width="0.274cm" svg:height="0.274cm" svg:x="21.051cm" svg:y="4.213cm" svg:viewBox="0 0 275 275" svg:d="M138 275c36 0 71-15 96-40 26-26 41-61 41-97s-15-71-41-97c-25-26-60-41-96-41-37 0-72 15-98 41-25 26-40 61-40 97s15 71 40 97c26 25 61 40 98 40z">
          <text:p/>
        </draw:path>
        <draw:path draw:style-name="gr34" draw:text-style-name="P18" draw:layer="layout" svg:width="0.273cm" svg:height="0.274cm" svg:x="20.285cm" svg:y="4.318cm" svg:viewBox="0 0 274 275" svg:d="M138 275c36 0 71-15 96-41 26-25 40-61 40-97s-14-71-40-97c-25-25-60-40-96-40s-71 15-98 40c-25 26-40 61-40 97s15 72 40 97c27 26 62 41 98 41z">
          <text:p/>
        </draw:path>
        <draw:path draw:style-name="gr35" draw:text-style-name="P19" draw:layer="layout" svg:width="0.273cm" svg:height="0.273cm" svg:x="22.006cm" svg:y="6.179cm" svg:viewBox="0 0 274 274" svg:d="M136 274c37 0 71-14 97-41 27-25 41-60 41-96s-14-71-41-97c-26-25-60-40-97-40-36 0-71 15-96 40-26 26-40 61-40 97s14 71 40 96c25 27 60 41 96 41z">
          <text:p/>
        </draw:path>
        <draw:path draw:style-name="gr34" draw:text-style-name="P18" draw:layer="layout" svg:width="0.274cm" svg:height="0.273cm" svg:x="20.219cm" svg:y="4.564cm" svg:viewBox="0 0 275 274" svg:d="M138 274c36 0 71-14 97-40 25-26 40-61 40-97 0-37-15-71-40-97-26-26-61-40-97-40-37 0-72 14-97 40-26 26-41 60-41 97 0 36 15 71 41 97 25 26 60 40 97 40z">
          <text:p/>
        </draw:path>
        <draw:path draw:style-name="gr34" draw:text-style-name="P18" draw:layer="layout" svg:width="0.274cm" svg:height="0.274cm" svg:x="20.252cm" svg:y="4.212cm" svg:viewBox="0 0 275 275" svg:d="M138 275c36 0 71-15 97-40 25-26 40-61 40-97s-15-71-40-97c-26-26-61-41-97-41s-72 15-98 41c-25 26-40 61-40 97s15 71 40 97c26 25 62 40 98 40z">
          <text:p/>
        </draw:path>
        <draw:path draw:style-name="gr35" draw:text-style-name="P19" draw:layer="layout" svg:width="0.273cm" svg:height="0.273cm" svg:x="21.997cm" svg:y="4.49cm" svg:viewBox="0 0 274 274" svg:d="M137 274c36 0 71-14 96-40 27-26 41-60 41-97 0-36-14-71-41-96-25-27-60-41-96-41s-71 14-97 41c-25 25-40 60-40 96 0 37 15 71 40 97 26 26 61 40 97 40z">
          <text:p/>
        </draw:path>
        <draw:path draw:style-name="gr34" draw:text-style-name="P18" draw:layer="layout" svg:width="0.273cm" svg:height="0.273cm" svg:x="19.794cm" svg:y="4.367cm" svg:viewBox="0 0 274 274" svg:d="M136 274c37 0 71-14 97-40 26-25 41-60 41-97s-15-71-41-97-60-40-97-40c-36 0-71 14-96 40-26 26-40 60-40 97s14 72 40 97c25 26 60 40 96 40z">
          <text:p/>
        </draw:path>
        <draw:path draw:style-name="gr34" draw:text-style-name="P18" draw:layer="layout" svg:width="0.273cm" svg:height="0.273cm" svg:x="20.945cm" svg:y="4.097cm" svg:viewBox="0 0 274 274" svg:d="M137 274c36 0 71-14 97-40s40-60 40-97-14-72-40-97c-26-26-61-40-97-40-37 0-71 14-97 40-26 25-40 60-40 97s14 71 40 97 60 40 97 40z">
          <text:p/>
        </draw:path>
        <draw:path draw:style-name="gr36" draw:text-style-name="P18" draw:layer="layout" svg:width="0.273cm" svg:height="0.274cm" svg:x="20.518cm" svg:y="4.274cm" svg:viewBox="0 0 274 275" svg:d="M137 275c36 0 71-15 97-40 25-27 40-62 40-98s-15-71-40-97c-26-25-61-40-97-40s-72 15-97 40c-26 26-40 61-40 97s14 71 40 98c25 25 61 40 97 40z">
          <text:p/>
        </draw:path>
        <draw:path draw:style-name="gr37" draw:text-style-name="P2" draw:layer="layout" svg:width="0.273cm" svg:height="0.274cm" svg:x="20.518cm" svg:y="4.274cm" svg:viewBox="0 0 274 275" svg:d="M137 275c36 0 71-15 97-40 25-27 40-62 40-98s-15-71-40-97c-26-25-61-40-97-40s-72 15-97 40c-26 26-40 61-40 97s14 71 40 98c25 25 61 40 97 40z">
          <text:p/>
        </draw:path>
        <draw:path draw:style-name="gr34" draw:text-style-name="P18" draw:layer="layout" svg:width="0.273cm" svg:height="0.273cm" svg:x="20.089cm" svg:y="4.213cm" svg:viewBox="0 0 274 274" svg:d="M136 274c36 0 71-14 97-40 26-25 41-60 41-96s-15-71-41-97-61-41-97-41-71 15-96 41c-26 26-40 61-40 97s14 71 40 96c25 26 60 40 96 40z">
          <text:p/>
        </draw:path>
        <draw:path draw:style-name="gr34" draw:text-style-name="P18" draw:layer="layout" svg:width="0.274cm" svg:height="0.273cm" svg:x="20.078cm" svg:y="4.533cm" svg:viewBox="0 0 275 274" svg:d="M137 274c36 0 71-14 97-41 25-25 41-60 41-96 0-37-16-71-41-97-26-26-61-40-97-40s-71 14-97 40c-25 26-40 60-40 97 0 36 15 71 40 96 26 27 61 41 97 41z">
          <text:p/>
        </draw:path>
        <draw:path draw:style-name="gr34" draw:text-style-name="P18" draw:layer="layout" svg:width="0.274cm" svg:height="0.273cm" svg:x="20.725cm" svg:y="4.154cm" svg:viewBox="0 0 275 274" svg:d="M137 274c37 0 72-14 98-40 25-25 40-60 40-96 0-37-15-72-40-98-26-26-61-40-98-40-36 0-71 14-97 40-25 26-40 61-40 98 0 36 15 71 40 96 26 26 61 40 97 40z">
          <text:p/>
        </draw:path>
        <draw:path draw:style-name="gr34" draw:text-style-name="P18" draw:layer="layout" svg:width="0.273cm" svg:height="0.273cm" svg:x="20.313cm" svg:y="4.219cm" svg:viewBox="0 0 274 274" svg:d="M138 274c36 0 71-14 96-40 26-25 40-60 40-96s-14-71-40-97c-25-25-60-41-96-41-37 0-71 16-97 41-27 26-41 61-41 97s14 71 41 96c26 26 60 40 97 40z">
          <text:p/>
        </draw:path>
        <draw:path draw:style-name="gr35" draw:text-style-name="P19" draw:layer="layout" svg:width="0.273cm" svg:height="0.274cm" svg:x="22.108cm" svg:y="4.512cm" svg:viewBox="0 0 274 275" svg:d="M137 275c37 0 72-16 97-41 26-26 40-61 40-97s-14-71-40-97c-25-25-60-40-97-40-36 0-71 15-97 40-25 26-40 61-40 97s15 71 40 97c26 25 61 41 97 41z">
          <text:p/>
        </draw:path>
        <draw:path draw:style-name="gr34" draw:text-style-name="P18" draw:layer="layout" svg:width="0.273cm" svg:height="0.273cm" svg:x="19.812cm" svg:y="4.487cm" svg:viewBox="0 0 274 274" svg:d="M137 274c36 0 71-14 96-40 27-25 41-60 41-96s-14-71-41-97c-25-26-60-41-96-41s-71 15-97 41c-25 26-40 61-40 97s15 71 40 96c26 26 61 40 97 40z">
          <text:p/>
        </draw:path>
        <draw:path draw:style-name="gr34" draw:text-style-name="P18" draw:layer="layout" svg:width="0.273cm" svg:height="0.274cm" svg:x="20.209cm" svg:y="4.661cm" svg:viewBox="0 0 274 275" svg:d="M137 275c36 0 71-15 97-40 25-26 40-61 40-97 0-37-15-72-40-98-26-25-61-40-97-40-37 0-72 15-97 40-26 26-40 61-40 98 0 36 14 71 40 97 25 25 60 40 97 40z">
          <text:p/>
        </draw:path>
        <draw:path draw:style-name="gr34" draw:text-style-name="P18" draw:layer="layout" svg:width="0.274cm" svg:height="0.273cm" svg:x="20.3cm" svg:y="4.669cm" svg:viewBox="0 0 275 274" svg:d="M138 274c36 0 71-15 97-40 25-26 40-61 40-97 0-37-15-72-40-97-26-26-61-40-97-40s-71 14-97 40c-26 25-41 60-41 97 0 36 15 71 41 97 26 25 61 40 97 40z">
          <text:p/>
        </draw:path>
        <draw:path draw:style-name="gr35" draw:text-style-name="P19" draw:layer="layout" svg:width="0.273cm" svg:height="0.273cm" svg:x="21.963cm" svg:y="4.476cm" svg:viewBox="0 0 274 274" svg:d="M137 274c36 0 71-14 97-40 25-25 40-60 40-96s-15-71-40-97c-26-26-61-41-97-41s-71 15-96 41c-26 26-41 61-41 97s15 71 41 96c25 26 60 40 96 40z">
          <text:p/>
        </draw:path>
        <draw:path draw:style-name="gr34" draw:text-style-name="P18" draw:layer="layout" svg:width="0.273cm" svg:height="0.273cm" svg:x="20.546cm" svg:y="4.067cm" svg:viewBox="0 0 274 274" svg:d="M138 274c36 0 71-14 96-40 26-26 40-60 40-98 0-36-14-71-40-96-25-26-60-40-96-40s-71 14-98 40c-25 25-40 60-40 96 0 38 15 72 40 98 27 26 62 40 98 40z">
          <text:p/>
        </draw:path>
        <draw:path draw:style-name="gr34" draw:text-style-name="P18" draw:layer="layout" svg:width="0.273cm" svg:height="0.274cm" svg:x="19.893cm" svg:y="4.305cm" svg:viewBox="0 0 274 275" svg:d="M136 275c38 0 72-15 98-40 26-26 40-62 40-98s-14-71-40-96c-26-26-60-41-98-41-36 0-71 15-96 41-26 25-40 60-40 96s14 72 40 98c25 25 60 40 96 40z">
          <text:p/>
        </draw:path>
        <draw:path draw:style-name="gr34" draw:text-style-name="P18" draw:layer="layout" svg:width="0.273cm" svg:height="0.273cm" svg:x="20.199cm" svg:y="4.218cm" svg:viewBox="0 0 274 274" svg:d="M136 274c37 0 72-14 98-40 25-25 40-60 40-96s-15-71-40-97c-26-25-61-41-98-41-36 0-71 16-96 41-26 26-40 61-40 97s14 71 40 96c25 26 60 40 96 40z">
          <text:p/>
        </draw:path>
        <draw:path draw:style-name="gr34" draw:text-style-name="P18" draw:layer="layout" svg:width="0.273cm" svg:height="0.273cm" svg:x="20.632cm" svg:y="4.25cm" svg:viewBox="0 0 274 274" svg:d="M136 274c36 0 71-14 97-41 26-26 41-60 41-97 0-36-15-71-41-96-26-26-61-40-97-40s-71 14-96 40c-26 25-40 60-40 96 0 37 14 71 40 97 25 27 60 41 96 41z">
          <text:p/>
        </draw:path>
        <draw:path draw:style-name="gr34" draw:text-style-name="P18" draw:layer="layout" svg:width="0.273cm" svg:height="0.273cm" svg:x="20.031cm" svg:y="4.521cm" svg:viewBox="0 0 274 274" svg:d="M138 274c36 0 71-14 96-41 26-25 40-60 40-96s-14-71-40-97c-25-25-60-40-96-40-37 0-71 15-97 40-27 26-41 61-41 97s14 71 41 96c26 27 60 41 97 41z">
          <text:p/>
        </draw:path>
        <draw:path draw:style-name="gr34" draw:text-style-name="P18" draw:layer="layout" svg:width="0.274cm" svg:height="0.274cm" svg:x="20.295cm" svg:y="4.394cm" svg:viewBox="0 0 275 275" svg:d="M138 275c36 0 71-15 97-40 25-26 40-61 40-97 0-37-15-72-40-98-26-25-61-40-97-40s-71 15-98 40c-25 26-40 61-40 98 0 36 15 71 40 97 27 25 62 40 98 40z">
          <text:p/>
        </draw:path>
        <draw:path draw:style-name="gr35" draw:text-style-name="P19" draw:layer="layout" svg:width="0.273cm" svg:height="0.273cm" svg:x="22.591cm" svg:y="5.441cm" svg:viewBox="0 0 274 274" svg:d="M137 274c36 0 72-14 97-40 26-26 40-60 40-98 0-36-14-71-40-96-25-26-61-40-97-40-37 0-71 14-97 40-26 25-40 60-40 96 0 38 14 72 40 98s60 40 97 40z">
          <text:p/>
        </draw:path>
        <draw:path draw:style-name="gr34" draw:text-style-name="P18" draw:layer="layout" svg:width="0.274cm" svg:height="0.273cm" svg:x="20.012cm" svg:y="4.423cm" svg:viewBox="0 0 275 274" svg:d="M138 274c36 0 71-14 97-40 25-25 40-60 40-96s-15-72-40-98c-26-25-61-40-97-40s-71 15-98 40c-25 26-40 62-40 98s15 71 40 96c27 26 62 40 98 40z">
          <text:p/>
        </draw:path>
        <draw:path draw:style-name="gr35" draw:text-style-name="P19" draw:layer="layout" svg:width="0.273cm" svg:height="0.273cm" svg:x="22.004cm" svg:y="4.472cm" svg:viewBox="0 0 274 274" svg:d="M137 274c36 0 71-14 96-40 27-25 41-60 41-96s-14-71-41-97c-25-26-60-41-96-41-37 0-71 15-97 41s-40 61-40 97 14 71 40 96c26 26 60 40 97 40z">
          <text:p/>
        </draw:path>
        <draw:path draw:style-name="gr34" draw:text-style-name="P18" draw:layer="layout" svg:width="0.274cm" svg:height="0.273cm" svg:x="20.711cm" svg:y="4.495cm" svg:viewBox="0 0 275 274" svg:d="M137 274c36 0 72-14 98-40 25-26 40-60 40-97 0-36-15-71-40-96-26-26-62-41-98-41s-71 15-97 41c-25 25-40 60-40 96 0 37 15 71 40 97 26 26 61 40 97 40z">
          <text:p/>
        </draw:path>
        <draw:path draw:style-name="gr36" draw:text-style-name="P18" draw:layer="layout" svg:width="0.273cm" svg:height="0.273cm" svg:x="19.82cm" svg:y="4.427cm" svg:viewBox="0 0 274 274" svg:d="M136 274c37 0 71-14 97-40 27-26 41-60 41-97 0-36-14-72-41-97-26-26-60-40-97-40-36 0-71 14-96 40-26 25-40 61-40 97 0 37 14 71 40 97 25 26 60 40 96 40z">
          <text:p/>
        </draw:path>
        <draw:path draw:style-name="gr37" draw:text-style-name="P2" draw:layer="layout" svg:width="0.273cm" svg:height="0.273cm" svg:x="19.82cm" svg:y="4.427cm" svg:viewBox="0 0 274 274" svg:d="M136 274c37 0 71-14 97-40 27-26 41-60 41-97 0-36-14-72-41-97-26-26-60-40-97-40-36 0-71 14-96 40-26 25-40 61-40 97 0 37 14 71 40 97 25 26 60 40 96 40z">
          <text:p/>
        </draw:path>
        <draw:path draw:style-name="gr34" draw:text-style-name="P18" draw:layer="layout" svg:width="0.274cm" svg:height="0.273cm" svg:x="20.744cm" svg:y="4.196cm" svg:viewBox="0 0 275 274" svg:d="M137 274c37 0 72-14 98-40 25-25 40-60 40-96 0-37-15-71-40-97-26-27-61-41-98-41-36 0-71 14-97 41-25 26-40 60-40 97 0 36 15 71 40 96 26 26 61 40 97 40z">
          <text:p/>
        </draw:path>
        <draw:path draw:style-name="gr35" draw:text-style-name="P19" draw:layer="layout" svg:width="0.273cm" svg:height="0.274cm" svg:x="21.887cm" svg:y="5.015cm" svg:viewBox="0 0 274 275" svg:d="M138 275c36 0 71-15 96-41 26-25 40-60 40-96s-14-71-40-97c-25-26-60-41-96-41-37 0-72 15-98 41s-40 61-40 97 14 71 40 96c26 26 61 41 98 41z">
          <text:p/>
        </draw:path>
        <draw:path draw:style-name="gr34" draw:text-style-name="P18" draw:layer="layout" svg:width="0.274cm" svg:height="0.273cm" svg:x="20.053cm" svg:y="4.191cm" svg:viewBox="0 0 275 274" svg:d="M138 274c36 0 71-14 97-40 25-25 40-60 40-96 0-37-15-71-40-98-26-26-61-40-97-40s-71 14-97 40c-25 27-41 61-41 98 0 36 16 71 41 96 26 26 61 40 97 40z">
          <text:p/>
        </draw:path>
        <draw:path draw:style-name="gr35" draw:text-style-name="P19" draw:layer="layout" svg:width="0.273cm" svg:height="0.274cm" svg:x="20.881cm" svg:y="5.119cm" svg:viewBox="0 0 274 275" svg:d="M138 275c36 0 71-15 96-40 26-26 40-62 40-98s-14-71-40-97c-25-25-60-40-96-40-37 0-71 15-97 40-26 26-41 61-41 97s15 72 41 98c26 25 60 40 97 40z">
          <text:p/>
        </draw:path>
        <draw:path draw:style-name="gr34" draw:text-style-name="P18" draw:layer="layout" svg:width="0.273cm" svg:height="0.273cm" svg:x="20.286cm" svg:y="4.407cm" svg:viewBox="0 0 274 274" svg:d="M137 274c36 0 71-14 97-40 25-26 40-60 40-97 0-36-15-71-40-97-26-26-61-40-97-40s-71 14-97 40-40 61-40 97c0 37 14 71 40 97s61 40 97 40z">
          <text:p/>
        </draw:path>
        <draw:path draw:style-name="gr34" draw:text-style-name="P18" draw:layer="layout" svg:width="0.274cm" svg:height="0.273cm" svg:x="19.917cm" svg:y="4.264cm" svg:viewBox="0 0 275 274" svg:d="M137 274c37 0 72-14 98-41 25-26 40-60 40-97 0-36-15-71-40-96-26-26-61-40-98-40-36 0-71 14-97 40-25 25-40 60-40 96 0 37 15 71 40 97 26 27 61 41 97 41z">
          <text:p/>
        </draw:path>
        <draw:path draw:style-name="gr34" draw:text-style-name="P18" draw:layer="layout" svg:width="0.273cm" svg:height="0.273cm" svg:x="20.536cm" svg:y="4.338cm" svg:viewBox="0 0 274 274" svg:d="M137 274c37 0 71-14 97-40 26-25 40-60 40-97 0-36-14-71-40-97-26-25-60-40-97-40-36 0-72 15-97 40-26 26-40 61-40 97 0 37 14 72 40 97 25 26 61 40 97 40z">
          <text:p/>
        </draw:path>
        <draw:path draw:style-name="gr34" draw:text-style-name="P18" draw:layer="layout" svg:width="0.274cm" svg:height="0.274cm" svg:x="19.524cm" svg:y="4.591cm" svg:viewBox="0 0 275 275" svg:d="M137 275c36 0 71-15 97-40 25-26 41-62 41-98s-16-71-41-97c-26-25-61-40-97-40s-71 15-97 40c-25 26-40 61-40 97s15 72 40 98c26 25 61 40 97 40z">
          <text:p/>
        </draw:path>
        <draw:path draw:style-name="gr34" draw:text-style-name="P18" draw:layer="layout" svg:width="0.273cm" svg:height="0.273cm" svg:x="20.092cm" svg:y="4.255cm" svg:viewBox="0 0 274 274" svg:d="M136 274c37 0 71-15 97-41 27-26 41-61 41-97s-14-71-41-96c-26-26-60-40-97-40-36 0-71 14-96 40-26 25-40 60-40 96s14 71 40 97c25 26 60 41 96 41z">
          <text:p/>
        </draw:path>
        <draw:path draw:style-name="gr34" draw:text-style-name="P18" draw:layer="layout" svg:width="0.273cm" svg:height="0.273cm" svg:x="20.341cm" svg:y="4.161cm" svg:viewBox="0 0 274 274" svg:d="M137 274c36 0 71-14 96-40 26-25 41-60 41-96 0-37-15-72-41-98-25-26-60-40-96-40s-71 14-97 40c-25 26-40 61-40 98 0 36 15 71 40 96 26 26 61 40 97 40z">
          <text:p/>
        </draw:path>
        <draw:path draw:style-name="gr34" draw:text-style-name="P18" draw:layer="layout" svg:width="0.273cm" svg:height="0.273cm" svg:x="20.225cm" svg:y="4.444cm" svg:viewBox="0 0 274 274" svg:d="M138 274c36 0 71-14 96-40 26-26 40-60 40-97 0-36-14-71-40-97-25-26-60-40-96-40-38 0-72 14-98 40s-40 61-40 97c0 37 14 71 40 97s60 40 98 40z">
          <text:p/>
        </draw:path>
        <draw:path draw:style-name="gr36" draw:text-style-name="P18" draw:layer="layout" svg:width="0.274cm" svg:height="0.273cm" svg:x="20.934cm" svg:y="4.185cm" svg:viewBox="0 0 275 274" svg:d="M137 274c36 0 71-14 98-40 25-26 40-60 40-97 0-36-15-71-40-97-27-26-62-40-98-40s-71 14-97 40c-25 26-40 61-40 97 0 37 15 71 40 97 26 26 61 40 97 40z">
          <text:p/>
        </draw:path>
        <draw:path draw:style-name="gr37" draw:text-style-name="P2" draw:layer="layout" svg:width="0.274cm" svg:height="0.273cm" svg:x="20.934cm" svg:y="4.185cm" svg:viewBox="0 0 275 274" svg:d="M137 274c36 0 71-14 98-40 25-26 40-60 40-97 0-36-15-71-40-97-27-26-62-40-98-40s-71 14-97 40c-25 26-40 61-40 97 0 37 15 71 40 97 26 26 61 40 97 40z">
          <text:p/>
        </draw:path>
        <draw:path draw:style-name="gr34" draw:text-style-name="P18" draw:layer="layout" svg:width="0.273cm" svg:height="0.274cm" svg:x="19.881cm" svg:y="4.486cm" svg:viewBox="0 0 274 275" svg:d="M137 275c36 0 72-15 97-40 26-26 40-61 40-97s-14-71-40-97c-25-26-61-41-97-41-37 0-71 15-97 41s-40 61-40 97 14 71 40 97c26 25 60 40 97 40z">
          <text:p/>
        </draw:path>
        <draw:path draw:style-name="gr35" draw:text-style-name="P19" draw:layer="layout" svg:width="0.273cm" svg:height="0.273cm" svg:x="21.128cm" svg:y="5.519cm" svg:viewBox="0 0 274 274" svg:d="M137 274c36 0 71-14 97-40 25-25 40-60 40-96 0-37-15-72-40-98-26-26-61-40-97-40s-71 14-96 40c-27 26-41 61-41 98 0 36 14 71 41 96 25 26 60 40 96 40z">
          <text:p/>
        </draw:path>
        <draw:path draw:style-name="gr34" draw:text-style-name="P18" draw:layer="layout" svg:width="0.273cm" svg:height="0.273cm" svg:x="19.082cm" svg:y="5.04cm" svg:viewBox="0 0 274 274" svg:d="M136 274c38 0 72-14 98-40 26-25 40-60 40-96 0-37-14-71-40-97s-60-41-98-41c-36 0-71 15-96 41-26 26-40 60-40 97 0 36 14 71 40 96 25 26 60 40 96 40z">
          <text:p/>
        </draw:path>
        <draw:path draw:style-name="gr35" draw:text-style-name="P19" draw:layer="layout" svg:width="0.273cm" svg:height="0.273cm" svg:x="22.509cm" svg:y="5.979cm" svg:viewBox="0 0 274 274" svg:d="M137 274c37 0 71-14 97-40 26-25 40-60 40-97s-14-71-40-97-60-40-97-40c-36 0-71 14-96 40-26 26-41 60-41 97s15 72 41 97c25 26 60 40 96 40z">
          <text:p/>
        </draw:path>
        <draw:path draw:style-name="gr34" draw:text-style-name="P18" draw:layer="layout" svg:width="0.273cm" svg:height="0.274cm" svg:x="20.185cm" svg:y="4.568cm" svg:viewBox="0 0 274 275" svg:d="M136 275c38 0 72-15 98-41s40-61 40-97-14-71-40-97c-26-25-60-40-98-40-36 0-71 15-96 40-26 26-40 61-40 97s14 71 40 97c25 26 60 41 96 41z">
          <text:p/>
        </draw:path>
        <draw:path draw:style-name="gr34" draw:text-style-name="P18" draw:layer="layout" svg:width="0.273cm" svg:height="0.274cm" svg:x="19.978cm" svg:y="4.379cm" svg:viewBox="0 0 274 275" svg:d="M137 275c37 0 71-15 97-40 26-26 40-61 40-97 0-37-14-72-40-98-26-25-60-40-97-40-36 0-72 15-97 40-26 26-40 61-40 98 0 36 14 71 40 97 25 25 61 40 97 40z">
          <text:p/>
        </draw:path>
        <draw:path draw:style-name="gr34" draw:text-style-name="P18" draw:layer="layout" svg:width="0.273cm" svg:height="0.273cm" svg:x="20.165cm" svg:y="4.234cm" svg:viewBox="0 0 274 274" svg:d="M136 274c37 0 72-15 98-41 26-25 40-60 40-96s-14-71-40-97c-26-25-61-40-98-40-36 0-70 15-96 40-26 26-40 61-40 97s14 71 40 96c26 26 60 41 96 41z">
          <text:p/>
        </draw:path>
        <draw:path draw:style-name="gr34" draw:text-style-name="P18" draw:layer="layout" svg:width="0.273cm" svg:height="0.273cm" svg:x="20.162cm" svg:y="4.294cm" svg:viewBox="0 0 274 274" svg:d="M137 274c36 0 72-14 97-40 26-26 40-61 40-97 0-37-14-71-40-97-25-26-61-40-97-40-37 0-71 14-97 40s-40 60-40 97c0 36 14 71 40 97s60 40 97 40z">
          <text:p/>
        </draw:path>
        <draw:path draw:style-name="gr35" draw:text-style-name="P19" draw:layer="layout" svg:width="0.273cm" svg:height="0.273cm" svg:x="21.321cm" svg:y="3.926cm" svg:viewBox="0 0 274 274" svg:d="M138 274c36 0 71-14 96-40 26-25 40-60 40-96 0-37-14-71-40-97-25-27-60-41-96-41-37 0-72 14-98 41-25 26-40 60-40 97 0 36 15 71 40 96 26 26 61 40 98 40z">
          <text:p/>
        </draw:path>
        <draw:path draw:style-name="gr34" draw:text-style-name="P18" draw:layer="layout" svg:width="0.273cm" svg:height="0.273cm" svg:x="20.167cm" svg:y="4.531cm" svg:viewBox="0 0 274 274" svg:d="M136 274c38 0 72-14 98-41 26-25 40-60 40-96 0-37-14-71-40-97s-60-40-98-40c-36 0-71 14-96 40-26 26-40 60-40 97 0 36 14 71 40 96 25 27 60 41 96 41z">
          <text:p/>
        </draw:path>
        <draw:path draw:style-name="gr34" draw:text-style-name="P18" draw:layer="layout" svg:width="0.274cm" svg:height="0.273cm" svg:x="20.564cm" svg:y="4.366cm" svg:viewBox="0 0 275 274" svg:d="M138 274c36 0 71-15 97-40 25-26 40-61 40-98 0-36-15-71-40-96-26-26-61-40-97-40s-71 14-98 40c-25 25-40 60-40 96 0 37 15 72 40 98 27 25 62 40 98 40z">
          <text:p/>
        </draw:path>
        <draw:path draw:style-name="gr34" draw:text-style-name="P18" draw:layer="layout" svg:width="0.273cm" svg:height="0.273cm" svg:x="19.39cm" svg:y="5.864cm" svg:viewBox="0 0 274 274" svg:d="M138 274c36 0 71-14 96-40 26-26 40-60 40-97 0-36-14-70-40-96-25-26-60-41-96-41-38 0-72 15-98 41s-40 60-40 96c0 37 14 71 40 97s60 40 98 40z">
          <text:p/>
        </draw:path>
        <draw:path draw:style-name="gr34" draw:text-style-name="P18" draw:layer="layout" svg:width="0.273cm" svg:height="0.273cm" svg:x="20.451cm" svg:y="4.41cm" svg:viewBox="0 0 274 274" svg:d="M137 274c37 0 72-14 97-40 26-25 40-60 40-96s-14-72-40-98c-25-25-60-40-97-40s-71 15-97 40c-26 26-40 62-40 98s14 71 40 96c26 26 60 40 97 40z">
          <text:p/>
        </draw:path>
        <draw:path draw:style-name="gr34" draw:text-style-name="P18" draw:layer="layout" svg:width="0.274cm" svg:height="0.274cm" svg:x="20.027cm" svg:y="4.343cm" svg:viewBox="0 0 275 275" svg:d="M138 275c36 0 71-15 97-40 25-26 40-61 40-98 0-36-15-71-40-97-26-25-61-40-97-40s-71 15-97 40c-26 26-41 61-41 97 0 37 15 72 41 98 26 25 61 40 97 40z">
          <text:p/>
        </draw:path>
        <draw:path draw:style-name="gr34" draw:text-style-name="P18" draw:layer="layout" svg:width="0.273cm" svg:height="0.273cm" svg:x="20.384cm" svg:y="4.256cm" svg:viewBox="0 0 274 274" svg:d="M137 274c36 0 71-14 97-41 26-25 40-60 40-96 0-37-14-71-40-97s-61-40-97-40c-37 0-71 14-97 40s-40 60-40 97c0 36 14 71 40 96 26 27 60 41 97 41z">
          <text:p/>
        </draw:path>
        <draw:path draw:style-name="gr34" draw:text-style-name="P18" draw:layer="layout" svg:width="0.274cm" svg:height="0.273cm" svg:x="20.381cm" svg:y="4.272cm" svg:viewBox="0 0 275 274" svg:d="M137 274c36 0 71-14 98-40 25-27 40-61 40-98 0-36-15-71-40-96-27-26-62-40-98-40s-71 14-97 40c-25 25-40 60-40 96 0 37 15 71 40 98 26 26 61 40 97 40z">
          <text:p/>
        </draw:path>
        <draw:path draw:style-name="gr35" draw:text-style-name="P19" draw:layer="layout" svg:width="0.273cm" svg:height="0.274cm" svg:x="22.645cm" svg:y="5.11cm" svg:viewBox="0 0 274 275" svg:d="M136 275c37 0 72-15 98-40 25-27 40-62 40-98s-15-71-40-97c-26-25-61-40-98-40-36 0-71 15-96 40-26 26-40 61-40 97s14 71 40 98c25 25 60 40 96 40z">
          <text:p/>
        </draw:path>
        <draw:path draw:style-name="gr35" draw:text-style-name="P19" draw:layer="layout" svg:width="0.273cm" svg:height="0.273cm" svg:x="21.65cm" svg:y="4.284cm" svg:viewBox="0 0 274 274" svg:d="M138 274c36 0 71-14 96-40 26-26 40-61 40-97 0-37-14-71-40-97-25-26-60-40-96-40-37 0-71 14-98 40-26 26-40 60-40 97 0 36 14 71 40 97 27 26 61 40 98 40z">
          <text:p/>
        </draw:path>
        <draw:path draw:style-name="gr34" draw:text-style-name="P18" draw:layer="layout" svg:width="0.273cm" svg:height="0.273cm" svg:x="20.072cm" svg:y="4.31cm" svg:viewBox="0 0 274 274" svg:d="M137 274c36 0 71-14 96-40 26-26 41-61 41-98 0-36-15-70-41-96-25-26-60-40-96-40-37 0-71 14-97 40s-40 60-40 96c0 37 14 72 40 98s60 40 97 40z">
          <text:p/>
        </draw:path>
        <draw:path draw:style-name="gr35" draw:text-style-name="P19" draw:layer="layout" svg:width="0.273cm" svg:height="0.274cm" svg:x="21.217cm" svg:y="4.39cm" svg:viewBox="0 0 274 275" svg:d="M136 275c37 0 71-15 98-40 26-26 40-61 40-97 0-37-14-72-40-98-27-25-61-40-98-40-36 0-71 15-96 40-26 26-40 61-40 98 0 36 14 71 40 97 25 25 60 40 96 40z">
          <text:p/>
        </draw:path>
        <draw:path draw:style-name="gr34" draw:text-style-name="P18" draw:layer="layout" svg:width="0.274cm" svg:height="0.273cm" svg:x="20.251cm" svg:y="4.382cm" svg:viewBox="0 0 275 274" svg:d="M138 274c36 0 71-14 97-40 25-26 40-60 40-97s-15-72-40-97c-26-26-61-40-97-40s-72 14-98 40c-25 25-40 60-40 97s15 71 40 97c26 26 62 40 98 40z">
          <text:p/>
        </draw:path>
        <draw:path draw:style-name="gr34" draw:text-style-name="P18" draw:layer="layout" svg:width="0.274cm" svg:height="0.273cm" svg:x="20.079cm" svg:y="4.323cm" svg:viewBox="0 0 275 274" svg:d="M137 274c36 0 71-15 97-40 25-26 41-62 41-98s-16-71-41-96c-26-26-61-40-97-40s-71 14-97 40c-25 25-40 60-40 96s15 72 40 98c26 25 61 40 97 40z">
          <text:p/>
        </draw:path>
        <draw:path draw:style-name="gr34" draw:text-style-name="P18" draw:layer="layout" svg:width="0.273cm" svg:height="0.273cm" svg:x="20.21cm" svg:y="4.552cm" svg:viewBox="0 0 274 274" svg:d="M137 274c37 0 71-14 97-40s40-61 40-97c0-37-14-71-40-97s-60-40-97-40-72 14-97 40c-26 26-40 60-40 97 0 36 14 71 40 97 25 26 60 40 97 40z">
          <text:p/>
        </draw:path>
        <draw:path draw:style-name="gr34" draw:text-style-name="P18" draw:layer="layout" svg:width="0.273cm" svg:height="0.273cm" svg:x="20.495cm" svg:y="4.423cm" svg:viewBox="0 0 274 274" svg:d="M138 274c36 0 71-14 96-40 26-26 40-60 40-97 0-36-14-72-40-97-25-26-60-40-96-40-38 0-72 14-98 40-26 25-40 61-40 97 0 37 14 71 40 97s60 40 98 40z">
          <text:p/>
        </draw:path>
        <draw:path draw:style-name="gr34" draw:text-style-name="P18" draw:layer="layout" svg:width="0.274cm" svg:height="0.274cm" svg:x="19.888cm" svg:y="4.436cm" svg:viewBox="0 0 275 275" svg:d="M137 275c36 0 72-15 98-40 25-26 40-61 40-97s-15-72-40-97c-26-26-62-41-98-41s-71 15-97 41c-25 25-40 61-40 97s15 71 40 97c26 25 61 40 97 40z">
          <text:p/>
        </draw:path>
        <draw:path draw:style-name="gr35" draw:text-style-name="P19" draw:layer="layout" svg:width="0.273cm" svg:height="0.273cm" svg:x="22.368cm" svg:y="5.15cm" svg:viewBox="0 0 274 274" svg:d="M136 274c38 0 72-14 98-40s40-61 40-98c0-36-14-71-40-96-26-26-60-40-98-40-36 0-71 14-96 40-26 25-40 60-40 96 0 37 14 72 40 98 25 26 60 40 96 40z">
          <text:p/>
        </draw:path>
        <draw:path draw:style-name="gr34" draw:text-style-name="P18" draw:layer="layout" svg:width="0.274cm" svg:height="0.273cm" svg:x="20.583cm" svg:y="4.406cm" svg:viewBox="0 0 275 274" svg:d="M138 274c36 0 71-14 97-40 25-26 40-60 40-97 0-36-15-72-40-97-26-26-61-40-97-40s-71 14-97 40c-26 25-41 61-41 97 0 37 15 71 41 97s61 40 97 40z">
          <text:p/>
        </draw:path>
        <draw:path draw:style-name="gr34" draw:text-style-name="P18" draw:layer="layout" svg:width="0.273cm" svg:height="0.274cm" svg:x="20.306cm" svg:y="4.228cm" svg:viewBox="0 0 274 275" svg:d="M137 275c37 0 71-15 97-40 26-26 40-61 40-97s-14-71-40-97c-26-25-60-41-97-41-36 0-71 16-96 41-27 26-41 61-41 97s14 71 41 97c25 25 60 40 96 40z">
          <text:p/>
        </draw:path>
        <draw:path draw:style-name="gr34" draw:text-style-name="P18" draw:layer="layout" svg:width="0.273cm" svg:height="0.273cm" svg:x="20.297cm" svg:y="4.236cm" svg:viewBox="0 0 274 274" svg:d="M137 274c36 0 71-15 97-41 25-25 40-60 40-96 0-37-15-71-40-97-26-26-61-40-97-40s-71 14-97 40-40 60-40 97c0 36 14 71 40 96 26 26 61 41 97 41z">
          <text:p/>
        </draw:path>
        <draw:path draw:style-name="gr34" draw:text-style-name="P18" draw:layer="layout" svg:width="0.273cm" svg:height="0.273cm" svg:x="20.412cm" svg:y="4.214cm" svg:viewBox="0 0 274 274" svg:d="M136 274c36 0 72-14 98-40 25-26 40-60 40-97 0-36-15-71-40-96-26-27-62-41-98-41s-71 14-96 41c-26 25-40 60-40 96 0 37 14 71 40 97 25 26 60 40 96 40z">
          <text:p/>
        </draw:path>
        <draw:path draw:style-name="gr34" draw:text-style-name="P18" draw:layer="layout" svg:width="0.274cm" svg:height="0.273cm" svg:x="20.22cm" svg:y="4.479cm" svg:viewBox="0 0 275 274" svg:d="M138 274c36 0 71-15 97-40 25-26 40-61 40-97s-15-71-40-96c-26-27-61-41-97-41-37 0-72 14-98 41-25 25-40 60-40 96s15 71 40 97c26 25 61 40 98 40z">
          <text:p/>
        </draw:path>
        <draw:path draw:style-name="gr34" draw:text-style-name="P18" draw:layer="layout" svg:width="0.273cm" svg:height="0.274cm" svg:x="19.991cm" svg:y="4.427cm" svg:viewBox="0 0 274 275" svg:d="M138 275c36 0 71-15 96-40 26-26 40-61 40-97s-14-72-40-98c-25-25-60-40-96-40-37 0-72 15-98 40-26 26-40 62-40 98s14 71 40 97c26 25 61 40 98 40z">
          <text:p/>
        </draw:path>
        <draw:path draw:style-name="gr34" draw:text-style-name="P18" draw:layer="layout" svg:width="0.273cm" svg:height="0.273cm" svg:x="20.395cm" svg:y="4.249cm" svg:viewBox="0 0 274 274" svg:d="M136 274c36 0 71-15 98-41 25-26 40-61 40-97s-15-71-40-96c-27-26-62-40-98-40s-71 14-96 40c-26 25-40 60-40 96s14 71 40 97c25 26 60 41 96 41z">
          <text:p/>
        </draw:path>
        <draw:path draw:style-name="gr34" draw:text-style-name="P18" draw:layer="layout" svg:width="0.274cm" svg:height="0.273cm" svg:x="20.326cm" svg:y="4.535cm" svg:viewBox="0 0 275 274" svg:d="M138 274c36 0 71-14 97-41 25-26 40-60 40-97 0-36-15-71-40-96-26-26-61-40-97-40s-71 14-97 40c-25 25-41 60-41 96 0 37 16 71 41 97 26 27 61 41 97 41z">
          <text:p/>
        </draw:path>
        <draw:path draw:style-name="gr34" draw:text-style-name="P18" draw:layer="layout" svg:width="0.273cm" svg:height="0.274cm" svg:x="20.397cm" svg:y="4.71cm" svg:viewBox="0 0 274 275" svg:d="M137 275c36 0 71-15 97-40 26-26 40-61 40-97s-14-72-40-98c-26-25-61-40-97-40-37 0-71 15-97 40-26 26-40 62-40 98s14 71 40 97c26 25 60 40 97 40z">
          <text:p/>
        </draw:path>
        <draw:path draw:style-name="gr34" draw:text-style-name="P18" draw:layer="layout" svg:width="0.273cm" svg:height="0.273cm" svg:x="20.248cm" svg:y="4.441cm" svg:viewBox="0 0 274 274" svg:d="M137 274c37 0 71-14 97-40s40-60 40-97c0-36-14-71-40-97s-60-40-97-40c-36 0-72 14-97 40-26 26-40 61-40 97 0 37 14 71 40 97 25 26 61 40 97 40z">
          <text:p/>
        </draw:path>
        <draw:path draw:style-name="gr34" draw:text-style-name="P18" draw:layer="layout" svg:width="0.274cm" svg:height="0.273cm" svg:x="19.857cm" svg:y="4.75cm" svg:viewBox="0 0 275 274" svg:d="M137 274c36 0 71-14 98-40 25-25 40-60 40-96s-15-71-40-97c-27-26-62-41-98-41s-71 15-97 41c-25 26-40 61-40 97s15 71 40 96c26 26 61 40 97 40z">
          <text:p/>
        </draw:path>
        <draw:path draw:style-name="gr34" draw:text-style-name="P18" draw:layer="layout" svg:width="0.274cm" svg:height="0.273cm" svg:x="19.997cm" svg:y="4.514cm" svg:viewBox="0 0 275 274" svg:d="M138 274c36 0 71-15 97-41 25-26 40-60 40-97 0-36-15-71-40-96-26-26-61-40-97-40s-72 14-98 40c-25 25-40 60-40 96 0 37 15 71 40 97 26 26 62 41 98 41z">
          <text:p/>
        </draw:path>
        <draw:path draw:style-name="gr34" draw:text-style-name="P18" draw:layer="layout" svg:width="0.273cm" svg:height="0.273cm" svg:x="20.418cm" svg:y="4.195cm" svg:viewBox="0 0 274 274" svg:d="M137 274c36 0 72-14 97-40 26-26 40-60 40-97 0-36-14-71-40-96-25-27-61-41-97-41-37 0-71 14-97 41-26 25-40 60-40 96 0 37 14 71 40 97s60 40 97 40z">
          <text:p/>
        </draw:path>
        <draw:path draw:style-name="gr36" draw:text-style-name="P18" draw:layer="layout" svg:width="0.273cm" svg:height="0.273cm" svg:x="20.02cm" svg:y="4.457cm" svg:viewBox="0 0 274 274" svg:d="M138 274c36 0 71-14 96-40 26-26 40-60 40-96 0-37-14-71-40-98-25-26-60-40-96-40s-71 14-98 40c-25 27-40 61-40 98 0 36 15 70 40 96 27 26 62 40 98 40z">
          <text:p/>
        </draw:path>
        <draw:path draw:style-name="gr37" draw:text-style-name="P2" draw:layer="layout" svg:width="0.273cm" svg:height="0.273cm" svg:x="20.02cm" svg:y="4.457cm" svg:viewBox="0 0 274 274" svg:d="M138 274c36 0 71-14 96-40 26-26 40-60 40-96 0-37-14-71-40-98-25-26-60-40-96-40s-71 14-98 40c-25 27-40 61-40 98 0 36 15 70 40 96 27 26 62 40 98 40z">
          <text:p/>
        </draw:path>
        <draw:path draw:style-name="gr34" draw:text-style-name="P18" draw:layer="layout" svg:width="0.273cm" svg:height="0.273cm" svg:x="20.594cm" svg:y="4.742cm" svg:viewBox="0 0 274 274" svg:d="M138 274c36 0 71-14 96-40 26-26 40-60 40-97 0-36-14-71-40-96-25-27-60-41-96-41-37 0-71 14-97 41-27 25-41 60-41 96 0 37 14 71 41 97 26 26 60 40 97 40z">
          <text:p/>
        </draw:path>
        <draw:path draw:style-name="gr34" draw:text-style-name="P18" draw:layer="layout" svg:width="0.273cm" svg:height="0.273cm" svg:x="20.497cm" svg:y="4.105cm" svg:viewBox="0 0 274 274" svg:d="M137 274c36 0 71-14 97-40 25-25 40-60 40-96 0-38-15-72-40-98-26-26-61-40-97-40-37 0-72 14-97 40-26 26-40 60-40 98 0 36 14 71 40 96 25 26 60 40 97 40z">
          <text:p/>
        </draw:path>
        <draw:path draw:style-name="gr34" draw:text-style-name="P18" draw:layer="layout" svg:width="0.273cm" svg:height="0.273cm" svg:x="20.272cm" svg:y="4.261cm" svg:viewBox="0 0 274 274" svg:d="M138 274c36 0 71-14 96-41 26-25 40-60 40-96s-14-71-40-97c-25-25-60-40-96-40-37 0-72 15-98 40-26 26-40 61-40 97s14 71 40 96c26 27 61 41 98 41z">
          <text:p/>
        </draw:path>
        <draw:path draw:style-name="gr34" draw:text-style-name="P18" draw:layer="layout" svg:width="0.273cm" svg:height="0.273cm" svg:x="20.073cm" svg:y="4.749cm" svg:viewBox="0 0 274 274" svg:d="M137 274c36 0 71-15 96-40 26-26 41-61 41-97s-15-71-41-96c-25-27-60-41-96-41-37 0-71 14-97 41-26 25-40 60-40 96s14 71 40 97c26 25 60 40 97 40z">
          <text:p/>
        </draw:path>
        <draw:path draw:style-name="gr34" draw:text-style-name="P18" draw:layer="layout" svg:width="0.273cm" svg:height="0.273cm" svg:x="19.869cm" svg:y="4.458cm" svg:viewBox="0 0 274 274" svg:d="M136 274c37 0 72-14 98-40 26-25 40-60 40-96 0-37-14-71-40-98-26-26-61-40-98-40-36 0-71 14-96 40-26 27-40 61-40 98 0 36 14 71 40 96 25 26 60 40 96 40z">
          <text:p/>
        </draw:path>
        <draw:path draw:style-name="gr34" draw:text-style-name="P18" draw:layer="layout" svg:width="0.273cm" svg:height="0.274cm" svg:x="20.645cm" svg:y="4.109cm" svg:viewBox="0 0 274 275" svg:d="M137 275c36 0 71-15 96-40 27-26 41-61 41-97 0-37-14-72-41-98-25-25-60-40-96-40-37 0-71 15-97 40-26 26-40 61-40 98 0 36 14 71 40 97 26 25 60 40 97 40z">
          <text:p/>
        </draw:path>
        <draw:path draw:style-name="gr34" draw:text-style-name="P18" draw:layer="layout" svg:width="0.273cm" svg:height="0.273cm" svg:x="19.821cm" svg:y="4.506cm" svg:viewBox="0 0 274 274" svg:d="M136 274c36 0 71-15 97-41 26-25 41-60 41-96 0-37-15-71-41-97s-61-40-97-40-71 14-96 40c-26 26-40 60-40 97 0 36 14 71 40 96 25 26 60 41 96 41z">
          <text:p/>
        </draw:path>
        <draw:path draw:style-name="gr36" draw:text-style-name="P18" draw:layer="layout" svg:width="0.274cm" svg:height="0.273cm" svg:x="20.404cm" svg:y="4.384cm" svg:viewBox="0 0 275 274" svg:d="M137 274c36 0 72-14 98-40 25-25 40-60 40-96 0-37-15-72-40-98-26-25-62-40-98-40s-71 15-97 40c-25 26-40 61-40 98 0 36 15 71 40 96 26 26 61 40 97 40z">
          <text:p/>
        </draw:path>
        <draw:path draw:style-name="gr37" draw:text-style-name="P2" draw:layer="layout" svg:width="0.274cm" svg:height="0.273cm" svg:x="20.404cm" svg:y="4.384cm" svg:viewBox="0 0 275 274" svg:d="M137 274c36 0 72-14 98-40 25-25 40-60 40-96 0-37-15-72-40-98-26-25-62-40-98-40s-71 15-97 40c-25 26-40 61-40 98 0 36 15 71 40 96 26 26 61 40 97 40z">
          <text:p/>
        </draw:path>
        <draw:path draw:style-name="gr34" draw:text-style-name="P18" draw:layer="layout" svg:width="0.274cm" svg:height="0.273cm" svg:x="20.016cm" svg:y="4.36cm" svg:viewBox="0 0 275 274" svg:d="M138 274c36 0 71-14 97-40 25-26 40-60 40-98 0-36-15-71-40-96-26-26-61-40-97-40s-71 14-97 40c-26 25-41 60-41 96 0 38 15 72 41 98s61 40 97 40z">
          <text:p/>
        </draw:path>
        <draw:path draw:style-name="gr34" draw:text-style-name="P18" draw:layer="layout" svg:width="0.274cm" svg:height="0.274cm" svg:x="20.029cm" svg:y="4.584cm" svg:viewBox="0 0 275 275" svg:d="M138 275c36 0 71-15 97-40 25-26 40-62 40-98s-15-71-40-97c-26-25-61-40-97-40s-71 15-97 40c-26 26-41 61-41 97s15 72 41 98c26 25 61 40 97 40z">
          <text:p/>
        </draw:path>
        <draw:path draw:style-name="gr35" draw:text-style-name="P19" draw:layer="layout" svg:width="0.273cm" svg:height="0.273cm" svg:x="22.112cm" svg:y="4.384cm" svg:viewBox="0 0 274 274" svg:d="M137 274c37 0 72-14 97-40 26-26 40-60 40-97s-14-72-40-97c-25-26-60-40-97-40s-71 14-97 40c-26 25-40 60-40 97s14 71 40 97 60 40 97 40z">
          <text:p/>
        </draw:path>
        <draw:path draw:style-name="gr38" draw:text-style-name="P19" draw:layer="layout" svg:width="0.273cm" svg:height="0.274cm" svg:x="21.722cm" svg:y="4.288cm" svg:viewBox="0 0 274 275" svg:d="M137 275c36 0 71-15 96-40 27-27 41-62 41-98s-14-71-41-96c-25-26-60-41-96-41-37 0-71 15-97 41-26 25-40 60-40 96s14 71 40 98c26 25 60 40 97 40z">
          <text:p/>
        </draw:path>
        <draw:path draw:style-name="gr37" draw:text-style-name="P2" draw:layer="layout" svg:width="0.273cm" svg:height="0.274cm" svg:x="21.722cm" svg:y="4.288cm" svg:viewBox="0 0 274 275" svg:d="M137 275c36 0 71-15 96-40 27-27 41-62 41-98s-14-71-41-96c-25-26-60-41-96-41-37 0-71 15-97 41-26 25-40 60-40 96s14 71 40 98c26 25 60 40 97 40z">
          <text:p/>
        </draw:path>
        <draw:path draw:style-name="gr34" draw:text-style-name="P18" draw:layer="layout" svg:width="0.273cm" svg:height="0.273cm" svg:x="20.213cm" svg:y="4.442cm" svg:viewBox="0 0 274 274" svg:d="M138 274c36 0 71-14 96-40 26-25 40-60 40-96 0-37-14-71-40-98-25-26-60-40-96-40-38 0-72 14-98 40-26 27-40 61-40 98 0 36 14 71 40 96 26 26 60 40 98 40z">
          <text:p/>
        </draw:path>
        <draw:path draw:style-name="gr34" draw:text-style-name="P18" draw:layer="layout" svg:width="0.273cm" svg:height="0.273cm" svg:x="20.071cm" svg:y="4.608cm" svg:viewBox="0 0 274 274" svg:d="M136 274c37 0 71-14 97-40 26-25 41-60 41-97s-15-71-41-97-60-40-97-40c-36 0-71 14-96 40-26 26-40 60-40 97s14 72 40 97c25 26 60 40 96 40z">
          <text:p/>
        </draw:path>
        <draw:path draw:style-name="gr35" draw:text-style-name="P19" draw:layer="layout" svg:width="0.273cm" svg:height="0.273cm" svg:x="21.768cm" svg:y="4.296cm" svg:viewBox="0 0 274 274" svg:d="M137 274c36 0 71-14 97-40s40-61 40-97c0-37-14-71-40-97s-61-40-97-40c-37 0-71 14-97 40s-40 60-40 97c0 36 14 71 40 97s60 40 97 40z">
          <text:p/>
        </draw:path>
        <draw:path draw:style-name="gr34" draw:text-style-name="P18" draw:layer="layout" svg:width="0.273cm" svg:height="0.274cm" svg:x="20.475cm" svg:y="4.176cm" svg:viewBox="0 0 274 275" svg:d="M138 275c36 0 71-15 96-40 26-26 40-61 40-97s-14-71-40-98c-25-25-60-40-96-40-38 0-72 15-98 40-26 27-40 62-40 98s14 71 40 97c26 25 60 40 98 40z">
          <text:p/>
        </draw:path>
        <draw:path draw:style-name="gr35" draw:text-style-name="P19" draw:layer="layout" svg:width="0.273cm" svg:height="0.274cm" svg:x="21.686cm" svg:y="5.054cm" svg:viewBox="0 0 274 275" svg:d="M138 275c36 0 71-16 96-41 26-26 40-61 40-97s-14-71-40-97c-25-25-60-40-96-40s-71 15-97 40c-26 26-41 61-41 97s15 71 41 97c26 25 61 41 97 41z">
          <text:p/>
        </draw:path>
        <draw:path draw:style-name="gr34" draw:text-style-name="P18" draw:layer="layout" svg:width="0.274cm" svg:height="0.273cm" svg:x="19.845cm" svg:y="4.455cm" svg:viewBox="0 0 275 274" svg:d="M137 274c36 0 71-14 98-40 25-26 40-60 40-97 0-36-15-71-40-97-27-26-62-40-98-40s-71 14-97 40c-25 26-40 61-40 97 0 37 15 71 40 97 26 26 61 40 97 40z">
          <text:p/>
        </draw:path>
        <draw:path draw:style-name="gr34" draw:text-style-name="P18" draw:layer="layout" svg:width="0.273cm" svg:height="0.273cm" svg:x="19.816cm" svg:y="4.544cm" svg:viewBox="0 0 274 274" svg:d="M137 274c36 0 71-14 96-41 27-26 41-60 41-97 0-36-14-71-41-96-25-26-60-40-96-40s-71 14-97 40c-25 25-40 60-40 96 0 37 15 71 40 97 26 27 61 41 97 41z">
          <text:p/>
        </draw:path>
        <draw:path draw:style-name="gr34" draw:text-style-name="P18" draw:layer="layout" svg:width="0.273cm" svg:height="0.274cm" svg:x="20.074cm" svg:y="4.496cm" svg:viewBox="0 0 274 275" svg:d="M137 275c36 0 71-15 96-40 26-26 41-61 41-97s-15-71-41-97c-25-25-60-41-96-41-37 0-71 16-97 41-26 26-40 61-40 97s14 71 40 97c26 25 60 40 97 40z">
          <text:p/>
        </draw:path>
        <draw:path draw:style-name="gr34" draw:text-style-name="P18" draw:layer="layout" svg:width="0.273cm" svg:height="0.274cm" svg:x="20.238cm" svg:y="4.435cm" svg:viewBox="0 0 274 275" svg:d="M137 275c37 0 71-15 97-40 26-26 40-61 40-97s-14-72-40-98c-26-25-60-40-97-40s-72 15-97 40c-26 26-40 62-40 98s14 71 40 97c25 25 60 40 97 40z">
          <text:p/>
        </draw:path>
        <draw:path draw:style-name="gr34" draw:text-style-name="P18" draw:layer="layout" svg:width="0.273cm" svg:height="0.273cm" svg:x="20.172cm" svg:y="4.527cm" svg:viewBox="0 0 274 274" svg:d="M136 274c37 0 72-15 98-41 25-26 40-61 40-97s-15-71-40-96c-26-26-61-40-98-40-36 0-71 14-96 40-26 25-40 60-40 96s14 71 40 97c25 26 60 41 96 41z">
          <text:p/>
        </draw:path>
        <draw:path draw:style-name="gr35" draw:text-style-name="P19" draw:layer="layout" svg:width="0.273cm" svg:height="0.273cm" svg:x="20.867cm" svg:y="4.769cm" svg:viewBox="0 0 274 274" svg:d="M137 274c37 0 71-15 97-40 26-26 40-61 40-97s-14-71-40-96c-26-26-60-41-97-41-36 0-71 15-96 41-27 25-41 60-41 96s14 71 41 97c25 25 60 40 96 40z">
          <text:p/>
        </draw:path>
        <draw:path draw:style-name="gr34" draw:text-style-name="P18" draw:layer="layout" svg:width="0.273cm" svg:height="0.273cm" svg:x="20.126cm" svg:y="4.521cm" svg:viewBox="0 0 274 274" svg:d="M136 274c37 0 71-14 98-41 26-26 40-60 40-96 0-37-14-71-40-97-27-26-61-40-98-40-36 0-71 14-96 40-26 26-40 60-40 97 0 36 14 70 40 96 25 27 60 41 96 41z">
          <text:p/>
        </draw:path>
        <draw:path draw:style-name="gr35" draw:text-style-name="P19" draw:layer="layout" svg:width="0.274cm" svg:height="0.273cm" svg:x="21.438cm" svg:y="4.396cm" svg:viewBox="0 0 275 274" svg:d="M137 274c36 0 71-14 97-40 25-26 41-60 41-97s-16-72-41-97c-26-26-61-40-97-40s-71 14-97 40c-25 25-40 60-40 97s15 71 40 97c26 26 61 40 97 40z">
          <text:p/>
        </draw:path>
        <draw:path draw:style-name="gr35" draw:text-style-name="P19" draw:layer="layout" svg:width="0.273cm" svg:height="0.274cm" svg:x="20.921cm" svg:y="4.548cm" svg:viewBox="0 0 274 275" svg:d="M137 275c36 0 71-15 96-40 27-27 41-62 41-98s-14-71-41-97c-25-25-60-40-96-40-37 0-71 15-97 40-26 26-40 61-40 97s14 71 40 98c26 25 60 40 97 40z">
          <text:p/>
        </draw:path>
        <draw:path draw:style-name="gr34" draw:text-style-name="P18" draw:layer="layout" svg:width="0.274cm" svg:height="0.273cm" svg:x="20.037cm" svg:y="4.588cm" svg:viewBox="0 0 275 274" svg:d="M138 274c36 0 71-14 97-40 25-25 40-61 40-97 0-37-15-71-40-97-26-26-61-40-97-40s-71 14-97 40-41 60-41 97c0 36 15 72 41 97 26 26 61 40 97 40z">
          <text:p/>
        </draw:path>
        <draw:path draw:style-name="gr34" draw:text-style-name="P18" draw:layer="layout" svg:width="0.274cm" svg:height="0.273cm" svg:x="20.217cm" svg:y="4.451cm" svg:viewBox="0 0 275 274" svg:d="M138 274c36 0 71-14 97-40 25-26 40-60 40-97 0-36-15-71-40-97-26-26-61-40-97-40-37 0-72 14-98 40-25 26-40 61-40 97 0 37 15 71 40 97 26 26 61 40 98 40z">
          <text:p/>
        </draw:path>
        <draw:path draw:style-name="gr34" draw:text-style-name="P18" draw:layer="layout" svg:width="0.273cm" svg:height="0.273cm" svg:x="20.579cm" svg:y="4.641cm" svg:viewBox="0 0 274 274" svg:d="M138 274c36 0 71-14 96-40 26-25 40-60 40-96 0-38-14-72-40-98-25-26-60-40-96-40-37 0-71 14-97 40-27 26-41 60-41 98 0 36 14 71 41 96 26 26 60 40 97 40z">
          <text:p/>
        </draw:path>
        <draw:path draw:style-name="gr35" draw:text-style-name="P19" draw:layer="layout" svg:width="0.273cm" svg:height="0.273cm" svg:x="21.971cm" svg:y="4.371cm" svg:viewBox="0 0 274 274" svg:d="M138 274c36 0 71-14 96-40 26-26 40-60 40-97s-14-71-40-97c-25-26-60-40-96-40s-71 14-97 40c-25 26-41 60-41 97s16 71 41 97c26 26 61 40 97 40z">
          <text:p/>
        </draw:path>
        <draw:path draw:style-name="gr34" draw:text-style-name="P18" draw:layer="layout" svg:width="0.273cm" svg:height="0.274cm" svg:x="19.98cm" svg:y="4.482cm" svg:viewBox="0 0 274 275" svg:d="M138 275c36 0 71-15 96-40 26-26 40-61 40-97s-14-71-40-97c-25-26-60-41-96-41-37 0-72 15-98 41s-40 61-40 97 14 71 40 97c26 25 61 40 98 40z">
          <text:p/>
        </draw:path>
        <draw:path draw:style-name="gr35" draw:text-style-name="P19" draw:layer="layout" svg:width="0.273cm" svg:height="0.273cm" svg:x="20.677cm" svg:y="4.693cm" svg:viewBox="0 0 274 274" svg:d="M136 274c36 0 71-14 98-40 25-26 40-60 40-97 0-36-15-72-40-97-27-26-62-40-98-40s-71 14-96 40c-26 25-40 61-40 97 0 37 14 71 40 97 25 26 60 40 96 40z">
          <text:p/>
        </draw:path>
        <draw:path draw:style-name="gr34" draw:text-style-name="P18" draw:layer="layout" svg:width="0.273cm" svg:height="0.274cm" svg:x="18.574cm" svg:y="4.973cm" svg:viewBox="0 0 274 275" svg:d="M138 275c36 0 71-15 96-40 26-26 40-61 40-97s-14-72-40-97c-25-26-60-41-96-41-38 0-72 15-98 41-26 25-40 61-40 97s14 71 40 97c26 25 60 40 98 40z">
          <text:p/>
        </draw:path>
        <draw:path draw:style-name="gr34" draw:text-style-name="P18" draw:layer="layout" svg:width="0.273cm" svg:height="0.273cm" svg:x="20.039cm" svg:y="4.538cm" svg:viewBox="0 0 274 274" svg:d="M137 274c36 0 71-14 97-41 25-25 40-60 40-96s-15-71-40-97c-26-25-61-40-97-40s-71 15-96 40c-27 26-41 61-41 97s14 71 41 96c25 27 60 41 96 41z">
          <text:p/>
        </draw:path>
        <draw:path draw:style-name="gr35" draw:text-style-name="P19" draw:layer="layout" svg:width="0.274cm" svg:height="0.273cm" svg:x="20.777cm" svg:y="4.882cm" svg:viewBox="0 0 275 274" svg:d="M138 274c36 0 71-14 97-40 25-25 40-60 40-97 0-36-15-71-40-97-26-25-61-40-97-40-37 0-72 15-98 40-25 26-40 61-40 97 0 37 15 72 40 97 26 26 61 40 98 40z">
          <text:p/>
        </draw:path>
        <draw:path draw:style-name="gr34" draw:text-style-name="P18" draw:layer="layout" svg:width="0.273cm" svg:height="0.273cm" svg:x="20.329cm" svg:y="4.524cm" svg:viewBox="0 0 274 274" svg:d="M137 274c37 0 71-15 97-41s40-61 40-97-14-71-40-96c-26-26-60-40-97-40-36 0-71 14-96 40-26 25-41 60-41 96s15 71 41 97c25 26 60 41 96 41z">
          <text:p/>
        </draw:path>
        <draw:path draw:style-name="gr34" draw:text-style-name="P18" draw:layer="layout" svg:width="0.273cm" svg:height="0.273cm" svg:x="19.915cm" svg:y="4.763cm" svg:viewBox="0 0 274 274" svg:d="M137 274c37 0 72-14 97-40 26-25 40-60 40-96 0-37-14-71-40-97-25-27-60-41-97-41-36 0-71 14-97 41-25 26-40 60-40 97 0 36 15 71 40 96 26 26 61 40 97 40z">
          <text:p/>
        </draw:path>
        <draw:path draw:style-name="gr34" draw:text-style-name="P18" draw:layer="layout" svg:width="0.274cm" svg:height="0.273cm" svg:x="20.099cm" svg:y="4.564cm" svg:viewBox="0 0 275 274" svg:d="M137 274c36 0 71-14 97-40s41-61 41-97-15-71-41-97c-26-25-61-40-97-40s-71 15-97 40c-25 26-40 61-40 97s15 71 40 97c26 26 61 40 97 40z">
          <text:p/>
        </draw:path>
        <draw:path draw:style-name="gr34" draw:text-style-name="P18" draw:layer="layout" svg:width="0.273cm" svg:height="0.273cm" svg:x="19.982cm" svg:y="4.784cm" svg:viewBox="0 0 274 274" svg:d="M138 274c36 0 71-15 96-41 26-26 40-60 40-97 0-36-14-71-40-96-25-26-60-40-96-40-37 0-72 14-98 40-26 25-40 60-40 96 0 37 14 71 40 97s61 41 98 41z">
          <text:p/>
        </draw:path>
        <draw:path draw:style-name="gr34" draw:text-style-name="P18" draw:layer="layout" svg:width="0.274cm" svg:height="0.273cm" svg:x="20.218cm" svg:y="4.642cm" svg:viewBox="0 0 275 274" svg:d="M138 274c36 0 71-14 97-40 25-25 40-60 40-96 0-38-15-72-40-98-26-26-61-40-97-40-37 0-72 14-98 40-25 26-40 60-40 98 0 36 15 71 40 96 26 26 61 40 98 40z">
          <text:p/>
        </draw:path>
        <draw:path draw:style-name="gr34" draw:text-style-name="P18" draw:layer="layout" svg:width="0.273cm" svg:height="0.273cm" svg:x="20.199cm" svg:y="4.652cm" svg:viewBox="0 0 274 274" svg:d="M136 274c38 0 72-14 98-40s40-60 40-97-14-72-40-97c-26-26-60-40-98-40-36 0-71 14-96 40-26 25-40 60-40 97s14 71 40 97c25 26 60 40 96 40z">
          <text:p/>
        </draw:path>
        <draw:path draw:style-name="gr35" draw:text-style-name="P19" draw:layer="layout" svg:width="0.273cm" svg:height="0.273cm" svg:x="22.515cm" svg:y="5.127cm" svg:viewBox="0 0 274 274" svg:d="M138 274c36 0 71-15 96-40 26-26 40-62 40-98s-14-71-40-96c-25-26-60-40-96-40s-71 14-97 40c-25 25-41 60-41 96s16 72 41 98c26 25 61 40 97 40z">
          <text:p/>
        </draw:path>
        <draw:path draw:style-name="gr35" draw:text-style-name="P19" draw:layer="layout" svg:width="0.273cm" svg:height="0.273cm" svg:x="21.607cm" svg:y="4.808cm" svg:viewBox="0 0 274 274" svg:d="M138 274c36 0 71-15 96-41 26-26 40-61 40-97s-14-71-40-96c-25-26-60-40-96-40s-72 14-98 40c-25 25-40 60-40 96s15 71 40 97c26 26 62 41 98 41z">
          <text:p/>
        </draw:path>
        <draw:path draw:style-name="gr36" draw:text-style-name="P18" draw:layer="layout" svg:width="0.273cm" svg:height="0.273cm" svg:x="20.009cm" svg:y="4.496cm" svg:viewBox="0 0 274 274" svg:d="M137 274c36 0 71-15 97-40 25-26 40-61 40-97s-15-71-40-96c-26-26-61-41-97-41s-71 15-97 41c-26 25-40 60-40 96s14 71 40 97c26 25 61 40 97 40z">
          <text:p/>
        </draw:path>
        <draw:path draw:style-name="gr37" draw:text-style-name="P2" draw:layer="layout" svg:width="0.273cm" svg:height="0.273cm" svg:x="20.009cm" svg:y="4.496cm" svg:viewBox="0 0 274 274" svg:d="M137 274c36 0 71-15 97-40 25-26 40-61 40-97s-15-71-40-96c-26-26-61-41-97-41s-71 15-97 41c-26 25-40 60-40 96s14 71 40 97c26 25 61 40 97 40z">
          <text:p/>
        </draw:path>
        <draw:path draw:style-name="gr35" draw:text-style-name="P19" draw:layer="layout" svg:width="0.273cm" svg:height="0.273cm" svg:x="20.746cm" svg:y="4.341cm" svg:viewBox="0 0 274 274" svg:d="M137 274c37 0 72-14 97-40 26-25 40-60 40-97s-14-71-40-97c-25-26-60-40-97-40s-71 14-97 40-40 60-40 97 14 72 40 97c26 26 60 40 97 40z">
          <text:p/>
        </draw:path>
        <draw:path draw:style-name="gr34" draw:text-style-name="P18" draw:layer="layout" svg:width="0.273cm" svg:height="0.274cm" svg:x="20.122cm" svg:y="4.619cm" svg:viewBox="0 0 274 275" svg:d="M136 275c37 0 71-15 98-40 26-26 40-61 40-98 0-36-14-71-40-97-27-25-61-40-98-40-36 0-71 15-96 40-26 26-40 61-40 97 0 37 14 72 40 98 25 25 60 40 96 40z">
          <text:p/>
        </draw:path>
        <draw:path draw:style-name="gr34" draw:text-style-name="P18" draw:layer="layout" svg:width="0.273cm" svg:height="0.274cm" svg:x="19.843cm" svg:y="4.586cm" svg:viewBox="0 0 274 275" svg:d="M136 275c37 0 71-15 98-41 26-25 40-61 40-97s-14-71-40-97c-27-25-61-40-98-40-36 0-71 15-96 40-26 26-40 61-40 97s14 72 40 97c25 26 60 41 96 41z">
          <text:p/>
        </draw:path>
        <draw:path draw:style-name="gr35" draw:text-style-name="P19" draw:layer="layout" svg:width="0.273cm" svg:height="0.273cm" svg:x="21.947cm" svg:y="4.368cm" svg:viewBox="0 0 274 274" svg:d="M137 274c36 0 71-14 97-40 25-25 40-60 40-96 0-37-15-72-40-98-26-25-61-40-97-40s-71 15-96 40c-27 26-41 61-41 98 0 36 14 71 41 96 25 26 60 40 96 40z">
          <text:p/>
        </draw:path>
        <draw:path draw:style-name="gr34" draw:text-style-name="P18" draw:layer="layout" svg:width="0.273cm" svg:height="0.274cm" svg:x="18.51cm" svg:y="5.084cm" svg:viewBox="0 0 274 275" svg:d="M136 275c36 0 72-15 98-41 25-26 40-61 40-97s-15-71-40-97c-26-25-62-40-98-40s-71 15-96 40c-26 26-40 61-40 97s14 71 40 97c25 26 60 41 96 41z">
          <text:p/>
        </draw:path>
        <draw:path draw:style-name="gr38" draw:text-style-name="P19" draw:layer="layout" svg:width="0.274cm" svg:height="0.273cm" svg:x="21.247cm" svg:y="4.359cm" svg:viewBox="0 0 275 274" svg:d="M137 274c36 0 72-14 98-40 25-25 40-60 40-97 0-36-15-71-40-97-26-25-62-40-98-40s-71 15-97 40c-25 26-40 61-40 97 0 37 15 72 40 97 26 26 61 40 97 40z">
          <text:p/>
        </draw:path>
        <draw:path draw:style-name="gr37" draw:text-style-name="P2" draw:layer="layout" svg:width="0.274cm" svg:height="0.273cm" svg:x="21.247cm" svg:y="4.359cm" svg:viewBox="0 0 275 274" svg:d="M137 274c36 0 72-14 98-40 25-25 40-60 40-97 0-36-15-71-40-97-26-25-62-40-98-40s-71 15-97 40c-25 26-40 61-40 97 0 37 15 72 40 97 26 26 61 40 97 40z">
          <text:p/>
        </draw:path>
        <draw:path draw:style-name="gr34" draw:text-style-name="P18" draw:layer="layout" svg:width="0.273cm" svg:height="0.273cm" svg:x="20.46cm" svg:y="4.61cm" svg:viewBox="0 0 274 274" svg:d="M136 274c38 0 72-15 98-40 26-26 40-61 40-98 0-36-14-71-40-96-26-26-60-40-98-40-36 0-71 14-96 40-26 25-40 60-40 96 0 37 14 72 40 98 25 25 60 40 96 40z">
          <text:p/>
        </draw:path>
        <draw:path draw:style-name="gr36" draw:text-style-name="P18" draw:layer="layout" svg:width="0.273cm" svg:height="0.273cm" svg:x="19.79cm" svg:y="4.644cm" svg:viewBox="0 0 274 274" svg:d="M138 274c36 0 71-15 96-40 26-26 40-61 40-97 0-37-14-72-40-97-25-26-60-40-96-40-37 0-71 14-97 40-26 25-41 60-41 97 0 36 15 71 41 97 26 25 60 40 97 40z">
          <text:p/>
        </draw:path>
        <draw:path draw:style-name="gr37" draw:text-style-name="P2" draw:layer="layout" svg:width="0.273cm" svg:height="0.273cm" svg:x="19.79cm" svg:y="4.644cm" svg:viewBox="0 0 274 274" svg:d="M138 274c36 0 71-15 96-40 26-26 40-61 40-97 0-37-14-72-40-97-25-26-60-40-96-40-37 0-71 14-97 40-26 25-41 60-41 97 0 36 15 71 41 97 26 25 60 40 97 40z">
          <text:p/>
        </draw:path>
        <draw:path draw:style-name="gr35" draw:text-style-name="P19" draw:layer="layout" svg:width="0.273cm" svg:height="0.273cm" svg:x="20.699cm" svg:y="4.638cm" svg:viewBox="0 0 274 274" svg:d="M136 274c37 0 72-14 98-40 26-25 40-60 40-97s-14-71-40-97-61-40-98-40c-36 0-71 14-96 40-26 26-40 60-40 97s14 72 40 97c25 26 60 40 96 40z">
          <text:p/>
        </draw:path>
        <draw:path draw:style-name="gr35" draw:text-style-name="P19" draw:layer="layout" svg:width="0.273cm" svg:height="0.273cm" svg:x="20.551cm" svg:y="4.607cm" svg:viewBox="0 0 274 274" svg:d="M138 274c36 0 71-14 96-40 26-25 40-60 40-97s-14-71-40-97c-25-26-60-40-96-40s-71 14-98 40c-25 26-40 60-40 97s15 72 40 97c27 26 62 40 98 40z">
          <text:p/>
        </draw:path>
        <draw:path draw:style-name="gr35" draw:text-style-name="P19" draw:layer="layout" svg:width="0.273cm" svg:height="0.274cm" svg:x="20.491cm" svg:y="4.633cm" svg:viewBox="0 0 274 275" svg:d="M138 275c36 0 71-15 96-40 26-26 40-61 40-98 0-36-14-71-40-97-25-25-60-40-96-40-38 0-72 15-98 40-26 26-40 61-40 97 0 37 14 72 40 98 26 25 60 40 98 40z">
          <text:p/>
        </draw:path>
        <draw:path draw:style-name="gr35" draw:text-style-name="P19" draw:layer="layout" svg:width="0.273cm" svg:height="0.274cm" svg:x="22.312cm" svg:y="5.245cm" svg:viewBox="0 0 274 275" svg:d="M136 275c36 0 71-15 98-40 25-26 40-61 40-97s-15-72-40-98c-27-25-62-40-98-40s-71 15-96 40c-26 26-40 62-40 98s14 71 40 97c25 25 60 40 96 40z">
          <text:p/>
        </draw:path>
        <draw:path draw:style-name="gr35" draw:text-style-name="P19" draw:layer="layout" svg:width="0.273cm" svg:height="0.274cm" svg:x="21.933cm" svg:y="4.371cm" svg:viewBox="0 0 274 275" svg:d="M137 275c37 0 71-15 97-40 26-26 40-61 40-97 0-37-14-72-40-98-26-25-60-40-97-40-36 0-71 15-97 40-26 26-40 61-40 98 0 36 14 71 40 97 26 25 61 40 97 40z">
          <text:p/>
        </draw:path>
        <draw:path draw:style-name="gr35" draw:text-style-name="P19" draw:layer="layout" svg:width="0.274cm" svg:height="0.273cm" svg:x="21.495cm" svg:y="4.732cm" svg:viewBox="0 0 275 274" svg:d="M137 274c36 0 71-15 98-40 25-26 40-61 40-97s-15-71-40-97c-27-26-62-40-98-40s-71 14-97 40c-25 26-40 61-40 97s15 71 40 97c26 25 61 40 97 40z">
          <text:p/>
        </draw:path>
        <draw:path draw:style-name="gr35" draw:text-style-name="P19" draw:layer="layout" svg:width="0.274cm" svg:height="0.273cm" svg:x="22.342cm" svg:y="5.205cm" svg:viewBox="0 0 275 274" svg:d="M137 274c36 0 72-14 98-40 25-26 40-60 40-97s-15-72-40-97c-26-26-62-40-98-40s-71 14-97 40c-25 25-40 60-40 97s15 71 40 97c26 26 61 40 97 40z">
          <text:p/>
        </draw:path>
        <draw:path draw:style-name="gr35" draw:text-style-name="P19" draw:layer="layout" svg:width="0.274cm" svg:height="0.274cm" svg:x="22.179cm" svg:y="5.262cm" svg:viewBox="0 0 275 275" svg:d="M138 275c36 0 71-15 97-41 25-25 40-60 40-96s-15-71-40-98c-26-25-61-40-97-40s-72 15-97 40c-26 27-41 62-41 98s15 71 41 96c25 26 61 41 97 41z">
          <text:p/>
        </draw:path>
        <draw:path draw:style-name="gr35" draw:text-style-name="P19" draw:layer="layout" svg:width="0.273cm" svg:height="0.274cm" svg:x="22.106cm" svg:y="4.916cm" svg:viewBox="0 0 274 275" svg:d="M136 275c37 0 72-15 98-40 25-26 40-61 40-97 0-37-15-72-40-98-26-25-61-40-98-40-36 0-71 15-96 40-26 26-40 61-40 98 0 36 14 71 40 97 25 25 60 40 96 40z">
          <text:p/>
        </draw:path>
        <draw:path draw:style-name="gr35" draw:text-style-name="P19" draw:layer="layout" svg:width="0.273cm" svg:height="0.273cm" svg:x="20.703cm" svg:y="4.671cm" svg:viewBox="0 0 274 274" svg:d="M136 274c36 0 72-15 98-40 25-26 40-61 40-97 0-37-15-72-40-97-26-26-62-40-98-40s-71 14-96 40c-26 25-40 60-40 97 0 36 14 71 40 97 25 25 60 40 96 40z">
          <text:p/>
        </draw:path>
        <draw:path draw:style-name="gr35" draw:text-style-name="P19" draw:layer="layout" svg:width="0.273cm" svg:height="0.273cm" svg:x="20.677cm" svg:y="4.583cm" svg:viewBox="0 0 274 274" svg:d="M136 274c37 0 71-14 98-40 26-25 40-61 40-97s-14-71-40-97c-27-25-61-40-98-40-36 0-71 15-96 40-26 26-40 61-40 97s14 72 40 97c25 26 60 40 96 40z">
          <text:p/>
        </draw:path>
        <draw:path draw:style-name="gr35" draw:text-style-name="P19" draw:layer="layout" svg:width="0.274cm" svg:height="0.273cm" svg:x="21.988cm" svg:y="4.966cm" svg:viewBox="0 0 275 274" svg:d="M137 274c36 0 71-14 97-40 25-25 41-60 41-96 0-37-16-72-41-98-26-26-61-40-97-40s-71 14-97 40c-25 26-40 61-40 98 0 36 15 71 40 96 26 26 61 40 97 40z">
          <text:p/>
        </draw:path>
        <draw:path draw:style-name="gr34" draw:text-style-name="P18" draw:layer="layout" svg:width="0.273cm" svg:height="0.273cm" svg:x="18.815cm" svg:y="4.956cm" svg:viewBox="0 0 274 274" svg:d="M137 274c37 0 72-14 97-40 26-26 40-60 40-97 0-36-14-72-40-97-25-26-60-40-97-40-36 0-71 14-97 40-25 25-40 61-40 97 0 37 15 71 40 97 26 26 61 40 97 40z">
          <text:p/>
        </draw:path>
        <draw:path draw:style-name="gr35" draw:text-style-name="P19" draw:layer="layout" svg:width="0.273cm" svg:height="0.274cm" svg:x="22.105cm" svg:y="4.412cm" svg:viewBox="0 0 274 275" svg:d="M137 275c37 0 72-15 97-40 26-26 40-61 40-97s-14-72-40-98c-25-25-60-40-97-40s-71 15-97 40c-26 26-40 62-40 98s14 71 40 97c26 25 60 40 97 40z">
          <text:p/>
        </draw:path>
        <draw:path draw:style-name="gr35" draw:text-style-name="P19" draw:layer="layout" svg:width="0.273cm" svg:height="0.273cm" svg:x="22.231cm" svg:y="5.075cm" svg:viewBox="0 0 274 274" svg:d="M138 274c36 0 70-14 96-41 26-25 40-60 40-96 0-37-14-71-40-97s-60-40-96-40c-37 0-71 14-97 40-27 26-41 60-41 97 0 36 14 71 41 96 26 27 60 41 97 41z">
          <text:p/>
        </draw:path>
        <draw:path draw:style-name="gr38" draw:text-style-name="P19" draw:layer="layout" svg:width="0.273cm" svg:height="0.273cm" svg:x="20.489cm" svg:y="4.431cm" svg:viewBox="0 0 274 274" svg:d="M137 274c36 0 71-14 97-40 25-26 40-60 40-97 0-36-15-72-40-97-26-26-61-40-97-40-37 0-72 14-97 40-26 25-40 61-40 97 0 37 14 71 40 97 25 26 60 40 97 40z">
          <text:p/>
        </draw:path>
        <draw:path draw:style-name="gr37" draw:text-style-name="P2" draw:layer="layout" svg:width="0.273cm" svg:height="0.273cm" svg:x="20.489cm" svg:y="4.431cm" svg:viewBox="0 0 274 274" svg:d="M137 274c36 0 71-14 97-40 25-26 40-60 40-97 0-36-15-72-40-97-26-26-61-40-97-40-37 0-72 14-97 40-26 25-40 61-40 97 0 37 14 71 40 97 25 26 60 40 97 40z">
          <text:p/>
        </draw:path>
        <draw:path draw:style-name="gr35" draw:text-style-name="P19" draw:layer="layout" svg:width="0.273cm" svg:height="0.273cm" svg:x="20.614cm" svg:y="4.515cm" svg:viewBox="0 0 274 274" svg:d="M136 274c37 0 71-16 97-41 26-26 41-61 41-97s-15-71-41-96c-26-26-60-40-97-40-36 0-71 14-96 40-26 25-40 60-40 96s14 71 40 97c25 25 60 41 96 41z">
          <text:p/>
        </draw:path>
        <draw:path draw:style-name="gr35" draw:text-style-name="P19" draw:layer="layout" svg:width="0.273cm" svg:height="0.273cm" svg:x="20.444cm" svg:y="4.604cm" svg:viewBox="0 0 274 274" svg:d="M136 274c38 0 72-14 98-40s40-61 40-98c0-36-14-71-40-96-26-26-60-40-98-40-36 0-71 14-96 40-26 25-40 60-40 96 0 37 14 72 40 98 25 26 60 40 96 40z">
          <text:p/>
        </draw:path>
        <draw:path draw:style-name="gr35" draw:text-style-name="P19" draw:layer="layout" svg:width="0.273cm" svg:height="0.273cm" svg:x="20.744cm" svg:y="4.485cm" svg:viewBox="0 0 274 274" svg:d="M136 274c37 0 72-15 98-40 25-26 40-61 40-97s-15-71-40-96c-26-27-61-41-98-41-36 0-71 14-96 41-26 25-40 60-40 96s14 71 40 97c25 25 60 40 96 40z">
          <text:p/>
        </draw:path>
        <draw:path draw:style-name="gr38" draw:text-style-name="P19" draw:layer="layout" svg:width="0.273cm" svg:height="0.273cm" svg:x="21.877cm" svg:y="4.249cm" svg:viewBox="0 0 274 274" svg:d="M137 274c37 0 71-15 97-41s40-61 40-97-14-71-40-96c-26-26-60-40-97-40-36 0-72 14-97 40-26 25-40 60-40 96s14 71 40 97c25 26 61 41 97 41z">
          <text:p/>
        </draw:path>
        <draw:path draw:style-name="gr37" draw:text-style-name="P2" draw:layer="layout" svg:width="0.273cm" svg:height="0.273cm" svg:x="21.877cm" svg:y="4.249cm" svg:viewBox="0 0 274 274" svg:d="M137 274c37 0 71-15 97-41s40-61 40-97-14-71-40-96c-26-26-60-40-97-40-36 0-72 14-97 40-26 25-40 60-40 96s14 71 40 97c25 26 61 41 97 41z">
          <text:p/>
        </draw:path>
        <draw:path draw:style-name="gr35" draw:text-style-name="P19" draw:layer="layout" svg:width="0.273cm" svg:height="0.273cm" svg:x="20.577cm" svg:y="4.559cm" svg:viewBox="0 0 274 274" svg:d="M137 274c37 0 71-14 97-40 26-27 40-61 40-98 0-36-14-71-40-96-26-26-60-40-97-40-36 0-71 14-96 40-27 25-41 60-41 96 0 37 14 71 41 98 25 26 60 40 96 40z">
          <text:p/>
        </draw:path>
        <draw:path draw:style-name="gr34" draw:text-style-name="P18" draw:layer="layout" svg:width="0.273cm" svg:height="0.273cm" svg:x="20.284cm" svg:y="4.643cm" svg:viewBox="0 0 274 274" svg:d="M137 274c37 0 71-14 97-40 26-25 40-60 40-96 0-38-14-72-40-98s-60-40-97-40c-36 0-71 14-97 40s-40 60-40 98c0 36 14 71 40 96 26 26 61 40 97 40z">
          <text:p/>
        </draw:path>
        <draw:path draw:style-name="gr34" draw:text-style-name="P18" draw:layer="layout" svg:width="0.274cm" svg:height="0.273cm" svg:x="20.248cm" svg:y="4.544cm" svg:viewBox="0 0 275 274" svg:d="M138 274c36 0 71-15 97-41 25-26 40-61 40-97s-15-71-40-96c-26-26-61-40-97-40s-72 14-98 40c-25 25-40 60-40 96s15 71 40 97c26 26 62 41 98 41z">
          <text:p/>
        </draw:path>
        <draw:path draw:style-name="gr36" draw:text-style-name="P18" draw:layer="layout" svg:width="0.273cm" svg:height="0.274cm" svg:x="20.324cm" svg:y="4.593cm" svg:viewBox="0 0 274 275" svg:d="M138 275c36 0 71-15 96-40 26-26 40-62 40-98s-14-71-40-97c-25-25-60-40-96-40-37 0-71 15-97 40-27 26-41 61-41 97s14 72 41 98c26 25 60 40 97 40z">
          <text:p/>
        </draw:path>
        <draw:path draw:style-name="gr37" draw:text-style-name="P2" draw:layer="layout" svg:width="0.273cm" svg:height="0.274cm" svg:x="20.324cm" svg:y="4.593cm" svg:viewBox="0 0 274 275" svg:d="M138 275c36 0 71-15 96-40 26-26 40-62 40-98s-14-71-40-97c-25-25-60-40-96-40-37 0-71 15-97 40-27 26-41 61-41 97s14 72 41 98c26 25 60 40 97 40z">
          <text:p/>
        </draw:path>
        <draw:path draw:style-name="gr35" draw:text-style-name="P19" draw:layer="layout" svg:width="0.274cm" svg:height="0.273cm" svg:x="20.56cm" svg:y="4.42cm" svg:viewBox="0 0 275 274" svg:d="M138 274c36 0 71-14 97-40 25-25 40-60 40-96 0-37-15-72-40-98-26-26-61-40-97-40s-71 14-97 40-41 61-41 98c0 36 15 71 41 96 26 26 61 40 97 40z">
          <text:p/>
        </draw:path>
        <draw:path draw:style-name="gr35" draw:text-style-name="P19" draw:layer="layout" svg:width="0.273cm" svg:height="0.274cm" svg:x="21.3cm" svg:y="5.317cm" svg:viewBox="0 0 274 275" svg:d="M137 275c37 0 71-15 97-40 26-26 40-61 40-97s-14-71-40-97c-26-25-60-41-97-41s-72 16-97 41c-26 26-40 61-40 97s14 71 40 97c25 25 60 40 97 40z">
          <text:p/>
        </draw:path>
        <draw:path draw:style-name="gr35" draw:text-style-name="P19" draw:layer="layout" svg:width="0.273cm" svg:height="0.273cm" svg:x="20.412cm" svg:y="4.543cm" svg:viewBox="0 0 274 274" svg:d="M137 274c36 0 72-14 97-41 26-25 40-60 40-96s-14-71-40-97c-25-25-61-40-97-40-37 0-71 15-97 40-26 26-40 61-40 97s14 71 40 96c26 27 60 41 97 41z">
          <text:p/>
        </draw:path>
        <draw:path draw:style-name="gr38" draw:text-style-name="P19" draw:layer="layout" svg:width="0.273cm" svg:height="0.273cm" svg:x="20.833cm" svg:y="4.531cm" svg:viewBox="0 0 274 274" svg:d="M138 274c36 0 71-14 96-41 26-25 40-60 40-96s-14-71-40-97c-25-25-60-40-96-40-37 0-71 15-98 40-26 26-40 61-40 97s14 71 40 96c27 27 61 41 98 41z">
          <text:p/>
        </draw:path>
        <draw:path draw:style-name="gr37" draw:text-style-name="P2" draw:layer="layout" svg:width="0.273cm" svg:height="0.273cm" svg:x="20.833cm" svg:y="4.531cm" svg:viewBox="0 0 274 274" svg:d="M138 274c36 0 71-14 96-41 26-25 40-60 40-96s-14-71-40-97c-25-25-60-40-96-40-37 0-71 15-98 40-26 26-40 61-40 97s14 71 40 96c27 27 61 41 98 41z">
          <text:p/>
        </draw:path>
        <draw:path draw:style-name="gr35" draw:text-style-name="P19" draw:layer="layout" svg:width="0.273cm" svg:height="0.273cm" svg:x="20.647cm" svg:y="4.643cm" svg:viewBox="0 0 274 274" svg:d="M136 274c37 0 71-14 97-40 27-25 41-60 41-96 0-37-14-72-41-98-26-25-60-40-97-40-36 0-71 15-96 40-26 26-40 61-40 98 0 36 14 71 40 96 25 26 60 40 96 40z">
          <text:p/>
        </draw:path>
        <draw:path draw:style-name="gr35" draw:text-style-name="P19" draw:layer="layout" svg:width="0.273cm" svg:height="0.273cm" svg:x="22.062cm" svg:y="4.383cm" svg:viewBox="0 0 274 274" svg:d="M136 274c37 0 72-14 98-40s40-60 40-97-14-72-40-97c-26-26-61-40-98-40-36 0-71 14-96 40-26 25-40 60-40 97s14 71 40 97c25 26 60 40 96 40z">
          <text:p/>
        </draw:path>
        <draw:path draw:style-name="gr34" draw:text-style-name="P18" draw:layer="layout" svg:width="0.273cm" svg:height="0.273cm" svg:x="20.251cm" svg:y="4.803cm" svg:viewBox="0 0 274 274" svg:d="M138 274c36 0 71-14 96-41 26-25 40-60 40-96 0-37-14-71-40-97-25-26-60-40-96-40-37 0-72 14-98 40s-40 60-40 97c0 36 14 71 40 96 26 27 61 41 98 41z">
          <text:p/>
        </draw:path>
        <draw:path draw:style-name="gr35" draw:text-style-name="P19" draw:layer="layout" svg:width="0.273cm" svg:height="0.274cm" svg:x="22.004cm" svg:y="4.366cm" svg:viewBox="0 0 274 275" svg:d="M136 275c37 0 71-15 97-40 27-26 41-61 41-98 0-36-14-71-41-97-26-25-60-40-97-40-36 0-71 15-96 40-26 26-40 61-40 97 0 37 14 72 40 98 25 25 60 40 96 40z">
          <text:p/>
        </draw:path>
        <draw:path draw:style-name="gr34" draw:text-style-name="P18" draw:layer="layout" svg:width="0.273cm" svg:height="0.273cm" svg:x="19.678cm" svg:y="5.044cm" svg:viewBox="0 0 274 274" svg:d="M138 274c36 0 71-14 96-40 26-26 40-60 40-97 0-36-14-71-40-96-25-26-60-41-96-41-38 0-72 15-98 41-26 25-40 60-40 96 0 37 14 71 40 97s60 40 98 40z">
          <text:p/>
        </draw:path>
        <draw:path draw:style-name="gr34" draw:text-style-name="P18" draw:layer="layout" svg:width="0.273cm" svg:height="0.273cm" svg:x="19.373cm" svg:y="5.034cm" svg:viewBox="0 0 274 274" svg:d="M137 274c37 0 72-14 97-40 26-25 40-60 40-96 0-37-14-71-40-97-25-27-60-41-97-41-36 0-71 14-97 41-25 26-40 60-40 97 0 36 15 71 40 96 26 26 61 40 97 40z">
          <text:p/>
        </draw:path>
        <draw:path draw:style-name="gr35" draw:text-style-name="P19" draw:layer="layout" svg:width="0.274cm" svg:height="0.273cm" svg:x="22.047cm" svg:y="4.377cm" svg:viewBox="0 0 275 274" svg:d="M137 274c36 0 72-14 98-40 25-26 40-60 40-97s-15-72-40-97c-26-26-62-40-98-40s-71 14-97 40c-25 25-40 60-40 97s15 71 40 97c26 26 61 40 97 40z">
          <text:p/>
        </draw:path>
        <draw:path draw:style-name="gr35" draw:text-style-name="P19" draw:layer="layout" svg:width="0.273cm" svg:height="0.273cm" svg:x="20.642cm" svg:y="4.428cm" svg:viewBox="0 0 274 274" svg:d="M137 274c36 0 71-14 96-40 27-25 41-60 41-96s-14-72-41-98c-25-25-60-40-96-40-37 0-71 15-97 40-26 26-40 62-40 98s14 71 40 96c26 26 60 40 97 40z">
          <text:p/>
        </draw:path>
        <draw:path draw:style-name="gr34" draw:text-style-name="P18" draw:layer="layout" svg:width="0.274cm" svg:height="0.273cm" svg:x="19.657cm" svg:y="5.331cm" svg:viewBox="0 0 275 274" svg:d="M138 274c36 0 71-15 96-41 26-25 41-60 41-96s-15-71-41-97c-25-25-60-40-96-40-37 0-72 15-98 40-25 26-40 61-40 97s15 71 40 96c26 26 61 41 98 41z">
          <text:p/>
        </draw:path>
        <draw:path draw:style-name="gr35" draw:text-style-name="P19" draw:layer="layout" svg:width="0.273cm" svg:height="0.274cm" svg:x="20.647cm" svg:y="4.489cm" svg:viewBox="0 0 274 275" svg:d="M137 275c36 0 71-15 96-41 27-25 41-60 41-96s-14-71-41-97c-25-26-60-41-96-41s-71 15-97 41c-25 26-40 61-40 97s15 71 40 96c26 26 61 41 97 41z">
          <text:p/>
        </draw:path>
        <draw:path draw:style-name="gr35" draw:text-style-name="P19" draw:layer="layout" svg:width="0.273cm" svg:height="0.273cm" svg:x="20.507cm" svg:y="4.715cm" svg:viewBox="0 0 274 274" svg:d="M137 274c36 0 71-14 97-40 25-26 40-60 40-97 0-36-15-71-40-97-26-26-61-40-97-40-37 0-72 14-97 40-26 26-40 61-40 97 0 37 14 71 40 97 25 26 60 40 97 40z">
          <text:p/>
        </draw:path>
        <draw:path draw:style-name="gr35" draw:text-style-name="P19" draw:layer="layout" svg:width="0.273cm" svg:height="0.274cm" svg:x="20.476cm" svg:y="4.546cm" svg:viewBox="0 0 274 275" svg:d="M137 275c37 0 71-15 97-40 26-27 40-62 40-98s-14-71-40-97c-26-25-60-40-97-40s-72 15-97 40c-26 26-40 61-40 97s14 71 40 98c25 25 60 40 97 40z">
          <text:p/>
        </draw:path>
        <draw:path draw:style-name="gr35" draw:text-style-name="P19" draw:layer="layout" svg:width="0.274cm" svg:height="0.273cm" svg:x="20.45cm" svg:y="4.743cm" svg:viewBox="0 0 275 274" svg:d="M137 274c37 0 72-14 98-40 25-26 40-60 40-97 0-36-15-71-40-96-26-27-61-41-98-41-36 0-71 14-97 41-25 25-40 60-40 96 0 37 15 71 40 97 26 26 61 40 97 40z">
          <text:p/>
        </draw:path>
        <draw:path draw:style-name="gr35" draw:text-style-name="P19" draw:layer="layout" svg:width="0.273cm" svg:height="0.273cm" svg:x="20.361cm" svg:y="4.623cm" svg:viewBox="0 0 274 274" svg:d="M137 274c36 0 71-14 96-40 27-25 41-60 41-97 0-36-14-71-41-97-25-25-60-40-96-40s-71 15-97 40c-25 26-40 61-40 97 0 37 15 72 40 97 26 26 61 40 97 40z">
          <text:p/>
        </draw:path>
        <draw:path draw:style-name="gr35" draw:text-style-name="P19" draw:layer="layout" svg:width="0.273cm" svg:height="0.273cm" svg:x="20.915cm" svg:y="4.353cm" svg:viewBox="0 0 274 274" svg:d="M137 274c36 0 71-14 96-40 27-26 41-60 41-98 0-36-14-70-41-96-25-26-60-40-96-40-37 0-71 14-97 40s-40 60-40 96c0 38 14 72 40 98s60 40 97 40z">
          <text:p/>
        </draw:path>
        <draw:path draw:style-name="gr35" draw:text-style-name="P19" draw:layer="layout" svg:width="0.274cm" svg:height="0.273cm" svg:x="20.456cm" svg:y="4.59cm" svg:viewBox="0 0 275 274" svg:d="M137 274c37 0 72-14 98-40 25-26 40-61 40-98 0-36-15-71-40-96-26-26-61-40-98-40-36 0-71 14-97 40-25 25-40 60-40 96 0 37 15 72 40 98 26 26 61 40 97 40z">
          <text:p/>
        </draw:path>
        <draw:path draw:style-name="gr35" draw:text-style-name="P19" draw:layer="layout" svg:width="0.274cm" svg:height="0.273cm" svg:x="20.665cm" svg:y="4.612cm" svg:viewBox="0 0 275 274" svg:d="M137 274c36 0 71-14 98-40 25-25 40-60 40-97 0-36-15-71-40-97-27-25-62-40-98-40s-71 15-97 40c-25 26-40 61-40 97 0 37 15 72 40 97 26 26 61 40 97 40z">
          <text:p/>
        </draw:path>
        <draw:path draw:style-name="gr35" draw:text-style-name="P19" draw:layer="layout" svg:width="0.273cm" svg:height="0.273cm" svg:x="20.88cm" svg:y="4.699cm" svg:viewBox="0 0 274 274" svg:d="M138 274c36 0 71-14 96-40 26-25 40-60 40-96 0-37-14-72-40-98-25-26-60-40-96-40s-71 14-97 40c-25 26-41 61-41 98 0 36 16 71 41 96 26 26 61 40 97 40z">
          <text:p/>
        </draw:path>
        <draw:path draw:style-name="gr35" draw:text-style-name="P19" draw:layer="layout" svg:width="0.273cm" svg:height="0.273cm" svg:x="20.464cm" svg:y="4.663cm" svg:viewBox="0 0 274 274" svg:d="M137 274c37 0 72-14 97-40 26-25 40-60 40-96 0-38-14-72-40-98-25-26-60-40-97-40s-71 14-97 40-40 60-40 98c0 36 14 71 40 96 26 26 60 40 97 40z">
          <text:p/>
        </draw:path>
        <draw:path draw:style-name="gr35" draw:text-style-name="P19" draw:layer="layout" svg:width="0.273cm" svg:height="0.273cm" svg:x="20.557cm" svg:y="4.639cm" svg:viewBox="0 0 274 274" svg:d="M138 274c36 0 71-14 96-40 26-25 40-60 40-97s-14-71-40-97c-25-26-60-40-96-40-37 0-71 14-98 40-26 26-40 60-40 97s14 72 40 97c27 26 61 40 98 40z">
          <text:p/>
        </draw:path>
        <draw:path draw:style-name="gr35" draw:text-style-name="P19" draw:layer="layout" svg:width="0.273cm" svg:height="0.273cm" svg:x="20.888cm" svg:y="4.695cm" svg:viewBox="0 0 274 274" svg:d="M137 274c36 0 71-14 96-40 26-25 41-60 41-96s-15-72-41-98c-25-25-60-40-96-40-37 0-71 15-97 40-26 26-40 62-40 98s14 71 40 96c26 26 60 40 97 40z">
          <text:p/>
        </draw:path>
        <draw:path draw:style-name="gr35" draw:text-style-name="P19" draw:layer="layout" svg:width="0.274cm" svg:height="0.273cm" svg:x="20.438cm" svg:y="4.607cm" svg:viewBox="0 0 275 274" svg:d="M137 274c36 0 72-14 98-40 25-25 40-60 40-97s-15-71-40-97c-26-26-62-40-98-40s-71 14-97 40c-25 26-40 60-40 97s15 72 40 97c26 26 61 40 97 40z">
          <text:p/>
        </draw:path>
        <draw:path draw:style-name="gr34" draw:text-style-name="P18" draw:layer="layout" svg:width="0.273cm" svg:height="0.274cm" svg:x="19.25cm" svg:y="4.999cm" svg:viewBox="0 0 274 275" svg:d="M137 275c36 0 71-15 96-41 26-25 41-60 41-96s-15-71-41-98c-25-25-60-40-96-40s-71 15-97 40c-25 27-40 62-40 98s15 71 40 96c26 26 61 41 97 41z">
          <text:p/>
        </draw:path>
        <draw:path draw:style-name="gr35" draw:text-style-name="P19" draw:layer="layout" svg:width="0.273cm" svg:height="0.273cm" svg:x="20.572cm" svg:y="4.619cm" svg:viewBox="0 0 274 274" svg:d="M138 274c36 0 71-15 96-40 26-26 40-61 40-98 0-36-14-71-40-96-25-26-60-40-96-40s-71 14-97 40c-26 25-41 60-41 96 0 37 15 72 41 98 26 25 61 40 97 40z">
          <text:p/>
        </draw:path>
        <draw:path draw:style-name="gr35" draw:text-style-name="P19" draw:layer="layout" svg:width="0.273cm" svg:height="0.273cm" svg:x="22.166cm" svg:y="4.702cm" svg:viewBox="0 0 274 274" svg:d="M138 274c36 0 71-14 96-40 26-25 40-60 40-96s-14-72-40-98c-25-25-60-40-96-40s-72 15-98 40c-25 26-40 62-40 98s15 71 40 96c26 26 62 40 98 40z">
          <text:p/>
        </draw:path>
        <draw:path draw:style-name="gr35" draw:text-style-name="P19" draw:layer="layout" svg:width="0.273cm" svg:height="0.273cm" svg:x="22.757cm" svg:y="5.244cm" svg:viewBox="0 0 274 274" svg:d="M137 274c36 0 71-14 97-40 25-25 40-60 40-96 0-37-15-72-40-98-26-26-61-40-97-40s-71 14-96 40c-27 26-41 61-41 98 0 36 14 71 41 96 25 26 60 40 96 40z">
          <text:p/>
        </draw:path>
        <draw:path draw:style-name="gr34" draw:text-style-name="P18" draw:layer="layout" svg:width="0.274cm" svg:height="0.273cm" svg:x="20.216cm" svg:y="4.574cm" svg:viewBox="0 0 275 274" svg:d="M138 274c36 0 71-15 97-40 25-26 40-62 40-98s-15-71-40-96c-26-26-61-40-97-40-37 0-72 14-97 40-26 25-41 60-41 96s15 72 41 98c25 25 60 40 97 40z">
          <text:p/>
        </draw:path>
        <draw:path draw:style-name="gr38" draw:text-style-name="P19" draw:layer="layout" svg:width="0.273cm" svg:height="0.273cm" svg:x="20.662cm" svg:y="4.806cm" svg:viewBox="0 0 274 274" svg:d="M136 274c37 0 71-14 98-41 26-26 40-60 40-97 0-36-14-71-40-96-27-26-61-40-98-40-36 0-71 14-96 40-26 25-40 60-40 96 0 37 14 71 40 97 25 27 60 41 96 41z">
          <text:p/>
        </draw:path>
        <draw:path draw:style-name="gr37" draw:text-style-name="P2" draw:layer="layout" svg:width="0.273cm" svg:height="0.273cm" svg:x="20.662cm" svg:y="4.806cm" svg:viewBox="0 0 274 274" svg:d="M136 274c37 0 71-14 98-41 26-26 40-60 40-97 0-36-14-71-40-96-27-26-61-40-98-40-36 0-71 14-96 40-26 25-40 60-40 96 0 37 14 71 40 97 25 27 60 41 96 41z">
          <text:p/>
        </draw:path>
        <draw:path draw:style-name="gr35" draw:text-style-name="P19" draw:layer="layout" svg:width="0.274cm" svg:height="0.273cm" svg:x="20.508cm" svg:y="4.684cm" svg:viewBox="0 0 275 274" svg:d="M138 274c36 0 71-15 97-40 25-26 40-61 40-97s-15-72-40-97c-26-26-61-40-97-40-37 0-72 14-97 40-26 25-41 61-41 97s15 71 41 97c25 25 60 40 97 40z">
          <text:p/>
        </draw:path>
        <draw:path draw:style-name="gr34" draw:text-style-name="P18" draw:layer="layout" svg:width="0.273cm" svg:height="0.273cm" svg:x="19.71cm" svg:y="4.969cm" svg:viewBox="0 0 274 274" svg:d="M138 274c36 0 71-14 96-40 26-25 40-60 40-96 0-37-14-72-40-98-25-26-60-40-96-40-37 0-72 14-98 40s-40 61-40 98c0 36 14 71 40 96 26 26 61 40 98 40z">
          <text:p/>
        </draw:path>
        <draw:path draw:style-name="gr35" draw:text-style-name="P19" draw:layer="layout" svg:width="0.273cm" svg:height="0.273cm" svg:x="20.655cm" svg:y="4.325cm" svg:viewBox="0 0 274 274" svg:d="M137 274c36 0 71-14 97-40s40-61 40-98c0-36-14-71-40-96-26-26-61-40-97-40-37 0-71 14-97 40-26 25-40 60-40 96 0 37 14 72 40 98s60 40 97 40z">
          <text:p/>
        </draw:path>
        <draw:path draw:style-name="gr35" draw:text-style-name="P19" draw:layer="layout" svg:width="0.273cm" svg:height="0.273cm" svg:x="20.425cm" svg:y="4.608cm" svg:viewBox="0 0 274 274" svg:d="M136 274c37 0 72-15 98-40 26-26 40-61 40-98 0-36-14-71-40-96-26-26-61-40-98-40-36 0-71 14-96 40-26 25-40 60-40 96 0 37 14 72 40 98 25 25 60 40 96 40z">
          <text:p/>
        </draw:path>
        <draw:path draw:style-name="gr35" draw:text-style-name="P19" draw:layer="layout" svg:width="0.273cm" svg:height="0.273cm" svg:x="22.011cm" svg:y="4.329cm" svg:viewBox="0 0 274 274" svg:d="M137 274c36 0 71-14 96-40 27-25 41-61 41-97 0-37-14-71-41-97-25-26-60-40-96-40-37 0-71 14-97 40s-40 60-40 97c0 36 14 72 40 97 26 26 60 40 97 40z">
          <text:p/>
        </draw:path>
        <draw:path draw:style-name="gr35" draw:text-style-name="P19" draw:layer="layout" svg:width="0.274cm" svg:height="0.273cm" svg:x="20.767cm" svg:y="4.639cm" svg:viewBox="0 0 275 274" svg:d="M138 274c36 0 71-14 97-40 25-25 40-60 40-97 0-36-15-71-40-97-26-25-61-40-97-40-37 0-72 15-98 40-25 26-40 61-40 97 0 37 15 72 40 97 26 26 61 40 98 40z">
          <text:p/>
        </draw:path>
        <draw:path draw:style-name="gr35" draw:text-style-name="P19" draw:layer="layout" svg:width="0.273cm" svg:height="0.273cm" svg:x="21.093cm" svg:y="4.728cm" svg:viewBox="0 0 274 274" svg:d="M137 274c36 0 71-15 97-40 25-26 40-61 40-97s-15-71-40-97c-26-26-61-40-97-40s-71 14-97 40-40 61-40 97 14 71 40 97c26 25 61 40 97 40z">
          <text:p/>
        </draw:path>
        <draw:path draw:style-name="gr35" draw:text-style-name="P19" draw:layer="layout" svg:width="0.273cm" svg:height="0.273cm" svg:x="21.339cm" svg:y="5.08cm" svg:viewBox="0 0 274 274" svg:d="M138 274c36 0 71-14 96-41 26-25 40-60 40-96 0-37-14-71-40-97-25-26-60-40-96-40-37 0-72 14-98 40s-40 60-40 97c0 36 14 71 40 96 26 27 61 41 98 41z">
          <text:p/>
        </draw:path>
        <draw:path draw:style-name="gr35" draw:text-style-name="P19" draw:layer="layout" svg:width="0.273cm" svg:height="0.273cm" svg:x="20.706cm" svg:y="4.528cm" svg:viewBox="0 0 274 274" svg:d="M136 274c37 0 72-14 98-41 26-25 40-60 40-96s-14-71-40-97c-26-25-61-40-98-40-36 0-71 15-96 40-26 26-40 61-40 97s14 71 40 96c25 27 60 41 96 41z">
          <text:p/>
        </draw:path>
        <draw:path draw:style-name="gr35" draw:text-style-name="P19" draw:layer="layout" svg:width="0.273cm" svg:height="0.273cm" svg:x="22.14cm" svg:y="4.324cm" svg:viewBox="0 0 274 274" svg:d="M138 274c36 0 71-15 96-40 26-26 40-62 40-98s-14-71-40-96c-25-26-60-40-96-40-38 0-72 14-98 40-26 25-40 60-40 96s14 72 40 98c26 25 60 40 98 40z">
          <text:p/>
        </draw:path>
        <draw:path draw:style-name="gr35" draw:text-style-name="P19" draw:layer="layout" svg:width="0.273cm" svg:height="0.273cm" svg:x="20.428cm" svg:y="4.641cm" svg:viewBox="0 0 274 274" svg:d="M136 274c37 0 72-15 98-40 26-26 40-61 40-98 0-36-14-71-40-96-26-26-61-40-98-40-36 0-71 14-96 40-26 25-40 60-40 96 0 37 14 72 40 98 25 25 60 40 96 40z">
          <text:p/>
        </draw:path>
        <draw:path draw:style-name="gr35" draw:text-style-name="P19" draw:layer="layout" svg:width="0.274cm" svg:height="0.273cm" svg:x="20.779cm" svg:y="4.798cm" svg:viewBox="0 0 275 274" svg:d="M138 274c36 0 71-14 97-41 25-25 40-60 40-96s-15-71-40-97c-26-25-61-40-97-40-37 0-72 15-98 40-25 26-40 61-40 97s15 71 40 96c26 27 61 41 98 41z">
          <text:p/>
        </draw:path>
        <draw:path draw:style-name="gr35" draw:text-style-name="P19" draw:layer="layout" svg:width="0.273cm" svg:height="0.273cm" svg:x="20.38cm" svg:y="4.632cm" svg:viewBox="0 0 274 274" svg:d="M136 274c36 0 71-14 98-40 25-26 40-60 40-98 0-36-15-71-40-96-27-26-62-40-98-40s-71 14-96 40c-26 25-40 60-40 96 0 38 14 72 40 98 25 26 60 40 96 40z">
          <text:p/>
        </draw:path>
        <draw:path draw:style-name="gr35" draw:text-style-name="P19" draw:layer="layout" svg:width="0.273cm" svg:height="0.273cm" svg:x="20.469cm" svg:y="4.592cm" svg:viewBox="0 0 274 274" svg:d="M137 274c37 0 72-14 97-40 26-26 40-61 40-98 0-36-14-71-40-96-25-26-60-40-97-40s-71 14-97 40c-26 25-40 60-40 96 0 37 14 72 40 98s60 40 97 40z">
          <text:p/>
        </draw:path>
        <draw:path draw:style-name="gr35" draw:text-style-name="P19" draw:layer="layout" svg:width="0.274cm" svg:height="0.273cm" svg:x="21.396cm" svg:y="5.199cm" svg:viewBox="0 0 275 274" svg:d="M138 274c36 0 71-14 97-40 25-26 40-60 40-97s-15-72-40-97c-26-26-61-40-97-40s-71 14-97 40c-26 25-41 60-41 97s15 71 41 97 61 40 97 40z">
          <text:p/>
        </draw:path>
        <draw:path draw:style-name="gr35" draw:text-style-name="P19" draw:layer="layout" svg:width="0.274cm" svg:height="0.273cm" svg:x="20.455cm" svg:y="4.661cm" svg:viewBox="0 0 275 274" svg:d="M137 274c37 0 72-14 98-40 25-25 40-60 40-96 0-38-15-72-40-98-26-26-61-40-98-40-36 0-71 14-97 40-25 26-40 60-40 98 0 36 15 71 40 96 26 26 61 40 97 40z">
          <text:p/>
        </draw:path>
        <draw:path draw:style-name="gr35" draw:text-style-name="P19" draw:layer="layout" svg:width="0.273cm" svg:height="0.273cm" svg:x="20.61cm" svg:y="4.686cm" svg:viewBox="0 0 274 274" svg:d="M137 274c37 0 71-15 97-40 26-26 40-61 40-97s-14-72-40-97c-26-26-60-40-97-40-36 0-71 14-96 40-26 25-41 61-41 97s15 71 41 97c25 25 60 40 96 40z">
          <text:p/>
        </draw:path>
        <draw:path draw:style-name="gr35" draw:text-style-name="P19" draw:layer="layout" svg:width="0.273cm" svg:height="0.273cm" svg:x="20.558cm" svg:y="4.7cm" svg:viewBox="0 0 274 274" svg:d="M138 274c36 0 71-14 96-40 26-25 40-60 40-96s-14-72-40-98c-25-25-60-40-96-40s-71 15-98 40c-25 26-40 62-40 98s15 71 40 96c27 26 62 40 98 40z">
          <text:p/>
        </draw:path>
        <draw:path draw:style-name="gr35" draw:text-style-name="P19" draw:layer="layout" svg:width="0.273cm" svg:height="0.273cm" svg:x="22.209cm" svg:y="5.426cm" svg:viewBox="0 0 274 274" svg:d="M138 274c36 0 71-14 96-40 26-25 40-60 40-97s-14-71-40-97c-25-26-60-40-96-40-37 0-71 14-98 40-26 26-40 60-40 97s14 72 40 97c27 26 61 40 98 40z">
          <text:p/>
        </draw:path>
        <draw:path draw:style-name="gr36" draw:text-style-name="P18" draw:layer="layout" svg:width="0.273cm" svg:height="0.273cm" svg:x="19.141cm" svg:y="5.058cm" svg:viewBox="0 0 274 274" svg:d="M137 274c37 0 71-15 97-41s40-60 40-97c0-36-14-71-40-96-26-26-60-40-97-40s-72 14-97 40c-26 25-40 60-40 96 0 37 14 71 40 97 25 26 60 41 97 41z">
          <text:p/>
        </draw:path>
        <draw:path draw:style-name="gr37" draw:text-style-name="P2" draw:layer="layout" svg:width="0.273cm" svg:height="0.273cm" svg:x="19.141cm" svg:y="5.058cm" svg:viewBox="0 0 274 274" svg:d="M137 274c37 0 71-15 97-41s40-60 40-97c0-36-14-71-40-96-26-26-60-40-97-40s-72 14-97 40c-26 25-40 60-40 96 0 37 14 71 40 97 25 26 60 41 97 41z">
          <text:p/>
        </draw:path>
        <draw:path draw:style-name="gr35" draw:text-style-name="P19" draw:layer="layout" svg:width="0.273cm" svg:height="0.273cm" svg:x="20.846cm" svg:y="4.705cm" svg:viewBox="0 0 274 274" svg:d="M137 274c37 0 71-14 97-40 26-25 40-60 40-96 0-37-14-72-40-98s-60-40-97-40c-36 0-71 14-96 40-27 26-41 61-41 98 0 36 14 71 41 96 25 26 60 40 96 40z">
          <text:p/>
        </draw:path>
        <draw:path draw:style-name="gr34" draw:text-style-name="P18" draw:layer="layout" svg:width="0.273cm" svg:height="0.273cm" svg:x="19.135cm" svg:y="5.114cm" svg:viewBox="0 0 274 274" svg:d="M137 274c37 0 71-14 97-40s40-61 40-97-14-71-40-97c-26-25-60-40-97-40s-72 15-97 40c-26 26-40 61-40 97s14 71 40 97c25 26 60 40 97 40z">
          <text:p/>
        </draw:path>
        <draw:path draw:style-name="gr35" draw:text-style-name="P19" draw:layer="layout" svg:width="0.273cm" svg:height="0.274cm" svg:x="21.545cm" svg:y="4.81cm" svg:viewBox="0 0 274 275" svg:d="M136 275c37 0 72-15 98-41 25-26 40-61 40-97s-15-71-40-97c-26-25-61-40-98-40-36 0-71 15-96 40-26 26-40 61-40 97s14 71 40 97c25 26 60 41 96 41z">
          <text:p/>
        </draw:path>
        <draw:path draw:style-name="gr35" draw:text-style-name="P19" draw:layer="layout" svg:width="0.273cm" svg:height="0.273cm" svg:x="20.381cm" svg:y="4.84cm" svg:viewBox="0 0 274 274" svg:d="M137 274c36 0 71-14 97-40 26-27 40-61 40-98 0-36-14-71-40-96-26-26-61-40-97-40-37 0-71 14-97 40-26 25-40 60-40 96 0 37 14 71 40 98 26 26 60 40 97 40z">
          <text:p/>
        </draw:path>
        <draw:path draw:style-name="gr35" draw:text-style-name="P19" draw:layer="layout" svg:width="0.273cm" svg:height="0.274cm" svg:x="21.933cm" svg:y="4.719cm" svg:viewBox="0 0 274 275" svg:d="M137 275c37 0 71-15 97-40 26-26 40-61 40-97s-14-71-40-97-60-41-97-41c-36 0-71 15-97 41s-40 61-40 97 14 71 40 97c26 25 61 40 97 40z">
          <text:p/>
        </draw:path>
        <draw:path draw:style-name="gr35" draw:text-style-name="P19" draw:layer="layout" svg:width="0.274cm" svg:height="0.273cm" svg:x="20.722cm" svg:y="4.701cm" svg:viewBox="0 0 275 274" svg:d="M137 274c37 0 72-14 98-40 25-26 40-60 40-97 0-36-15-72-40-97-26-26-61-40-98-40-36 0-71 14-96 40-26 25-41 61-41 97 0 37 15 71 41 97 25 26 60 40 96 40z">
          <text:p/>
        </draw:path>
        <draw:path draw:style-name="gr35" draw:text-style-name="P19" draw:layer="layout" svg:width="0.273cm" svg:height="0.273cm" svg:x="21.526cm" svg:y="4.739cm" svg:viewBox="0 0 274 274" svg:d="M136 274c37 0 72-14 98-40 26-25 40-60 40-96 0-37-14-71-40-97-26-27-61-41-98-41-36 0-71 14-96 41-26 26-40 60-40 97 0 36 14 71 40 96 25 26 60 40 96 40z">
          <text:p/>
        </draw:path>
        <draw:path draw:style-name="gr38" draw:text-style-name="P19" draw:layer="layout" svg:width="0.273cm" svg:height="0.273cm" svg:x="20.901cm" svg:y="4.716cm" svg:viewBox="0 0 274 274" svg:d="M137 274c36 0 71-14 96-40 27-25 41-60 41-96s-14-71-41-98c-25-25-60-40-96-40-37 0-71 15-97 40-26 27-40 62-40 98s14 71 40 96c26 26 60 40 97 40z">
          <text:p/>
        </draw:path>
        <draw:path draw:style-name="gr37" draw:text-style-name="P2" draw:layer="layout" svg:width="0.273cm" svg:height="0.273cm" svg:x="20.901cm" svg:y="4.716cm" svg:viewBox="0 0 274 274" svg:d="M137 274c36 0 71-14 96-40 27-25 41-60 41-96s-14-71-41-98c-25-25-60-40-96-40-37 0-71 15-97 40-26 27-40 62-40 98s14 71 40 96c26 26 60 40 97 40z">
          <text:p/>
        </draw:path>
        <draw:path draw:style-name="gr35" draw:text-style-name="P19" draw:layer="layout" svg:width="0.273cm" svg:height="0.274cm" svg:x="21.548cm" svg:y="4.43cm" svg:viewBox="0 0 274 275" svg:d="M136 275c38 0 72-15 98-40 26-26 40-61 40-97s-14-72-40-98c-26-25-60-40-98-40-36 0-71 15-96 40-26 26-40 62-40 98s14 71 40 97c25 25 60 40 96 40z">
          <text:p/>
        </draw:path>
        <draw:path draw:style-name="gr35" draw:text-style-name="P19" draw:layer="layout" svg:width="0.273cm" svg:height="0.273cm" svg:x="21.055cm" svg:y="4.603cm" svg:viewBox="0 0 274 274" svg:d="M137 274c37 0 71-14 97-40s40-61 40-98c0-36-14-71-40-96-26-26-60-40-97-40s-72 14-97 40c-26 25-40 60-40 96 0 37 14 72 40 98 25 26 60 40 97 40z">
          <text:p/>
        </draw:path>
        <draw:path draw:style-name="gr35" draw:text-style-name="P19" draw:layer="layout" svg:width="0.274cm" svg:height="0.273cm" svg:x="20.972cm" svg:y="4.758cm" svg:viewBox="0 0 275 274" svg:d="M137 274c36 0 72-14 98-40 25-25 40-60 40-96 0-37-15-71-40-97-26-27-62-41-98-41s-71 14-97 41c-25 26-40 60-40 97 0 36 15 71 40 96 26 26 61 40 97 40z">
          <text:p/>
        </draw:path>
        <draw:path draw:style-name="gr35" draw:text-style-name="P19" draw:layer="layout" svg:width="0.273cm" svg:height="0.273cm" svg:x="20.952cm" svg:y="4.7cm" svg:viewBox="0 0 274 274" svg:d="M136 274c37 0 72-14 98-40s40-60 40-97c0-36-14-72-40-97-26-26-61-40-98-40-36 0-71 14-96 40-26 25-40 61-40 97 0 37 14 71 40 97 25 26 60 40 96 40z">
          <text:p/>
        </draw:path>
        <draw:path draw:style-name="gr35" draw:text-style-name="P19" draw:layer="layout" svg:width="0.273cm" svg:height="0.274cm" svg:x="20.983cm" svg:y="4.584cm" svg:viewBox="0 0 274 275" svg:d="M136 275c37 0 72-15 98-40 26-26 40-62 40-98s-14-71-40-97c-26-25-61-40-98-40-36 0-71 15-96 40-26 26-40 61-40 97s14 72 40 98c25 25 60 40 96 40z">
          <text:p/>
        </draw:path>
        <draw:path draw:style-name="gr35" draw:text-style-name="P19" draw:layer="layout" svg:width="0.273cm" svg:height="0.273cm" svg:x="20.729cm" svg:y="4.632cm" svg:viewBox="0 0 274 274" svg:d="M136 274c38 0 72-14 98-40s40-60 40-98c0-36-14-71-40-96-26-26-60-40-98-40-36 0-71 14-96 40-26 25-40 60-40 96 0 38 14 72 40 98 25 26 60 40 96 40z">
          <text:p/>
        </draw:path>
        <draw:path draw:style-name="gr35" draw:text-style-name="P19" draw:layer="layout" svg:width="0.273cm" svg:height="0.274cm" svg:x="20.894cm" svg:y="4.655cm" svg:viewBox="0 0 274 275" svg:d="M137 275c36 0 71-15 96-40 26-26 41-61 41-97 0-37-15-72-41-98-25-25-60-40-96-40s-71 15-97 40c-25 26-40 61-40 98 0 36 15 71 40 97 26 25 61 40 97 40z">
          <text:p/>
        </draw:path>
        <draw:path draw:style-name="gr35" draw:text-style-name="P19" draw:layer="layout" svg:width="0.273cm" svg:height="0.273cm" svg:x="21.573cm" svg:y="4.555cm" svg:viewBox="0 0 274 274" svg:d="M138 274c36 0 71-15 96-40 26-27 40-62 40-98s-14-71-40-96c-25-26-60-40-96-40-37 0-72 14-98 40-25 25-40 60-40 96s15 71 40 98c26 25 61 40 98 40z">
          <text:p/>
        </draw:path>
        <draw:path draw:style-name="gr35" draw:text-style-name="P19" draw:layer="layout" svg:width="0.274cm" svg:height="0.273cm" svg:x="22.075cm" svg:y="4.969cm" svg:viewBox="0 0 275 274" svg:d="M137 274c36 0 72-15 98-40 25-26 40-61 40-97s-15-72-40-97c-26-26-62-40-98-40s-71 14-96 40c-26 25-41 61-41 97s15 71 41 97c25 25 60 40 96 40z">
          <text:p/>
        </draw:path>
        <draw:path draw:style-name="gr35" draw:text-style-name="P19" draw:layer="layout" svg:width="0.274cm" svg:height="0.273cm" svg:x="20.561cm" svg:y="4.573cm" svg:viewBox="0 0 275 274" svg:d="M138 274c36 0 71-14 97-40 25-25 40-61 40-97 0-37-15-71-40-97-26-26-61-40-97-40s-71 14-98 40c-25 26-40 60-40 97 0 36 15 72 40 97 27 26 62 40 98 40z">
          <text:p/>
        </draw:path>
        <draw:path draw:style-name="gr35" draw:text-style-name="P19" draw:layer="layout" svg:width="0.273cm" svg:height="0.273cm" svg:x="20.934cm" svg:y="4.632cm" svg:viewBox="0 0 274 274" svg:d="M136 274c37 0 71-14 98-40 26-26 40-60 40-98 0-36-14-71-40-96-27-26-61-40-98-40-36 0-71 14-96 40-26 25-40 60-40 96 0 38 14 72 40 98 25 26 60 40 96 40z">
          <text:p/>
        </draw:path>
        <draw:path draw:style-name="gr35" draw:text-style-name="P19" draw:layer="layout" svg:width="0.273cm" svg:height="0.273cm" svg:x="21.044cm" svg:y="4.751cm" svg:viewBox="0 0 274 274" svg:d="M138 274c36 0 71-14 96-40 26-25 40-60 40-96s-14-71-40-97c-25-26-60-41-96-41-38 0-72 15-98 41s-40 61-40 97 14 71 40 96c26 26 60 40 98 40z">
          <text:p/>
        </draw:path>
        <draw:path draw:style-name="gr35" draw:text-style-name="P19" draw:layer="layout" svg:width="0.273cm" svg:height="0.273cm" svg:x="21.193cm" svg:y="4.669cm" svg:viewBox="0 0 274 274" svg:d="M137 274c36 0 71-15 96-40 27-26 41-61 41-97 0-37-14-72-41-97-25-26-60-40-96-40-37 0-71 14-97 40-26 25-40 60-40 97 0 36 14 71 40 97 26 25 60 40 97 40z">
          <text:p/>
        </draw:path>
        <draw:path draw:style-name="gr34" draw:text-style-name="P18" draw:layer="layout" svg:width="0.273cm" svg:height="0.274cm" svg:x="19.744cm" svg:y="5.226cm" svg:viewBox="0 0 274 275" svg:d="M137 275c37 0 71-15 97-40 26-26 40-61 40-97s-14-72-40-98c-26-25-60-40-97-40-36 0-71 15-97 40-26 26-40 62-40 98s14 71 40 97c26 25 61 40 97 40z">
          <text:p/>
        </draw:path>
        <draw:path draw:style-name="gr35" draw:text-style-name="P19" draw:layer="layout" svg:width="0.273cm" svg:height="0.273cm" svg:x="20.285cm" svg:y="4.676cm" svg:viewBox="0 0 274 274" svg:d="M138 274c36 0 71-14 96-40 26-25 40-60 40-96 0-38-14-72-40-98-25-26-60-40-96-40-37 0-71 14-98 40-26 26-40 60-40 98 0 36 14 71 40 96 27 26 61 40 98 40z">
          <text:p/>
        </draw:path>
        <draw:path draw:style-name="gr35" draw:text-style-name="P19" draw:layer="layout" svg:width="0.274cm" svg:height="0.274cm" svg:x="21.761cm" svg:y="4.852cm" svg:viewBox="0 0 275 275" svg:d="M137 275c36 0 71-15 98-40 25-26 40-62 40-98s-15-71-40-97c-27-25-62-40-98-40s-71 15-97 40c-25 26-40 61-40 97s15 72 40 98c26 25 61 40 97 40z">
          <text:p/>
        </draw:path>
        <draw:path draw:style-name="gr35" draw:text-style-name="P19" draw:layer="layout" svg:width="0.273cm" svg:height="0.273cm" svg:x="21.571cm" svg:y="4.861cm" svg:viewBox="0 0 274 274" svg:d="M137 274c37 0 71-15 97-40 26-26 40-62 40-98s-14-71-40-96c-26-26-60-40-97-40s-72 14-97 40c-26 25-40 60-40 96s14 72 40 98c25 25 60 40 97 40z">
          <text:p/>
        </draw:path>
        <draw:path draw:style-name="gr35" draw:text-style-name="P19" draw:layer="layout" svg:width="0.273cm" svg:height="0.273cm" svg:x="22.25cm" svg:y="4.917cm" svg:viewBox="0 0 274 274" svg:d="M137 274c36 0 71-14 96-40 26-26 41-60 41-97s-15-72-41-97c-25-26-60-40-96-40-37 0-71 14-97 40-26 25-40 60-40 97s14 71 40 97 60 40 97 40z">
          <text:p/>
        </draw:path>
        <draw:path draw:style-name="gr35" draw:text-style-name="P19" draw:layer="layout" svg:width="0.273cm" svg:height="0.273cm" svg:x="19.961cm" svg:y="5.081cm" svg:viewBox="0 0 274 274" svg:d="M137 274c36 0 71-15 97-41 25-26 40-61 40-97s-15-71-40-96c-26-26-61-40-97-40-37 0-72 14-97 40-26 25-40 60-40 96s14 71 40 97c25 26 60 41 97 41z">
          <text:p/>
        </draw:path>
        <draw:path draw:style-name="gr35" draw:text-style-name="P19" draw:layer="layout" svg:width="0.273cm" svg:height="0.273cm" svg:x="20.911cm" svg:y="4.725cm" svg:viewBox="0 0 274 274" svg:d="M137 274c36 0 71-14 96-40 27-25 41-60 41-96 0-37-14-71-41-98-25-26-60-40-96-40-37 0-71 14-97 40-26 27-40 61-40 98 0 36 14 71 40 96 26 26 60 40 97 40z">
          <text:p/>
        </draw:path>
        <draw:path draw:style-name="gr35" draw:text-style-name="P19" draw:layer="layout" svg:width="0.273cm" svg:height="0.273cm" svg:x="21.397cm" svg:y="4.59cm" svg:viewBox="0 0 274 274" svg:d="M137 274c37 0 71-14 97-40 26-25 40-61 40-97s-14-71-40-97c-26-25-60-40-97-40-36 0-71 15-96 40-27 26-41 61-41 97s14 72 41 97c25 26 60 40 96 40z">
          <text:p/>
        </draw:path>
        <draw:path draw:style-name="gr34" draw:text-style-name="P18" draw:layer="layout" svg:width="0.273cm" svg:height="0.273cm" svg:x="19.563cm" svg:y="5.203cm" svg:viewBox="0 0 274 274" svg:d="M136 274c36 0 71-14 98-40 25-26 40-60 40-97s-15-72-40-97c-27-26-62-40-98-40s-71 14-96 40c-26 25-40 60-40 97s14 71 40 97c25 26 60 40 96 40z">
          <text:p/>
        </draw:path>
        <draw:path draw:style-name="gr35" draw:text-style-name="P19" draw:layer="layout" svg:width="0.273cm" svg:height="0.273cm" svg:x="20.571cm" svg:y="4.702cm" svg:viewBox="0 0 274 274" svg:d="M137 274c37 0 71-14 97-40 26-25 40-60 40-96s-14-72-40-98c-26-25-60-40-97-40-36 0-71 15-97 40-26 26-40 62-40 98s14 71 40 96c26 26 61 40 97 40z">
          <text:p/>
        </draw:path>
        <draw:path draw:style-name="gr35" draw:text-style-name="P19" draw:layer="layout" svg:width="0.273cm" svg:height="0.273cm" svg:x="21.885cm" svg:y="5.061cm" svg:viewBox="0 0 274 274" svg:d="M138 274c36 0 71-15 96-41 26-25 40-60 40-96s-14-71-40-97c-25-25-60-40-96-40s-72 15-98 40c-25 26-40 61-40 97s15 71 40 96c26 26 62 41 98 41z">
          <text:p/>
        </draw:path>
        <draw:path draw:style-name="gr35" draw:text-style-name="P19" draw:layer="layout" svg:width="0.274cm" svg:height="0.273cm" svg:x="19.989cm" svg:y="5.312cm" svg:viewBox="0 0 275 274" svg:d="M138 274c36 0 71-14 97-40 25-26 40-60 40-97 0-36-15-71-40-96-26-26-61-41-97-41s-72 15-98 41c-25 25-40 60-40 96 0 37 15 71 40 97 26 26 62 40 98 40z">
          <text:p/>
        </draw:path>
        <draw:path draw:style-name="gr35" draw:text-style-name="P19" draw:layer="layout" svg:width="0.273cm" svg:height="0.273cm" svg:x="22.759cm" svg:y="5.219cm" svg:viewBox="0 0 274 274" svg:d="M137 274c36 0 71-14 97-40 25-25 40-60 40-96 0-38-15-72-40-98-26-26-61-40-97-40s-71 14-96 40c-27 26-41 60-41 98 0 36 14 71 41 96 25 26 60 40 96 40z">
          <text:p/>
        </draw:path>
        <draw:path draw:style-name="gr35" draw:text-style-name="P19" draw:layer="layout" svg:width="0.273cm" svg:height="0.274cm" svg:x="20.794cm" svg:y="4.812cm" svg:viewBox="0 0 274 275" svg:d="M138 275c36 0 71-15 96-41 26-26 40-61 40-97s-14-71-40-97c-25-25-60-40-96-40-37 0-72 15-98 40-26 26-40 61-40 97s14 71 40 97 61 41 98 41z">
          <text:p/>
        </draw:path>
        <draw:path draw:style-name="gr35" draw:text-style-name="P19" draw:layer="layout" svg:width="0.274cm" svg:height="0.273cm" svg:x="20.937cm" svg:y="4.51cm" svg:viewBox="0 0 275 274" svg:d="M137 274c36 0 71-15 98-41 25-25 40-60 40-96 0-37-15-71-40-97-27-26-62-40-98-40s-71 14-97 40c-25 26-40 60-40 97 0 36 15 71 40 96 26 26 61 41 97 41z">
          <text:p/>
        </draw:path>
        <draw:path draw:style-name="gr35" draw:text-style-name="P19" draw:layer="layout" svg:width="0.273cm" svg:height="0.273cm" svg:x="21.144cm" svg:y="4.801cm" svg:viewBox="0 0 274 274" svg:d="M137 274c37 0 71-14 97-41 26-26 40-60 40-97 0-36-14-71-40-96-26-26-60-40-97-40-36 0-71 14-96 40-26 25-41 60-41 96 0 37 15 71 41 97 25 27 60 41 96 41z">
          <text:p/>
        </draw:path>
        <draw:path draw:style-name="gr35" draw:text-style-name="P19" draw:layer="layout" svg:width="0.273cm" svg:height="0.273cm" svg:x="21.059cm" svg:y="4.767cm" svg:viewBox="0 0 274 274" svg:d="M138 274c36 0 71-14 96-40 26-25 40-60 40-96s-14-71-40-97c-25-25-60-41-96-41-37 0-72 16-98 41-26 26-40 61-40 97s14 71 40 96c26 26 61 40 98 40z">
          <text:p/>
        </draw:path>
        <draw:path draw:style-name="gr34" draw:text-style-name="P18" draw:layer="layout" svg:width="0.273cm" svg:height="0.273cm" svg:x="19.308cm" svg:y="5.213cm" svg:viewBox="0 0 274 274" svg:d="M136 274c37 0 71-14 98-40 26-25 40-60 40-96 0-38-14-72-40-98-27-26-61-40-98-40-36 0-71 14-96 40-26 26-40 60-40 98 0 36 14 71 40 96 25 26 60 40 96 40z">
          <text:p/>
        </draw:path>
        <draw:path draw:style-name="gr35" draw:text-style-name="P19" draw:layer="layout" svg:width="0.273cm" svg:height="0.274cm" svg:x="20.559cm" svg:y="4.706cm" svg:viewBox="0 0 274 275" svg:d="M138 275c36 0 71-15 96-40 26-26 40-61 40-97s-14-72-40-98c-25-25-60-40-96-40s-71 15-98 40c-25 26-40 62-40 98s15 71 40 97c27 25 62 40 98 40z">
          <text:p/>
        </draw:path>
        <draw:path draw:style-name="gr35" draw:text-style-name="P19" draw:layer="layout" svg:width="0.273cm" svg:height="0.273cm" svg:x="21.229cm" svg:y="4.778cm" svg:viewBox="0 0 274 274" svg:d="M137 274c36 0 72-16 97-41 26-26 40-61 40-97s-14-71-40-96c-25-26-61-40-97-40-37 0-71 14-97 40-26 25-40 60-40 96s14 71 40 97c26 25 60 41 97 41z">
          <text:p/>
        </draw:path>
        <draw:path draw:style-name="gr36" draw:text-style-name="P18" draw:layer="layout" svg:width="0.273cm" svg:height="0.274cm" svg:x="19.599cm" svg:y="4.971cm" svg:viewBox="0 0 274 275" svg:d="M136 275c37 0 72-15 98-40 26-26 40-61 40-97s-14-72-40-98c-26-25-61-40-98-40-36 0-71 15-96 40-26 26-40 62-40 98s14 71 40 97c25 25 60 40 96 40z">
          <text:p/>
        </draw:path>
        <draw:path draw:style-name="gr37" draw:text-style-name="P2" draw:layer="layout" svg:width="0.273cm" svg:height="0.274cm" svg:x="19.599cm" svg:y="4.971cm" svg:viewBox="0 0 274 275" svg:d="M136 275c37 0 72-15 98-40 26-26 40-61 40-97s-14-72-40-98c-26-25-61-40-98-40-36 0-71 15-96 40-26 26-40 62-40 98s14 71 40 97c25 25 60 40 96 40z">
          <text:p/>
        </draw:path>
        <draw:path draw:style-name="gr35" draw:text-style-name="P19" draw:layer="layout" svg:width="0.274cm" svg:height="0.273cm" svg:x="21.263cm" svg:y="4.492cm" svg:viewBox="0 0 275 274" svg:d="M137 274c37 0 72-14 98-40 25-25 40-60 40-96 0-37-15-71-40-97-26-26-61-41-98-41-36 0-71 15-97 41-25 26-40 60-40 97 0 36 15 71 40 96 26 26 61 40 97 40z">
          <text:p/>
        </draw:path>
        <draw:path draw:style-name="gr35" draw:text-style-name="P19" draw:layer="layout" svg:width="0.273cm" svg:height="0.273cm" svg:x="21.112cm" svg:y="4.758cm" svg:viewBox="0 0 274 274" svg:d="M137 274c37 0 71-14 97-40 26-25 40-60 40-96s-14-71-40-97-60-41-97-41c-36 0-71 15-97 41s-40 61-40 97 14 71 40 96c26 26 61 40 97 40z">
          <text:p/>
        </draw:path>
        <draw:path draw:style-name="gr35" draw:text-style-name="P19" draw:layer="layout" svg:width="0.274cm" svg:height="0.273cm" svg:x="20.573cm" svg:y="4.728cm" svg:viewBox="0 0 275 274" svg:d="M138 274c36 0 71-15 97-40 25-26 40-61 40-97s-15-71-40-97c-26-26-61-40-97-40s-71 14-97 40-41 61-41 97 15 71 41 97c26 25 61 40 97 40z">
          <text:p/>
        </draw:path>
        <draw:path draw:style-name="gr35" draw:text-style-name="P19" draw:layer="layout" svg:width="0.273cm" svg:height="0.273cm" svg:x="20.047cm" svg:y="5.251cm" svg:viewBox="0 0 274 274" svg:d="M137 274c37 0 71-15 97-40 26-26 40-61 40-97s-14-72-40-97c-26-26-60-40-97-40-36 0-71 14-96 40-27 25-41 61-41 97s14 71 41 97c25 25 60 40 96 40z">
          <text:p/>
        </draw:path>
        <draw:path draw:style-name="gr35" draw:text-style-name="P19" draw:layer="layout" svg:width="0.273cm" svg:height="0.273cm" svg:x="21.301cm" svg:y="4.713cm" svg:viewBox="0 0 274 274" svg:d="M138 274c36 0 71-14 96-40 26-25 40-60 40-96 0-37-14-71-40-98-25-26-60-40-96-40-38 0-72 14-98 40-26 27-40 61-40 98 0 36 14 71 40 96 26 26 60 40 98 40z">
          <text:p/>
        </draw:path>
        <draw:path draw:style-name="gr35" draw:text-style-name="P19" draw:layer="layout" svg:width="0.273cm" svg:height="0.274cm" svg:x="20.915cm" svg:y="4.746cm" svg:viewBox="0 0 274 275" svg:d="M137 275c36 0 71-15 96-40 27-26 41-61 41-97s-14-71-41-97c-25-26-60-41-96-41-37 0-71 15-97 41s-40 61-40 97 14 71 40 97c26 25 60 40 97 40z">
          <text:p/>
        </draw:path>
        <draw:path draw:style-name="gr34" draw:text-style-name="P18" draw:layer="layout" svg:width="0.273cm" svg:height="0.273cm" svg:x="18.883cm" svg:y="5.089cm" svg:viewBox="0 0 274 274" svg:d="M138 274c36 0 70-14 96-41 26-26 40-60 40-97 0-36-14-71-40-96-26-26-60-40-96-40-37 0-72 14-98 40-26 25-40 60-40 96 0 37 14 71 40 97 26 27 61 41 98 41z">
          <text:p/>
        </draw:path>
        <draw:path draw:style-name="gr35" draw:text-style-name="P19" draw:layer="layout" svg:width="0.273cm" svg:height="0.273cm" svg:x="22.086cm" svg:y="4.956cm" svg:viewBox="0 0 274 274" svg:d="M137 274c37 0 71-15 97-40 26-26 40-61 40-97s-14-72-40-97c-26-26-60-40-97-40s-71 14-97 40c-26 25-40 61-40 97s14 71 40 97c26 25 60 40 97 40z">
          <text:p/>
        </draw:path>
        <draw:path draw:style-name="gr35" draw:text-style-name="P19" draw:layer="layout" svg:width="0.273cm" svg:height="0.273cm" svg:x="22.03cm" svg:y="4.563cm" svg:viewBox="0 0 274 274" svg:d="M137 274c36 0 71-14 97-40s40-61 40-97c0-37-14-71-40-97s-61-40-97-40c-37 0-71 14-97 40s-40 60-40 97c0 36 14 71 40 97s60 40 97 40z">
          <text:p/>
        </draw:path>
        <draw:path draw:style-name="gr35" draw:text-style-name="P19" draw:layer="layout" svg:width="0.274cm" svg:height="0.273cm" svg:x="21.526cm" svg:y="4.844cm" svg:viewBox="0 0 275 274" svg:d="M137 274c36 0 72-14 98-40 25-26 40-61 40-98 0-36-15-71-40-96-26-26-62-40-98-40s-71 14-97 40c-25 25-40 60-40 96 0 37 15 72 40 98 26 26 61 40 97 40z">
          <text:p/>
        </draw:path>
        <draw:path draw:style-name="gr34" draw:text-style-name="P18" draw:layer="layout" svg:width="0.273cm" svg:height="0.273cm" svg:x="19.025cm" svg:y="5.058cm" svg:viewBox="0 0 274 274" svg:d="M137 274c36 0 71-16 97-41 26-26 40-61 40-97s-14-71-40-96c-26-26-61-40-97-40-37 0-71 14-97 40-26 25-40 60-40 96s14 71 40 97c26 25 60 41 97 41z">
          <text:p/>
        </draw:path>
        <draw:path draw:style-name="gr35" draw:text-style-name="P19" draw:layer="layout" svg:width="0.273cm" svg:height="0.273cm" svg:x="20.157cm" svg:y="5.121cm" svg:viewBox="0 0 274 274" svg:d="M137 274c36 0 72-14 97-40 26-25 40-61 40-97 0-37-14-71-40-97-25-26-61-40-97-40-37 0-71 14-97 40s-40 60-40 97c0 36 14 72 40 97 26 26 60 40 97 40z">
          <text:p/>
        </draw:path>
        <draw:path draw:style-name="gr35" draw:text-style-name="P19" draw:layer="layout" svg:width="0.273cm" svg:height="0.273cm" svg:x="21.685cm" svg:y="4.858cm" svg:viewBox="0 0 274 274" svg:d="M137 274c37 0 71-14 97-40s40-61 40-98c0-36-14-71-40-96-26-26-60-40-97-40-36 0-71 14-96 40-27 25-41 60-41 96 0 37 14 72 41 98 25 26 60 40 96 40z">
          <text:p/>
        </draw:path>
        <draw:path draw:style-name="gr35" draw:text-style-name="P19" draw:layer="layout" svg:width="0.273cm" svg:height="0.273cm" svg:x="20.987cm" svg:y="4.824cm" svg:viewBox="0 0 274 274" svg:d="M136 274c38 0 72-14 98-40 26-27 40-61 40-98 0-36-14-71-40-96-26-26-60-40-98-40-36 0-71 14-96 40-26 25-40 60-40 96 0 37 14 71 40 98 25 26 60 40 96 40z">
          <text:p/>
        </draw:path>
        <draw:path draw:style-name="gr35" draw:text-style-name="P19" draw:layer="layout" svg:width="0.273cm" svg:height="0.273cm" svg:x="20.891cm" svg:y="4.916cm" svg:viewBox="0 0 274 274" svg:d="M136 274c37 0 71-14 97-40s41-60 41-97-15-72-41-97c-26-26-60-40-97-40-36 0-71 14-96 40-26 25-40 60-40 97s14 71 40 97c25 26 60 40 96 40z">
          <text:p/>
        </draw:path>
        <draw:path draw:style-name="gr35" draw:text-style-name="P19" draw:layer="layout" svg:width="0.273cm" svg:height="0.274cm" svg:x="20.852cm" svg:y="4.574cm" svg:viewBox="0 0 274 275" svg:d="M137 275c36 0 71-15 97-40 25-26 40-62 40-98s-15-71-40-97c-26-25-61-40-97-40s-71 15-96 40c-27 26-41 61-41 97s14 72 41 98c25 25 60 40 96 40z">
          <text:p/>
        </draw:path>
        <draw:path draw:style-name="gr35" draw:text-style-name="P19" draw:layer="layout" svg:width="0.273cm" svg:height="0.273cm" svg:x="21.605cm" svg:y="4.626cm" svg:viewBox="0 0 274 274" svg:d="M137 274c36 0 71-14 97-40 25-25 40-60 40-97 0-36-15-71-40-97-26-25-61-40-97-40s-72 15-97 40c-26 26-40 61-40 97 0 37 14 72 40 97 25 26 61 40 97 40z">
          <text:p/>
        </draw:path>
        <draw:path draw:style-name="gr35" draw:text-style-name="P19" draw:layer="layout" svg:width="0.273cm" svg:height="0.273cm" svg:x="20.633cm" svg:y="4.766cm" svg:viewBox="0 0 274 274" svg:d="M136 274c36 0 71-15 97-40 26-26 41-61 41-97s-15-71-41-96c-26-26-61-41-97-41s-71 15-96 41c-26 25-40 60-40 96s14 71 40 97c25 25 60 40 96 40z">
          <text:p/>
        </draw:path>
        <draw:path draw:style-name="gr35" draw:text-style-name="P19" draw:layer="layout" svg:width="0.273cm" svg:height="0.273cm" svg:x="20.715cm" svg:y="4.754cm" svg:viewBox="0 0 274 274" svg:d="M137 274c37 0 72-14 97-40 26-25 40-60 40-96s-14-71-40-97c-25-26-60-41-97-41-36 0-71 15-97 41-25 26-40 61-40 97s15 71 40 96c26 26 61 40 97 40z">
          <text:p/>
        </draw:path>
        <draw:path draw:style-name="gr35" draw:text-style-name="P19" draw:layer="layout" svg:width="0.273cm" svg:height="0.274cm" svg:x="21.34cm" svg:y="4.719cm" svg:viewBox="0 0 274 275" svg:d="M138 275c36 0 71-15 96-40 26-26 40-61 40-97s-14-71-40-98c-25-25-60-40-96-40-37 0-72 15-98 40-26 27-40 62-40 98s14 71 40 97c26 25 61 40 98 40z">
          <text:p/>
        </draw:path>
        <draw:path draw:style-name="gr35" draw:text-style-name="P19" draw:layer="layout" svg:width="0.273cm" svg:height="0.273cm" svg:x="20.179cm" svg:y="5.364cm" svg:viewBox="0 0 274 274" svg:d="M137 274c37 0 72-14 97-40 26-26 40-61 40-97s-14-71-40-97c-25-25-60-40-97-40s-71 15-97 40c-26 26-40 61-40 97s14 71 40 97 60 40 97 40z">
          <text:p/>
        </draw:path>
        <draw:path draw:style-name="gr35" draw:text-style-name="P19" draw:layer="layout" svg:width="0.273cm" svg:height="0.274cm" svg:x="22.482cm" svg:y="5.154cm" svg:viewBox="0 0 274 275" svg:d="M137 275c37 0 71-15 97-40 26-26 40-61 40-98 0-36-14-71-40-97-26-25-60-40-97-40-36 0-70 15-97 40-26 26-40 61-40 97 0 37 14 72 40 98 27 25 61 40 97 40z">
          <text:p/>
        </draw:path>
        <draw:path draw:style-name="gr35" draw:text-style-name="P19" draw:layer="layout" svg:width="0.274cm" svg:height="0.273cm" svg:x="20.198cm" svg:y="5.257cm" svg:viewBox="0 0 275 274" svg:d="M137 274c37 0 72-15 98-40 25-26 40-61 40-97s-15-72-40-97c-26-26-61-40-98-40-36 0-71 14-97 40-25 25-40 61-40 97s15 71 40 97c26 25 61 40 97 40z">
          <text:p/>
        </draw:path>
        <draw:path draw:style-name="gr35" draw:text-style-name="P19" draw:layer="layout" svg:width="0.274cm" svg:height="0.274cm" svg:x="20.753cm" svg:y="4.709cm" svg:viewBox="0 0 275 275" svg:d="M138 275c36 0 71-15 96-40 26-26 41-61 41-97s-15-72-41-98c-25-25-60-40-96-40-37 0-72 15-98 40-25 26-40 62-40 98s15 71 40 97c26 25 61 40 98 40z">
          <text:p/>
        </draw:path>
        <draw:path draw:style-name="gr35" draw:text-style-name="P19" draw:layer="layout" svg:width="0.273cm" svg:height="0.273cm" svg:x="21.289cm" svg:y="4.67cm" svg:viewBox="0 0 274 274" svg:d="M136 274c38 0 72-15 98-40 26-26 40-61 40-97 0-37-14-72-40-97-26-26-60-40-98-40-36 0-71 14-96 40-26 25-40 60-40 97 0 36 14 71 40 97 25 25 60 40 96 40z">
          <text:p/>
        </draw:path>
        <draw:path draw:style-name="gr35" draw:text-style-name="P19" draw:layer="layout" svg:width="0.273cm" svg:height="0.273cm" svg:x="21.049cm" svg:y="4.793cm" svg:viewBox="0 0 274 274" svg:d="M137 274c37 0 71-14 97-41 26-25 40-60 40-96s-14-71-40-97c-26-25-60-40-97-40s-72 15-97 40c-26 26-40 61-40 97s14 71 40 96c25 27 60 41 97 41z">
          <text:p/>
        </draw:path>
        <draw:path draw:style-name="gr35" draw:text-style-name="P19" draw:layer="layout" svg:width="0.273cm" svg:height="0.274cm" svg:x="20.906cm" svg:y="4.769cm" svg:viewBox="0 0 274 275" svg:d="M137 275c36 0 71-15 96-40 27-26 41-61 41-97s-14-71-41-97c-25-25-60-41-96-41s-71 16-97 41c-25 26-40 61-40 97s15 71 40 97c26 25 61 40 97 40z">
          <text:p/>
        </draw:path>
        <draw:path draw:style-name="gr35" draw:text-style-name="P19" draw:layer="layout" svg:width="0.273cm" svg:height="0.273cm" svg:x="21.304cm" svg:y="4.57cm" svg:viewBox="0 0 274 274" svg:d="M137 274c37 0 71-14 97-40 26-25 40-61 40-97s-14-71-40-97c-26-25-60-40-97-40s-72 15-97 40c-26 26-40 61-40 97s14 72 40 97c25 26 60 40 97 40z">
          <text:p/>
        </draw:path>
        <draw:path draw:style-name="gr34" draw:text-style-name="P18" draw:layer="layout" svg:width="0.274cm" svg:height="0.274cm" svg:x="19.161cm" svg:y="5.132cm" svg:viewBox="0 0 275 275" svg:d="M138 275c36 0 71-15 97-40 25-26 40-62 40-98s-15-71-40-97c-26-25-61-40-97-40s-72 15-98 40c-25 26-40 61-40 97s15 72 40 98c26 25 62 40 98 40z">
          <text:p/>
        </draw:path>
        <draw:path draw:style-name="gr38" draw:text-style-name="P19" draw:layer="layout" svg:width="0.273cm" svg:height="0.274cm" svg:x="21.526cm" svg:y="4.693cm" svg:viewBox="0 0 274 275" svg:d="M136 275c36 0 72-15 98-40 25-26 40-61 40-97s-15-72-40-98c-26-25-62-40-98-40s-71 15-96 40c-26 26-40 62-40 98s14 71 40 97c25 25 60 40 96 40z">
          <text:p/>
        </draw:path>
        <draw:path draw:style-name="gr37" draw:text-style-name="P2" draw:layer="layout" svg:width="0.273cm" svg:height="0.274cm" svg:x="21.526cm" svg:y="4.693cm" svg:viewBox="0 0 274 275" svg:d="M136 275c36 0 72-15 98-40 25-26 40-61 40-97s-15-72-40-98c-26-25-62-40-98-40s-71 15-96 40c-26 26-40 62-40 98s14 71 40 97c25 25 60 40 96 40z">
          <text:p/>
        </draw:path>
        <draw:path draw:style-name="gr35" draw:text-style-name="P19" draw:layer="layout" svg:width="0.274cm" svg:height="0.273cm" svg:x="20.448cm" svg:y="4.82cm" svg:viewBox="0 0 275 274" svg:d="M137 274c37 0 72-14 98-40 25-26 40-61 40-97 0-37-15-71-40-97-26-26-61-40-98-40-36 0-71 14-97 40-25 26-40 60-40 97 0 36 15 71 40 97 26 26 61 40 97 40z">
          <text:p/>
        </draw:path>
        <draw:path draw:style-name="gr35" draw:text-style-name="P19" draw:layer="layout" svg:width="0.274cm" svg:height="0.274cm" svg:x="20.941cm" svg:y="4.877cm" svg:viewBox="0 0 275 275" svg:d="M137 275c36 0 71-15 98-40 25-26 40-62 40-98s-15-71-40-97c-27-25-62-40-98-40s-71 15-97 40c-25 26-40 61-40 97s15 72 40 98c26 25 61 40 97 40z">
          <text:p/>
        </draw:path>
        <draw:path draw:style-name="gr35" draw:text-style-name="P19" draw:layer="layout" svg:width="0.273cm" svg:height="0.273cm" svg:x="21.549cm" svg:y="4.591cm" svg:viewBox="0 0 274 274" svg:d="M137 274c37 0 72-15 97-40 26-26 40-62 40-98s-14-71-40-96c-25-26-60-40-97-40-36 0-71 14-97 40-25 25-40 60-40 96s15 72 40 98c26 25 61 40 97 40z">
          <text:p/>
        </draw:path>
        <draw:path draw:style-name="gr35" draw:text-style-name="P19" draw:layer="layout" svg:width="0.273cm" svg:height="0.273cm" svg:x="21.557cm" svg:y="4.587cm" svg:viewBox="0 0 274 274" svg:d="M137 274c37 0 72-14 97-40 26-25 40-61 40-97s-14-71-40-97c-25-25-60-40-97-40s-71 15-97 40c-26 26-40 61-40 97s14 72 40 97c26 26 60 40 97 40z">
          <text:p/>
        </draw:path>
        <draw:path draw:style-name="gr35" draw:text-style-name="P19" draw:layer="layout" svg:width="0.274cm" svg:height="0.274cm" svg:x="21.382cm" svg:y="4.611cm" svg:viewBox="0 0 275 275" svg:d="M138 275c36 0 71-15 97-40 25-26 40-61 40-98 0-36-15-71-40-96-26-26-61-41-97-41s-71 15-98 41c-25 25-40 60-40 96 0 37 15 72 40 98 27 25 62 40 98 40z">
          <text:p/>
        </draw:path>
        <draw:path draw:style-name="gr35" draw:text-style-name="P19" draw:layer="layout" svg:width="0.274cm" svg:height="0.273cm" svg:x="19.987cm" svg:y="5.302cm" svg:viewBox="0 0 275 274" svg:d="M138 274c36 0 71-15 97-40 25-26 40-61 40-97s-15-71-40-96c-26-27-61-41-97-41s-72 14-98 41c-25 25-40 60-40 96s15 71 40 97c26 25 62 40 98 40z">
          <text:p/>
        </draw:path>
        <draw:path draw:style-name="gr35" draw:text-style-name="P19" draw:layer="layout" svg:width="0.273cm" svg:height="0.273cm" svg:x="20.733cm" svg:y="4.776cm" svg:viewBox="0 0 274 274" svg:d="M137 274c37 0 72-14 97-40 26-26 40-60 40-97 0-36-14-70-40-96-25-26-60-41-97-41s-71 15-97 41-40 60-40 96c0 37 14 71 40 97s60 40 97 40z">
          <text:p/>
        </draw:path>
        <draw:path draw:style-name="gr34" draw:text-style-name="P18" draw:layer="layout" svg:width="0.273cm" svg:height="0.273cm" svg:x="19.297cm" svg:y="5.134cm" svg:viewBox="0 0 274 274" svg:d="M136 274c37 0 71-14 98-40 26-26 40-61 40-98 0-36-14-71-40-96-27-26-61-40-98-40-36 0-70 14-96 40-26 25-40 60-40 96 0 37 14 72 40 98s60 40 96 40z">
          <text:p/>
        </draw:path>
        <draw:path draw:style-name="gr35" draw:text-style-name="P19" draw:layer="layout" svg:width="0.274cm" svg:height="0.273cm" svg:x="21.031cm" svg:y="4.777cm" svg:viewBox="0 0 275 274" svg:d="M138 274c36 0 71-14 97-40 25-26 40-60 40-97 0-36-15-71-40-96-26-26-61-41-97-41-37 0-72 15-98 41-25 25-40 60-40 96 0 37 15 71 40 97 26 26 61 40 98 40z">
          <text:p/>
        </draw:path>
        <draw:path draw:style-name="gr35" draw:text-style-name="P19" draw:layer="layout" svg:width="0.274cm" svg:height="0.273cm" svg:x="21.016cm" svg:y="4.592cm" svg:viewBox="0 0 275 274" svg:d="M137 274c37 0 72-14 98-40 25-25 40-61 40-97 0-37-15-71-40-97-26-26-61-40-98-40-36 0-71 14-97 40-25 26-40 60-40 97 0 36 15 72 40 97 26 26 61 40 97 40z">
          <text:p/>
        </draw:path>
        <draw:path draw:style-name="gr35" draw:text-style-name="P19" draw:layer="layout" svg:width="0.273cm" svg:height="0.273cm" svg:x="21.073cm" svg:y="4.752cm" svg:viewBox="0 0 274 274" svg:d="M137 274c37 0 71-14 97-40 26-25 40-60 40-96s-14-71-40-97-60-41-97-41c-36 0-72 15-97 41-26 26-40 61-40 97s14 71 40 96c25 26 61 40 97 40z">
          <text:p/>
        </draw:path>
        <draw:path draw:style-name="gr35" draw:text-style-name="P19" draw:layer="layout" svg:width="0.273cm" svg:height="0.273cm" svg:x="21.014cm" svg:y="4.603cm" svg:viewBox="0 0 274 274" svg:d="M137 274c37 0 72-14 97-40 26-26 40-61 40-98 0-36-14-70-40-96-25-26-60-40-97-40s-71 14-97 40-40 60-40 96c0 37 14 72 40 98s60 40 97 40z">
          <text:p/>
        </draw:path>
        <draw:path draw:style-name="gr35" draw:text-style-name="P19" draw:layer="layout" svg:width="0.273cm" svg:height="0.273cm" svg:x="21.102cm" svg:y="4.789cm" svg:viewBox="0 0 274 274" svg:d="M138 274c36 0 71-15 96-41 26-25 40-60 40-96 0-37-14-71-40-97-25-26-60-40-96-40s-71 14-98 40c-25 26-40 60-40 97 0 36 15 71 40 96 27 26 62 41 98 41z">
          <text:p/>
        </draw:path>
        <draw:path draw:style-name="gr35" draw:text-style-name="P19" draw:layer="layout" svg:width="0.273cm" svg:height="0.273cm" svg:x="21.385cm" svg:y="4.749cm" svg:viewBox="0 0 274 274" svg:d="M137 274c36 0 71-14 97-40 25-25 40-60 40-96 0-37-15-71-40-97-26-27-61-41-97-41s-71 14-97 41c-26 26-40 60-40 97 0 36 14 71 40 96 26 26 61 40 97 40z">
          <text:p/>
        </draw:path>
        <draw:path draw:style-name="gr35" draw:text-style-name="P19" draw:layer="layout" svg:width="0.273cm" svg:height="0.274cm" svg:x="20.517cm" svg:y="5.111cm" svg:viewBox="0 0 274 275" svg:d="M138 275c36 0 71-15 96-40 26-27 40-62 40-98s-14-71-40-97c-25-25-60-40-96-40s-72 15-98 40c-25 26-40 61-40 97s15 71 40 98c26 25 62 40 98 40z">
          <text:p/>
        </draw:path>
        <draw:path draw:style-name="gr38" draw:text-style-name="P19" draw:layer="layout" svg:width="0.273cm" svg:height="0.273cm" svg:x="21.202cm" svg:y="4.975cm" svg:viewBox="0 0 274 274" svg:d="M137 274c36 0 71-15 97-40 26-26 40-61 40-97s-14-72-40-97c-26-26-61-40-97-40s-71 14-97 40c-25 25-40 61-40 97s15 71 40 97c26 25 61 40 97 40z">
          <text:p/>
        </draw:path>
        <draw:path draw:style-name="gr37" draw:text-style-name="P2" draw:layer="layout" svg:width="0.273cm" svg:height="0.273cm" svg:x="21.202cm" svg:y="4.975cm" svg:viewBox="0 0 274 274" svg:d="M137 274c36 0 71-15 97-40 26-26 40-61 40-97s-14-72-40-97c-26-26-61-40-97-40s-71 14-97 40c-25 25-40 61-40 97s15 71 40 97c26 25 61 40 97 40z">
          <text:p/>
        </draw:path>
        <draw:path draw:style-name="gr35" draw:text-style-name="P19" draw:layer="layout" svg:width="0.274cm" svg:height="0.273cm" svg:x="21.321cm" svg:y="4.889cm" svg:viewBox="0 0 275 274" svg:d="M138 274c36 0 71-15 97-40 25-26 40-61 40-98 0-36-15-71-40-96-26-26-61-40-97-40-37 0-72 14-98 40-25 25-40 60-40 96 0 37 15 72 40 98 26 25 61 40 98 40z">
          <text:p/>
        </draw:path>
        <draw:path draw:style-name="gr35" draw:text-style-name="P19" draw:layer="layout" svg:width="0.273cm" svg:height="0.274cm" svg:x="20.339cm" svg:y="6.231cm" svg:viewBox="0 0 274 275" svg:d="M136 275c36 0 71-15 97-40 25-26 41-62 41-98s-16-71-41-97c-26-25-61-40-97-40s-71 15-96 40c-26 26-40 61-40 97s14 72 40 98c25 25 60 40 96 40z">
          <text:p/>
        </draw:path>
        <draw:path draw:style-name="gr35" draw:text-style-name="P19" draw:layer="layout" svg:width="0.273cm" svg:height="0.274cm" svg:x="21.98cm" svg:y="4.977cm" svg:viewBox="0 0 274 275" svg:d="M136 275c36 0 71-15 97-40 25-26 41-61 41-97s-16-72-41-98c-26-25-61-40-97-40s-71 15-96 40c-26 26-40 62-40 98s14 71 40 97c25 25 60 40 96 40z">
          <text:p/>
        </draw:path>
        <draw:path draw:style-name="gr38" draw:text-style-name="P19" draw:layer="layout" svg:width="0.273cm" svg:height="0.273cm" svg:x="20.874cm" svg:y="4.864cm" svg:viewBox="0 0 274 274" svg:d="M138 274c36 0 71-14 96-40 26-25 40-61 40-97 0-37-14-71-40-97-25-26-60-40-96-40-37 0-71 14-97 40s-41 60-41 97c0 36 15 72 41 97 26 26 60 40 97 40z">
          <text:p/>
        </draw:path>
        <draw:path draw:style-name="gr37" draw:text-style-name="P2" draw:layer="layout" svg:width="0.273cm" svg:height="0.273cm" svg:x="20.874cm" svg:y="4.864cm" svg:viewBox="0 0 274 274" svg:d="M138 274c36 0 71-14 96-40 26-25 40-61 40-97 0-37-14-71-40-97-25-26-60-40-96-40-37 0-71 14-97 40s-41 60-41 97c0 36 15 72 41 97 26 26 60 40 97 40z">
          <text:p/>
        </draw:path>
        <draw:path draw:style-name="gr35" draw:text-style-name="P19" draw:layer="layout" svg:width="0.274cm" svg:height="0.273cm" svg:x="22.042cm" svg:y="4.929cm" svg:viewBox="0 0 275 274" svg:d="M137 274c36 0 72-15 98-40 25-26 40-61 40-97 0-37-15-72-40-97-26-26-62-40-98-40s-71 14-96 40c-26 25-41 60-41 97 0 36 15 71 41 97 25 25 60 40 96 40z">
          <text:p/>
        </draw:path>
        <draw:path draw:style-name="gr35" draw:text-style-name="P19" draw:layer="layout" svg:width="0.274cm" svg:height="0.273cm" svg:x="20.224cm" svg:y="4.685cm" svg:viewBox="0 0 275 274" svg:d="M138 274c36 0 71-14 97-40 25-25 40-60 40-96s-15-72-40-98c-26-25-61-40-97-40-37 0-72 15-98 40-25 26-40 62-40 98s15 71 40 96c26 26 61 40 98 40z">
          <text:p/>
        </draw:path>
        <draw:path draw:style-name="gr35" draw:text-style-name="P19" draw:layer="layout" svg:width="0.273cm" svg:height="0.273cm" svg:x="22.121cm" svg:y="5.028cm" svg:viewBox="0 0 274 274" svg:d="M137 274c37 0 71-14 97-40 26-25 40-60 40-96 0-37-14-71-40-97-26-27-60-41-97-41s-72 14-97 41c-26 26-40 60-40 97 0 36 14 71 40 96 25 26 60 40 97 40z">
          <text:p/>
        </draw:path>
        <draw:path draw:style-name="gr35" draw:text-style-name="P19" draw:layer="layout" svg:width="0.273cm" svg:height="0.273cm" svg:x="21.452cm" svg:y="4.581cm" svg:viewBox="0 0 274 274" svg:d="M137 274c36 0 71-14 96-40 27-25 41-61 41-97 0-37-14-71-41-97-25-26-60-40-96-40-37 0-71 14-97 40s-40 60-40 97c0 36 14 72 40 97 26 26 60 40 97 40z">
          <text:p/>
        </draw:path>
        <draw:path draw:style-name="gr35" draw:text-style-name="P19" draw:layer="layout" svg:width="0.273cm" svg:height="0.273cm" svg:x="20.335cm" svg:y="5.349cm" svg:viewBox="0 0 274 274" svg:d="M138 274c36 0 71-14 96-41 26-26 40-60 40-97 0-36-14-70-40-96-25-26-60-40-96-40-37 0-71 14-97 40s-41 60-41 96c0 37 15 71 41 97 26 27 60 41 97 41z">
          <text:p/>
        </draw:path>
        <draw:path draw:style-name="gr38" draw:text-style-name="P19" draw:layer="layout" svg:width="0.273cm" svg:height="0.273cm" svg:x="21.396cm" svg:y="4.641cm" svg:viewBox="0 0 274 274" svg:d="M137 274c37 0 71-14 97-40 26-25 40-60 40-96 0-38-14-72-40-98s-60-40-97-40c-36 0-71 14-96 40-27 26-41 60-41 98 0 36 14 71 41 96 25 26 60 40 96 40z">
          <text:p/>
        </draw:path>
        <draw:path draw:style-name="gr37" draw:text-style-name="P2" draw:layer="layout" svg:width="0.273cm" svg:height="0.273cm" svg:x="21.396cm" svg:y="4.641cm" svg:viewBox="0 0 274 274" svg:d="M137 274c37 0 71-14 97-40 26-25 40-60 40-96 0-38-14-72-40-98s-60-40-97-40c-36 0-71 14-96 40-27 26-41 60-41 98 0 36 14 71 41 96 25 26 60 40 96 40z">
          <text:p/>
        </draw:path>
        <draw:path draw:style-name="gr35" draw:text-style-name="P19" draw:layer="layout" svg:width="0.274cm" svg:height="0.273cm" svg:x="21.034cm" svg:y="4.801cm" svg:viewBox="0 0 275 274" svg:d="M138 274c36 0 71-14 97-41 25-25 40-60 40-96 0-37-15-71-40-97-26-26-61-40-97-40-37 0-72 14-98 40-25 26-40 60-40 97 0 36 15 71 40 96 26 27 61 41 98 41z">
          <text:p/>
        </draw:path>
        <draw:path draw:style-name="gr35" draw:text-style-name="P19" draw:layer="layout" svg:width="0.273cm" svg:height="0.273cm" svg:x="20.188cm" svg:y="4.966cm" svg:viewBox="0 0 274 274" svg:d="M136 274c38 0 72-14 98-40 26-25 40-60 40-96 0-37-14-72-40-98s-60-40-98-40c-36 0-71 14-96 40-26 26-40 61-40 98 0 36 14 71 40 96 25 26 60 40 96 40z">
          <text:p/>
        </draw:path>
        <draw:path draw:style-name="gr35" draw:text-style-name="P19" draw:layer="layout" svg:width="0.274cm" svg:height="0.273cm" svg:x="19.676cm" svg:y="5.371cm" svg:viewBox="0 0 275 274" svg:d="M138 274c36 0 71-15 97-40 25-27 40-62 40-98s-15-71-40-96c-26-26-61-40-97-40-37 0-72 14-97 40-26 25-41 60-41 96s15 71 41 98c25 25 60 40 97 40z">
          <text:p/>
        </draw:path>
        <draw:path draw:style-name="gr35" draw:text-style-name="P19" draw:layer="layout" svg:width="0.273cm" svg:height="0.273cm" svg:x="22.037cm" svg:y="5.018cm" svg:viewBox="0 0 274 274" svg:d="M137 274c36 0 71-14 97-40 26-25 40-60 40-96 0-37-14-71-40-97-26-27-61-41-97-41s-71 14-97 41c-25 26-40 60-40 97 0 36 15 71 40 96 26 26 61 40 97 40z">
          <text:p/>
        </draw:path>
        <draw:path draw:style-name="gr35" draw:text-style-name="P19" draw:layer="layout" svg:width="0.273cm" svg:height="0.273cm" svg:x="21.141cm" svg:y="4.757cm" svg:viewBox="0 0 274 274" svg:d="M138 274c36 0 71-14 96-40 26-26 40-60 40-97 0-36-14-71-40-96-25-27-60-41-96-41-37 0-71 14-97 41-27 25-41 60-41 96 0 37 14 71 41 97 26 26 60 40 97 40z">
          <text:p/>
        </draw:path>
        <draw:path draw:style-name="gr35" draw:text-style-name="P19" draw:layer="layout" svg:width="0.274cm" svg:height="0.273cm" svg:x="19.92cm" svg:y="5.116cm" svg:viewBox="0 0 275 274" svg:d="M137 274c37 0 72-14 98-40 25-25 40-61 40-97 0-37-15-71-40-97-26-26-61-40-98-40-36 0-71 14-97 40-25 26-40 60-40 97 0 36 15 72 40 97 26 26 61 40 97 40z">
          <text:p/>
        </draw:path>
        <draw:path draw:style-name="gr35" draw:text-style-name="P19" draw:layer="layout" svg:width="0.274cm" svg:height="0.273cm" svg:x="21.28cm" svg:y="4.74cm" svg:viewBox="0 0 275 274" svg:d="M137 274c37 0 72-14 98-40 25-26 40-60 40-97 0-36-15-71-40-96-26-27-61-41-98-41-36 0-71 14-97 41-25 25-40 60-40 96 0 37 15 71 40 97 26 26 61 40 97 40z">
          <text:p/>
        </draw:path>
        <draw:path draw:style-name="gr35" draw:text-style-name="P19" draw:layer="layout" svg:width="0.273cm" svg:height="0.273cm" svg:x="21.151cm" svg:y="4.752cm" svg:viewBox="0 0 274 274" svg:d="M138 274c36 0 71-14 96-40 26-25 40-60 40-96s-14-71-40-97c-25-26-60-41-96-41s-71 15-97 41c-25 26-41 61-41 97s16 71 41 96c26 26 61 40 97 40z">
          <text:p/>
        </draw:path>
        <draw:path draw:style-name="gr35" draw:text-style-name="P19" draw:layer="layout" svg:width="0.274cm" svg:height="0.273cm" svg:x="21.995cm" svg:y="4.59cm" svg:viewBox="0 0 275 274" svg:d="M137 274c36 0 71-14 97-40 26-25 41-61 41-97 0-37-15-71-41-97s-61-40-97-40-71 14-97 40c-25 26-40 60-40 97 0 36 15 72 40 97 26 26 61 40 97 40z">
          <text:p/>
        </draw:path>
        <draw:path draw:style-name="gr35" draw:text-style-name="P19" draw:layer="layout" svg:width="0.274cm" svg:height="0.273cm" svg:x="21.123cm" svg:y="4.574cm" svg:viewBox="0 0 275 274" svg:d="M138 274c36 0 71-14 97-40 25-25 40-61 40-97 0-37-15-71-40-97-26-26-61-40-97-40s-71 14-97 40-41 60-41 97c0 36 15 72 41 97 26 26 61 40 97 40z">
          <text:p/>
        </draw:path>
        <draw:path draw:style-name="gr35" draw:text-style-name="P19" draw:layer="layout" svg:width="0.273cm" svg:height="0.273cm" svg:x="21.157cm" svg:y="4.695cm" svg:viewBox="0 0 274 274" svg:d="M137 274c36 0 71-14 97-40 25-26 40-60 40-97 0-36-15-72-40-97-26-26-61-40-97-40s-71 14-96 40c-26 25-41 61-41 97 0 37 15 71 41 97 25 26 60 40 96 40z">
          <text:p/>
        </draw:path>
        <draw:path draw:style-name="gr35" draw:text-style-name="P19" draw:layer="layout" svg:width="0.273cm" svg:height="0.273cm" svg:x="21.729cm" svg:y="4.744cm" svg:viewBox="0 0 274 274" svg:d="M136 274c36 0 71-14 97-40s41-60 41-97c0-36-15-71-41-96-26-27-61-41-97-41s-71 14-96 41c-26 25-40 60-40 96 0 37 14 71 40 97 25 26 60 40 96 40z">
          <text:p/>
        </draw:path>
        <draw:path draw:style-name="gr35" draw:text-style-name="P19" draw:layer="layout" svg:width="0.273cm" svg:height="0.273cm" svg:x="19.548cm" svg:y="5.208cm" svg:viewBox="0 0 274 274" svg:d="M137 274c36 0 71-14 96-40 27-25 41-60 41-96 0-38-14-72-41-98-25-26-60-40-96-40-37 0-71 14-97 40s-40 60-40 98c0 36 14 71 40 96 26 26 60 40 97 40z">
          <text:p/>
        </draw:path>
        <draw:path draw:style-name="gr35" draw:text-style-name="P19" draw:layer="layout" svg:width="0.273cm" svg:height="0.273cm" svg:x="20.542cm" svg:y="5.127cm" svg:viewBox="0 0 274 274" svg:d="M138 274c36 0 71-14 96-40 26-26 40-61 40-98 0-36-14-71-40-96-25-26-60-40-96-40-37 0-72 14-98 40-26 25-40 60-40 96 0 37 14 72 40 98s61 40 98 40z">
          <text:p/>
        </draw:path>
        <draw:path draw:style-name="gr35" draw:text-style-name="P19" draw:layer="layout" svg:width="0.273cm" svg:height="0.273cm" svg:x="21.625cm" svg:y="4.617cm" svg:viewBox="0 0 274 274" svg:d="M138 274c36 0 71-14 96-40 26-26 40-60 40-98 0-36-14-71-40-96-25-26-60-40-96-40-37 0-72 14-98 40-26 25-40 60-40 96 0 38 14 72 40 98s61 40 98 40z">
          <text:p/>
        </draw:path>
        <draw:path draw:style-name="gr35" draw:text-style-name="P19" draw:layer="layout" svg:width="0.274cm" svg:height="0.273cm" svg:x="21.211cm" svg:y="4.883cm" svg:viewBox="0 0 275 274" svg:d="M137 274c36 0 71-14 98-40 25-26 40-60 40-97s-15-71-40-97c-27-26-62-40-98-40s-71 14-97 40c-25 26-40 60-40 97s15 71 40 97c26 26 61 40 97 40z">
          <text:p/>
        </draw:path>
        <draw:path draw:style-name="gr35" draw:text-style-name="P19" draw:layer="layout" svg:width="0.273cm" svg:height="0.274cm" svg:x="21.307cm" svg:y="4.772cm" svg:viewBox="0 0 274 275" svg:d="M137 275c37 0 71-15 97-40 26-26 40-61 40-97s-14-71-40-97c-26-25-60-41-97-41s-72 16-97 41c-26 26-40 61-40 97s14 71 40 97c25 25 60 40 97 40z">
          <text:p/>
        </draw:path>
        <draw:path draw:style-name="gr35" draw:text-style-name="P19" draw:layer="layout" svg:width="0.273cm" svg:height="0.273cm" svg:x="21.225cm" svg:y="4.754cm" svg:viewBox="0 0 274 274" svg:d="M136 274c36 0 72-14 98-40 25-25 40-60 40-96 0-37-15-71-40-97-26-27-62-41-98-41s-71 14-96 41c-26 26-40 60-40 97 0 36 14 71 40 96 25 26 60 40 96 40z">
          <text:p/>
        </draw:path>
        <draw:path draw:style-name="gr35" draw:text-style-name="P19" draw:layer="layout" svg:width="0.274cm" svg:height="0.273cm" svg:x="21.22cm" svg:y="4.734cm" svg:viewBox="0 0 275 274" svg:d="M137 274c36 0 71-14 98-40 25-25 40-60 40-96s-15-71-40-98c-27-25-62-40-98-40s-71 15-97 40c-25 27-40 62-40 98s15 71 40 96c26 26 61 40 97 40z">
          <text:p/>
        </draw:path>
        <draw:path draw:style-name="gr35" draw:text-style-name="P19" draw:layer="layout" svg:width="0.273cm" svg:height="0.274cm" svg:x="21.356cm" svg:y="4.787cm" svg:viewBox="0 0 274 275" svg:d="M137 275c37 0 71-16 97-41 26-26 40-61 40-97s-14-71-40-97c-26-25-60-40-97-40-36 0-72 15-97 40-26 26-40 61-40 97s14 71 40 97c25 25 61 41 97 41z">
          <text:p/>
        </draw:path>
        <draw:path draw:style-name="gr35" draw:text-style-name="P19" draw:layer="layout" svg:width="0.273cm" svg:height="0.273cm" svg:x="21.332cm" svg:y="4.817cm" svg:viewBox="0 0 274 274" svg:d="M137 274c37 0 71-14 97-41 26-25 40-60 40-96s-14-71-40-97c-26-25-60-40-97-40-36 0-72 15-97 40-26 26-40 61-40 97s14 71 40 96c25 27 61 41 97 41z">
          <text:p/>
        </draw:path>
        <draw:path draw:style-name="gr35" draw:text-style-name="P19" draw:layer="layout" svg:width="0.273cm" svg:height="0.273cm" svg:x="19.918cm" svg:y="5.341cm" svg:viewBox="0 0 274 274" svg:d="M136 274c37 0 72-14 98-41 25-25 40-60 40-96 0-37-15-71-40-97-26-26-61-40-98-40-36 0-71 14-96 40-26 26-40 60-40 97 0 36 14 71 40 96 25 27 60 41 96 41z">
          <text:p/>
        </draw:path>
        <draw:path draw:style-name="gr35" draw:text-style-name="P19" draw:layer="layout" svg:width="0.273cm" svg:height="0.273cm" svg:x="21.694cm" svg:y="4.809cm" svg:viewBox="0 0 274 274" svg:d="M138 274c36 0 71-14 96-41 26-25 40-60 40-96 0-37-14-71-40-97-25-26-60-40-96-40-37 0-71 14-97 40s-41 60-41 97c0 36 15 71 41 96 26 27 60 41 97 41z">
          <text:p/>
        </draw:path>
        <draw:path draw:style-name="gr35" draw:text-style-name="P19" draw:layer="layout" svg:width="0.273cm" svg:height="0.274cm" svg:x="19.771cm" svg:y="5.264cm" svg:viewBox="0 0 274 275" svg:d="M137 275c37 0 71-15 97-40 26-26 40-61 40-97s-14-71-40-98c-26-25-60-40-97-40-36 0-71 15-96 40-27 27-41 62-41 98s14 71 41 97c25 25 60 40 96 40z">
          <text:p/>
        </draw:path>
        <draw:path draw:style-name="gr35" draw:text-style-name="P19" draw:layer="layout" svg:width="0.273cm" svg:height="0.273cm" svg:x="19.709cm" svg:y="5.262cm" svg:viewBox="0 0 274 274" svg:d="M138 274c36 0 71-14 96-40 26-26 40-60 40-97 0-36-14-71-40-97-25-26-60-40-96-40-37 0-72 14-98 40s-40 61-40 97c0 37 14 71 40 97s61 40 98 40z">
          <text:p/>
        </draw:path>
        <draw:path draw:style-name="gr35" draw:text-style-name="P19" draw:layer="layout" svg:width="0.273cm" svg:height="0.273cm" svg:x="21.289cm" svg:y="4.77cm" svg:viewBox="0 0 274 274" svg:d="M137 274c37 0 72-14 97-40 26-25 40-60 40-96 0-37-14-71-40-97-25-26-60-41-97-41-36 0-71 15-97 41-25 26-40 60-40 97 0 36 15 71 40 96 26 26 61 40 97 40z">
          <text:p/>
        </draw:path>
        <draw:path draw:style-name="gr35" draw:text-style-name="P19" draw:layer="layout" svg:width="0.273cm" svg:height="0.273cm" svg:x="20.486cm" svg:y="5.044cm" svg:viewBox="0 0 274 274" svg:d="M137 274c37 0 71-14 97-40s40-60 40-97c0-36-14-71-40-96-26-26-60-41-97-41s-72 15-97 41c-26 25-40 60-40 96 0 37 14 71 40 97 25 26 60 40 97 40z">
          <text:p/>
        </draw:path>
        <draw:path draw:style-name="gr35" draw:text-style-name="P19" draw:layer="layout" svg:width="0.274cm" svg:height="0.273cm" svg:x="20.966cm" svg:y="6.45cm" svg:viewBox="0 0 275 274" svg:d="M137 274c36 0 72-14 98-41 25-25 40-60 40-96s-15-71-40-97c-26-25-62-40-98-40s-71 15-97 40c-25 26-40 61-40 97s15 71 40 96c26 27 61 41 97 41z">
          <text:p/>
        </draw:path>
        <draw:path draw:style-name="gr35" draw:text-style-name="P19" draw:layer="layout" svg:width="0.273cm" svg:height="0.274cm" svg:x="20.374cm" svg:y="5.334cm" svg:viewBox="0 0 274 275" svg:d="M136 275c37 0 71-16 97-42 27-25 41-60 41-96s-14-71-41-97c-26-25-60-40-97-40-36 0-71 15-96 40-26 26-40 61-40 97s14 71 40 96c25 26 60 42 96 42z">
          <text:p/>
        </draw:path>
        <draw:path draw:style-name="gr35" draw:text-style-name="P19" draw:layer="layout" svg:width="0.274cm" svg:height="0.274cm" svg:x="19.864cm" svg:y="5.242cm" svg:viewBox="0 0 275 275" svg:d="M137 275c36 0 72-15 98-40 25-26 40-61 40-97s-15-72-40-98c-26-25-62-40-98-40s-71 15-97 40c-25 26-40 62-40 98s15 71 40 97c26 25 61 40 97 40z">
          <text:p/>
        </draw:path>
        <draw:path draw:style-name="gr35" draw:text-style-name="P19" draw:layer="layout" svg:width="0.274cm" svg:height="0.274cm" svg:x="21.164cm" svg:y="4.851cm" svg:viewBox="0 0 275 275" svg:d="M137 275c36 0 71-15 97-40 25-26 41-62 41-98s-16-71-41-97c-26-25-61-40-97-40s-71 15-96 40c-26 26-41 61-41 97s15 72 41 98c25 25 60 40 96 40z">
          <text:p/>
        </draw:path>
        <draw:path draw:style-name="gr35" draw:text-style-name="P19" draw:layer="layout" svg:width="0.273cm" svg:height="0.273cm" svg:x="21.173cm" svg:y="4.849cm" svg:viewBox="0 0 274 274" svg:d="M136 274c36 0 71-14 97-40s41-61 41-98c0-36-15-71-41-96-26-26-61-40-97-40s-71 14-96 40c-26 25-40 60-40 96 0 37 14 72 40 98 25 26 60 40 96 40z">
          <text:p/>
        </draw:path>
        <draw:path draw:style-name="gr35" draw:text-style-name="P19" draw:layer="layout" svg:width="0.273cm" svg:height="0.274cm" svg:x="19.568cm" svg:y="5.49cm" svg:viewBox="0 0 274 275" svg:d="M136 275c37 0 71-15 98-40 26-26 40-61 40-97 0-37-14-72-40-98-27-25-61-40-98-40-36 0-71 15-96 40-26 26-40 61-40 98 0 36 14 71 40 97 25 25 60 40 96 40z">
          <text:p/>
        </draw:path>
        <draw:path draw:style-name="gr35" draw:text-style-name="P19" draw:layer="layout" svg:width="0.273cm" svg:height="0.274cm" svg:x="21.028cm" svg:y="4.875cm" svg:viewBox="0 0 274 275" svg:d="M138 275c36 0 71-15 96-40 26-26 40-62 40-98s-14-71-40-97c-25-25-60-40-96-40-38 0-72 15-98 40-26 26-40 61-40 97s14 72 40 98c26 25 60 40 98 40z">
          <text:p/>
        </draw:path>
        <draw:path draw:style-name="gr35" draw:text-style-name="P19" draw:layer="layout" svg:width="0.274cm" svg:height="0.273cm" svg:x="20.678cm" svg:y="5.291cm" svg:viewBox="0 0 275 274" svg:d="M137 274c36 0 72-14 98-40 25-26 40-60 40-97 0-36-15-71-40-96-26-27-62-41-98-41s-71 14-97 41c-25 25-40 60-40 96 0 37 15 71 40 97 26 26 61 40 97 40z">
          <text:p/>
        </draw:path>
        <draw:path draw:style-name="gr35" draw:text-style-name="P19" draw:layer="layout" svg:width="0.274cm" svg:height="0.273cm" svg:x="20.799cm" svg:y="5.101cm" svg:viewBox="0 0 275 274" svg:d="M138 274c36 0 71-14 97-40 25-26 40-61 40-97 0-37-15-71-40-97-26-26-61-40-97-40s-72 14-98 40c-25 26-40 60-40 97 0 36 15 71 40 97 26 26 62 40 98 40z">
          <text:p/>
        </draw:path>
        <draw:path draw:style-name="gr35" draw:text-style-name="P19" draw:layer="layout" svg:width="0.273cm" svg:height="0.273cm" svg:x="19.645cm" svg:y="5.338cm" svg:viewBox="0 0 274 274" svg:d="M136 274c38 0 72-14 98-41 26-25 40-60 40-96 0-37-14-71-40-97s-60-40-98-40c-36 0-71 14-96 40-26 26-40 60-40 97 0 36 14 71 40 96 25 27 60 41 96 41z">
          <text:p/>
        </draw:path>
        <draw:path draw:style-name="gr35" draw:text-style-name="P19" draw:layer="layout" svg:width="0.273cm" svg:height="0.273cm" svg:x="20.849cm" svg:y="6.181cm" svg:viewBox="0 0 274 274" svg:d="M138 274c36 0 71-14 96-41 26-25 40-60 40-96 0-37-14-71-40-97-25-26-60-40-96-40-37 0-71 14-97 40-27 26-41 60-41 97 0 36 14 71 41 96 26 27 60 41 97 41z">
          <text:p/>
        </draw:path>
        <draw:path draw:style-name="gr35" draw:text-style-name="P19" draw:layer="layout" svg:width="0.273cm" svg:height="0.274cm" svg:x="21.411cm" svg:y="6.188cm" svg:viewBox="0 0 274 275" svg:d="M137 275c37 0 71-15 97-40 26-27 40-62 40-98s-14-71-40-97c-26-25-60-40-97-40-36 0-71 15-96 40-27 26-41 61-41 97s14 71 41 98c25 25 60 40 96 40z">
          <text:p/>
        </draw:path>
        <draw:path draw:style-name="gr35" draw:text-style-name="P19" draw:layer="layout" svg:width="0.273cm" svg:height="0.273cm" svg:x="20.514cm" svg:y="5.001cm" svg:viewBox="0 0 274 274" svg:d="M137 274c36 0 71-14 97-40 25-25 40-60 40-96 0-37-15-71-40-98-26-26-61-40-97-40s-72 14-97 40c-26 27-40 61-40 98 0 36 14 71 40 96 25 26 61 40 97 40z">
          <text:p/>
        </draw:path>
        <draw:path draw:style-name="gr35" draw:text-style-name="P19" draw:layer="layout" svg:width="0.273cm" svg:height="0.273cm" svg:x="21.148cm" svg:y="5.469cm" svg:viewBox="0 0 274 274" svg:d="M138 274c36 0 71-14 96-40 26-26 40-60 40-97s-14-72-40-97c-25-26-60-40-96-40-37 0-71 14-97 40-26 25-41 60-41 97s15 71 41 97 60 40 97 40z">
          <text:p/>
        </draw:path>
        <draw:path draw:style-name="gr35" draw:text-style-name="P19" draw:layer="layout" svg:width="0.273cm" svg:height="0.273cm" svg:x="20.711cm" svg:y="5.76cm" svg:viewBox="0 0 274 274" svg:d="M137 274c36 0 72-14 97-40 26-26 40-60 40-97s-14-72-40-97c-25-26-61-40-97-40-37 0-71 14-97 40-26 25-40 60-40 97s14 71 40 97 60 40 97 40z">
          <text:p/>
        </draw:path>
        <draw:path draw:style-name="gr35" draw:text-style-name="P19" draw:layer="layout" svg:width="0.273cm" svg:height="0.273cm" svg:x="20.89cm" svg:y="6.209cm" svg:viewBox="0 0 274 274" svg:d="M136 274c36 0 71-14 97-40 25-25 41-61 41-97 0-37-16-71-41-97-26-26-61-40-97-40s-71 14-96 40c-26 26-40 60-40 97 0 36 14 72 40 97 25 26 60 40 96 40z">
          <text:p/>
        </draw:path>
        <draw:path draw:style-name="gr35" draw:text-style-name="P19" draw:layer="layout" svg:width="0.273cm" svg:height="0.273cm" svg:x="19.989cm" svg:y="5.438cm" svg:viewBox="0 0 274 274" svg:d="M138 274c36 0 71-14 96-40 26-25 40-60 40-97s-14-71-40-97c-25-26-60-40-96-40-37 0-72 14-98 40s-40 60-40 97 14 72 40 97c26 26 61 40 98 40z">
          <text:p/>
        </draw:path>
        <draw:path draw:style-name="gr35" draw:text-style-name="P19" draw:layer="layout" svg:width="0.274cm" svg:height="0.273cm" svg:x="20.116cm" svg:y="5.495cm" svg:viewBox="0 0 275 274" svg:d="M137 274c36 0 71-14 97-40s41-60 41-97-15-72-41-97c-26-26-61-40-97-40s-71 14-97 40c-25 25-40 60-40 97s15 71 40 97c26 26 61 40 97 40z">
          <text:p/>
        </draw:path>
        <draw:path draw:style-name="gr35" draw:text-style-name="P19" draw:layer="layout" svg:width="0.273cm" svg:height="0.274cm" svg:x="20.2cm" svg:y="5.434cm" svg:viewBox="0 0 274 275" svg:d="M136 275c37 0 72-15 98-40 25-26 40-61 40-98 0-36-15-71-40-96-26-26-61-41-98-41-36 0-71 15-96 41-26 25-40 60-40 96 0 37 14 72 40 98 25 25 60 40 96 40z">
          <text:p/>
        </draw:path>
        <draw:path draw:style-name="gr35" draw:text-style-name="P19" draw:layer="layout" svg:width="0.274cm" svg:height="0.273cm" svg:x="20.468cm" svg:y="5.728cm" svg:viewBox="0 0 275 274" svg:d="M137 274c37 0 72-14 98-40 25-26 40-60 40-98 0-36-15-71-40-96-26-26-61-40-98-40-36 0-71 14-97 40-25 25-40 60-40 96 0 38 15 72 40 98 26 26 61 40 97 40z">
          <text:p/>
        </draw:path>
        <draw:path draw:style-name="gr35" draw:text-style-name="P19" draw:layer="layout" svg:width="0.273cm" svg:height="0.274cm" svg:x="19.857cm" svg:y="5.708cm" svg:viewBox="0 0 274 275" svg:d="M136 275c37 0 71-15 98-40 26-26 40-61 40-98 0-36-14-71-40-97-27-25-61-40-98-40-36 0-71 15-96 40-26 26-40 61-40 97 0 37 14 72 40 98 25 25 60 40 96 40z">
          <text:p/>
        </draw:path>
        <draw:path draw:style-name="gr35" draw:text-style-name="P19" draw:layer="layout" svg:width="0.273cm" svg:height="0.273cm" svg:x="20.325cm" svg:y="5.779cm" svg:viewBox="0 0 274 274" svg:d="M138 274c36 0 71-14 96-40 26-26 40-60 40-97 0-36-14-72-40-97-25-26-60-40-96-40-37 0-71 14-97 40-26 25-41 61-41 97 0 37 15 71 41 97s60 40 97 40z">
          <text:p/>
        </draw:path>
        <draw:path draw:style-name="gr35" draw:text-style-name="P19" draw:layer="layout" svg:width="0.273cm" svg:height="0.274cm" svg:x="20.356cm" svg:y="5.794cm" svg:viewBox="0 0 274 275" svg:d="M137 275c36 0 71-15 96-40 27-26 41-61 41-97s-14-72-41-98c-25-25-60-40-96-40-37 0-71 15-97 40-26 26-40 62-40 98s14 71 40 97c26 25 60 40 97 40z">
          <text:p/>
        </draw:path>
        <draw:path draw:style-name="gr35" draw:text-style-name="P19" draw:layer="layout" svg:width="0.273cm" svg:height="0.273cm" svg:x="19.402cm" svg:y="6.541cm" svg:viewBox="0 0 274 274" svg:d="M138 274c36 0 71-14 96-40 26-25 40-60 40-97 0-36-14-71-40-97-25-25-60-40-96-40-38 0-72 15-98 40-26 26-40 61-40 97 0 37 14 72 40 97 26 26 60 40 98 40z">
          <text:p/>
        </draw:path>
        <draw:path draw:style-name="gr35" draw:text-style-name="P19" draw:layer="layout" svg:width="0.274cm" svg:height="0.273cm" svg:x="19.322cm" svg:y="6.4cm" svg:viewBox="0 0 275 274" svg:d="M137 274c36 0 72-15 98-40 25-26 40-61 40-97s-15-71-40-96c-26-27-62-41-98-41s-71 14-97 41c-25 25-40 60-40 96s15 71 40 97c26 25 61 40 97 40z">
          <text:p/>
        </draw:path>
        <draw:path draw:style-name="gr35" draw:text-style-name="P19" draw:layer="layout" svg:width="0.274cm" svg:height="0.274cm" svg:x="20.36cm" svg:y="5.437cm" svg:viewBox="0 0 275 275" svg:d="M137 275c36 0 71-15 97-40 26-26 41-61 41-98 0-36-15-71-41-97-26-25-61-40-97-40s-71 15-97 40c-25 26-40 61-40 97 0 37 15 72 40 98 26 25 61 40 97 40z">
          <text:p/>
        </draw:path>
        <draw:path draw:style-name="gr35" draw:text-style-name="P19" draw:layer="layout" svg:width="0.274cm" svg:height="0.273cm" svg:x="20.129cm" svg:y="5.799cm" svg:viewBox="0 0 275 274" svg:d="M137 274c36 0 71-14 98-40 25-25 40-60 40-96 0-37-15-72-40-98-27-26-62-40-98-40s-71 14-97 40c-25 26-40 61-40 98 0 36 15 71 40 96 26 26 61 40 97 40z">
          <text:p/>
        </draw:path>
        <draw:path draw:style-name="gr35" draw:text-style-name="P19" draw:layer="layout" svg:width="0.273cm" svg:height="0.274cm" svg:x="20.41cm" svg:y="5.641cm" svg:viewBox="0 0 274 275" svg:d="M136 275c36 0 72-15 98-40 25-27 40-62 40-98s-15-71-40-97c-26-25-62-40-98-40s-71 15-96 40c-26 26-40 61-40 97s14 71 40 98c25 25 60 40 96 40z">
          <text:p/>
        </draw:path>
        <draw:path draw:style-name="gr35" draw:text-style-name="P19" draw:layer="layout" svg:width="0.274cm" svg:height="0.274cm" svg:x="19.817cm" svg:y="5.687cm" svg:viewBox="0 0 275 275" svg:d="M137 275c36 0 71-15 97-40 26-26 41-62 41-98s-15-71-41-97c-26-25-61-40-97-40s-71 15-97 40c-25 26-40 61-40 97s15 72 40 98c26 25 61 40 97 40z">
          <text:p/>
        </draw:path>
        <draw:path draw:style-name="gr35" draw:text-style-name="P19" draw:layer="layout" svg:width="0.273cm" svg:height="0.273cm" svg:x="20.371cm" svg:y="5.791cm" svg:viewBox="0 0 274 274" svg:d="M137 274c36 0 71-14 96-40 27-26 41-60 41-97 0-36-14-72-41-97-25-26-60-40-96-40-37 0-71 14-97 40-26 25-40 61-40 97 0 37 14 71 40 97s60 40 97 40z">
          <text:p/>
        </draw:path>
        <draw:path draw:style-name="gr35" draw:text-style-name="P19" draw:layer="layout" svg:width="0.273cm" svg:height="0.273cm" svg:x="20.371cm" svg:y="5.699cm" svg:viewBox="0 0 274 274" svg:d="M136 274c37 0 71-14 97-40 27-26 41-60 41-98 0-36-14-71-41-96-26-26-60-40-97-40-36 0-71 14-96 40-26 25-40 60-40 96 0 38 14 72 40 98 25 26 60 40 96 40z">
          <text:p/>
        </draw:path>
        <draw:path draw:style-name="gr35" draw:text-style-name="P19" draw:layer="layout" svg:width="0.273cm" svg:height="0.273cm" svg:x="20.193cm" svg:y="5.983cm" svg:viewBox="0 0 274 274" svg:d="M136 274c37 0 72-14 98-40 25-25 40-60 40-97 0-36-15-71-40-97-26-25-61-40-98-40-36 0-71 15-96 40-26 26-40 61-40 97 0 37 14 72 40 97 25 26 60 40 96 40z">
          <text:p/>
        </draw:path>
        <draw:frame draw:style-name="gr5" draw:text-style-name="P5" draw:layer="layout" svg:width="0.557cm" svg:height="0.412cm" svg:x="24.808cm" svg:y="4.149cm">
          <draw:text-box>
            <text:p text:style-name="P4"><text:span text:style-name="T1">2.5</text:span></text:p>
          </draw:text-box>
        </draw:frame>
        <draw:polygon draw:style-name="gr1" draw:text-style-name="P1" draw:layer="layout" svg:width="0.154cm" svg:height="3.081cm" svg:x="25.769cm" svg:y="4.543cm" svg:viewBox="0 0 155 3082" draw:points="0,3082 155,3082 155,0 0,0">
          <text:p/>
        </draw:polygon>
        <draw:polygon draw:style-name="gr36" draw:text-style-name="P18" draw:layer="layout" svg:width="0.154cm" svg:height="0.308cm" svg:x="25.769cm" svg:y="7.316cm" svg:viewBox="0 0 155 309" draw:points="0,309 155,309 155,0 0,0">
          <text:p/>
        </draw:polygon>
        <draw:polygon draw:style-name="gr39" draw:text-style-name="P20" draw:layer="layout" svg:width="0.154cm" svg:height="0.308cm" svg:x="25.769cm" svg:y="7.008cm" svg:viewBox="0 0 155 309" draw:points="0,309 155,309 155,0 0,0">
          <text:p/>
        </draw:polygon>
        <draw:polygon draw:style-name="gr40" draw:text-style-name="P21" draw:layer="layout" svg:width="0.154cm" svg:height="0.308cm" svg:x="25.769cm" svg:y="6.7cm" svg:viewBox="0 0 155 309" draw:points="0,309 155,309 155,0 0,0">
          <text:p/>
        </draw:polygon>
        <draw:polygon draw:style-name="gr41" draw:text-style-name="P22" draw:layer="layout" svg:width="0.154cm" svg:height="0.308cm" svg:x="25.769cm" svg:y="6.392cm" svg:viewBox="0 0 155 309" draw:points="0,309 155,309 155,0 0,0">
          <text:p/>
        </draw:polygon>
        <draw:polygon draw:style-name="gr42" draw:text-style-name="P23" draw:layer="layout" svg:width="0.154cm" svg:height="0.308cm" svg:x="25.769cm" svg:y="6.084cm" svg:viewBox="0 0 155 309" draw:points="0,309 155,309 155,0 0,0">
          <text:p/>
        </draw:polygon>
        <draw:polygon draw:style-name="gr43" draw:text-style-name="P24" draw:layer="layout" svg:width="0.154cm" svg:height="0.309cm" svg:x="25.769cm" svg:y="5.775cm" svg:viewBox="0 0 155 310" draw:points="0,310 155,310 155,0 0,0">
          <text:p/>
        </draw:polygon>
        <draw:polygon draw:style-name="gr44" draw:text-style-name="P25" draw:layer="layout" svg:width="0.154cm" svg:height="0.308cm" svg:x="25.769cm" svg:y="5.467cm" svg:viewBox="0 0 155 309" draw:points="0,309 155,309 155,0 0,0">
          <text:p/>
        </draw:polygon>
        <draw:polygon draw:style-name="gr45" draw:text-style-name="P26" draw:layer="layout" svg:width="0.154cm" svg:height="0.308cm" svg:x="25.769cm" svg:y="5.159cm" svg:viewBox="0 0 155 309" draw:points="0,309 155,309 155,0 0,0">
          <text:p/>
        </draw:polygon>
        <draw:polygon draw:style-name="gr46" draw:text-style-name="P27" draw:layer="layout" svg:width="0.154cm" svg:height="0.308cm" svg:x="25.769cm" svg:y="4.851cm" svg:viewBox="0 0 155 309" draw:points="0,309 155,309 155,0 0,0">
          <text:p/>
        </draw:polygon>
        <draw:polygon draw:style-name="gr38" draw:text-style-name="P19" draw:layer="layout" svg:width="0.154cm" svg:height="0.308cm" svg:x="25.769cm" svg:y="4.543cm" svg:viewBox="0 0 155 309" draw:points="0,309 155,309 155,0 0,0">
          <text:p/>
        </draw:polygon>
        <draw:polygon draw:style-name="gr3" draw:text-style-name="P3" draw:layer="layout" svg:width="0.122cm" svg:height="0cm" svg:x="25.923cm" svg:y="7.624cm" svg:viewBox="0 0 123 0" draw:points="0,0 123,0">
          <text:p/>
        </draw:polygon>
        <draw:line draw:style-name="gr4" draw:text-style-name="P2" draw:layer="layout" svg:x1="25.923cm" svg:y1="7.624cm" svg:x2="26.046cm" svg:y2="7.624cm">
          <text:p/>
        </draw:line>
        <draw:frame draw:style-name="gr47" draw:text-style-name="P28" draw:layer="layout" svg:width="5.412cm" svg:height="0.53cm" svg:x="16.495cm" svg:y="0.635cm">
          <draw:text-box>
            <text:p text:style-name="P4"><text:span text:style-name="T2">B) PCA 3D Clustering</text:span></text:p>
          </draw:text-box>
        </draw:frame>
        <draw:polygon draw:style-name="gr3" draw:text-style-name="P3" draw:layer="layout" svg:width="0.122cm" svg:height="0cm" svg:x="25.923cm" svg:y="6.854cm" svg:viewBox="0 0 123 0" draw:points="0,0 123,0">
          <text:p/>
        </draw:polygon>
        <draw:line draw:style-name="gr4" draw:text-style-name="P2" draw:layer="layout" svg:x1="25.923cm" svg:y1="6.854cm" svg:x2="26.046cm" svg:y2="6.854cm">
          <text:p/>
        </draw:line>
        <draw:frame draw:style-name="gr5" draw:text-style-name="P5" draw:layer="layout" svg:width="0.781cm" svg:height="0.412cm" svg:x="26.17cm" svg:y="7.431cm">
          <draw:text-box>
            <text:p text:style-name="P4"><text:span text:style-name="T1">0.00</text:span></text:p>
          </draw:text-box>
        </draw:frame>
        <draw:polygon draw:style-name="gr3" draw:text-style-name="P3" draw:layer="layout" svg:width="0.122cm" svg:height="0cm" svg:x="25.923cm" svg:y="6.084cm" svg:viewBox="0 0 123 0" draw:points="0,0 123,0">
          <text:p/>
        </draw:polygon>
        <draw:line draw:style-name="gr4" draw:text-style-name="P2" draw:layer="layout" svg:x1="25.923cm" svg:y1="6.084cm" svg:x2="26.046cm" svg:y2="6.084cm">
          <text:p/>
        </draw:line>
        <draw:frame draw:style-name="gr5" draw:text-style-name="P5" draw:layer="layout" svg:width="0.781cm" svg:height="0.412cm" svg:x="26.17cm" svg:y="6.661cm">
          <draw:text-box>
            <text:p text:style-name="P4"><text:span text:style-name="T1">0.25</text:span></text:p>
          </draw:text-box>
        </draw:frame>
        <draw:polygon draw:style-name="gr3" draw:text-style-name="P3" draw:layer="layout" svg:width="0.122cm" svg:height="0cm" svg:x="25.923cm" svg:y="5.313cm" svg:viewBox="0 0 123 0" draw:points="0,0 123,0">
          <text:p/>
        </draw:polygon>
        <draw:line draw:style-name="gr4" draw:text-style-name="P2" draw:layer="layout" svg:x1="25.923cm" svg:y1="5.313cm" svg:x2="26.046cm" svg:y2="5.313cm">
          <text:p/>
        </draw:line>
        <draw:frame draw:style-name="gr5" draw:text-style-name="P5" draw:layer="layout" svg:width="0.781cm" svg:height="0.412cm" svg:x="26.17cm" svg:y="5.891cm">
          <draw:text-box>
            <text:p text:style-name="P4"><text:span text:style-name="T1">0.50</text:span></text:p>
          </draw:text-box>
        </draw:frame>
        <draw:polygon draw:style-name="gr3" draw:text-style-name="P3" draw:layer="layout" svg:width="0.122cm" svg:height="0cm" svg:x="25.923cm" svg:y="4.543cm" svg:viewBox="0 0 123 0" draw:points="0,0 123,0">
          <text:p/>
        </draw:polygon>
        <draw:line draw:style-name="gr4" draw:text-style-name="P2" draw:layer="layout" svg:x1="25.923cm" svg:y1="4.543cm" svg:x2="26.046cm" svg:y2="4.543cm">
          <text:p/>
        </draw:line>
        <draw:frame draw:style-name="gr5" draw:text-style-name="P5" draw:layer="layout" svg:width="0.781cm" svg:height="0.412cm" svg:x="26.17cm" svg:y="5.12cm">
          <draw:text-box>
            <text:p text:style-name="P4"><text:span text:style-name="T1">0.75</text:span></text:p>
          </draw:text-box>
        </draw:frame>
        <draw:frame draw:style-name="gr5" draw:text-style-name="P5" draw:layer="layout" svg:width="0.781cm" svg:height="0.412cm" svg:x="26.17cm" svg:y="4.35cm">
          <draw:text-box>
            <text:p text:style-name="P4"><text:span text:style-name="T1">1.00</text:span></text:p>
          </draw:text-box>
        </draw:frame>
        <draw:polygon draw:style-name="gr13" draw:text-style-name="P2" draw:layer="layout" svg:width="0.154cm" svg:height="3.081cm" svg:x="25.769cm" svg:y="4.543cm" svg:viewBox="0 0 155 3082" draw:points="0,3082 78,3082 155,3082 155,0 78,0 0,0">
          <text:p/>
        </draw:polygon>
        <draw:frame draw:style-name="gr15" draw:text-style-name="P29" draw:layer="layout" svg:width="2.089cm" svg:height="0.497cm" draw:transform="rotate (1.5707963267949) translate (27.026cm 7.128cm)">
          <draw:text-box>
            <text:p text:style-name="P4"><text:span text:style-name="T4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6" draw:style="rect" draw:dots1="1" draw:dots1-length="0.104cm" draw:distance="0.04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16T16:38:34.542482027</meta:print-date>
    <meta:printed-by>PDF files</meta:printed-by>
    <dc:date>2025-05-16T16:38:56.226204772</dc:date>
    <meta:editing-duration>PT21S</meta:editing-duration>
    <meta:editing-cycles>1</meta:editing-cycles>
    <meta:document-statistic meta:object-count="1489"/>
    <meta:generator>LibreOffice/24.2.7.2$Linux_X86_64 LibreOffice_project/420$Build-2</meta:generator>
  </office:meta>
</office:document-meta>
</file>